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701cm"/>
    </style:style>
    <style:style style:name="co6" style:family="table-column">
      <style:table-column-properties fo:break-before="auto" style:column-width="2.499cm"/>
    </style:style>
    <style:style style:name="co7" style:family="table-column">
      <style:table-column-properties fo:break-before="auto" style:column-width="0.559cm"/>
    </style:style>
    <style:style style:name="co8" style:family="table-column">
      <style:table-column-properties fo:break-before="auto" style:column-width="0.951cm"/>
    </style:style>
    <style:style style:name="co9" style:family="table-column">
      <style:table-column-properties fo:break-before="auto" style:column-width="5.8cm"/>
    </style:style>
    <style:style style:name="co10" style:family="table-column">
      <style:table-column-properties fo:break-before="auto" style:column-width="2.258cm"/>
    </style:style>
    <style:style style:name="co11" style:family="table-column">
      <style:table-column-properties fo:break-before="auto" style:column-width="2.424cm"/>
    </style:style>
    <style:style style:name="co12" style:family="table-column">
      <style:table-column-properties fo:break-before="auto" style:column-width="3.016cm"/>
    </style:style>
    <style:style style:name="co13" style:family="table-column">
      <style:table-column-properties fo:break-before="auto" style:column-width="3.979cm"/>
    </style:style>
    <style:style style:name="co14" style:family="table-column">
      <style:table-column-properties fo:break-before="auto" style:column-width="3.868cm"/>
    </style:style>
    <style:style style:name="co15" style:family="table-column">
      <style:table-column-properties fo:break-before="auto" style:column-width="10.589cm"/>
    </style:style>
    <style:style style:name="co16" style:family="table-column">
      <style:table-column-properties fo:break-before="auto" style:column-width="3.563cm"/>
    </style:style>
    <style:style style:name="co17" style:family="table-column">
      <style:table-column-properties fo:break-before="auto" style:column-width="11.4cm"/>
    </style:style>
    <style:style style:name="co18" style:family="table-column">
      <style:table-column-properties fo:break-before="auto" style:column-width="4.486cm"/>
    </style:style>
    <style:style style:name="co19" style:family="table-column">
      <style:table-column-properties fo:break-before="auto" style:column-width="13.266cm"/>
    </style:style>
    <style:style style:name="co20" style:family="table-column">
      <style:table-column-properties fo:break-before="auto" style:column-width="2.401cm"/>
    </style:style>
    <style:style style:name="co21" style:family="table-column">
      <style:table-column-properties fo:break-before="auto" style:column-width="0.6cm"/>
    </style:style>
    <style:style style:name="co22" style:family="table-column">
      <style:table-column-properties fo:break-before="auto" style:column-width="1.199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1.799cm"/>
    </style:style>
    <style:style style:name="co27" style:family="table-column">
      <style:table-column-properties fo:break-before="auto" style:column-width="2.859cm"/>
    </style:style>
    <style:style style:name="co28" style:family="table-column">
      <style:table-column-properties fo:break-before="auto" style:column-width="2.371cm"/>
    </style:style>
    <style:style style:name="co29" style:family="table-column">
      <style:table-column-properties fo:break-before="auto" style:column-width="2.298cm"/>
    </style:style>
    <style:style style:name="co30" style:family="table-column">
      <style:table-column-properties fo:break-before="auto" style:column-width="2.498cm"/>
    </style:style>
    <style:style style:name="co31" style:family="table-column">
      <style:table-column-properties fo:break-before="auto" style:column-width="2.445cm"/>
    </style:style>
    <style:style style:name="co32" style:family="table-column">
      <style:table-column-properties fo:break-before="auto" style:column-width="2.3cm"/>
    </style:style>
    <style:style style:name="co33" style:family="table-column">
      <style:table-column-properties fo:break-before="auto" style:column-width="0.499cm"/>
    </style:style>
    <style:style style:name="co34" style:family="table-column">
      <style:table-column-properties fo:break-before="auto" style:column-width="2cm"/>
    </style:style>
    <style:style style:name="co35" style:family="table-column">
      <style:table-column-properties fo:break-before="auto" style:column-width="1.704cm"/>
    </style:style>
    <style:style style:name="co36" style:family="table-column">
      <style:table-column-properties fo:break-before="auto" style:column-width="1.593cm"/>
    </style:style>
    <style:style style:name="co37" style:family="table-column">
      <style:table-column-properties fo:break-before="auto" style:column-width="2.101cm"/>
    </style:style>
    <style:style style:name="co38" style:family="table-column">
      <style:table-column-properties fo:break-before="auto" style:column-width="2.2cm"/>
    </style:style>
    <style:style style:name="co39" style:family="table-column">
      <style:table-column-properties fo:break-before="auto" style:column-width="1.6cm"/>
    </style:style>
    <style:style style:name="co40" style:family="table-column">
      <style:table-column-properties fo:break-before="auto" style:column-width="2.755cm"/>
    </style:style>
    <style:style style:name="co41" style:family="table-column">
      <style:table-column-properties fo:break-before="auto" style:column-width="1.332cm"/>
    </style:style>
    <style:style style:name="co42" style:family="table-column">
      <style:table-column-properties fo:break-before="auto" style:column-width="2.277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2.575cm"/>
    </style:style>
    <style:style style:name="co46" style:family="table-column">
      <style:table-column-properties fo:break-before="auto" style:column-width="0.792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2.293cm"/>
    </style:style>
    <style:style style:name="co50" style:family="table-column">
      <style:table-column-properties fo:break-before="auto" style:column-width="2.12cm"/>
    </style:style>
    <style:style style:name="co51" style:family="table-column">
      <style:table-column-properties fo:break-before="auto" style:column-width="2.522cm"/>
    </style:style>
    <style:style style:name="co52" style:family="table-column">
      <style:table-column-properties fo:break-before="auto" style:column-width="1.371cm"/>
    </style:style>
    <style:style style:name="co53" style:family="table-column">
      <style:table-column-properties fo:break-before="auto" style:column-width="6.242cm"/>
    </style:style>
    <style:style style:name="co54" style:family="table-column">
      <style:table-column-properties fo:break-before="auto" style:column-width="1.231cm"/>
    </style:style>
    <style:style style:name="co55" style:family="table-column">
      <style:table-column-properties fo:break-before="auto" style:column-width="2.711cm"/>
    </style:style>
    <style:style style:name="co56"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2" style:family="table-cell" style:parent-style-name="Default">
      <style:table-cell-properties fo:background-color="#e6e6fa"/>
      <style:text-properties style:font-name="Linux Biolinum G2" fo:font-size="11pt" fo:language="es" fo:country="ES" fo:font-weight="bold" style:font-size-asian="11pt" style:font-size-complex="11pt" style:font-weight-complex="bold"/>
    </style:style>
    <style:style style:name="ce66"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87" style:family="table-cell" style:parent-style-name="Default">
      <style:table-cell-properties fo:background-color="#e6e6fa"/>
    </style:style>
    <style:style style:name="ce9" style:family="table-cell" style:parent-style-name="Default">
      <style:table-cell-properties fo:background-color="transparent"/>
      <style:text-properties style:font-name="Tahoma" fo:font-size="11pt" fo:language="es"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78" style:family="table-cell" style:parent-style-name="Default">
      <style:table-cell-properties fo:background-color="#e6e6fa"/>
      <style:text-properties style:font-name="Linux Biolinum G2" fo:font-size="11pt" style:font-size-asian="11pt" style:font-size-complex="11pt"/>
    </style:style>
    <style:style style:name="ce11" style:family="table-cell" style:parent-style-name="Default">
      <style:table-cell-properties fo:background-color="#fffbcc"/>
      <style:text-properties style:font-name="Linux Biolinum G2" fo:font-size="11pt" style:font-size-complex="11pt"/>
    </style:style>
    <style:style style:name="ce18" style:family="table-cell" style:parent-style-name="Default">
      <style:table-cell-properties fo:background-color="#e6e6fa"/>
      <style:text-properties style:font-name="Linux Biolinum G2" fo:font-size="11pt" fo:language="gl" fo:country="ES" fo:font-weight="bold" style:font-size-asian="11pt" style:font-size-complex="11pt" style:font-weight-complex="bold"/>
    </style:style>
    <style:style style:name="ce8" style:family="table-cell" style:parent-style-name="Default">
      <style:table-cell-properties fo:background-color="#e6e6fa"/>
      <style:text-properties style:font-name="Linux Biolinum G2" fo:font-size="11pt" fo:language="gl" fo:country="ES" style:font-size-asian="11pt" style:font-size-complex="11pt"/>
    </style:style>
    <style:style style:name="ce15"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105" style:family="table-cell" style:parent-style-name="Default">
      <style:text-properties style:font-name="Linux Biolinum G2" fo:font-size="11pt" style:font-size-asian="11pt" style:font-size-complex="11pt"/>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35" style:family="table-cell" style:parent-style-name="Default">
      <style:table-cell-properties fo:background-color="#e6e6fa"/>
      <style:text-properties style:font-name="Tahoma" fo:font-size="11pt" fo:language="es" fo:country="ES" style:font-size-asian="11pt" style:font-size-complex="11pt"/>
    </style:style>
    <style:style style:name="ce374" style:family="table-cell" style:parent-style-name="Default">
      <style:table-cell-properties fo:background-color="#fffacd"/>
    </style:style>
    <style:style style:name="ce3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40" style:family="table-cell" style:parent-style-name="Default">
      <style:table-cell-properties fo:background-color="#e6e6fa" style:text-align-source="value-type" style:repeat-content="false"/>
      <style:paragraph-properties fo:margin-left="0cm"/>
      <style:text-properties style:font-name="Linux Biolinum G2" fo:font-size="11pt" fo:language="es" fo:country="ES"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2" fo:font-size="11pt" style:font-size-asian="11pt" style:font-size-complex="11pt"/>
    </style:style>
    <style:style style:name="ce11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49"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52" style:family="table-cell" style:parent-style-name="Default">
      <style:table-cell-properties fo:background-color="#e6e6fa" style:text-align-source="value-type" style:repeat-content="false"/>
      <style:paragraph-properties fo:margin-left="0cm"/>
      <style:text-properties style:font-name="Linux Biolinum G2" fo:font-size="11pt" fo:language="es" fo:country="ES"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56" style:family="table-cell" style:parent-style-name="DatoEntrada">
      <style:text-properties style:text-outline="false" style:text-line-through-style="none" style:text-line-through-type="none" style:font-name="Linux Biolinum G3"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60" style:family="table-cell" style:parent-style-name="Default">
      <style:table-cell-properties fo:background-color="#e6e6fa"/>
      <style:text-properties style:font-name="Linux Biolinum G2" fo:font-size="11pt" fo:language="es" fo:country="ES" fo:font-weight="bold" style:font-size-asian="11pt" style:font-weight-asian="bold" style:font-size-complex="11pt" style:font-weight-complex="bold"/>
    </style:style>
    <style:style style:name="ce61" style:family="table-cell" style:parent-style-name="DatoEntrada" style:data-style-name="N20000">
      <style:text-properties style:text-outline="false" style:text-line-through-style="none" style:text-line-through-type="none" style:font-name="Linux Biolinum G3"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atoTexto">
      <style:text-properties style:font-size-asian="11pt" style:font-size-complex="11pt"/>
    </style:style>
    <style:style style:name="ce64" style:family="table-cell" style:parent-style-name="DatoEntrada" style:data-style-name="N20081">
      <style:table-cell-properties style:text-align-source="value-type" style:repeat-content="false"/>
      <style:text-properties style:font-name="Linux Biolinum G2" fo:font-size="11pt" style:font-size-asian="11pt" style:font-size-complex="11pt"/>
    </style:style>
    <style:style style:name="ce131" style:family="table-cell" style:parent-style-name="Default">
      <style:table-cell-properties fo:background-color="#e6e6fa"/>
      <style:text-properties style:font-name="Linux Biolinum G2" fo:font-size="11pt" fo:font-weight="normal" style:font-size-asian="11pt" style:font-weight-asian="normal" style:font-size-complex="11pt" style:font-weight-complex="normal"/>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71" style:family="table-cell" style:parent-style-name="Default">
      <style:table-cell-properties fo:background-color="#e6e6fa"/>
      <style:text-properties style:font-name="Linux Biolinum G2" fo:font-size="11pt" fo:font-style="normal" style:font-size-asian="11pt" style:font-style-asian="normal" style:font-size-complex="11pt" style:font-style-complex="normal"/>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80"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239" style:family="table-cell" style:parent-style-name="Default">
      <style:table-cell-properties fo:background-color="#fffacd"/>
      <style:text-properties style:font-name="Linux Biolinum G2" fo:font-size="11pt" style:font-size-asian="11pt" style:font-size-complex="11pt"/>
    </style:style>
    <style:style style:name="ce74" style:family="table-cell" style:parent-style-name="Default">
      <style:table-cell-properties fo:background-color="#fffacd"/>
      <style:text-properties style:font-name="Linux Biolinum G2" fo:font-size="11pt" style:font-size-complex="11pt"/>
    </style:style>
    <style:style style:name="ce146" style:family="table-cell" style:parent-style-name="Default">
      <style:table-cell-properties style:cell-protect="hidden-and-protected" style:print-content="true"/>
      <style:text-properties style:font-name="Linux Biolinum G2" fo:font-size="11pt" style:font-size-asian="11pt" style:font-size-complex="11pt"/>
    </style:style>
    <style:style style:name="ce91" style:family="table-cell" style:parent-style-name="Default">
      <style:table-cell-properties fo:background-color="#e6e6fa"/>
      <style:text-properties fo:language="es"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101" style:family="table-cell" style:parent-style-name="Default">
      <style:table-cell-properties fo:background-color="#e6e6fa"/>
      <style:text-properties fo:language="es" fo:country="ES" style:font-size-asian="10pt" style:font-size-complex="10pt"/>
    </style:style>
    <style:style style:name="ce85" style:family="table-cell" style:parent-style-name="Default">
      <style:table-cell-properties fo:background-color="#e6e6fa"/>
      <style:text-properties fo:language="gl" fo:country="ES" style:font-size-asian="10pt" style:font-size-complex="10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112" style:family="table-cell" style:parent-style-name="Default">
      <style:table-cell-properties fo:background-color="#e6e6fa"/>
      <style:text-properties style:text-outline="false" style:text-line-through-style="none" style:text-line-through-type="none" style:font-name="Linux Biolinum G2" fo:font-size="11pt" fo:language="es"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19" style:family="table-cell" style:parent-style-name="Default">
      <style:table-cell-properties fo:background-color="#e6e6fa" fo:wrap-option="wrap"/>
      <style:text-properties fo:hyphenate="true"/>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18" style:family="table-cell" style:parent-style-name="Default">
      <style:table-cell-properties fo:background-color="#e6e6fa"/>
      <style:text-properties fo:language="es" fo:country="ES" fo:font-weight="bold" style:font-weight-asian="bold" style:font-weight-complex="bold"/>
    </style:style>
    <style:style style:name="ce120" style:family="table-cell" style:parent-style-name="Default">
      <style:table-cell-properties fo:background-color="#e6e6fa" style:text-align-source="fix" style:repeat-content="false" fo:wrap-option="wrap" style:vertical-align="middle"/>
      <style:paragraph-properties fo:text-align="start" fo:margin-left="0cm"/>
      <style:text-properties style:font-size-asian="10pt" style:font-size-complex="10pt"/>
    </style:style>
    <style:style style:name="ce129" style:family="table-cell" style:parent-style-name="Default">
      <style:table-cell-properties fo:background-color="#e6e6fa"/>
      <style:text-properties fo:font-weight="bold" style:font-weight-asian="bold" style:font-weight-complex="bold"/>
    </style:style>
    <style:style style:name="ce13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34" style:family="table-cell" style:parent-style-name="Default">
      <style:table-cell-properties fo:background-color="#e6e6fa"/>
      <style:text-properties style:font-name="Linux Biolinum G2" fo:font-size="11pt"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139" style:family="table-cell" style:parent-style-name="Default">
      <style:table-cell-properties fo:background-color="#e6e6fa" style:cell-protect="protected" style:print-content="true"/>
      <style:text-properties style:font-name="Linux Biolinum G2" fo:font-size="11pt" style:font-size-complex="11p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41" style:family="table-cell" style:parent-style-name="Default" style:data-style-name="N20037"/>
    <style:style style:name="ce148" style:family="table-cell" style:parent-style-name="Default">
      <style:table-cell-properties fo:background-color="#e6e6fa"/>
      <style:text-properties style:font-name="Linux Biolinum G2"/>
    </style:style>
    <style:style style:name="ce130" style:family="table-cell" style:parent-style-name="Default">
      <style:table-cell-properties fo:background-color="#e6e6fa"/>
      <style:text-properties style:font-name="Linux Biolinum G2"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36" style:family="table-cell" style:parent-style-name="Default">
      <style:table-cell-properties fo:background-color="#e6e6fa" style:cell-protect="hidden-and-protected" style:print-content="true"/>
    </style:style>
    <style:style style:name="ce903" style:family="table-cell" style:parent-style-name="Default">
      <style:table-cell-properties fo:background-color="transparent"/>
    </style:style>
    <style:style style:name="ce160"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61"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77" style:family="table-cell" style:parent-style-name="Default">
      <style:table-cell-properties style:cell-protect="hidden-and-protected" style:print-content="true"/>
    </style:style>
    <style:style style:name="ce98" style:family="table-cell" style:parent-style-name="Default">
      <style:text-properties style:font-name="Linux Biolinum G2" fo:font-size="11pt" fo:language="gl" fo:country="ES" style:font-size-asian="11pt" style:font-size-complex="11pt"/>
    </style:style>
    <style:style style:name="ce230" style:family="table-cell" style:parent-style-name="Default">
      <style:table-cell-properties fo:background-color="#e6e6fa"/>
      <style:text-properties style:font-name="Linux Biolinum G2" fo:font-size="11pt" fo:font-weight="bold" style:font-size-complex="11pt" style:font-weight-complex="bold"/>
    </style:style>
    <style:style style:name="ce235" style:family="table-cell" style:parent-style-name="Default">
      <style:table-cell-properties fo:background-color="#e6e6fa"/>
      <style:text-properties style:font-name="Linux Biolinum G2" fo:font-size="11pt" fo:font-weight="bold" style:font-size-asian="11pt" style:font-size-complex="11pt"/>
    </style:style>
    <style:style style:name="ce164" style:family="table-cell" style:parent-style-name="Default">
      <style:table-cell-properties fo:background-color="#e6e6fa"/>
      <style:text-properties style:font-name="Linux Biolinum G2" fo:font-size="11pt" fo:language="es" fo:country="ES" fo:font-weight="bold" style:font-size-asian="11pt" style:font-size-complex="11pt"/>
    </style:style>
    <style:style style:name="ce237"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238"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240"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241" style:family="table-cell" style:parent-style-name="Default">
      <style:table-cell-properties fo:background-color="#e6e6fa" style:cell-protect="hidden-and-protected" style:print-content="true"/>
      <style:text-properties style:font-name="Linux Biolinum G2"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181"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Libertine G" style:font-size-asian="11pt" style:language-asian="zxx" style:country-asian="none" style:font-name-complex="Linux Biolinum G2" style:font-size-complex="11pt" style:font-style-complex="italic" fo:hyphenate="true"/>
    </style:style>
    <style:style style:name="ce185" style:family="table-cell" style:parent-style-name="Default">
      <style:table-cell-properties style:cell-protect="none" style:print-content="true"/>
      <style:text-properties style:font-name="Linux Biolinum G2" fo:font-size="11pt" style:font-size-asian="11pt" style:font-size-complex="11pt"/>
    </style:style>
    <style:style style:name="ce187" style:family="table-cell" style:parent-style-name="Default">
      <style:table-cell-properties style:cell-protect="none" style:print-content="true"/>
    </style:style>
    <style:style style:name="ce186" style:family="table-cell" style:parent-style-name="Default">
      <style:table-cell-properties fo:background-color="#e0ffff" style:cell-protect="none" style:print-content="true"/>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fo:language="es" fo:country="ES" style:font-size-asian="11pt" style:language-asian="zxx" style:country-asian="none" style:font-size-complex="11pt" style:language-complex="zxx" style:country-complex="none" fo:hyphenate="true"/>
    </style:style>
    <style:style style:name="ce20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fo:language="es" fo:country="ES"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56"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01"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2" fo:font-size="11pt" style:font-size-asian="11pt" style:font-size-complex="11pt"/>
    </style:style>
    <style:style style:name="ce209"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259" style:family="table-cell" style:parent-style-name="Default">
      <style:table-cell-properties fo:background-color="#e6e6ff"/>
      <style:text-properties style:font-name="Linux Biolinum G2" fo:font-size="11pt" fo:font-style="italic" style:font-size-asian="11pt" style:font-style-asian="italic" style:font-size-complex="11pt" style:font-style-complex="italic"/>
    </style:style>
    <style:style style:name="ce246"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47"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12" style:family="table-cell" style:parent-style-name="DatoEntrada" style:data-style-name="N20081">
      <style:table-cell-properties style:cell-protect="none" style:print-content="true"/>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2"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2"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29" style:family="table-cell" style:parent-style-name="Default" style:data-style-name="N20099">
      <style:table-cell-properties fo:background-color="#e6e6ff"/>
      <style:text-properties style:font-name="Linux Biolinum G2"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3"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85" style:family="table-cell" style:parent-style-name="Default">
      <style:table-cell-properties fo:border-bottom="0.74pt solid #000000" fo:background-color="#e0efd4" fo:border-left="none" fo:border-right="0.74pt solid #000000" fo:border-top="0.74pt solid #000000"/>
      <style:text-properties style:font-name="Linux Biolinum G2" fo:font-size="11pt" style:font-size-asian="11pt" style:font-size-complex="11pt"/>
    </style:style>
    <style:style style:name="ce286"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2"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210" style:family="table-cell" style:parent-style-name="Default">
      <style:table-cell-properties fo:background-color="#e6e6ff"/>
      <style:text-properties fo:color="#ff0000" style:font-name="Linux Biolinum G2"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86" style:family="table-cell" style:parent-style-name="DatoEntrada">
      <style:table-cell-properties style:cell-protect="none" style:print-content="true"/>
      <style:text-properties style:font-name="Linux Biolinum G2" fo:font-size="11pt" style:font-size-complex="11pt"/>
    </style:style>
    <style:style style:name="ce307"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fo:font-style="normal" style:font-size-asian="11pt" style:font-style-asian="normal" style:font-size-complex="11pt" style:font-style-complex="normal"/>
    </style:style>
    <style:style style:name="ce315"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25"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27" style:family="table-cell" style:parent-style-name="Default" style:data-style-name="N20000">
      <style:table-cell-properties fo:background-color="#e6e6ff"/>
      <style:text-properties style:font-name="Linux Biolinum G2"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357" style:family="table-cell" style:parent-style-name="Default">
      <style:table-cell-properties style:cell-protect="hidden-and-protected" style:print-content="true"/>
      <style:text-properties style:font-name="Linux Biolinum G2"/>
    </style:style>
    <style:style style:name="ce35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360"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36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362" style:family="table-cell" style:parent-style-name="Default" style:data-style-name="N20000">
      <style:table-cell-properties style:cell-protect="hidden-and-protected" style:print-content="true"/>
    </style:style>
    <style:style style:name="ce36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364"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368"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372" style:family="table-cell" style:parent-style-name="Default">
      <style:table-cell-properties style:cell-protect="hidden-and-protected" style:print-content="true" style:text-align-source="fix" style:repeat-content="false"/>
      <style:paragraph-properties fo:text-align="end" fo:margin-left="0cm"/>
    </style:style>
    <style:style style:name="ce37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80" style:family="table-cell" style:parent-style-name="Default" style:data-style-name="N20081">
      <style:table-cell-properties style:cell-protect="hidden-and-protected" style:print-content="true"/>
      <style:text-properties style:font-name="Linux Biolinum G2" fo:font-size="11pt" style:font-size-asian="11pt" style:font-size-complex="11pt"/>
    </style:style>
    <style:style style:name="ce381" style:family="table-cell" style:parent-style-name="Default">
      <style:table-cell-properties style:cell-protect="hidden-and-protected" style:print-content="true"/>
      <style:text-properties style:font-name="Linux Biolinum G1" fo:font-size="11pt" style:font-name-asian="Linux Biolinum G1" style:font-size-asian="11pt" style:font-name-complex="Linux Biolinum G1" style:font-size-complex="11pt"/>
    </style:style>
    <style:style style:name="ce382" style:family="table-cell" style:parent-style-name="Default" style:data-style-name="N20081">
      <style:table-cell-properties style:cell-protect="hidden-and-protected" style:print-content="true"/>
    </style:style>
    <style:style style:name="ce383"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384" style:family="table-cell" style:parent-style-name="Default">
      <style:table-cell-properties style:cell-protect="hidden-and-protected" style:print-content="true" style:text-align-source="fix" style:repeat-content="false"/>
      <style:paragraph-properties fo:text-align="center" fo:margin-left="0cm"/>
    </style:style>
    <style:style style:name="ce385" style:family="table-cell" style:parent-style-name="Default" style:data-style-name="N20099">
      <style:table-cell-properties style:cell-protect="hidden-and-protected" style:print-content="true"/>
    </style:style>
    <style:style style:name="ce386" style:family="table-cell" style:parent-style-name="Default" style:data-style-name="N20135">
      <style:table-cell-properties style:cell-protect="hidden-and-protected" style:print-content="true"/>
      <style:text-properties style:font-name="Linux Biolinum G2" fo:font-size="11pt" style:font-size-asian="11pt" style:font-size-complex="11pt"/>
    </style:style>
    <style:style style:name="ce387"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1" style:font-size-asian="11pt" style:font-name-complex="Segoe UI1"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199" style:family="table-cell" style:parent-style-name="Default">
      <style:table-cell-properties fo:background-color="#e0ffff" style:cell-protect="none" style:print-content="true"/>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2"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71" style:family="table-cell" style:parent-style-name="Default" style:data-style-name="N128">
      <style:table-cell-properties fo:background-color="#ffff00"/>
      <style:text-properties style:font-name="Linux Biolinum G2" fo:font-size="11pt" style:font-size-asian="11pt" style:font-size-complex="11pt"/>
    </style:style>
    <style:style style:name="ce367" style:family="table-cell" style:parent-style-name="Default">
      <style:table-cell-properties fo:background-color="#e6e6ff"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215" style:family="table-cell" style:parent-style-name="Default" style:data-style-name="N20000">
      <style:table-cell-properties fo:background-color="#e6e6ff"/>
      <style:text-properties style:font-name="Linux Biolinum G2"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es" fo:country="ES" style:font-name-asian="Linux Biolinum G" style:font-size-asian="11pt" style:language-asian="zxx" style:country-asian="none" style:font-name-complex="Linux Biolinum G" style:font-size-complex="11pt" style:language-complex="zxx" style:country-complex="none" fo:hyphenate="true"/>
    </style:style>
    <style:style style:name="ce349"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421"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Desplegable">
      <style:table-cell-properties style:text-align-source="fix" style:repeat-content="false"/>
      <style:paragraph-properties fo:text-align="start" fo:margin-left="0cm"/>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6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66" style:family="table-cell" style:parent-style-name="Default" style:data-style-name="N128">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zxx" fo:country="none" style:font-size-asian="11pt" style:language-asian="zxx" style:country-asian="none" style:font-size-complex="11pt" fo:hyphenate="true"/>
    </style:style>
    <style:style style:name="ce37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fo:font-weight="normal" style:font-size-asian="11pt" style:font-weight-asian="normal" style:font-size-complex="11pt" style:font-weight-complex="normal" fo:hyphenate="true"/>
    </style:style>
    <style:style style:name="ce388" style:family="table-cell" style:parent-style-name="Default">
      <style:table-cell-properties style:cell-protect="protected" style:print-content="true"/>
      <style:text-properties style:font-name="Linux Biolinum G2" fo:font-size="11pt" style:font-size-asian="11pt" style:font-size-complex="11pt"/>
    </style:style>
    <style:style style:name="ce460" style:family="table-cell" style:parent-style-name="Desplegable">
      <style:table-cell-properties style:text-align-source="fix" style:repeat-content="false"/>
      <style:paragraph-properties fo:text-align="end" fo:margin-left="0cm"/>
      <style:text-properties style:font-name="Linux Biolinum G2"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2"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2"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2"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2"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2" fo:font-size="11pt" style:font-size-asian="11pt" style:font-size-complex="11pt"/>
    </style:style>
    <style:style style:name="ce472" style:family="table-cell" style:parent-style-name="Default" style:data-style-name="N20000">
      <style:table-cell-properties style:cell-protect="protected" style:print-content="true" fo:background-color="transparent"/>
      <style:text-properties style:font-name="Linux Biolinum G2" fo:font-size="11pt" style:font-size-asian="11pt" style:font-size-complex="11pt"/>
    </style:style>
    <style:style style:name="ce306" style:family="table-cell" style:parent-style-name="Default">
      <style:table-cell-properties fo:background-color="#eeeeee" style:cell-protect="none" style:print-content="true"/>
    </style:style>
    <style:style style:name="ce406" style:family="table-cell" style:parent-style-name="Desplegable">
      <style:table-cell-properties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426"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313" style:family="table-cell" style:parent-style-name="Default">
      <style:table-cell-properties fo:background-color="#ffffff" style:cell-protect="protected" style:print-content="true"/>
      <style:text-properties style:font-name="Linux Biolinum G2" fo:font-size="11pt" style:font-size-asian="11pt" style:font-size-complex="11pt"/>
    </style:style>
    <style:style style:name="ce457" style:family="table-cell" style:parent-style-name="Default">
      <style:table-cell-properties style:cell-protect="protected" style:print-content="true"/>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486"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378" style:family="table-cell" style:parent-style-name="Default">
      <style:table-cell-properties fo:background-color="#ffff00"/>
      <style:text-properties style:font-name="Linux Biolinum G2" fo:font-size="11pt" style:font-size-asian="11pt"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444" style:family="table-cell" style:parent-style-name="Default" style:data-style-name="N128">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2"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fo:background-color="#e0efd4" fo:border="0.74pt solid #000000"/>
      <style:text-properties style:font-name="Linux Biolinum G2"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16" style:family="table-cell" style:parent-style-name="Default">
      <style:table-cell-properties fo:background-color="#ffffff"/>
      <style:text-properties style:font-name="Linux Biolinum G2" fo:font-size="11pt" style:font-size-asian="11pt" style:font-size-complex="11pt"/>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452" style:family="table-cell" style:parent-style-name="Default" style:data-style-name="N20112">
      <style:table-cell-properties fo:background-color="#e0ffff" style:cell-protect="none" style:print-content="true"/>
      <style:text-properties style:font-name="Linux Biolinum G2" fo:font-size="11pt" style:font-size-asian="11pt" style:font-size-complex="11pt"/>
    </style:style>
    <style:style style:name="ce50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name-asian="Linux Libertine G" style:font-size-asian="11pt" style:language-asian="zxx" style:country-asian="none" style:font-size-complex="11pt" fo:hyphenate="true"/>
    </style:style>
    <style:style style:name="ce505" style:family="table-cell" style:parent-style-name="Default" style:data-style-name="N20113">
      <style:table-cell-properties fo:background-color="#e0ffff" style:cell-protect="none" style:print-content="true"/>
      <style:text-properties style:font-name="Linux Biolinum G2"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511"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12" style:family="table-cell" style:parent-style-name="Default" style:data-style-name="N20099">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13" style:family="table-cell" style:parent-style-name="Default">
      <style:table-cell-properties fo:background-color="#e0efd4"/>
      <style:text-properties fo:color="#ff0000" style:font-name="Linux Biolinum G2"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16" style:family="table-cell" style:parent-style-name="DatoTexto">
      <style:table-cell-properties style:text-align-source="fix" style:repeat-content="false"/>
      <style:paragraph-properties fo:text-align="center" fo:margin-left="0cm"/>
      <style:text-properties style:font-name="Linux Biolinum G1"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Fotoelectr.I4"/>
    </style:style>
    <style:style style:name="ce520"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213" style:family="table-cell" style:parent-style-name="Default" style:data-style-name="N20000">
      <style:table-cell-properties fo:background-color="#e0efd4"/>
      <style:text-properties style:font-name="Linux Biolinum G2"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524" style:family="table-cell" style:parent-style-name="Desplegable">
      <style:table-cell-properties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2" fo:font-size="11pt" style:font-size-asian="11pt" style:font-size-complex="11pt"/>
    </style:style>
    <style:style style:name="ce397" style:family="table-cell" style:parent-style-name="Default">
      <style:table-cell-properties fo:background-color="#ffcc99" style:cell-protect="none" style:print-content="true"/>
    </style:style>
    <style:style style:name="ce539" style:family="table-cell" style:parent-style-name="Desplegable">
      <style:text-properties style:font-name="Linux Biolinum G2"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42"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2"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2"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2"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style:font-size-asian="11pt" style:font-size-complex="11pt"/>
    </style:style>
    <style:style style:name="ce45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2" fo:font-size="11pt" style:font-size-asian="11pt" style:font-size-complex="11pt"/>
    </style:style>
    <style:style style:name="ce558"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559"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566"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D_Fotoel.F4"/>
    </style:style>
    <style:style style:name="ce567"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D_Fotoel.F4"/>
    </style:style>
    <style:style style:name="ce517" style:family="table-cell" style:parent-style-name="Default">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569"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3" style:font-size-asian="11pt" style:language-asian="zxx" style:country-asian="none" style:font-name-complex="Linux Biolinum G3" style:font-size-complex="11pt" style:language-complex="zxx" style:country-complex="none"/>
    </style:style>
    <style:style style:name="ce519"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style:style>
    <style:style style:name="ce572"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15" style:family="table-cell" style:parent-style-name="Default">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29"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3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3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3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33" style:family="table-cell" style:parent-style-name="Default">
      <style:table-cell-properties style:cell-protect="protected" style:print-content="true"/>
      <style:text-properties fo:font-style="italic" style:font-style-asian="italic" style:font-style-complex="italic"/>
    </style:style>
    <style:style style:name="ce534" style:family="table-cell" style:parent-style-name="Default">
      <style:table-cell-properties style:cell-protect="protected" style:print-content="true"/>
      <style:text-properties style:font-name="Linux Biolinum G1" fo:font-style="italic" style:font-style-asian="italic" style:font-style-complex="italic"/>
    </style:style>
    <style:style style:name="ce535"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31"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31"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3" fo:font-size="11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lr-tb"/>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lr-tb"/>
      <style:text-properties fo:hyphenate="false"/>
    </style:style>
    <style:style style:name="P10"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
    </style:style>
    <style:style style:name="T5" style:family="text">
      <style:text-properties fo:language="none" fo:country="none" style:font-size-asian="10pt" style:font-size-complex="10pt"/>
    </style:style>
    <style:style style:name="T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style:font-name="Linux Biolinum G1" style:font-name-asian="Linux Biolinum G1" style:font-name-complex="Linux Biolinum G1"/>
    </style:style>
    <style:style style:name="T9" style:family="text">
      <style:text-properties style:font-name="Linux Biolinum G3" style:font-name-asian="Linux Biolinum G3" style:font-name-complex="Linux Biolinum G3"/>
    </style:style>
    <style:style style:name="T10" style:family="text">
      <style:text-properties style:font-name="Wingdings" style:font-name-asian="Wingdings" style:font-name-complex="Wingdings"/>
    </style:style>
    <style:style style:name="T11"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3" style:family="text">
      <style:text-properties style:font-size-asian="10pt" style:font-size-complex="10pt"/>
    </style:style>
    <style:style style:name="T14" style:family="text">
      <style:text-properties style:font-name="Linux Biolinum G1"/>
    </style:style>
    <style:style style:name="T15" style:family="text">
      <style:text-properties style:font-name="Linux Biolinum G2" fo:font-size="11pt" fo:font-weight="normal" style:text-underline-style="none" style:text-underline-color="font-color" style:text-line-through-type="none" fo:font-style="normal" style:text-outline="false" fo:text-shadow="none" fo:letter-spacing="normal" fo:language="es" fo:country="ES" style:font-size-asian="11pt" style:font-size-complex="11pt" style:font-weight-complex="normal" style:font-style-asian="normal" style:text-emphasize="none"/>
    </style:style>
    <style:style style:name="T16" style:family="text">
      <style:text-properties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9" style:family="text">
      <style:text-properties style:font-name="Linux Biolinum G"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0" style:family="text">
      <style:text-properties style:font-name="Linux Biolinum G" fo:font-size="11pt"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1" style:font-name-complex="Segoe UI1"/>
    </style:style>
    <style:style style:name="T21" style:family="text">
      <style:text-properties fo:color="#000000" style:font-name="Linux Biolinum G" fo:font-size="11pt"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Segoe UI1" style:font-name-complex="Segoe UI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26"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2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0"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1"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language="es" fo:country="ES"/>
    </style:style>
    <style:style style:name="T34" style:family="text">
      <style:text-properties style:font-name="Linux Libertine G" fo:font-size="11pt" fo:font-weight="bold" fo:font-style="normal" fo:letter-spacing="normal" fo:language="es" fo:country="ES" style:font-name-asian="Linux Libertine G" style:font-name-complex="Linux Libertine G" style:font-size-asian="11pt" style:font-size-complex="11pt" style:font-style-asian="normal" style:font-style-complex="normal"/>
    </style:style>
    <style:style style:name="T35" style:family="text">
      <style:text-properties style:font-name="Linux Libertine G" fo:font-size="11pt" fo:font-style="normal" fo:letter-spacing="normal" fo:language="es" fo:country="ES" style:font-name-asian="Linux Libertine G" style:font-name-complex="Linux Libertine G" style:font-size-asian="11pt" style:font-size-complex="11pt" style:font-style-asian="normal" style:font-style-complex="normal"/>
    </style:style>
    <style:style style:name="T36"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fo:font-style="italic" style:font-weight-complex="normal" style:font-style-complex="italic"/>
    </style:style>
    <style:style style:name="T37" style:family="text">
      <style:text-properties style:font-name="Linux Libertine G" fo:font-size="11pt" fo:letter-spacing="normal" fo:language="es" fo:country="ES" style:font-name-asian="Linux Libertine G" style:font-name-complex="Linux Libertine G" style:font-size-asian="11pt" style:font-size-complex="11pt" style:font-style-asian="normal" fo:font-weight="normal" style:font-weight-complex="normal" fo:font-style="normal" style:font-style-complex="normal"/>
    </style:style>
    <style:style style:name="T38"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9"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0"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fo:language="es" fo:country="ES" style:language-asian="zh" style:country-asian="CN"/>
    </style:style>
    <style:style style:name="T42" style:family="text">
      <style:text-properties style:font-name="Linux Biolinum G"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3" style:family="text">
      <style:text-properties style:font-name="Linux Biolinum G"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44" style:family="text">
      <style:text-properties style:font-name="Linux Biolinum G" fo:font-size="11pt" fo:font-weight="normal" style:text-underline-style="none" style:text-underline-color="font-color" style:text-line-through-type="none" style:text-outline="false" fo:text-shadow="none" style:text-line-through-mode="continuous" fo:language="es"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45" style:family="text">
      <style:text-properties fo:language="es" fo:country="ES" style:font-name="Linux Biolinum G"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language="es" fo:country="ES" style:font-name="Linux Biolinum G"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Linux Biolinum G" style:font-name-complex="Linux Biolinum G"/>
    </style:style>
    <style:style style:name="T47" style:family="text">
      <style:text-properties fo:language="es" fo:country="ES" style:font-name="Linux Biolinum G"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48" style:family="text">
      <style:text-properties style:font-name="Linux Biolinum G" style:font-name-asian="Linux Biolinum G" style:font-name-complex="Linux Biolinum G"/>
    </style:style>
    <style:style style:name="T4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2"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language="gl" fo:country="ES" style:font-name-asian="Linux Libertine G" style:font-name-complex="Linux Libertine G" style:font-size-asian="11pt" style:font-size-complex="11pt"/>
    </style:style>
    <style:style style:name="T54"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5" style:family="text">
      <style:text-properties fo:font-size="11pt" fo:language="gl" fo:country="ES" style:font-name-asian="Linux Libertine G" style:font-name-complex="Linux Libertine G" style:font-size-asian="11pt" style:font-size-complex="11pt"/>
    </style:style>
    <style:style style:name="T56"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letter-kerning="true" fo:language="gl" fo:country="ES"/>
    </style:style>
    <style:style style:name="T58" style:family="text">
      <style:text-properties fo:font-size="11pt" fo:letter-spacing="normal" style:font-size-asian="11pt" style:font-size-complex="11pt" style:font-style-asian="normal"/>
    </style:style>
    <style:style style:name="T5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0" style:family="text">
      <style:text-properties style:font-name="Linux Biolinum G3"/>
    </style:style>
    <style:style style:name="T61" style:family="text">
      <style:text-properties fo:font-style="normal"/>
    </style:style>
    <style:style style:name="T62" style:family="text">
      <style:text-properties style:font-name="Linux Biolinum G2" fo:font-size="11pt" fo:font-style="italic" fo:language="es" fo:country="ES" style:font-name-asian="Linux Biolinum G2" style:font-name-complex="Linux Biolinum G2" style:font-size-asian="11pt" style:font-size-complex="11pt" style:font-weight-asian="normal" style:font-weight-complex="normal" style:font-style-complex="italic"/>
    </style:style>
    <style:style style:name="T63" style:family="text">
      <style:text-properties style:font-name="Linux Libertine G" fo:font-size="11pt" fo:font-weight="bold"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Linux Libertine G" fo:font-size="11pt" style:text-underline-style="none" style:text-underline-color="font-color" style:text-line-through-type="none" fo:font-style="normal" style:text-outline="false" fo:text-shadow="none" fo:letter-spacing="normal" style:text-line-through-mode="continuous" fo:language="zxx" fo:country="none"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65"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66" style:family="text">
      <style:text-properties style:font-name="Linux Libertine G"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67"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Biolinum G2" style:font-name-complex="Linux Biolinum G2"/>
    </style:style>
    <style:style style:name="T68"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font-name="Linux Libertine G" style:font-name-complex="Linux Libertine G"/>
    </style:style>
    <style:style style:name="T69"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italic" style:font-style-complex="italic"/>
    </style:style>
    <style:style style:name="T70" style:family="text">
      <style:text-properties fo:font-size="11pt" style:text-underline-style="none" style:text-underline-color="font-color" style:text-line-through-type="none" style:text-outline="false" fo:text-shadow="none" fo:letter-spacing="normal" style:text-line-through-mode="continuous" style:language-asian="zxx" style:country-asian="none" style:language-complex="hi" style:country-complex="IN" style:font-name-asian="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style:font-name="Linux Libertine G" style:font-name-complex="Linux Libertine G" fo:font-style="normal" style:font-style-complex="normal"/>
    </style:style>
    <style:style style:name="T71"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Introd.D26">
          <table:error-message table:message-type="stop" table:display="true"/>
        </table:content-validation>
        <table:content-validation table:name="val2" table:condition="of:cell-content-is-in-list([$Indice.$AA$1:$Indice.$AA$2])" table:allow-empty-cell="false" table:display-list="unsorted" table:base-cell-address="Indice.B21">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F$4:$Satelites.$AF$5])" table:allow-empty-cell="true" table:display-list="unsorted" table:base-cell-address="D_Satelites.H3">
          <table:error-message table:message-type="stop" table:display="true"/>
        </table:content-validation>
        <table:content-validation table:name="val7" table:condition="of:cell-content-is-in-list([$Satelites.$AH$4:$Satelites.$AH$8])" table:allow-empty-cell="true" table:display-list="unsorted" table:base-cell-address="D_Satelites.M4">
          <table:error-message table:message-type="stop" table:display="true"/>
        </table:content-validation>
        <table:content-validation table:name="val8" table:condition="of:cell-content-is-in-list([$Satelites.$AJ$2:$Satelites.$AJ$3])" table:allow-empty-cell="true" table:display-list="unsorted" table:base-cell-address="D_Satelites.I6">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y 6 <text:s text:c="2"/></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Ayuda.F2">
          <table:error-message table:message-type="stop" table:display="true"/>
        </table:content-validation>
        <table:content-validation table:name="val16" table:condition="of:cell-content-is-in-list($#¡REF!.$AH$1:$#¡REF!.$AH$2)" table:allow-empty-cell="true" table:display-list="unsorted" table:base-cell-address="Introd.F6">
          <table:error-message table:message-type="stop" table:display="true"/>
        </table:content-validation>
        <table:content-validation table:name="val17" table:condition="of:cell-content-is-in-list($#¡REF!.$AL$7:$#¡REF!.$AL$8)" table:allow-empty-cell="true" table:display-list="unsorted" table:base-cell-address="Introd.F8">
          <table:error-message table:message-type="stop" table:display="true"/>
        </table:content-validation>
        <table:content-validation table:name="val18" table:condition="of:cell-content-is-decimal-number() and cell-content()&lt;0" table:allow-empty-cell="true" table:base-cell-address="Introd.A1">
          <table:error-message table:message-type="stop" table:display="true">
            <text:p>Tiene que ser negativa</text:p>
          </table:error-message>
        </table:content-validation>
        <table:content-validation table:name="val19" table:condition="of:cell-content-is-decimal-number() and cell-content()&gt;0" table:allow-empty-cell="true" table:base-cell-address="Introd.A1">
          <table:error-message table:message-type="stop" table:display="true">
            <text:p>Tiene que ser positiva</text:p>
          </table:error-message>
        </table:content-validation>
        <table:content-validation table:name="val20" table:condition="of:cell-content-is-whole-number() and cell-content()&lt;0" table:allow-empty-cell="false" table:base-cell-address="Introd.A1">
          <table:help-message table:title="Aviso" table:display="false">
            <text:p>Debe ser negativo</text:p>
          </table:help-message>
          <table:error-message table:message-type="warning" table:title="Cuidado" table:display="false">
            <text:p>Segundo las normas DICEN la posición del objeto es &lt; 0</text:p>
          </table:error-message>
        </table:content-validation>
        <table:content-validation table:name="val21" table:condition="of:cell-content-is-in-list($#¡REF!.$AF$1:$#¡REF!.$AF$2)" table:allow-empty-cell="false" table:display-list="unsorted" table:base-cell-address="Introd.I6">
          <table:error-message table:message-type="stop" table:display="true"/>
        </table:content-validation>
        <table:content-validation table:name="val22" table:condition="of:cell-content-is-in-list($#¡REF!.$AA$5:$#¡REF!.$AA$8)" table:allow-empty-cell="false" table:display-list="unsorted" table:base-cell-address="Introd.I3">
          <table:error-message table:message-type="stop" table:display="true"/>
        </table:content-validation>
        <table:content-validation table:name="val23" table:condition="of:cell-content-is-in-list($#¡REF!.$AA$2:$#¡REF!.$AA$3)" table:allow-empty-cell="false" table:display-list="unsorted" table:base-cell-address="Introd.A1">
          <table:error-message table:message-type="stop" table:display="true"/>
        </table:content-validation>
        <table:content-validation table:name="val24" table:condition="of:cell-content-is-in-list($#¡REF!.$AH$1:$#¡REF!.$AH$2)" table:allow-empty-cell="true" table:display-list="unsorted" table:base-cell-address="Introd.A1">
          <table:error-message table:message-type="stop" table:display="true"/>
        </table:content-validation>
        <table:content-validation table:name="val25" table:condition="of:cell-content-is-in-list($#¡REF!.$AL$7:$#¡REF!.$AL$8)" table:allow-empty-cell="true" table:display-list="unsorted" table:base-cell-address="Introd.A1">
          <table:error-message table:message-type="stop" table:display="true"/>
        </table:content-validation>
        <table:content-validation table:name="val26" table:condition="of:cell-content-is-in-list($#¡REF!.$AA$5:$#¡REF!.$AA$8)" table:allow-empty-cell="false" table:display-list="unsorted" table:base-cell-address="Introd.A1">
          <table:error-message table:message-type="stop" table:display="true"/>
        </table:content-validation>
        <table:content-validation table:name="val27" table:condition="of:cell-content-is-in-list([$Lentes.$AE$5:$Lentes.$AE$7])" table:allow-empty-cell="true" table:display-list="unsorted" table:base-cell-address="Fotoelectr.I5">
          <table:error-message table:message-type="stop" table:display="true"/>
        </table:content-validation>
        <table:content-validation table:name="val28" table:condition="of:cell-content-is-in-list([$Lentes.$AF$5:$Lentes.$AF$7])" table:allow-empty-cell="true" table:display-list="unsorted" table:base-cell-address="Fotoelectr.M3">
          <table:error-message table:message-type="stop" table:display="true"/>
        </table:content-validation>
        <table:content-validation table:name="val29" table:condition="of:cell-content-is-in-list([$Indice.$G$10:$Indice.$G$16])" table:allow-empty-cell="true" table:display-list="unsorted" table:base-cell-address="Fotoelectr.B20">
          <table:error-message table:message-type="stop" table:display="true"/>
        </table:content-validation>
        <table:content-validation table:name="val30" table:condition="of:cell-content-is-in-list([$Fotoelectr.$AD$4:$Fotoelectr.$AD$6])" table:allow-empty-cell="true" table:display-list="unsorted" table:base-cell-address="Fotoelectr.G3">
          <table:error-message table:message-type="stop" table:display="true"/>
        </table:content-validation>
        <table:content-validation table:name="val31" table:condition="of:cell-content-is-in-list([$Fotoelectr.$AF$4:$Fotoelectr.$AF$6])" table:allow-empty-cell="true" table:display-list="unsorted" table:base-cell-address="Fotoelectr.G4">
          <table:error-message table:message-type="stop" table:display="true"/>
        </table:content-validation>
        <table:content-validation table:name="val32" table:condition="of:cell-content-is-in-list([$Fotoelectr.$AE$4:$Fotoelectr.$AE$6])" table:allow-empty-cell="true" table:display-list="unsorted" table:base-cell-address="Fotoelectr.H3">
          <table:error-message table:message-type="stop" table:display="true"/>
        </table:content-validation>
        <table:content-validation table:name="val33" table:condition="of:cell-content-is-in-list([$Fotoelectr.$AG$4:$Fotoelectr.$AG$6])" table:allow-empty-cell="true" table:display-list="unsorted" table:base-cell-address="Fotoelectr.H4">
          <table:error-message table:message-type="stop" table:display="true"/>
        </table:content-validation>
        <table:content-validation table:name="val34" table:condition="of:cell-content-is-in-list([$Fotoelectr.$AB$11:$Fotoelectr.$AB$12])" table:allow-empty-cell="true" table:display-list="unsorted" table:base-cell-address="Fotoelectr.J15">
          <table:error-message table:message-type="stop" table:display="true"/>
        </table:content-validation>
        <table:content-validation table:name="val35" table:condition="of:cell-content-is-in-list([$Fotoelectr.$AF$28:.$AF$29])" table:allow-empty-cell="false" table:display-list="unsorted" table:base-cell-address="Fotoelectr.L2">
          <table:error-message table:message-type="stop" table:display="true"/>
        </table:content-validation>
        <table:content-validation table:name="val36" table:condition="of:cell-content-is-in-list([$Fotoelectr.$AB$27:.$AB$28])" table:allow-empty-cell="false" table:display-list="unsorted" table:base-cell-address="Fotoelectr.M3">
          <table:error-message table:message-type="stop" table:display="true"/>
        </table:content-validation>
        <table:content-validation table:name="val37" table:condition="of:cell-content-is-in-list([$Fotoelectr.$AE$28:.$AE$29])" table:allow-empty-cell="false" table:display-list="unsorted" table:base-cell-address="Fotoelectr.O2">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105"/>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default-cell-style-name="ce143"/>
        <table:table-column table:style-name="co8" table:default-cell-style-name="ce105"/>
        <table:table-column table:style-name="co4" table:default-cell-style-name="ce105"/>
        <table:table-column table:style-name="co9" table:default-cell-style-name="ce105"/>
        <table:table-column table:style-name="co4" table:number-columns-repeated="7" table:default-cell-style-name="ce105"/>
        <table:table-column table:style-name="co10" table:number-columns-repeated="47" table:default-cell-style-name="ce105"/>
        <table:table-row table:style-name="ro1">
          <table:table-cell table:style-name="ce2" office:value-type="string" calcext:value-type="string">
            <text:p>Advertencia</text:p>
          </table:table-cell>
          <table:table-cell table:style-name="ce78"/>
          <table:table-cell table:style-name="ce117" table:formula="of:=EXPANDETEXTO([.$AA$7];5)" office:value-type="string" office:string-value="I     N     T     R     O     D     U     C     C     I     Ó     N" calcext:value-type="string" table:number-columns-spanned="3" table:number-rows-spanned="1">
            <text:p>I <text:s text:c="4"/>N <text:s text:c="4"/>T <text:s text:c="4"/>R <text:s text:c="4"/>O <text:s text:c="4"/>D <text:s text:c="4"/>U <text:s text:c="4"/>C <text:s text:c="4"/>C <text:s text:c="4"/>I <text:s text:c="4"/>Ó <text:s text:c="4"/>N</text:p>
          </table:table-cell>
          <table:covered-table-cell table:number-columns-repeated="2" table:style-name="ce78"/>
          <table:table-cell table:style-name="ce78" table:number-columns-repeated="6"/>
          <table:table-cell table:style-name="ce78" office:value-type="string" calcext:value-type="string">
            <text:p>Ir a…</text:p>
          </table:table-cell>
          <table:table-cell table:style-name="ce78"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66"/>
          <table:table-cell table:style-name="ce78" table:number-columns-repeated="3"/>
          <table:table-cell table:style-name="ce69"/>
          <table:table-cell table:style-name="ce78"/>
          <table:table-cell table:style-name="ce73"/>
          <table:table-cell table:style-name="ce78" table:number-columns-repeated="4"/>
          <table:table-cell table:style-name="ce239" office:value-type="string" calcext:value-type="string">
            <text:p><text:a xlink:href="#Indice" xlink:type="simple">Índice</text:a></text:p>
          </table:table-cell>
          <table:table-cell table:style-name="ce78"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87" office:value-type="string" calcext:value-type="string">
            <text:p>Este documento contiene macros <text:s/>que ejecutan una serie de</text:p>
          </table:table-cell>
          <table:table-cell table:style-name="ce78" table:number-columns-repeated="2"/>
          <table:table-cell table:style-name="ce374" office:value-type="string" calcext:value-type="string">
            <text:p><text:span text:style-name="T6"><text:a xlink:href="#DescrFunc" xlink:type="simple">funciones</text:a></text:span></text:p>
          </table:table-cell>
          <table:table-cell table:style-name="ce69"/>
          <table:table-cell table:style-name="ce78"/>
          <table:table-cell table:style-name="ce73"/>
          <table:table-cell table:style-name="ce78" table:number-columns-repeated="4"/>
          <table:table-cell table:style-name="ce74" office:value-type="string" calcext:value-type="string">
            <text:p><text:a xlink:href="#Ayuda" xlink:type="simple">Ayuda</text:a></text:p>
          </table:table-cell>
          <table:table-cell table:style-name="ce78"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7" office:value-type="string" calcext:value-type="string">
            <text:p>Si una hoja está llena de errores, haga clic en el menú</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4</text:p>
          </table:table-cell>
          <table:table-cell table:number-columns-repeated="37"/>
        </table:table-row>
        <table:table-row table:style-name="ro1">
          <table:table-cell table:style-name="ce9" office:value-type="string" calcext:value-type="string">
            <text:p>Herramientas → Opciones → LibreOffice → Seguridad → Seguridad de macros</text:p>
          </table:table-cell>
          <table:table-cell table:style-name="ce967" table:number-columns-repeated="3"/>
          <table:table-cell table:style-name="ce69"/>
          <table:table-cell table:style-name="ce78"/>
          <table:table-cell table:style-name="ce73"/>
          <table:table-cell table:style-name="ce78" table:number-columns-repeated="10"/>
          <table:table-cell table:number-columns-repeated="9"/>
          <table:table-cell office:value-type="string" calcext:value-type="string">
            <text:p>Opción 5</text:p>
          </table:table-cell>
          <table:table-cell table:number-columns-repeated="37"/>
        </table:table-row>
        <table:table-row table:style-name="ro1">
          <table:table-cell table:style-name="ce87" office:value-type="string" calcext:value-type="string">
            <text:p>Haga clic en el botón</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5" office:value-type="string" calcext:value-type="string" table:number-columns-spanned="2" table:number-rows-spanned="1">
            <text:p>Seguridad de macros…</text:p>
          </table:table-cell>
          <table:covered-table-cell table:style-name="ce35"/>
          <table:table-cell table:style-name="ce78" table:number-columns-repeated="2"/>
          <table:table-cell table:style-name="ce69"/>
          <table:table-cell table:style-name="ce78"/>
          <table:table-cell table:style-name="ce73"/>
          <table:table-cell table:style-name="ce78" table:number-columns-repeated="10"/>
          <table:table-cell table:number-columns-repeated="9"/>
          <table:table-cell office:value-type="string" calcext:value-type="string">
            <text:p>INTRODUCCIÓN</text:p>
          </table:table-cell>
          <table:table-cell table:number-columns-repeated="37"/>
        </table:table-row>
        <table:table-row table:style-name="ro1">
          <table:table-cell table:style-name="ce87" office:value-type="string" calcext:value-type="string">
            <text:p>y ponga la seguridad en «Medio».</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Cierre el documento y vuélvalo a abrir activando las macros.</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Esto hace más vulnerable el ordenador.</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78" office:value-type="string" calcext:value-type="string">
            <text:p>Si descargó esta hoja de:</text:p>
          </table:table-cell>
          <table:table-cell table:style-name="ce78" table:number-columns-repeated="3"/>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11" office:value-type="string" calcext:value-type="string">
            <text:p><text:a xlink:href="https://alfonbarba.github.io/GitHub/calculo.html" xlink:type="simple">Cálculos de Física / Química de Alfonso Barbadillo</text:a></text:p>
          </table:table-cell>
          <table:table-cell table:style-name="ce374" table:number-columns-repeated="2"/>
          <table:table-cell table:style-name="ce78"/>
          <table:table-cell table:style-name="ce69"/>
          <table:table-cell table:style-name="ce78"/>
          <table:table-cell table:style-name="ce73"/>
          <table:table-cell table:style-name="ce78" table:number-columns-repeated="10"/>
          <table:table-cell table:number-columns-repeated="47"/>
        </table:table-row>
        <table:table-row table:style-name="ro1">
          <table:table-cell table:style-name="ce87" office:value-type="string" calcext:value-type="string">
            <text:p>las macros que hay solo desarrollan una serie de funciones para manejar formatos de número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y no son peligrosas. Si la descargó de otro lado, no garantizo su seguridad.</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78" table:number-columns-repeated="6"/>
          <table:table-cell table:style-name="ce73"/>
          <table:table-cell table:style-name="ce78" table:number-columns-repeated="10"/>
          <table:table-cell table:number-columns-repeated="47"/>
        </table:table-row>
        <table:table-row table:style-name="ro1">
          <table:table-cell table:style-name="ce2" office:value-type="string" calcext:value-type="string">
            <text:p>Instruccione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Haga una copia de seguridad de este documento antes de empezar a usarlo!</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2" office:value-type="string" calcext:value-type="string">
            <text:p>¡No copie nunca una celda de Menú (color salmón) en otra! Desaparecerán los menús.</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Si no hizo la copia de seguridad, la única solución es</text:p>
          </table:table-cell>
          <table:table-cell table:style-name="ce78" table:number-columns-repeated="2"/>
          <table:table-cell table:style-name="ce46" office:value-type="string" calcext:value-type="string">
            <text:p><text:a xlink:href="https://alfonbarba.github.io/GitHub/Calculos/FisicaBachLabEs.ods" xlink:type="simple">descargar</text:a></text:p>
          </table:table-cell>
          <table:table-cell table:style-name="ce87" office:value-type="string" calcext:value-type="string">
            <text:p>otra vez este documento.</text:p>
          </table:table-cell>
          <table:table-cell table:style-name="ce78"/>
          <table:table-cell table:style-name="ce73"/>
          <table:table-cell table:style-name="ce78" table:number-columns-repeated="10"/>
          <table:table-cell table:number-columns-repeated="47"/>
        </table:table-row>
        <table:table-row table:style-name="ro1">
          <table:table-cell table:style-name="ce8"/>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Haga clic en la pestaña Indice de la parte inferior o pulse</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87" office:value-type="string" calcext:value-type="string">
            <text:p>la tecla Ctrl mientras hace clic en el enlace (Ctrl clic)</text:p>
          </table:table-cell>
          <table:table-cell table:style-name="ce78" table:number-columns-repeated="2"/>
          <table:table-cell table:style-name="ce374" office:value-type="string" calcext:value-type="string">
            <text:p><text:a xlink:href="#Indice" xlink:type="simple">Índice</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Haga Ctrl clic en el tema del problema que desea resolver, p. ej.</text:p>
          </table:table-cell>
          <table:table-cell table:style-name="ce78" table:number-columns-repeated="2"/>
          <table:table-cell table:style-name="ce374" office:value-type="string" calcext:value-type="string">
            <text:p><text:a xlink:href="#Satelites" xlink:type="simple">Satelies</text:a></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Teclee los datos en las celdas de color blanco y borde azul</text:p>
          </table:table-cell>
          <table:table-cell table:style-name="ce78" table:number-columns-repeated="2"/>
          <table:table-cell table:style-name="ce56"/>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Elija alguna de las opciones en las celdas de color salmón</text:p>
          </table:table-cell>
          <table:table-cell table:style-name="ce78" table:number-columns-repeated="2"/>
          <table:table-cell table:style-name="Desplegable" table:content-validation-name="val1" office:value-type="string" calcext:value-type="string">
            <text:p>Opción 1</text:p>
          </table:table-cell>
          <table:table-cell table:style-name="ce78" table:number-columns-repeated="2"/>
          <table:table-cell table:style-name="ce73"/>
          <table:table-cell table:style-name="ce78" table:number-columns-repeated="10"/>
          <table:table-cell table:number-columns-repeated="47"/>
        </table:table-row>
        <table:table-row table:style-name="ro1">
          <table:table-cell table:style-name="ce87" office:value-type="string" calcext:value-type="string">
            <text:p>Para más ayuda, haga clic en la pestaña Ayuda de la parte inferior</text:p>
          </table:table-cell>
          <table:table-cell table:style-name="ce78" table:number-columns-repeated="5"/>
          <table:table-cell table:style-name="ce73"/>
          <table:table-cell table:style-name="ce78" table:number-columns-repeated="10"/>
          <table:table-cell table:number-columns-repeated="47"/>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73"/>
          <table:table-cell table:style-name="ce78" table:number-columns-repeated="10"/>
          <table:table-cell table:number-columns-repeated="47"/>
        </table:table-row>
        <table:table-row table:style-name="ro1">
          <table:table-cell table:style-name="ce87" office:value-type="string" calcext:value-type="string">
            <text:p>o pulse la tecla Ctrl mientras hace clic en el enlace</text:p>
          </table:table-cell>
          <table:table-cell table:style-name="ce78" table:number-columns-repeated="2"/>
          <table:table-cell table:style-name="ce374" office:value-type="string" calcext:value-type="string">
            <text:p><text:a xlink:href="#Ayuda" xlink:type="simple">Ayuda</text:a></text:p>
          </table:table-cell>
          <table:table-cell table:style-name="ce78" table:number-columns-repeated="2"/>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18"/>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2" office:value-type="string" calcext:value-type="string">
            <text:p>Aclaracion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78" table:number-columns-repeated="6"/>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Para ver bien los subíndices o superíndices se necesita una fuente UNICODE.</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un tipo de letra que contiene más símbolos que los normales)</text:p>
          </table:table-cell>
          <table:table-cell table:style-name="ce78" table:number-columns-repeated="5"/>
          <table:table-cell table:style-name="ce73"/>
          <table:table-cell table:style-name="ce78" table:number-columns-repeated="10"/>
          <table:table-cell/>
          <table:table-cell table:style-name="ce146" table:number-columns-repeated="2"/>
          <table:table-cell table:number-columns-repeated="44"/>
        </table:table-row>
        <table:table-row table:style-name="ro1">
          <table:table-cell table:style-name="ce87" office:value-type="string" calcext:value-type="string">
            <text:p>Este documento utiliza las fuentes</text:p>
          </table:table-cell>
          <table:table-cell table:style-name="ce78"/>
          <table:table-cell table:style-name="ce45" office:value-type="string" calcext:value-type="string">
            <text:p><text:span text:style-name="T5"><text:a xlink:href="http://numbertext.org/linux/" xlink:type="simple">Linux Biolinum G y Linux Libertine G</text:a></text:span></text:p>
          </table:table-cell>
          <table:table-cell table:style-name="ce46"/>
          <table:table-cell table:style-name="ce87" office:value-type="string" calcext:value-type="string">
            <text:p>que agrupan cada 3 cifras.</text:p>
          </table:table-cell>
          <table:table-cell table:style-name="ce78"/>
          <table:table-cell table:style-name="ce55" office:value-type="float" office:value="12345" calcext:value-type="float" table:number-columns-spanned="2" table:number-rows-spanned="1">
            <text:p>12345</text:p>
          </table:table-cell>
          <table:covered-table-cell table:style-name="ce78"/>
          <table:table-cell table:style-name="ce78" table:number-columns-repeated="9"/>
          <table:table-cell/>
          <table:table-cell table:style-name="ce146" table:number-columns-repeated="2"/>
          <table:table-cell table:number-columns-repeated="44"/>
        </table:table-row>
        <table:table-row table:style-name="ro1">
          <table:table-cell table:style-name="ce87" office:value-type="string" calcext:value-type="string">
            <text:p>Y para escribir subíndices y superíndices en fórmulas químicas</text:p>
          </table:table-cell>
          <table:table-cell table:style-name="ce78" table:number-columns-repeated="2"/>
          <table:table-cell table:style-name="ce87" office:value-type="string" calcext:value-type="string">
            <text:p>₂⁴He</text:p>
          </table:table-cell>
          <table:table-cell table:style-name="ce87" office:value-type="string" calcext:value-type="string">
            <text:p>y en las potencias de 10.</text:p>
          </table:table-cell>
          <table:table-cell table:style-name="ce78"/>
          <table:table-cell table:style-name="ce73" office:value-type="string" calcext:value-type="string">
            <text:p>3·10⁸</text:p>
          </table:table-cell>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i aparece</text:p>
          </table:table-cell>
          <table:table-cell table:style-name="ce47" table:formula="of:=NA()" office:value-type="string" office:string-value="" calcext:value-type="error">
            <text:p>#N/D</text:p>
          </table:table-cell>
          <table:table-cell table:style-name="ce87" office:value-type="string" calcext:value-type="string">
            <text:p>en alguna celda habrá que revisar los menús desplegables.</text:p>
          </table:table-cell>
          <table:table-cell table:style-name="ce78" table:number-columns-repeated="3"/>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El más probable es que queden opciones de un problema anterior que ya no son válidas </text:p>
          </table:table-cell>
          <table:table-cell table:style-name="ce78" table:number-columns-repeated="2"/>
          <table:table-cell table:style-name="ce68"/>
          <table:table-cell table:style-name="ce78" table:number-columns-repeated="2"/>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ara el problema actual. Despliegue los menús en color salmón y elija uno de los ítems de la list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Se pueden ver más decimales en los datos de entrada con la opción</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9" office:value-type="string" calcext:value-type="string">
            <text:p>Herramientas → Opciones→ Calc → Calcular → Limitar <text:s/>los decimales</text:p>
          </table:table-cell>
          <table:table-cell table:style-name="ce9"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table-cell table:style-name="ce146" table:number-columns-repeated="2"/>
          <table:table-cell table:number-columns-repeated="44"/>
        </table:table-row>
        <table:table-row table:style-name="ro1">
          <table:table-cell table:style-name="ce87" office:value-type="string" calcext:value-type="string">
            <text:p>poniendo más decimales o quitando la marca.</text:p>
          </table:table-cell>
          <table:table-cell table:style-name="ce78" table:number-columns-repeated="3"/>
          <table:table-cell table:style-name="ce68"/>
          <table:table-cell table:style-name="ce78"/>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6"/>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19" office:value-type="string" calcext:value-type="string">
            <text:p>Funciones</text:p>
          </table:table-cell>
          <table:table-cell table:style-name="ce78" table:number-columns-repeated="4"/>
          <table:table-cell table:style-name="ce60" office:value-type="string" calcext:value-type="string">
            <text:p>Ejemplos</text:p>
          </table:table-cell>
          <table:table-cell table:style-name="ce73"/>
          <table:table-cell table:style-name="ce78" table:number-columns-repeated="6"/>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4" office:value-type="string" calcext:value-type="string">
            <text:p>ASubMult(número; cifras)</text:p>
          </table:table-cell>
          <table:table-cell table:style-name="ce78"/>
          <table:table-cell table:style-name="ce78" office:value-type="string" calcext:value-type="string">
            <text:p>Da un texto numérico entre 1 y 999 y un prefijo S.I.</text:p>
          </table:table-cell>
          <table:table-cell table:style-name="ce78" table:number-columns-repeated="2"/>
          <table:table-cell table:style-name="ce61" office:value-type="float" office:value="78241234" calcext:value-type="float">
            <text:p>78241234</text:p>
          </table:table-cell>
          <table:table-cell table:style-name="ce56"/>
          <table:table-cell table:style-name="ce38"/>
          <table:table-cell table:style-name="ce26" table:formula="of:=ASUBMULT([.F46];[.G46])" office:value-type="string" office:string-value="78,2 M" calcext:value-type="string">
            <text:p>78,2 M</text:p>
          </table:table-cell>
          <table:table-cell table:style-name="ce38" table:formula="of:=FORMULA([.I46])" office:value-type="string" office:string-value="=ASUBMULT(F46;G46)" calcext:value-type="string">
            <text:p>=ASUBMULT(F46;G46)</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4"/>
          <table:table-cell table:style-name="ce26" office:value-type="string" calcext:value-type="string">
            <text:p>ya que p. ej.:</text:p>
          </table:table-cell>
          <table:table-cell table:style-name="ce78" table:formula="of:=[.F46]&amp;&quot; J =&quot;" office:value-type="string" office:string-value="78241234 J =" calcext:value-type="string">
            <text:p>78241234 J =</text:p>
          </table:table-cell>
          <table:table-cell table:style-name="ce78" table:number-columns-repeated="2"/>
          <table:table-cell table:style-name="ce73" table:formula="of:=[.I46]&amp;&quot;J&quot;" office:value-type="string" office:string-value="78,2 MJ" calcext:value-type="string">
            <text:p>78,2 MJ</text:p>
          </table:table-cell>
          <table:table-cell table:style-name="ce38"/>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2"/>
          <table:table-cell table:style-name="ce78" office:value-type="string" calcext:value-type="string">
            <text:p>Si número &lt; 10⁻²⁴ <text:s/>o número &gt; 10²⁷, no cambia</text:p>
          </table:table-cell>
          <table:table-cell table:style-name="ce78" table:number-columns-repeated="2"/>
          <table:table-cell table:style-name="ce56" office:value-type="string" calcext:value-type="string">
            <text:p>6,6260·10⁻³⁴</text:p>
          </table:table-cell>
          <table:table-cell table:style-name="ce56" office:value-type="float" office:value="4" calcext:value-type="float">
            <text:p>4</text:p>
          </table:table-cell>
          <table:table-cell table:style-name="ce38"/>
          <table:table-cell table:style-name="ce26" table:formula="of:=ASUBMULT([.F48];[.G48])" office:value-type="string" office:string-value="6,626·10⁻³⁴" calcext:value-type="string">
            <text:p>6,626·10⁻³⁴</text:p>
          </table:table-cell>
          <table:table-cell table:style-name="ce38" table:formula="of:=FORMULA([.I48])" office:value-type="string" office:string-value="=ASUBMULT(F48;G48)" calcext:value-type="string">
            <text:p>=ASUBMULT(F48;G48)</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string" calcext:value-type="string">
            <text:p>6,02×10²³</text:p>
          </table:table-cell>
          <table:table-cell table:style-name="ce56"/>
          <table:table-cell table:style-name="ce38"/>
          <table:table-cell table:style-name="ce26" table:formula="of:=ASUBMULT([.F49])" office:value-type="string" office:string-value="602 Z" calcext:value-type="string">
            <text:p>602 Z</text:p>
          </table:table-cell>
          <table:table-cell table:style-name="ce38" table:formula="of:=FORMULA([.I49])" office:value-type="string" office:string-value="=ASUBMULT(F49)" calcext:value-type="string">
            <text:p>=ASUBMULT(F49)</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26"/>
          <table:table-cell table:style-name="ce26" office:value-type="string" calcext:value-type="string">
            <text:p>Prefijos (10³)<text:span text:style-name="T4">ⁿ</text:span>:</text:p>
          </table:table-cell>
          <table:table-cell table:style-name="ce78" office:value-type="string" calcext:value-type="string">
            <text:p>y, z, a, f, p, n, µ, m, k, M, G, T, P, Y, Z, Y</text:p>
          </table:table-cell>
          <table:table-cell table:style-name="ce78" table:number-columns-repeated="2"/>
          <table:table-cell table:style-name="ce56" office:value-type="float" office:value="0.00002589" calcext:value-type="float">
            <text:p>0,00002589</text:p>
          </table:table-cell>
          <table:table-cell table:style-name="ce56" office:value-type="float" office:value="3" calcext:value-type="float">
            <text:p>3</text:p>
          </table:table-cell>
          <table:table-cell table:style-name="ce38"/>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78" table:number-columns-repeated="3"/>
          <table:table-cell table:style-name="ce38"/>
          <table:table-cell table:style-name="ce78" table:number-columns-repeated="3"/>
          <table:table-cell table:number-columns-repeated="47"/>
        </table:table-row>
        <table:table-row table:style-name="ro1">
          <table:table-cell table:style-name="ce78" table:number-columns-repeated="5"/>
          <table:table-cell table:style-name="ce26" office:value-type="string" calcext:value-type="string">
            <text:p>textoNum</text:p>
          </table:table-cell>
          <table:table-cell table:style-name="ce47"/>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textoNum)</text:p>
          </table:table-cell>
          <table:table-cell table:style-name="ce78"/>
          <table:table-cell table:style-name="ce53" office:value-type="string" calcext:value-type="string">
            <text:p>Calcula el valor de un texto numérico o de una</text:p>
          </table:table-cell>
          <table:table-cell table:style-name="ce78" table:number-columns-repeated="2"/>
          <table:table-cell table:style-name="ce25" office:value-type="string" calcext:value-type="string">
            <text:p>2,00·10⁻³</text:p>
          </table:table-cell>
          <table:table-cell table:style-name="ce47"/>
          <table:table-cell table:style-name="ce78"/>
          <table:table-cell table:style-name="ce87"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78" table:number-columns-repeated="7"/>
          <table:table-cell table:number-columns-repeated="47"/>
        </table:table-row>
        <table:table-row table:style-name="ro1">
          <table:table-cell table:style-name="ce78" table:number-columns-repeated="2"/>
          <table:table-cell table:style-name="ce87" office:value-type="string" calcext:value-type="string">
            <text:p>expresión conteniendo π, números y el signo «/»</text:p>
          </table:table-cell>
          <table:table-cell table:style-name="ce78" table:number-columns-repeated="2"/>
          <table:table-cell table:style-name="ce25" office:value-type="string" calcext:value-type="string">
            <text:p>2 · π / 3</text:p>
          </table:table-cell>
          <table:table-cell table:style-name="ce78" office:value-type="string" calcext:value-type="string">
            <text:p>NO</text:p>
          </table:table-cell>
          <table:table-cell table:style-name="ce78"/>
          <table:table-cell table:style-name="ce87" table:formula="of:=AVALOR([.F53])" office:value-type="float" office:value="0" calcext:value-type="float">
            <text:p>0</text:p>
          </table:table-cell>
          <table:table-cell table:style-name="ce38" table:formula="of:=FORMULA([.I53])" office:value-type="string" office:string-value="=AVALOR(F53)" calcext:value-type="string">
            <text:p>=AVALOR(F53)</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textoNum</text:p>
          </table:table-cell>
          <table:table-cell table:style-name="ce53" office:value-type="string" calcext:value-type="string">
            <text:p>Número en formato de texto</text:p>
          </table:table-cell>
          <table:table-cell table:style-name="ce78" table:number-columns-repeated="2"/>
          <table:table-cell table:style-name="ce25" office:value-type="string" calcext:value-type="string">
            <text:p>2 <text:s/>π / 3</text:p>
          </table:table-cell>
          <table:table-cell table:style-name="ce78" office:value-type="string" calcext:value-type="string">
            <text:p>SI</text:p>
          </table:table-cell>
          <table:table-cell table:style-name="ce78"/>
          <table:table-cell table:style-name="ce87" table:formula="of:=AVALOR([.F54])" office:value-type="float" office:value="2.0943951023932" calcext:value-type="float">
            <text:p>2,0943951023932</text:p>
          </table:table-cell>
          <table:table-cell table:style-name="ce38" table:formula="of:=FORMULA([.I54])" office:value-type="string" office:string-value="=AVALOR(F54)" calcext:value-type="string">
            <text:p>=AVALOR(F54)</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78"/>
          <table:table-cell table:style-name="ce53" office:value-type="string" calcext:value-type="string">
            <text:p>Da el número recortado a las cifras significativas</text:p>
          </table:table-cell>
          <table:table-cell table:style-name="ce78" table:number-columns-repeated="2"/>
          <table:table-cell table:style-name="ce56" office:value-type="float" office:value="1234567890" calcext:value-type="float">
            <text:p>1234567890</text:p>
          </table:table-cell>
          <table:table-cell table:style-name="ce56" office:value-type="float" office:value="4" calcext:value-type="float">
            <text:p>4</text:p>
          </table:table-cell>
          <table:table-cell table:style-name="ce78"/>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78" table:number-columns-repeated="7"/>
          <table:table-cell table:number-columns-repeated="47"/>
        </table:table-row>
        <table:table-row table:style-name="ro1">
          <table:table-cell table:style-name="ce24"/>
          <table:table-cell table:style-name="ce78"/>
          <table:table-cell table:style-name="ce87" office:value-type="string" calcext:value-type="string">
            <text:p>pero no muestra los ceros decimales a la derecha</text:p>
          </table:table-cell>
          <table:table-cell table:style-name="ce78" table:number-columns-repeated="2"/>
          <table:table-cell table:style-name="ce56" office:value-type="float" office:value="0.082" calcext:value-type="float">
            <text:p>0,082</text:p>
          </table:table-cell>
          <table:table-cell table:style-name="ce56" office:value-type="float" office:value="4" calcext:value-type="float">
            <text:p>4</text:p>
          </table:table-cell>
          <table:table-cell table:style-name="ce78"/>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78" table:number-columns-repeated="7"/>
          <table:table-cell table:number-columns-repeated="47"/>
        </table:table-row>
        <table:table-row table:style-name="ro1">
          <table:table-cell table:style-name="ce78"/>
          <table:table-cell table:style-name="ce48" office:value-type="string" calcext:value-type="string">
            <text:p>número</text:p>
          </table:table-cell>
          <table:table-cell table:style-name="ce53" office:value-type="string" calcext:value-type="string">
            <text:p>El número que se va a recortar o ampliar</text:p>
          </table:table-cell>
          <table:table-cell table:style-name="ce78" table:number-columns-repeated="2"/>
          <table:table-cell table:style-name="ce56" office:value-type="float" office:value="299792458" calcext:value-type="float">
            <text:p>299792458</text:p>
          </table:table-cell>
          <table:table-cell table:style-name="ce78"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56" table:formula="of:=PI()" office:value-type="float" office:value="3.14159265358979" calcext:value-type="float">
            <text:p>3,14159265358979</text:p>
          </table:table-cell>
          <table:table-cell table:style-name="ce56" office:value-type="float" office:value="6" calcext:value-type="float">
            <text:p>6</text:p>
          </table:table-cell>
          <table:table-cell table:style-name="ce78"/>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78" table:number-columns-repeated="7"/>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ComoPi(número; n; cifras)</text:p>
          </table:table-cell>
          <table:table-cell table:style-name="ce78"/>
          <table:table-cell table:style-name="ce53" office:value-type="string" calcext:value-type="string">
            <text:p>Expresa el número en función de n π</text:p>
          </table:table-cell>
          <table:table-cell table:style-name="ce78" table:number-columns-repeated="2"/>
          <table:table-cell table:style-name="ce56" table:formula="of:=PI()" office:value-type="float" office:value="3.14159265358979" calcext:value-type="float">
            <text:p>3,14159265358979</text:p>
          </table:table-cell>
          <table:table-cell table:style-name="ce78"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número</text:p>
          </table:table-cell>
          <table:table-cell table:style-name="ce52" office:value-type="string" calcext:value-type="string">
            <text:p>El número que se va a poner en función de π</text:p>
          </table:table-cell>
          <table:table-cell table:style-name="ce78" table:number-columns-repeated="2"/>
          <table:table-cell table:style-name="ce56" table:formula="of:=5*[.I53]" office:value-type="float" office:value="0" calcext:value-type="float">
            <text:p>0</text:p>
          </table:table-cell>
          <table:table-cell table:style-name="ce78" table:number-columns-repeated="2"/>
          <table:table-cell table:style-name="ce38" table:formula="of:=COMOPI([.F62])">
            <text:p/>
          </table:table-cell>
          <table:table-cell table:style-name="ce38" table:formula="of:=FORMULA([.I62])" office:value-type="string" office:string-value="=COMOPI(F62)" calcext:value-type="string">
            <text:p>=COMOPI(F62)</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87" office:value-type="string" calcext:value-type="string">
            <text:p>Número entero. En cuyo caso solo aparece la relación </text:p>
          </table:table-cell>
          <table:table-cell table:style-name="ce78" table:number-columns-repeated="2"/>
          <table:table-cell table:style-name="ce56" table:formula="of:=[.F62]" office:value-type="float" office:value="0" calcext:value-type="float">
            <text:p>0</text:p>
          </table:table-cell>
          <table:table-cell table:style-name="ce56" office:value-type="float" office:value="2" calcext:value-type="float">
            <text:p>2</text:p>
          </table:table-cell>
          <table:table-cell table:style-name="ce78"/>
          <table:table-cell table:style-name="ce38" table:formula="of:=COMOPI([.F63];[.G63])">
            <text:p/>
          </table:table-cell>
          <table:table-cell table:style-name="ce38" table:formula="of:=FORMULA([.I63])" office:value-type="string" office:string-value="=COMOPI(F63;G63)" calcext:value-type="string">
            <text:p>=COMOPI(F63;G63)</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office:value-type="string" calcext:value-type="string">
            <text:p>entre el número y n <text:s/>π. Da:</text:p>
          </table:table-cell>
          <table:table-cell table:style-name="ce78" office:value-type="string" calcext:value-type="string">
            <text:p><text:span text:style-name="T7">número</text:span> / (<text:span text:style-name="T7">n</text:span> π)</text:p>
          </table:table-cell>
          <table:table-cell table:style-name="ce78"/>
          <table:table-cell table:style-name="ce26" table:formula="of:=[.F63]" office:value-type="float" office:value="0" calcext:value-type="float">
            <text:p>0</text:p>
          </table:table-cell>
          <table:table-cell table:style-name="ce47" office:value-type="string" calcext:value-type="string">
            <text:p>=</text:p>
          </table:table-cell>
          <table:table-cell table:style-name="ce78" table:formula="of:=[.G63]&amp;&quot;π ·&quot;" office:value-type="string" office:string-value="2π ·" calcext:value-type="string">
            <text:p>2π ·</text:p>
          </table:table-cell>
          <table:table-cell table:style-name="ce73" table:formula="of:=[.I63]">
            <text:p/>
          </table:table-cell>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2" office:value-type="string" calcext:value-type="string">
            <text:p>Si no encuentra un factor fraccionario redondea a</text:p>
          </table:table-cell>
          <table:table-cell table:style-name="ce78" table:number-columns-repeated="2"/>
          <table:table-cell table:style-name="ce26" office:value-type="string" calcext:value-type="string">
            <text:p>número</text:p>
          </table:table-cell>
          <table:table-cell table:style-name="ce38" office:value-type="string" calcext:value-type="string">
            <text:p>n</text:p>
          </table:table-cell>
          <table:table-cell table:style-name="ce71" office:value-type="string" calcext:value-type="string">
            <text:p>cifras</text:p>
          </table:table-cell>
          <table:table-cell table:style-name="ce73"/>
          <table:table-cell table:style-name="ce131"/>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N.º de cifras significativas (por defecto 3)</text:p>
          </table:table-cell>
          <table:table-cell table:style-name="ce78" table:number-columns-repeated="2"/>
          <table:table-cell table:style-name="ce56" office:value-type="float" office:value="25" calcext:value-type="float">
            <text:p>25</text:p>
          </table:table-cell>
          <table:table-cell table:style-name="ce56" office:value-type="float" office:value="1" calcext:value-type="float">
            <text:p>1</text:p>
          </table:table-cell>
          <table:table-cell table:style-name="ce56"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26" office:value-type="string" calcext:value-type="string">
            <text:p>textoNum</text:p>
          </table:table-cell>
          <table:table-cell table:style-name="ce38"/>
          <table:table-cell table:style-name="ce26" office:value-type="string" calcext:value-type="string">
            <text:p>Unidad</text:p>
          </table:table-cell>
          <table:table-cell table:style-name="ce26"/>
          <table:table-cell table:style-name="ce38"/>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4" office:value-type="string" calcext:value-type="string">
            <text:p>EnUnidadIng(textoNum; cUnidad)</text:p>
          </table:table-cell>
          <table:table-cell table:style-name="ce48"/>
          <table:table-cell table:style-name="ce78" office:value-type="string" calcext:value-type="string">
            <text:p>Da un texto con el número en la unidades en las que</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text:p>
          </table:table-cell>
          <table:table-cell table:style-name="ce26" table:formula="of:=ENUNIDADING([.F68];[.H68])" office:value-type="string" office:string-value="2,638 km" calcext:value-type="string">
            <text:p>2,638 km</text:p>
          </table:table-cell>
          <table:table-cell table:style-name="ce38" table:formula="of:=FORMULA([.I68])" office:value-type="string" office:string-value="=ENUNIDADING(F68;H68)" calcext:value-type="string">
            <text:p>=ENUNIDADING(F68;H6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aparece entre 1 y 999.</text:p>
          </table:table-cell>
          <table:table-cell table:style-name="ce78" table:number-columns-repeated="2"/>
          <table:table-cell table:style-name="ce64" office:value-type="string" calcext:value-type="string">
            <text:p>2,638·10⁵</text:p>
          </table:table-cell>
          <table:table-cell table:style-name="ce38"/>
          <table:table-cell table:style-name="ce80"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table:number-columns-repeated="3"/>
          <table:table-cell table:style-name="ce64" office:value-type="string" calcext:value-type="string">
            <text:p>2,638·10⁵</text:p>
          </table:table-cell>
          <table:table-cell table:style-name="ce38"/>
          <table:table-cell table:style-name="ce80" office:value-type="string" calcext:value-type="string">
            <text:p>cm³</text:p>
          </table:table-cell>
          <table:table-cell table:style-name="ce26" table:formula="of:=ENUNIDADING([.F70];[.H70])" office:value-type="string" office:string-value="263,8 dm³" calcext:value-type="string">
            <text:p>263,8 dm³</text:p>
          </table:table-cell>
          <table:table-cell table:style-name="ce38" table:formula="of:=FORMULA([.I70])" office:value-type="string" office:string-value="=ENUNIDADING(F70;H70)" calcext:value-type="string">
            <text:p>=ENUNIDADING(F70;H70)</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2"/>
          <table:table-cell table:style-name="ce53"/>
          <table:table-cell table:style-name="ce78" table:number-columns-repeated="2"/>
          <table:table-cell table:style-name="ce78" office:value-type="string" calcext:value-type="string">
            <text:p>texto</text:p>
          </table:table-cell>
          <table:table-cell table:style-name="ce73"/>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ExpandeTexto(Texto; nEspacios)</text:p>
          </table:table-cell>
          <table:table-cell table:style-name="ce78"/>
          <table:table-cell table:style-name="ce52" office:value-type="string" calcext:value-type="string">
            <text:p>Da un texto con las letras separadas por espacios</text:p>
          </table:table-cell>
          <table:table-cell table:style-name="ce78" table:number-columns-repeated="2"/>
          <table:table-cell table:style-name="ce25" office:value-type="string" calcext:value-type="string">
            <text:p>Cálculo</text:p>
          </table:table-cell>
          <table:table-cell table:style-name="ce38"/>
          <table:table-cell table:style-name="ce78"/>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0" office:value-type="string" calcext:value-type="string">
            <text:p>nEspacios</text:p>
          </table:table-cell>
          <table:table-cell table:style-name="ce87" office:value-type="string" calcext:value-type="string">
            <text:p>N.º de espacios entre las letras (por defecto, 1)</text:p>
          </table:table-cell>
          <table:table-cell table:style-name="ce78" table:number-columns-repeated="2"/>
          <table:table-cell table:style-name="ce25" office:value-type="string" calcext:value-type="string">
            <text:p>Cálculo</text:p>
          </table:table-cell>
          <table:table-cell table:style-name="ce56" office:value-type="float" office:value="3" calcext:value-type="float">
            <text:p>3</text:p>
          </table:table-cell>
          <table:table-cell table:style-name="ce78"/>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78" table:number-columns-repeated="7"/>
          <table:table-cell table:number-columns-repeated="47"/>
        </table:table-row>
        <table:table-row table:style-name="ro1">
          <table:table-cell table:style-name="ce78" table:number-columns-repeated="5"/>
          <table:table-cell table:style-name="ce131" table:number-columns-repeated="2"/>
          <table:table-cell table:style-name="ce131" office:value-type="string" calcext:value-type="string">
            <text:p>Prefijo</text:p>
          </table:table-cell>
          <table:table-cell table:style-name="ce131" table:number-columns-repeated="2"/>
          <table:table-cell table:style-name="ce78" table:number-columns-repeated="7"/>
          <table:table-cell table:number-columns-repeated="47"/>
        </table:table-row>
        <table:table-row table:style-name="ro1">
          <table:table-cell table:style-name="ce24" office:value-type="string" calcext:value-type="string">
            <text:p>FactorSM(prefijo)</text:p>
          </table:table-cell>
          <table:table-cell table:style-name="ce78"/>
          <table:table-cell table:style-name="ce78" office:value-type="string" calcext:value-type="string">
            <text:p>Da el factor al que equivale el prefijo S.I</text:p>
          </table:table-cell>
          <table:table-cell table:style-name="ce78" table:number-columns-repeated="2"/>
          <table:table-cell table:style-name="ce38"/>
          <table:table-cell table:style-name="ce47"/>
          <table:table-cell table:style-name="ce25" office:value-type="string" calcext:value-type="string">
            <text:p>Y</text:p>
          </table:table-cell>
          <table:table-cell table:style-name="ce26" table:formula="of:=FACTORSM([.H75])" office:value-type="float" office:value="1E+024" calcext:value-type="float">
            <text:p>1E+024</text:p>
          </table:table-cell>
          <table:table-cell table:style-name="ce38" table:formula="of:=FORMULA([.I75])" office:value-type="string" office:string-value="=FACTORSM(H75)" calcext:value-type="string">
            <text:p>=FACTORSM(H75)</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office:value-type="string" calcext:value-type="string">
            <text:p>prefijo</text:p>
          </table:table-cell>
          <table:table-cell table:style-name="ce78" office:value-type="string" calcext:value-type="string">
            <text:p>y, z, a, f, p, n, µ, m, c, d, de la, h, k, M, G, T, P, Y, Z, Y</text:p>
          </table:table-cell>
          <table:table-cell table:style-name="ce78" table:number-columns-repeated="2"/>
          <table:table-cell table:style-name="ce38"/>
          <table:table-cell table:style-name="ce78"/>
          <table:table-cell table:style-name="ce25" office:value-type="string" calcext:value-type="string">
            <text:p>da</text:p>
          </table:table-cell>
          <table:table-cell table:style-name="ce26" table:formula="of:=FACTORSM([.H76])" office:value-type="float" office:value="10" calcext:value-type="float">
            <text:p>10</text:p>
          </table:table-cell>
          <table:table-cell table:style-name="ce38" table:formula="of:=FORMULA([.I76])" office:value-type="string" office:string-value="=FACTORSM(H76)" calcext:value-type="string">
            <text:p>=FACTORSM(H76)</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table-cell table:style-name="ce48"/>
          <table:table-cell table:style-name="ce78" office:value-type="string" calcext:value-type="string">
            <text:p>Para micro puede usarse «u» o «µ»</text:p>
          </table:table-cell>
          <table:table-cell table:style-name="ce78" table:number-columns-repeated="2"/>
          <table:table-cell table:style-name="ce38"/>
          <table:table-cell table:style-name="ce78"/>
          <table:table-cell table:style-name="ce25" office:value-type="string" calcext:value-type="string">
            <text:p>u</text:p>
          </table:table-cell>
          <table:table-cell table:style-name="ce26" table:formula="of:=FACTORSM([.H77])" office:value-type="float" office:value="0.000001" calcext:value-type="float">
            <text:p>0,000001</text:p>
          </table:table-cell>
          <table:table-cell table:style-name="ce38" table:formula="of:=FORMULA([.I77])" office:value-type="string" office:string-value="=FACTORSM(H77)" calcext:value-type="string">
            <text:p>=FACTORSM(H77)</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78" table:number-columns-repeated="5"/>
          <table:table-cell table:style-name="ce38"/>
          <table:table-cell table:style-name="ce78"/>
          <table:table-cell table:style-name="ce25" office:value-type="string" calcext:value-type="string">
            <text:p>µ</text:p>
          </table:table-cell>
          <table:table-cell table:style-name="ce26" table:formula="of:=FACTORSM([.H78])" office:value-type="float" office:value="0.000001" calcext:value-type="float">
            <text:p>0,000001</text:p>
          </table:table-cell>
          <table:table-cell table:style-name="ce38" table:formula="of:=FORMULA([.I78])" office:value-type="string" office:string-value="=FACTORSM(H78)" calcext:value-type="string">
            <text:p>=FACTORSM(H78)</text:p>
          </table:table-cell>
          <table:table-cell table:style-name="ce78" table:number-columns-repeated="2"/>
          <table:table-cell table:style-name="ce38"/>
          <table:table-cell table:style-name="ce78" table:number-columns-repeated="4"/>
          <table:table-cell table:number-columns-repeated="47"/>
        </table:table-row>
        <table:table-row table:style-name="ro1">
          <table:table-cell table:style-name="ce26"/>
          <table:table-cell table:style-name="ce48"/>
          <table:table-cell table:style-name="ce78" table:number-columns-repeated="3"/>
          <table:table-cell table:style-name="ce38" office:value-type="string" calcext:value-type="string">
            <text:p>Rango</text:p>
          </table:table-cell>
          <table:table-cell table:style-name="ce3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a el máximo de los valores absolutos de un rango</text:p>
          </table:table-cell>
          <table:table-cell table:style-name="ce38" table:number-columns-repeated="2"/>
          <table:table-cell table:style-name="ce56" office:value-type="string" calcext:value-type="string">
            <text:p>-6,02×10⁷</text:p>
          </table:table-cell>
          <table:table-cell table:style-name="ce78" table:number-columns-repeated="2"/>
          <table:table-cell table:style-name="ce78" table:formula="of:=MAXABS([.F80:.F82])" office:value-type="float" office:value="60200000" calcext:value-type="float">
            <text:p>60200000</text:p>
          </table:table-cell>
          <table:table-cell table:style-name="ce38" table:formula="of:=FORMULA([.I80])" office:value-type="string" office:string-value="=MAXABS(F80:F82)" calcext:value-type="string">
            <text:p>=MAXABS(F80:F82)</text:p>
          </table:table-cell>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2359000" calcext:value-type="float">
            <text:p>-2359000</text:p>
          </table:table-cell>
          <table:table-cell table:style-name="ce38" table:number-columns-repeated="4"/>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56" office:value-type="float" office:value="1234567" calcext:value-type="float">
            <text:p>1234567</text:p>
          </table:table-cell>
          <table:table-cell table:style-name="ce38" table:number-columns-repeated="4"/>
          <table:table-cell table:style-name="ce78" table:number-columns-repeated="7"/>
          <table:table-cell table:number-columns-repeated="47"/>
        </table:table-row>
        <table:table-row table:style-name="ro1">
          <table:table-cell table:style-name="ce19"/>
          <table:table-cell table:style-name="ce78" table:number-columns-repeated="4"/>
          <table:table-cell table:style-name="ce26" office:value-type="string" calcext:value-type="string">
            <text:p>número</text:p>
          </table:table-cell>
          <table:table-cell table:style-name="ce71" office:value-type="string" calcext:value-type="string">
            <text:p>cifras</text:p>
          </table:table-cell>
          <table:table-cell table:style-name="ce78"/>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78"/>
          <table:table-cell table:style-name="ce78" office:value-type="string" calcext:value-type="string">
            <text:p>Da un texto con el número en notación científica</text:p>
          </table:table-cell>
          <table:table-cell table:style-name="ce78" table:number-columns-repeated="2"/>
          <table:table-cell table:style-name="ce56" office:value-type="float" office:value="0.000025898" calcext:value-type="float">
            <text:p>0,000025898</text:p>
          </table:table-cell>
          <table:table-cell table:style-name="ce56" office:value-type="float" office:value="6" calcext:value-type="float">
            <text:p>6</text:p>
          </table:table-cell>
          <table:table-cell table:style-name="ce38"/>
          <table:table-cell table:style-name="ce26" table:formula="of:=NOTACIEN([.F84];[.G84])" office:value-type="string" office:string-value="2,58980·10⁻⁵" calcext:value-type="string">
            <text:p>2,58980·10⁻⁵</text:p>
          </table:table-cell>
          <table:table-cell table:style-name="ce38" table:formula="of:=FORMULA([.I84])" office:value-type="string" office:string-value="=NOTACIEN(F84;G84)" calcext:value-type="string">
            <text:p>=NOTACIEN(F84;G84)</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78" office:value-type="string" calcext:value-type="string">
            <text:p>El n.º de cifras significativas (si no se ponen, usa 3)</text:p>
          </table:table-cell>
          <table:table-cell table:style-name="ce78" table:number-columns-repeated="2"/>
          <table:table-cell table:style-name="ce56" table:formula="of:=[.F84]" office:value-type="float" office:value="0.000025898" calcext:value-type="float">
            <text:p>0,000025898</text:p>
          </table:table-cell>
          <table:table-cell table:style-name="ce78"/>
          <table:table-cell table:style-name="ce47" office:value-type="string" calcext:value-type="string">
            <text:p>aspa</text:p>
          </table:table-cell>
          <table:table-cell table:style-name="ce26" table:formula="of:=NOTACIEN([.F85])" office:value-type="string" office:string-value="2,59·10⁻⁵" calcext:value-type="string">
            <text:p>2,59·10⁻⁵</text:p>
          </table:table-cell>
          <table:table-cell table:style-name="ce38" table:formula="of:=FORMULA([.I85])" office:value-type="string" office:string-value="=NOTACIEN(F85)" calcext:value-type="string">
            <text:p>=NOTACIEN(F85)</text:p>
          </table:table-cell>
          <table:table-cell table:style-name="ce38"/>
          <table:table-cell table:style-name="ce78"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78" office:value-type="string" calcext:value-type="string">
            <text:p>Si no se pone o es 0: «·10<text:span text:style-name="T4">ⁿ</text:span>». Si se pone y no es 0: «×10<text:span text:style-name="T4">ⁿ</text:span>»</text:p>
          </table:table-cell>
          <table:table-cell table:style-name="ce78" table:number-columns-repeated="2"/>
          <table:table-cell table:style-name="ce56" office:value-type="float" office:value="2013" calcext:value-type="float">
            <text:p>2013</text:p>
          </table:table-cell>
          <table:table-cell table:style-name="ce56" office:value-type="float" office:value="2" calcext:value-type="float">
            <text:p>2</text:p>
          </table:table-cell>
          <table:table-cell table:style-name="ce56" office:value-type="float" office:value="1" calcext:value-type="float">
            <text:p>1</text:p>
          </table:table-cell>
          <table:table-cell table:style-name="ce26" table:formula="of:=NOTACIEN([.F86];[.G86];[.H86])" office:value-type="string" office:string-value="2,0×10³" calcext:value-type="string">
            <text:p>2,0×10³</text:p>
          </table:table-cell>
          <table:table-cell table:style-name="ce38" table:formula="of:=FORMULA([.I86])" office:value-type="string" office:string-value="=NOTACIEN(F86;G86;H86)" calcext:value-type="string">
            <text:p>=NOTACIEN(F86;G86;H86)</text:p>
          </table:table-cell>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3" office:value-type="string" calcext:value-type="string">
            <text:p>cifras</text:p>
          </table:table-cell>
          <table:table-cell table:style-name="ce73" office:value-type="string" calcext:value-type="string">
            <text:p>umbral</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NumForma(número; cifras; umbral)</text:p>
          </table:table-cell>
          <table:table-cell table:style-name="ce78"/>
          <table:table-cell table:style-name="ce53" office:value-type="string" calcext:value-type="string">
            <text:p>Da un texto con el número en notación decimal o científica</text:p>
          </table:table-cell>
          <table:table-cell table:style-name="ce78" table:number-columns-repeated="2"/>
          <table:table-cell table:style-name="ce56"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2" calcext:value-type="float">
            <text:p>2</text:p>
          </table:table-cell>
          <table:table-cell table:style-name="ce26" table:formula="of:=NUMFORMA([.F88];[.G88];[.H88])" office:value-type="string" office:string-value="0,01235" calcext:value-type="string">
            <text:p>0,01235</text:p>
          </table:table-cell>
          <table:table-cell table:style-name="ce38" table:formula="of:=FORMULA([.I88])" office:value-type="string" office:string-value="=NUMFORMA(F88;G88;H88)" calcext:value-type="string">
            <text:p>=NUMFORMA(F88;G88;H88)</text:p>
          </table:table-cell>
          <table:table-cell table:style-name="ce78"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i |número|&lt;1 y la 1ª posición decimal es menor o igual que «umbral»</text:p>
          </table:table-cell>
          <table:table-cell table:style-name="ce53"/>
          <table:table-cell table:style-name="ce78" table:number-columns-repeated="2"/>
          <table:table-cell table:style-name="ce56" table:formula="of:=[.F88]" office:value-type="float" office:value="0.0123456" calcext:value-type="float">
            <text:p>0,0123456</text:p>
          </table:table-cell>
          <table:table-cell table:style-name="ce56" office:value-type="float" office:value="4" calcext:value-type="float">
            <text:p>4</text:p>
          </table:table-cell>
          <table:table-cell table:style-name="ce56" office:value-type="float" office:value="1" calcext:value-type="float">
            <text:p>1</text:p>
          </table:table-cell>
          <table:table-cell table:style-name="ce26" table:formula="of:=NUMFORMA([.F89];[.G89];[.H89])" office:value-type="string" office:string-value="1,235·10⁻²" calcext:value-type="string">
            <text:p>1,235·10⁻²</text:p>
          </table:table-cell>
          <table:table-cell table:style-name="ce38" table:formula="of:=FORMULA([.I89])" office:value-type="string" office:string-value="=NUMFORMA(F89;G89;H89)" calcext:value-type="string">
            <text:p>=NUMFORMA(F89;G89;H89)</text:p>
          </table:table-cell>
          <table:table-cell table:style-name="ce78" table:number-columns-repeated="7"/>
          <table:table-cell table:number-columns-repeated="47"/>
        </table:table-row>
        <table:table-row table:style-name="ro1">
          <table:table-cell table:style-name="ce127" office:value-type="string" calcext:value-type="string">
            <text:p>decimal</text:p>
          </table:table-cell>
          <table:table-cell table:style-name="ce87" office:value-type="string" calcext:value-type="string">
            <text:p>si |número|&gt;1 y el n.º de cifras de la parte entera es menor o igual que «umbral»</text:p>
          </table:table-cell>
          <table:table-cell table:style-name="ce87"/>
          <table:table-cell table:style-name="ce78" table:number-columns-repeated="2"/>
          <table:table-cell table:style-name="ce56" office:value-type="float" office:value="1234" calcext:value-type="float">
            <text:p>1234</text:p>
          </table:table-cell>
          <table:table-cell table:style-name="ce56"/>
          <table:table-cell table:style-name="ce56" office:value-type="float" office:value="4" calcext:value-type="float">
            <text:p>4</text:p>
          </table:table-cell>
          <table:table-cell table:style-name="ce26" table:formula="of:=NUMFORMA([.F90];[.G90];[.H90])" office:value-type="string" office:string-value="1230" calcext:value-type="string">
            <text:p>1230</text:p>
          </table:table-cell>
          <table:table-cell table:style-name="ce38" table:formula="of:=FORMULA([.I90])" office:value-type="string" office:string-value="=NUMFORMA(F90;G90;H90)" calcext:value-type="string">
            <text:p>=NUMFORMA(F90;G90;H90)</text:p>
          </table:table-cell>
          <table:table-cell table:style-name="ce78"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en el resto de los casos</text:p>
          </table:table-cell>
          <table:table-cell table:style-name="ce78" table:number-columns-repeated="3"/>
          <table:table-cell table:style-name="ce56" table:formula="of:=[.F90]" office:value-type="float" office:value="1234" calcext:value-type="float">
            <text:p>1234</text:p>
          </table:table-cell>
          <table:table-cell table:style-name="ce56"/>
          <table:table-cell table:style-name="ce56" office:value-type="float" office:value="3" calcext:value-type="float">
            <text:p>3</text:p>
          </table:table-cell>
          <table:table-cell table:style-name="ce26" table:formula="of:=NUMFORMA([.F91];[.G91];[.H91])" office:value-type="string" office:string-value="1,23·10³" calcext:value-type="string">
            <text:p>1,23·10³</text:p>
          </table:table-cell>
          <table:table-cell table:style-name="ce38" table:formula="of:=FORMULA([.I91])" office:value-type="string" office:string-value="=NUMFORMA(F91;G91;H91)" calcext:value-type="string">
            <text:p>=NUMFORMA(F91;G91;H91)</text:p>
          </table:table-cell>
          <table:table-cell table:style-name="ce78" table:number-columns-repeated="7"/>
          <table:table-cell table:number-columns-repeated="47"/>
        </table:table-row>
        <table:table-row table:style-name="ro1">
          <table:table-cell table:style-name="ce78"/>
          <table:table-cell table:style-name="ce51" office:value-type="string" calcext:value-type="string">
            <text:p>número</text:p>
          </table:table-cell>
          <table:table-cell table:style-name="ce87" office:value-type="string" calcext:value-type="string">
            <text:p>El número que se va a convertir en texto</text:p>
          </table:table-cell>
          <table:table-cell table:style-name="ce78" table:number-columns-repeated="2"/>
          <table:table-cell table:style-name="ce56" office:value-type="float" office:value="-0.0014" calcext:value-type="float">
            <text:p>-0,0014</text:p>
          </table:table-cell>
          <table:table-cell table:style-name="ce56"/>
          <table:table-cell table:style-name="ce56" office:value-type="float" office:value="2" calcext:value-type="float">
            <text:p>2</text:p>
          </table:table-cell>
          <table:table-cell table:style-name="ce26" table:formula="of:=NUMFORMA([.F92];[.G92];[.H92])" office:value-type="string" office:string-value="-1,40·10⁻³" calcext:value-type="string">
            <text:p>-1,40·10⁻³</text:p>
          </table:table-cell>
          <table:table-cell table:style-name="ce38" table:formula="of:=FORMULA([.I92])" office:value-type="string" office:string-value="=NUMFORMA(F92;G92;H92)" calcext:value-type="string">
            <text:p>=NUMFORMA(F92;G92;H92)</text:p>
          </table:table-cell>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umbral</text:p>
          </table:table-cell>
          <table:table-cell table:style-name="ce53" office:value-type="string" calcext:value-type="string">
            <text:p>Decide entre notación decimal o científica (por defecto, 3)</text:p>
          </table:table-cell>
          <table:table-cell table:style-name="ce78" table:number-columns-repeated="2"/>
          <table:table-cell table:style-name="ce73" table:number-columns-repeated="3"/>
          <table:table-cell table:style-name="ce26"/>
          <table:table-cell table:style-name="ce38"/>
          <table:table-cell table:style-name="ce78" table:number-columns-repeated="7"/>
          <table:table-cell table:number-columns-repeated="47"/>
        </table:table-row>
        <table:table-row table:style-name="ro1">
          <table:table-cell table:style-name="ce78" table:number-columns-repeated="5"/>
          <table:table-cell table:style-name="ce26" office:value-type="string" calcext:value-type="string">
            <text:p>número</text:p>
          </table:table-cell>
          <table:table-cell table:style-name="ce78"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78" table:number-columns-repeated="7"/>
          <table:table-cell table:number-columns-repeated="47"/>
        </table:table-row>
        <table:table-row table:style-name="ro1">
          <table:table-cell table:style-name="ce24" office:value-type="string" calcext:value-type="string">
            <text:p>PrefSM(número)</text:p>
          </table:table-cell>
          <table:table-cell table:style-name="ce78"/>
          <table:table-cell table:style-name="ce78" office:value-type="string" calcext:value-type="string">
            <text:p>Da el prefijo S.I. del múltiplo o submúltiplo (10³)ⁿ</text:p>
          </table:table-cell>
          <table:table-cell table:style-name="ce78" table:number-columns-repeated="2"/>
          <table:table-cell table:style-name="ce56" office:value-type="float" office:value="0.0000935" calcext:value-type="float">
            <text:p>0,0000935</text:p>
          </table:table-cell>
          <table:table-cell table:style-name="ce47"/>
          <table:table-cell table:style-name="ce78"/>
          <table:table-cell table:style-name="ce87" table:formula="of:=PREFSM([.F96])" office:value-type="string" office:string-value="µ" calcext:value-type="string">
            <text:p>µ</text:p>
          </table:table-cell>
          <table:table-cell table:style-name="ce38" table:formula="of:=FORMULA([.I96])" office:value-type="string" office:string-value="=PREFSM(F96)" calcext:value-type="string">
            <text:p>=PREFSM(F96)</text:p>
          </table:table-cell>
          <table:table-cell table:style-name="ce78" table:number-columns-repeated="7"/>
          <table:table-cell table:number-columns-repeated="47"/>
        </table:table-row>
        <table:table-row table:style-name="ro1">
          <table:table-cell table:style-name="ce78"/>
          <table:table-cell table:style-name="ce48"/>
          <table:table-cell table:style-name="ce78" office:value-type="string" calcext:value-type="string">
            <text:p>en el que aparece entre 1 y 999</text:p>
          </table:table-cell>
          <table:table-cell table:style-name="ce78" table:number-columns-repeated="2"/>
          <table:table-cell table:style-name="ce78" table:formula="of:=[.F96]&amp;&quot; J =&quot;" office:value-type="string" office:string-value="0,0000935 J =" calcext:value-type="string">
            <text:p>0,0000935 J =</text:p>
          </table:table-cell>
          <table:table-cell table:style-name="ce78" table:number-columns-repeated="2"/>
          <table:table-cell table:style-name="ce73" table:formula="of:=ASUBMULT([.F96])&amp;&quot;J&quot;" office:value-type="string" office:string-value="93,5 µJ" calcext:value-type="string">
            <text:p>93,5 µJ</text:p>
          </table:table-cell>
          <table:table-cell table:style-name="ce38"/>
          <table:table-cell table:style-name="ce78" table:number-columns-repeated="7"/>
          <table:table-cell table:number-columns-repeated="47"/>
        </table:table-row>
        <table:table-row table:style-name="ro1">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table-cell table:style-name="ce24" office:value-type="string" calcext:value-type="string">
            <text:p>VaciarCeldasNoProteg</text:p>
          </table:table-cell>
          <table:table-cell table:style-name="ce78"/>
          <table:table-cell table:style-name="ce87" office:value-type="string" calcext:value-type="string">
            <text:p>Borra las celdas no protegidas en el rang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26"/>
          <table:table-cell table:style-name="ce48"/>
          <table:table-cell table:style-name="ce87" office:value-type="string" calcext:value-type="string">
            <text:p>seleccionado. Si no hay nada seleccionado</text:p>
          </table:table-cell>
          <table:table-cell table:style-name="ce78" table:number-columns-repeated="2"/>
          <table:table-cell table:style-name="ce38" table:number-columns-repeated="5"/>
          <table:table-cell table:style-name="ce78" table:number-columns-repeated="7"/>
          <table:table-cell table:number-columns-repeated="47"/>
        </table:table-row>
        <table:table-row table:style-name="ro1">
          <table:table-cell table:style-name="ce78" office:value-type="string" calcext:value-type="string">
            <text:p>(se ejecuta al hacer clic</text:p>
          </table:table-cell>
          <table:table-cell table:style-name="ce78"/>
          <table:table-cell table:style-name="ce87" office:value-type="string" calcext:value-type="string">
            <text:p>borra las celdas no protegidas en el rango</text:p>
          </table:table-cell>
          <table:table-cell table:style-name="ce78"/>
          <table:table-cell table:style-name="ce78" office:value-type="string" calcext:value-type="string">
            <text:p>B1:M30</text:p>
          </table:table-cell>
          <table:table-cell table:style-name="ce38" table:number-columns-repeated="5"/>
          <table:table-cell table:style-name="ce78" table:number-columns-repeated="7"/>
          <table:table-cell table:number-columns-repeated="47"/>
        </table:table-row>
        <table:table-row table:style-name="ro1">
          <table:table-cell table:style-name="ce38" office:value-type="string" calcext:value-type="string">
            <text:p>en el botón «Borrar datos»)</text:p>
          </table:table-cell>
          <table:table-cell table:style-name="ce38"/>
          <table:table-cell table:style-name="ce87" office:value-type="string" calcext:value-type="string">
            <text:p>Borra números, fechas/horas, textos y fórmulas.</text:p>
          </table:table-cell>
          <table:table-cell table:style-name="ce38" table:number-columns-repeated="7"/>
          <table:table-cell table:style-name="ce78"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7"/>
          <table:table-cell table:style-name="ce78" table:number-columns-repeated="7"/>
          <table:table-cell table:number-columns-repeated="47"/>
        </table:table-row>
        <table:table-row table:style-name="ro1" table:number-rows-repeated="6">
          <table:table-cell table:style-name="ce26"/>
          <table:table-cell table:style-name="ce48"/>
          <table:table-cell table:style-name="ce78" table:number-columns-repeated="3"/>
          <table:table-cell table:style-name="ce38" table:number-columns-repeated="5"/>
          <table:table-cell table:style-name="ce78" table:number-columns-repeated="7"/>
          <table:table-cell table:number-columns-repeated="47"/>
        </table:table-row>
        <table:table-row table:style-name="ro1" table:number-rows-repeated="3">
          <table:table-cell table:style-name="ce78" table:number-columns-repeated="2"/>
          <table:table-cell table:style-name="ce53"/>
          <table:table-cell table:style-name="ce78" table:number-columns-repeated="14"/>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4">
          <table:table-cell table:number-columns-repeated="64"/>
        </table:table-row>
        <table:table-row table:style-name="ro2" table:number-rows-repeated="2">
          <table:table-cell table:number-columns-repeated="64"/>
        </table:table-row>
        <table:table-row table:style-name="ro2">
          <table:table-cell table:number-columns-repeated="64"/>
        </table:table-row>
      </table:table>
      <table:table table:name="Ayuda" table:style-name="ta1" table:protected="true">
        <loext:table-protection loext:select-protected-cells="true" loext:select-unprotected-cells="true"/>
        <office:forms form:automatic-focus="false" form:apply-design-mode="false"/>
        <table:table-column table:style-name="co10" table:number-columns-repeated="2" table:default-cell-style-name="Default"/>
        <table:table-column table:style-name="co11" table:default-cell-style-name="Default"/>
        <table:table-column table:style-name="co10" table:number-columns-repeated="6" table:default-cell-style-name="Default"/>
        <table:table-column table:style-name="co12" table:default-cell-style-name="Default"/>
        <table:table-column table:style-name="co10" table:number-columns-repeated="17" table:default-cell-style-name="Default"/>
        <table:table-row table:style-name="ro1">
          <table:table-cell table:style-name="ce91" office:value-type="string" calcext:value-type="string">
            <text:p>Ayuda</text:p>
          </table:table-cell>
          <table:table-cell table:style-name="ce87" table:number-columns-repeated="8"/>
          <table:table-cell table:style-name="ce374" office:value-type="string" calcext:value-type="string">
            <text:p><text:a xlink:href="#CifrasSign" xlink:type="simple">Cifras significativas</text:a></text:p>
          </table:table-cell>
          <table:table-cell table:style-name="ce374" table:number-columns-repeated="2"/>
          <table:table-cell table:style-name="ce87"/>
          <table:table-cell table:style-name="ce78" office:value-type="string" calcext:value-type="string">
            <text:p>Ir a…</text:p>
          </table:table-cell>
          <table:table-cell table:style-name="ce87"/>
          <table:table-cell office:value-type="string" calcext:value-type="string">
            <text:p>↲</text:p>
          </table:table-cell>
          <table:table-cell table:number-columns-repeated="10"/>
          <table:table-cell table:style-name="ce98" office:value-type="string" calcext:value-type="string">
            <text:p>Clic y pinchar en la flecha</text:p>
          </table:table-cell>
        </table:table-row>
        <table:table-row table:style-name="ro1">
          <table:table-cell table:style-name="ce83"/>
          <table:table-cell table:style-name="ce87" table:number-columns-repeated="8"/>
          <table:table-cell table:style-name="ce374" office:value-type="string" calcext:value-type="string">
            <text:p><text:a xlink:href="#CopiarResultado" xlink:type="simple">Copiar un resultado en otra celda</text:a></text:p>
          </table:table-cell>
          <table:table-cell table:style-name="ce374" table:number-columns-repeated="2"/>
          <table:table-cell table:style-name="ce87"/>
          <table:table-cell table:style-name="ce374" office:value-type="string" calcext:value-type="string">
            <text:p><text:a xlink:href="#Indice" xlink:type="simple">Índice</text:a></text:p>
          </table:table-cell>
          <table:table-cell table:style-name="ce87"/>
          <table:table-cell table:number-columns-repeated="11"/>
          <table:table-cell table:style-name="ce98" office:value-type="string" calcext:value-type="string">
            <text:p>Desplegar</text:p>
          </table:table-cell>
        </table:table-row>
        <table:table-row table:style-name="ro1">
          <table:table-cell table:style-name="ce84" office:value-type="string" calcext:value-type="string">
            <text:p>Teclado y ratón</text:p>
          </table:table-cell>
          <table:table-cell table:style-name="ce134"/>
          <table:table-cell table:style-name="ce148"/>
          <table:table-cell table:style-name="ce134"/>
          <table:table-cell table:style-name="ce148"/>
          <table:table-cell table:style-name="ce134"/>
          <table:table-cell table:style-name="ce87" table:number-columns-repeated="3"/>
          <table:table-cell table:style-name="ce374" office:value-type="string" calcext:value-type="string">
            <text:p><text:a xlink:href="#BorrarTodo" xlink:type="simple">El botón «Borrar datos» no va</text:a></text:p>
          </table:table-cell>
          <table:table-cell table:style-name="ce374" table:number-columns-repeated="2"/>
          <table:table-cell table:style-name="ce87"/>
          <table:table-cell table:style-name="ce374" office:value-type="string" calcext:value-type="string">
            <text:p><text:a xlink:href="#Introd" xlink:type="simple">Introducción</text:a></text:p>
          </table:table-cell>
          <table:table-cell table:style-name="ce87"/>
          <table:table-cell table:number-columns-repeated="12"/>
        </table:table-row>
        <table:table-row table:style-name="ro1">
          <table:table-cell table:style-name="ce87" office:value-type="string" calcext:value-type="string">
            <text:p>clic</text:p>
          </table:table-cell>
          <table:table-cell table:style-name="ce134" office:value-type="string" calcext:value-type="string">
            <text:p>Elegir</text:p>
          </table:table-cell>
          <table:table-cell table:style-name="ce148"/>
          <table:table-cell table:style-name="ce87" office:value-type="string" calcext:value-type="string">
            <text:p>Pulsar con el dedo índice el botón del ratón.</text:p>
          </table:table-cell>
          <table:table-cell table:style-name="ce148"/>
          <table:table-cell table:style-name="ce87" table:number-columns-repeated="4"/>
          <table:table-cell table:style-name="ce374" office:value-type="string" calcext:value-type="string">
            <text:p><text:a xlink:href="#Hipervinculos" xlink:type="simple">Enlaces</text:a></text:p>
          </table:table-cell>
          <table:table-cell table:style-name="ce374" table:number-columns-repeated="2"/>
          <table:table-cell table:style-name="ce87"/>
          <table:table-cell table:style-name="ce374" office:value-type="string" calcext:value-type="string">
            <text:p><text:a xlink:href="#DescrFunc" xlink:type="simple">Funciones</text:a></text:p>
          </table:table-cell>
          <table:table-cell table:style-name="ce87"/>
          <table:table-cell table:number-columns-repeated="12"/>
        </table:table-row>
        <table:table-row table:style-name="ro1">
          <table:table-cell table:style-name="ce87" office:value-type="string" calcext:value-type="string">
            <text:p>Ctrl clic</text:p>
          </table:table-cell>
          <table:table-cell table:style-name="ce134" office:value-type="string" calcext:value-type="string">
            <text:p>Ir al enlace</text:p>
          </table:table-cell>
          <table:table-cell table:style-name="ce148"/>
          <table:table-cell table:style-name="ce87" office:value-type="string" calcext:value-type="string">
            <text:p>Pulsar con el dedo índice el botón del ratón mientras</text:p>
          </table:table-cell>
          <table:table-cell table:style-name="ce148"/>
          <table:table-cell table:style-name="ce87" table:number-columns-repeated="4"/>
          <table:table-cell table:style-name="ce46" office:value-type="string" calcext:value-type="string">
            <text:p><text:a xlink:href="#ErrorAbrir" xlink:type="simple">Error al abrir una hoja de cálculo</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table-cell table:style-name="ce134"/>
          <table:table-cell table:style-name="ce148"/>
          <table:table-cell table:style-name="ce87" office:value-type="string" calcext:value-type="string">
            <text:p><text:s/>pulsa con la otra mano en la tecla Control («Ctrl»)</text:p>
          </table:table-cell>
          <table:table-cell table:style-name="ce148"/>
          <table:table-cell table:style-name="ce87" table:number-columns-repeated="4"/>
          <table:table-cell table:style-name="ce374" office:value-type="string" calcext:value-type="string">
            <text:p><text:a xlink:href="#ErrorResult" xlink:type="simple">Errores en los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table-cell table:style-name="ce134" office:value-type="string" calcext:value-type="string">
            <text:p>Pulsar a la vez las teclas Control y M</text:p>
          </table:table-cell>
          <table:table-cell table:style-name="ce148"/>
          <table:table-cell table:style-name="ce87" table:number-columns-repeated="4"/>
          <table:table-cell table:style-name="ce374" office:value-type="string" calcext:value-type="string">
            <text:p><text:a xlink:href="#ElegirOEscribir" xlink:type="simple">Escribir d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C</text:p>
          </table:table-cell>
          <table:table-cell table:style-name="ce134" office:value-type="string" calcext:value-type="string">
            <text:p>Copiar</text:p>
          </table:table-cell>
          <table:table-cell table:style-name="ce148"/>
          <table:table-cell table:style-name="ce134" office:value-type="string" calcext:value-type="string">
            <text:p>Pulsar a la vez las teclas Control y C</text:p>
          </table:table-cell>
          <table:table-cell table:style-name="ce148" table:number-columns-repeated="2"/>
          <table:table-cell table:style-name="ce87" table:number-columns-repeated="3"/>
          <table:table-cell table:style-name="ce374" office:value-type="string" calcext:value-type="string">
            <text:p><text:a xlink:href="#Formatos" xlink:type="simple">Format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V</text:p>
          </table:table-cell>
          <table:table-cell table:style-name="ce134" office:value-type="string" calcext:value-type="string">
            <text:p>Pegar</text:p>
          </table:table-cell>
          <table:table-cell table:style-name="ce148"/>
          <table:table-cell table:style-name="ce134" office:value-type="string" calcext:value-type="string">
            <text:p>Pulsar a la vez las teclas Control y V</text:p>
          </table:table-cell>
          <table:table-cell table:style-name="ce148" table:number-columns-repeated="2"/>
          <table:table-cell table:style-name="ce87" table:number-columns-repeated="3"/>
          <table:table-cell table:style-name="ce374" office:value-type="string" calcext:value-type="string">
            <text:p><text:a xlink:href="#InstrComun" xlink:type="simple">Instrucciones generale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8">⇑ V</text:span></text:p>
          </table:table-cell>
          <table:table-cell table:style-name="ce134" office:value-type="string" calcext:value-type="string">
            <text:p>Pegado especial</text:p>
          </table:table-cell>
          <table:table-cell table:style-name="ce148"/>
          <table:table-cell table:style-name="ce134" office:value-type="string" calcext:value-type="string">
            <text:p>Pulsar a la vez las teclas Control, Mayúscula y V</text:p>
          </table:table-cell>
          <table:table-cell table:style-name="ce148" table:number-columns-repeated="2"/>
          <table:table-cell table:style-name="ce87" table:number-columns-repeated="3"/>
          <table:table-cell table:style-name="ce374" office:value-type="string" calcext:value-type="string">
            <text:p><text:a xlink:href="#InstrOtros" xlink:type="simple">Instrucciones para 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Ctrl <text:span text:style-name="T9">⇑ F9</text:span></text:p>
          </table:table-cell>
          <table:table-cell table:style-name="ce134" office:value-type="string" calcext:value-type="string">
            <text:p>Cálculo incondicional </text:p>
          </table:table-cell>
          <table:table-cell table:style-name="ce148"/>
          <table:table-cell table:style-name="ce134" office:value-type="string" calcext:value-type="string">
            <text:p>Pulsar a la vez las teclas Control, Mayúscula y F9</text:p>
          </table:table-cell>
          <table:table-cell table:style-name="ce148" table:number-columns-repeated="2"/>
          <table:table-cell table:style-name="ce87" table:number-columns-repeated="3"/>
          <table:table-cell table:style-name="ce374" office:value-type="string" calcext:value-type="string">
            <text:p><text:a xlink:href="#InstrResult" xlink:type="simple">Instrucciones para resultados</text:a></text:p>
          </table:table-cell>
          <table:table-cell table:style-name="ce374" table:number-columns-repeated="2"/>
          <table:table-cell table:style-name="ce87" table:number-columns-repeated="3"/>
          <table:table-cell table:number-columns-repeated="12"/>
        </table:table-row>
        <table:table-row table:style-name="ro1">
          <table:table-cell table:style-name="ce87" table:number-columns-repeated="2"/>
          <table:table-cell table:style-name="ce148" table:number-columns-repeated="4"/>
          <table:table-cell table:style-name="ce87" table:number-columns-repeated="3"/>
          <table:table-cell table:style-name="ce374" office:value-type="string" calcext:value-type="string">
            <text:p><text:a xlink:href="#CopiaDatos" xlink:type="simple">Llevar los datos de los ejemplos a l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91" office:value-type="string" calcext:value-type="string">
            <text:p>Enlaces</text:p>
          </table:table-cell>
          <table:table-cell table:style-name="ce87" table:number-columns-repeated="4"/>
          <table:table-cell table:style-name="ce135"/>
          <table:table-cell table:style-name="ce87" table:number-columns-repeated="3"/>
          <table:table-cell table:style-name="ce374" office:value-type="string" calcext:value-type="string">
            <text:p><text:a xlink:href="#NoSePueden" xlink:type="simple">No se puede escribir en las celda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Los enlaces son celdas con este aspecto</text:p>
          </table:table-cell>
          <table:table-cell table:style-name="ce87" table:number-columns-repeated="2"/>
          <table:table-cell table:style-name="ce374" office:value-type="string" calcext:value-type="string">
            <text:p><text:a xlink:href="#Hipervinculos" xlink:type="simple">Enlaces</text:a></text:p>
          </table:table-cell>
          <table:table-cell table:style-name="ce87"/>
          <table:table-cell table:style-name="ce135"/>
          <table:table-cell table:style-name="ce87" table:number-columns-repeated="3"/>
          <table:table-cell table:style-name="ce374" office:value-type="string" calcext:value-type="string">
            <text:p><text:a xlink:href="#OtrosCalc" xlink:type="simple">Otros cálculos</text:a></text:p>
          </table:table-cell>
          <table:table-cell table:style-name="ce374" table:number-columns-repeated="2"/>
          <table:table-cell table:style-name="ce87" table:number-columns-repeated="3"/>
          <table:table-cell table:number-columns-repeated="12"/>
        </table:table-row>
        <table:table-row table:style-name="ro1">
          <table:table-cell table:style-name="ce87" office:value-type="string" calcext:value-type="string">
            <text:p>Para seguir un enlace pulse la tecla Control («Ctrl») mientras hace clic en la celda.</text:p>
          </table:table-cell>
          <table:table-cell table:style-name="ce87" table:number-columns-repeated="5"/>
          <table:table-cell table:style-name="ce87" office:value-type="string" calcext:value-type="string">
            <text:p>Ctrl clic</text:p>
          </table:table-cell>
          <table:table-cell table:style-name="ce87" table:number-columns-repeated="2"/>
          <table:table-cell table:style-name="ce374" office:value-type="string" calcext:value-type="string">
            <text:p><text:a xlink:href="#clic" xlink:type="simple">Teclado y ratón</text:a></text:p>
          </table:table-cell>
          <table:table-cell table:style-name="ce374" table:number-columns-repeated="2"/>
          <table:table-cell table:style-name="ce87" table:number-columns-repeated="3"/>
          <table:table-cell table:number-columns-repeated="12"/>
        </table:table-row>
        <table:table-row table:style-name="ro1">
          <table:table-cell table:style-name="ce101" office:value-type="string" calcext:value-type="string">
            <text:p>Si prefiere seguir el enlace sin tener que presionar la tecla Control, vaya al menú</text:p>
          </table:table-cell>
          <table:table-cell table:style-name="ce23" table:number-columns-repeated="8"/>
          <table:table-cell table:style-name="ce87" table:number-columns-repeated="6"/>
          <table:table-cell table:number-columns-repeated="12"/>
        </table:table-row>
        <table:table-row table:style-name="ro1">
          <table:table-cell table:style-name="ce9" office:value-type="string" calcext:value-type="string">
            <text:p>Herramientas → Opciones → LibreOffice → Seguridad → Opciones de seguridad y alertas</text:p>
          </table:table-cell>
          <table:table-cell table:style-name="ce967" table:number-columns-repeated="3"/>
          <table:table-cell table:style-name="ce9"/>
          <table:table-cell table:style-name="ce967" table:number-columns-repeated="2"/>
          <table:table-cell table:style-name="ce23" table:number-columns-repeated="2"/>
          <table:table-cell table:style-name="ce87" table:number-columns-repeated="6"/>
          <table:table-cell table:number-columns-repeated="12"/>
        </table:table-row>
        <table:table-row table:style-name="ro1">
          <table:table-cell table:style-name="ce87" office:value-type="string" calcext:value-type="string">
            <text:p>clic en botón</text:p>
          </table:table-cell>
          <table:table-cell table:style-name="ce5" office:value-type="string" calcext:value-type="string">
            <text:p>Opciones</text:p>
          </table:table-cell>
          <table:table-cell table:style-name="ce87" office:value-type="string" calcext:value-type="string">
            <text:p><text:s/>y desmarque:</text:p>
          </table:table-cell>
          <table:table-cell table:style-name="ce9" office:value-type="string" calcext:value-type="string">
            <text:p><text:span text:style-name="T10"></text:span> Ctrl + pulsación para abrir hiperenlaces</text:p>
          </table:table-cell>
          <table:table-cell table:style-name="ce967" table:number-columns-repeated="2"/>
          <table:table-cell table:style-name="ce87" table:number-columns-repeated="9"/>
          <table:table-cell table:number-columns-repeated="12"/>
        </table:table-row>
        <table:table-row table:style-name="ro1">
          <table:table-cell table:style-name="ce87" office:value-type="string" calcext:value-type="string">
            <text:p>También puede ir a otra hoja haciendo clic en una de las pestañas de la parte inferior:</text:p>
          </table:table-cell>
          <table:table-cell table:style-name="ce87" table:number-columns-repeated="14"/>
          <table:table-cell table:number-columns-repeated="12"/>
        </table:table-row>
        <table:table-row table:style-name="ro1">
          <table:table-cell table:style-name="ce15" office:value-type="string" calcext:value-type="string">
            <text:p>Introd</text:p>
          </table:table-cell>
          <table:table-cell table:style-name="ce36" office:value-type="string" calcext:value-type="string">
            <text:p>Ayuda</text:p>
          </table:table-cell>
          <table:table-cell table:style-name="ce49" office:value-type="string" calcext:value-type="string">
            <text:p>Indice</text:p>
          </table:table-cell>
          <table:table-cell table:style-name="ce49" office:value-type="string" calcext:value-type="string">
            <text:p>Satelites</text:p>
          </table:table-cell>
          <table:table-cell table:style-name="ce49" office:value-type="string" calcext:value-type="string">
            <text:p>D_Satelites</text:p>
          </table:table-cell>
          <table:table-cell table:style-name="ce49" office:value-type="string" calcext:value-type="string">
            <text:p>Refraccion</text:p>
          </table:table-cell>
          <table:table-cell table:style-name="ce134" table:number-columns-repeated="2"/>
          <table:table-cell table:style-name="ce87" table:number-columns-repeated="7"/>
          <table:table-cell table:number-columns-repeated="12"/>
        </table:table-row>
        <table:table-row table:style-name="ro1">
          <table:table-cell table:style-name="ce83"/>
          <table:table-cell table:style-name="ce87"/>
          <table:table-cell table:style-name="ce148" table:number-columns-repeated="4"/>
          <table:table-cell table:style-name="ce134" table:number-columns-repeated="2"/>
          <table:table-cell table:style-name="ce87" table:number-columns-repeated="7"/>
          <table:table-cell table:number-columns-repeated="12"/>
        </table:table-row>
        <table:table-row table:style-name="ro1">
          <table:table-cell table:style-name="ce91" office:value-type="string" calcext:value-type="string">
            <text:p>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101" office:value-type="string" calcext:value-type="string">
            <text:p>En todas las hojas existen tres tipos de celdas para elegir o escribir datos</text:p>
          </table:table-cell>
          <table:table-cell table:style-name="ce87"/>
          <table:table-cell table:style-name="ce148" table:number-columns-repeated="6"/>
          <table:table-cell table:style-name="ce87" table:number-columns-repeated="7"/>
          <table:table-cell table:number-columns-repeated="12"/>
        </table:table-row>
        <table:table-row table:style-name="ro1">
          <table:table-cell table:style-name="ce87" office:value-type="string" calcext:value-type="string">
            <text:p>a) Menú</text:p>
          </table:table-cell>
          <table:table-cell table:style-name="Desplegable" table:content-validation-name="val2" office:value-type="string" calcext:value-type="string" table:number-columns-spanned="2" table:number-rows-spanned="1">
            <text:p>Clic y pinchar en la flecha</text:p>
          </table:table-cell>
          <table:covered-table-cell table:style-name="ce148"/>
          <table:table-cell table:style-name="ce87" office:value-type="string" calcext:value-type="string">
            <text:p>Las celdas de color salmón son para elegir en una lista de opcione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101" office:value-type="string" calcext:value-type="string">
            <text:p>Haga clic en ella y aparecerá a su derecha una flecha hacia abajo.</text:p>
          </table:table-cell>
          <table:table-cell table:style-name="ce148"/>
          <table:table-cell table:style-name="ce130"/>
          <table:table-cell table:style-name="ce148"/>
          <table:table-cell table:style-name="ce148">
            <draw:line table:end-cell-address="Ayuda.F25" table:end-x="1.686cm" table:end-y="0.425cm" draw:z-index="0" draw:style-name="gr1" draw:text-style-name="P1" svg:x1="1.686cm" svg:y1="0.002cm" svg:x2="1.686cm" svg:y2="0.425cm">
              <text:p/>
            </draw:line>
          </table:table-cell>
          <table:table-cell table:style-name="ce101" office:value-type="string" calcext:value-type="string">
            <text:p>Al pulsar en ella <text:s/>se despliegan las opciones.</text:p>
          </table:table-cell>
          <table:table-cell table:style-name="ce148"/>
          <table:table-cell table:style-name="ce87" table:number-columns-repeated="7"/>
          <table:table-cell table:number-columns-repeated="12"/>
        </table:table-row>
        <table:table-row table:style-name="ro1">
          <table:table-cell table:style-name="ce87"/>
          <table:table-cell table:style-name="ce2" office:value-type="string" calcext:value-type="string">
            <text:p>¡No copie nunca una celda de Menú (color salmón) en otra! Desaparecerán los menús.</text:p>
          </table:table-cell>
          <table:table-cell table:style-name="ce78" table:number-columns-repeated="5"/>
          <table:table-cell table:style-name="ce148"/>
          <table:table-cell table:style-name="ce87" table:number-columns-repeated="7"/>
          <table:table-cell table:number-columns-repeated="12"/>
        </table:table-row>
        <table:table-row table:style-name="ro1">
          <table:table-cell table:style-name="ce87"/>
          <table:table-cell table:style-name="ce87" office:value-type="string" calcext:value-type="string">
            <text:p>Si no hizo la copia de seguridad, la única solución es</text:p>
          </table:table-cell>
          <table:table-cell table:style-name="ce78" table:number-columns-repeated="2"/>
          <table:table-cell table:style-name="ce87"/>
          <table:table-cell table:style-name="ce46" office:value-type="string" calcext:value-type="string">
            <text:p><text:a xlink:href="https://alfonbarba.github.io/GitHub/Calculos/FisicaBachLabEs.ods" xlink:type="simple">descargar</text:a></text:p>
          </table:table-cell>
          <table:table-cell table:style-name="ce87" office:value-type="string" calcext:value-type="string">
            <text:p>otra vez este documento.</text:p>
          </table:table-cell>
          <table:table-cell table:style-name="ce148"/>
          <table:table-cell table:style-name="ce87" table:number-columns-repeated="7"/>
          <table:table-cell table:number-columns-repeated="12"/>
        </table:table-row>
        <table:table-row table:style-name="ro1">
          <table:table-cell table:style-name="ce87" office:value-type="string" calcext:value-type="string">
            <text:p>b) Valores</text:p>
          </table:table-cell>
          <table:table-cell table:style-name="ce56"/>
          <table:table-cell table:style-name="ce148"/>
          <table:table-cell table:style-name="ce87" office:value-type="string" calcext:value-type="string">
            <text:p>Las celdas de color blanco con borde azul se emplean para escribir valores numéricos, textos numéricos o fórmulas</text:p>
          </table:table-cell>
          <table:table-cell table:style-name="ce148" table:number-columns-repeated="4"/>
          <table:table-cell table:style-name="ce87" table:number-columns-repeated="7"/>
          <table:table-cell table:number-columns-repeated="12"/>
        </table:table-row>
        <table:table-row table:style-name="ro1">
          <table:table-cell table:style-name="ce87"/>
          <table:table-cell table:style-name="ce87" office:value-type="string" calcext:value-type="string">
            <text:p>Puede elegir en la barra de herramientas el formato</text:p>
          </table:table-cell>
          <table:table-cell table:style-name="ce148" table:number-columns-repeated="3"/>
          <table:table-cell table:style-name="ce154" office:value-type="string" calcext:value-type="string">
            <text:p>científico</text:p>
          </table:table-cell>
          <table:table-cell table:style-name="ce122" office:value-type="string" calcext:value-type="string">
            <text:p>o general</text:p>
          </table:table-cell>
          <table:table-cell table:style-name="ce154" office:value-type="string" calcext:value-type="string">
            <text:p>y añadir o</text:p>
          </table:table-cell>
          <table:table-cell table:style-name="ce87" office:value-type="string" calcext:value-type="string">
            <text:p>eliminar decimales </text:p>
          </table:table-cell>
          <table:table-cell table:style-name="ce87" table:number-columns-repeated="6"/>
          <table:table-cell table:number-columns-repeated="12"/>
        </table:table-row>
        <table:table-row table:style-name="ro1">
          <table:table-cell table:style-name="ce87"/>
          <table:table-cell table:style-name="ce87" office:value-type="string" calcext:value-type="string">
            <text:p>haciendo clic en uno de los iconos <text:s/>(LibreOffice 7.3)</text:p>
          </table:table-cell>
          <table:table-cell table:style-name="ce148"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60" office:value-type="string" calcext:value-type="string">
            <text:p>,00+</text:p>
          </table:table-cell>
          <table:table-cell table:style-name="ce161" office:value-type="string" calcext:value-type="string">
            <text:p>,00<text:span text:style-name="T14">×</text:span></text:p>
          </table:table-cell>
          <table:table-cell table:style-name="ce87" table:number-columns-repeated="6"/>
          <table:table-cell table:number-columns-repeated="12"/>
        </table:table-row>
        <table:table-row table:style-name="ro1">
          <table:table-cell table:style-name="ce87" office:value-type="string" calcext:value-type="string">
            <text:p>c) Etiquetas</text:p>
          </table:table-cell>
          <table:table-cell table:style-name="ce25"/>
          <table:table-cell table:style-name="ce148"/>
          <table:table-cell table:style-name="ce87" office:value-type="string" calcext:value-type="string">
            <text:p>Las celdas de color blanco con borde negro se emplean para escribir textos, pero no fórmulas</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Si escribe un número en ellas, será considerado como texto y no desaparecerán los ceros a la derecha de la coma decimal</text:p>
          </table:table-cell>
          <table:table-cell table:style-name="ce148"/>
          <table:table-cell table:style-name="ce87" table:number-columns-repeated="4"/>
          <table:table-cell table:style-name="ce140"/>
          <table:table-cell table:style-name="ce87" table:number-columns-repeated="5"/>
          <table:table-cell table:number-columns-repeated="12"/>
        </table:table-row>
        <table:table-row table:style-name="ro1">
          <table:table-cell table:style-name="ce87" table:number-columns-repeated="2"/>
          <table:table-cell table:style-name="ce148"/>
          <table:table-cell table:style-name="ce148" office:value-type="string" calcext:value-type="string">
            <text:p>P. ej.</text:p>
          </table:table-cell>
          <table:table-cell table:style-name="ce25" office:value-type="string" calcext:value-type="string">
            <text:p>3,250</text:p>
          </table:table-cell>
          <table:table-cell table:style-name="ce87" office:value-type="string" calcext:value-type="string">
            <text:p>frente a</text:p>
          </table:table-cell>
          <table:table-cell table:style-name="ce56" table:formula="of:=AVALOR([.E33])" office:value-type="float" office:value="3.25" calcext:value-type="float">
            <text:p>3,25</text:p>
          </table:table-cell>
          <table:table-cell table:style-name="ce87" table:number-columns-repeated="2"/>
          <table:table-cell table:style-name="ce140"/>
          <table:table-cell table:style-name="ce87" table:number-columns-repeated="5"/>
          <table:table-cell table:number-columns-repeated="12"/>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83" office:value-type="string" calcext:value-type="string">
            <text:p>Cifras significativas</text:p>
          </table:table-cell>
          <table:table-cell table:style-name="ce87"/>
          <table:table-cell table:style-name="ce56"/>
          <table:table-cell table:style-name="ce133" table:formula="of:=IF(ISBLANK([.C35]);3&amp;REPT(&quot; &quot;;22);&quot;&quot;)" office:value-type="string" office:string-value="3                      " calcext:value-type="string">
            <text:p>3 <text:s text:c="21"/></text:p>
          </table:table-cell>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e puede elegir el número de cifras significativas (1 a 6)</text:p>
          </table:table-cell>
          <table:table-cell table:style-name="ce87" table:number-columns-repeated="5"/>
          <table:table-cell table:style-name="ce127"/>
          <table:table-cell table:style-name="ce87" office:value-type="string" calcext:value-type="string">
            <text:p>se muestra cómo</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5" office:value-type="string" calcext:value-type="string">
            <text:p>con las que aparecerán los resultados, pero no se usan en los cálculos intermedios.</text:p>
          </table:table-cell>
          <table:table-cell table:style-name="ce87" table:number-columns-repeated="5"/>
          <table:table-cell table:style-name="ce56"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87" table:number-columns-repeated="7"/>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i se borra, aparece un 3 como opción por defecto.</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91" office:value-type="string" calcext:value-type="string">
            <text:p>OTR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3"/>
          <table:table-cell table:style-name="ce177" table:number-columns-repeated="2"/>
          <table:table-cell table:number-columns-repeated="7"/>
        </table:table-row>
        <table:table-row table:style-name="ro1">
          <table:table-cell table:style-name="ce87" office:value-type="string" calcext:value-type="string">
            <text:p>Son las celdas en las que puede hacer otros cálculos distintos a los previstos.</text:p>
          </table:table-cell>
          <table:table-cell table:style-name="ce87" table:number-columns-repeated="14"/>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3"/>
          <table:table-cell table:style-name="ce177" table:number-columns-repeated="2"/>
          <table:table-cell table:number-columns-repeated="7"/>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26" office:value-type="string" calcext:value-type="string">
            <text:p>Fórmula: </text:p>
          </table:table-cell>
          <table:table-cell table:style-name="ce56" table:number-columns-repeated="5"/>
          <table:table-cell table:style-name="ce134"/>
          <table:table-cell table:style-name="ce87" table:number-columns-repeated="8"/>
          <table:table-cell table:number-columns-repeated="3"/>
          <table:table-cell table:style-name="ce177" table:number-columns-repeated="2"/>
          <table:table-cell table:number-columns-repeated="7"/>
        </table:table-row>
        <table:table-row table:style-name="ro1">
          <table:table-cell table:style-name="ce87" table:number-columns-repeated="15"/>
          <table:table-cell table:number-columns-repeated="12"/>
        </table:table-row>
        <table:table-row table:style-name="ro1">
          <table:table-cell table:style-name="ce101" office:value-type="string" calcext:value-type="string">
            <text:p>Escriba las ecuaciones de cálculo en las celdas de color blanco con borde azul.</text:p>
          </table:table-cell>
          <table:table-cell table:style-name="ce87" table:number-columns-repeated="14"/>
          <table:table-cell table:number-columns-repeated="12"/>
        </table:table-row>
        <table:table-row table:style-name="ro1">
          <table:table-cell table:style-name="ce101" office:value-type="string" calcext:value-type="string">
            <text:p>Es posible que necesite usar la función AVALOR para convertir el contenido de una celda en un número</text:p>
          </table:table-cell>
          <table:table-cell table:style-name="ce87" table:number-columns-repeated="14"/>
          <table:table-cell table:number-columns-repeated="12"/>
        </table:table-row>
        <table:table-row table:style-name="ro1">
          <table:table-cell table:style-name="ce101" office:value-type="string" calcext:value-type="string">
            <text:p>(aunque su aspecto sea el de un número).</text:p>
          </table:table-cell>
          <table:table-cell table:style-name="ce87" table:number-columns-repeated="14"/>
          <table:table-cell table:number-columns-repeated="12"/>
        </table:table-row>
        <table:table-row table:style-name="ro1">
          <table:table-cell table:style-name="ce101" office:value-type="string" calcext:value-type="string">
            <text:p>Puede escribir una etiqueta para la magnitud en las celdas a la derecha de «Etiqueta»</text:p>
          </table:table-cell>
          <table:table-cell table:style-name="ce87" table:number-columns-repeated="5"/>
          <table:table-cell table:style-name="ce127" office:value-type="string" calcext:value-type="string">
            <text:p>Período</text:p>
          </table:table-cell>
          <table:table-cell table:style-name="ce87" table:number-columns-repeated="8"/>
          <table:table-cell table:number-columns-repeated="12"/>
        </table:table-row>
        <table:table-row table:style-name="ro1">
          <table:table-cell table:style-name="ce101" office:value-type="string" calcext:value-type="string">
            <text:p>P. ej. para calcular el número de vueltas en un movimiento circular</text:p>
          </table:table-cell>
          <table:table-cell table:style-name="ce87"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87" office:value-type="string" calcext:value-type="string">
            <text:p>s</text:p>
          </table:table-cell>
          <table:table-cell table:style-name="ce87" table:number-columns-repeated="7"/>
          <table:table-cell table:number-columns-repeated="12"/>
        </table:table-row>
        <table:table-row table:style-name="ro1">
          <table:table-cell table:style-name="ce101" office:value-type="string" calcext:value-type="string">
            <text:p>Celda de borde negro a la derecha de «Etiqueta»</text:p>
          </table:table-cell>
          <table:table-cell table:style-name="ce87" table:number-columns-repeated="2"/>
          <table:table-cell table:style-name="ce139"/>
          <table:table-cell table:style-name="ce25" office:value-type="string" calcext:value-type="string">
            <text:p>N.º vueltas</text:p>
          </table:table-cell>
          <table:table-cell table:style-name="ce87" table:number-columns-repeated="10"/>
          <table:table-cell table:number-columns-repeated="12"/>
        </table:table-row>
        <table:table-row table:style-name="ro1">
          <table:table-cell table:style-name="ce101" office:value-type="string" calcext:value-type="string">
            <text:p>Celda de borde azul debajo de ella:</text:p>
          </table:table-cell>
          <table:table-cell table:style-name="ce87" table:number-columns-repeated="2"/>
          <table:table-cell table:style-name="ce139"/>
          <table:table-cell table:style-name="ce56" table:formula="of:=FORMULA([.C56])" office:value-type="string" office:string-value="=1/AVALOR(G51)" calcext:value-type="string">
            <text:p>=1/AVALOR(G51)</text:p>
          </table:table-cell>
          <table:table-cell table:style-name="ce87" table:number-columns-repeated="10"/>
          <table:table-cell table:number-columns-repeated="12"/>
        </table:table-row>
        <table:table-row table:style-name="ro1">
          <table:table-cell table:style-name="ce155" table:formula="of:=[$Indice.$H$4]" office:value-type="string" office:string-value="O     T     R     O     S           C     Á     L     C     U     L     O     S" calcext:value-type="string" table:number-columns-spanned="6" table:number-rows-spanned="1">
            <text:p>O <text:s text:c="4"/>T <text:s text:c="4"/>R <text:s text:c="4"/>O <text:s text:c="4"/>S <text:s text:c="10"/>C <text:s text:c="4"/>Á <text:s text:c="4"/>L <text:s text:c="4"/>C <text:s text:c="4"/>U <text:s text:c="4"/>L <text:s text:c="4"/>O <text:s text:c="4"/>S</text:p>
          </table:table-cell>
          <table:covered-table-cell table:number-columns-repeated="4" table:style-name="ce139"/>
          <table:covered-table-cell table:style-name="ce134"/>
          <table:table-cell table:style-name="ce134"/>
          <table:table-cell table:style-name="ce87"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ueltas</text:p>
          </table:table-cell>
          <table:table-cell table:style-name="ce25" table:number-columns-repeated="3"/>
          <table:table-cell table:style-name="ce134"/>
          <table:table-cell table:style-name="ce87" table:number-columns-repeated="8"/>
          <table:table-cell table:number-columns-repeated="12"/>
        </table:table-row>
        <table:table-row table:style-name="ro1">
          <table:table-cell table:style-name="ce26" office:value-type="string" calcext:value-type="string">
            <text:p>Fórmula: </text:p>
          </table:table-cell>
          <table:table-cell table:style-name="ce56"/>
          <table:table-cell table:style-name="ce56" table:formula="of:=1/AVALOR([.G51])" office:value-type="float" office:value="0.000189393939393939" calcext:value-type="float">
            <text:p>0,000189393939393939</text:p>
          </table:table-cell>
          <table:table-cell table:style-name="ce56" table:number-columns-repeated="3"/>
          <table:table-cell table:style-name="ce134"/>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Format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Las celdas pierden el formato si se copia en ellas datos de otro tipo de celda.</text:p>
          </table:table-cell>
          <table:table-cell table:style-name="ce87" table:number-columns-repeated="14"/>
          <table:table-cell table:number-columns-repeated="12"/>
        </table:table-row>
        <table:table-row table:style-name="ro1">
          <table:table-cell table:style-name="ce101" office:value-type="string" calcext:value-type="string">
            <text:p>Si alguna de las celdas de color blanco con borde azul pierde el formato, sólo tiene que copiar una celda similar</text:p>
          </table:table-cell>
          <table:table-cell table:style-name="ce87" table:number-columns-repeated="14"/>
          <table:table-cell table:number-columns-repeated="12"/>
        </table:table-row>
        <table:table-row table:style-name="ro1">
          <table:table-cell table:style-name="ce101" office:value-type="string" calcext:value-type="string">
            <text:p>y pegarla en el sitio de la que dejó de funcionar.</text:p>
          </table:table-cell>
          <table:table-cell table:style-name="ce87" table:number-columns-repeated="14"/>
          <table:table-cell table:number-columns-repeated="12"/>
        </table:table-row>
        <table:table-row table:style-name="ro1">
          <table:table-cell table:style-name="ce101" office:value-type="string" calcext:value-type="string">
            <text:p>Para evitar pérdidas de formato copie y, en vez de pegar, haga un</text:p>
          </table:table-cell>
          <table:table-cell table:style-name="ce87" table:number-columns-repeated="14"/>
          <table:table-cell table:number-columns-repeated="12"/>
        </table:table-row>
        <table:table-row table:style-name="ro1">
          <table:table-cell table:style-name="ce9" office:value-type="string" calcext:value-type="string">
            <text:p>Editar → Pegado especial</text:p>
          </table:table-cell>
          <table:table-cell table:style-name="ce9"/>
          <table:table-cell table:style-name="ce101" office:value-type="string" calcext:value-type="string">
            <text:p>o pulse al mismo tiempo las teclas Ctrl Mayúscula V (Ctrl ⇑ V)</text:p>
          </table:table-cell>
          <table:table-cell table:style-name="ce87" table:number-columns-repeated="12"/>
          <table:table-cell table:number-columns-repeated="12"/>
        </table:table-row>
        <table:table-row table:style-name="ro1">
          <table:table-cell table:style-name="ce101" office:value-type="string" calcext:value-type="string">
            <text:p>y desmarque la opción</text:p>
          </table:table-cell>
          <table:table-cell table:style-name="ce87" table:number-columns-repeated="14"/>
          <table:table-cell table:number-columns-repeated="12"/>
        </table:table-row>
        <table:table-row table:style-name="ro1">
          <table:table-cell table:style-name="ce75" office:value-type="string" calcext:value-type="string">
            <text:p><text:span text:style-name="T10"></text:span> Formatos</text:p>
          </table:table-cell>
          <table:table-cell table:style-name="ce87" table:number-columns-repeated="14"/>
          <table:table-cell table:number-columns-repeated="12"/>
        </table:table-row>
        <table:table-row table:style-name="ro1">
          <table:table-cell table:style-name="ce101" office:value-type="string" calcext:value-type="string">
            <text:p>Para cambiar el formato numérico de una celda de borde azul, elija el tipo de formato de la</text:p>
          </table:table-cell>
          <table:table-cell table:style-name="ce87" table:number-columns-repeated="14"/>
          <table:table-cell table:number-columns-repeated="12"/>
        </table:table-row>
        <table:table-row table:style-name="ro1">
          <table:table-cell table:style-name="ce101" office:value-type="string" calcext:value-type="string">
            <text:p>segunda barra de herramientas. Si no aparecen los formatos que necesita, 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 → Personalizar → (pestaña) Barras de herramientas </text:p>
          </table:table-cell>
          <table:table-cell table:style-name="ce9" table:number-columns-repeated="4"/>
          <table:table-cell table:style-name="ce87" table:number-columns-repeated="10"/>
          <table:table-cell table:number-columns-repeated="12"/>
        </table:table-row>
        <table:table-row table:style-name="ro1">
          <table:table-cell table:style-name="ce85" office:value-type="string" calcext:value-type="string">
            <text:p>y bajo «Destino» elija</text:p>
          </table:table-cell>
          <table:table-cell table:style-name="ce87" table:number-columns-repeated="14"/>
          <table:table-cell table:number-columns-repeated="12"/>
        </table:table-row>
        <table:table-row table:style-name="ro1">
          <table:table-cell table:style-name="ce9" office:value-type="string" calcext:value-type="string">
            <text:p>Formato → 12 Formato numérico</text:p>
          </table:table-cell>
          <table:table-cell table:style-name="ce9" table:number-columns-repeated="2"/>
          <table:table-cell table:style-name="ce87" table:number-columns-repeated="12"/>
          <table:table-cell table:number-columns-repeated="12"/>
        </table:table-row>
        <table:table-row table:style-name="ro1">
          <table:table-cell table:style-name="ce101" office:value-type="string" calcext:value-type="string">
            <text:p>baje hasta que encuentre</text:p>
          </table:table-cell>
          <table:table-cell table:style-name="ce87" table:number-columns-repeated="14"/>
          <table:table-cell table:number-columns-repeated="12"/>
        </table:table-row>
        <table:table-row table:style-name="ro1">
          <table:table-cell table:style-name="ce9" office:value-type="string" calcext:value-type="string">
            <text:p>E Científico</text:p>
          </table:table-cell>
          <table:table-cell table:style-name="ce87" table:number-columns-repeated="14"/>
          <table:table-cell table:number-columns-repeated="12"/>
        </table:table-row>
        <table:table-row table:style-name="ro1">
          <table:table-cell table:style-name="ce101" office:value-type="string" calcext:value-type="string">
            <text:p>y márquelo.</text:p>
          </table:table-cell>
          <table:table-cell table:style-name="ce87" table:number-columns-repeated="14"/>
          <table:table-cell table:number-columns-repeated="12"/>
        </table:table-row>
        <table:table-row table:style-name="ro1">
          <table:table-cell table:style-name="ce101" office:value-type="string" calcext:value-type="string">
            <text:p>Si aparecen demasiados decimales o formato exponencial cuando no lo necesita</text:p>
          </table:table-cell>
          <table:table-cell table:style-name="ce87" table:number-columns-repeated="14"/>
          <table:table-cell table:number-columns-repeated="12"/>
        </table:table-row>
        <table:table-row table:style-name="ro1">
          <table:table-cell table:style-name="ce101" office:value-type="string" calcext:value-type="string">
            <text:p>haga clic en la celda y pulse a la vez las teclas</text:p>
          </table:table-cell>
          <table:table-cell table:style-name="ce87" table:number-columns-repeated="3"/>
          <table:table-cell table:style-name="ce87" office:value-type="string" calcext:value-type="string">
            <text:p>Ctrl <text:span text:style-name="T4">M</text:span></text:p>
          </table:table-cell>
          <table:table-cell table:style-name="ce101" office:value-type="string" calcext:value-type="string">
            <text:p>(Eliminar formato directo)</text:p>
          </table:table-cell>
          <table:table-cell table:style-name="ce87" table:number-columns-repeated="9"/>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piar un resultado en otra celd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n la celda donde se desea colocar un valor que es el resultado de un apartado anterior</text:p>
          </table:table-cell>
          <table:table-cell table:style-name="ce87" table:number-columns-repeated="14"/>
          <table:table-cell table:number-columns-repeated="12"/>
        </table:table-row>
        <table:table-row table:style-name="ro1">
          <table:table-cell table:style-name="ce85" office:value-type="string" calcext:value-type="string">
            <text:p>se escribe</text:p>
          </table:table-cell>
          <table:table-cell table:style-name="ce121" office:value-type="string" calcext:value-type="string">
            <text:p>=AVALOR()</text:p>
          </table:table-cell>
          <table:table-cell table:style-name="ce87" office:value-type="string" calcext:value-type="string">
            <text:p><text:s/></text:p>
          </table:table-cell>
          <table:table-cell table:style-name="ce87" table:number-columns-repeated="12"/>
          <table:table-cell table:number-columns-repeated="12"/>
        </table:table-row>
        <table:table-row table:style-name="ro1">
          <table:table-cell table:style-name="ce101" office:value-type="string" calcext:value-type="string">
            <text:p>Se hace clic en medio de los paréntesis de esta fórmula</text:p>
          </table:table-cell>
          <table:table-cell table:style-name="ce87" table:number-columns-repeated="14"/>
          <table:table-cell table:number-columns-repeated="12"/>
        </table:table-row>
        <table:table-row table:style-name="ro1">
          <table:table-cell table:style-name="ce101" office:value-type="string" calcext:value-type="string">
            <text:p>y después se hace clic en la celda que contiene el resultado que se quiere copiar.</text:p>
          </table:table-cell>
          <table:table-cell table:style-name="ce87" table:number-columns-repeated="14"/>
          <table:table-cell table:number-columns-repeated="12"/>
        </table:table-row>
        <table:table-row table:style-name="ro1">
          <table:table-cell table:style-name="ce101" office:value-type="string" calcext:value-type="string">
            <text:p>Se lleva el cursor a la fila de entrada donde aparece la fórmula, se hace clic y se pulsa la tecla «F9»</text:p>
          </table:table-cell>
          <table:table-cell table:style-name="ce87" table:number-columns-repeated="14"/>
          <table:table-cell table:number-columns-repeated="12"/>
        </table:table-row>
        <table:table-row table:style-name="ro1">
          <table:table-cell table:style-name="ce101" office:value-type="string" calcext:value-type="string">
            <text:p>Se pulsa la tecla ↲ («Intro») dos veces y el resultado queda guardado en la celda.</text:p>
          </table:table-cell>
          <table:table-cell table:style-name="ce87" table:number-columns-repeated="14"/>
          <table:table-cell table:number-columns-repeated="12"/>
        </table:table-row>
        <table:table-row table:style-name="ro1">
          <table:table-cell table:style-name="ce56"/>
          <table:table-cell table:style-name="ce87"/>
          <table:table-cell table:style-name="ce87" office:value-type="string" calcext:value-type="string">
            <text:p>Resultado:</text:p>
          </table:table-cell>
          <table:table-cell table:style-name="ce87" table:formula="of:=NUMFORMA(PI();5)" office:value-type="string" office:string-value="3,1416" calcext:value-type="string">
            <text:p>3,1416</text:p>
          </table:table-cell>
          <table:table-cell table:style-name="ce87" table:number-columns-repeated="11"/>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Como llevar los datos de los ejemplos a los cálcul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87" table:number-columns-repeated="2"/>
          <table:table-cell table:style-name="ce127" office:value-type="string" calcext:value-type="string">
            <text:p>Seleccione la zona de color blanco</text:p>
          </table:table-cell>
          <table:table-cell table:style-name="ce87" office:value-type="string" calcext:value-type="string">
            <text:p>con el ratón</text:p>
          </table:table-cell>
          <table:table-cell table:style-name="ce87" office:value-type="string" calcext:value-type="string">
            <text:p>haciendo clic en la celda de color blanco y borde azul de arriba a la izquierda</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y pulsando con la otra mano en la tecla Control («ctrl»), mientras hace clic en la celda de abajo a la derecha, </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comprobando que no haya celdas seleccionadas que no sean de color blanco y borde azul.</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Copie</text:p>
          </table:table-cell>
          <table:table-cell table:style-name="ce87" office:value-type="string" calcext:value-type="string">
            <text:p>(Ctrl C)</text:p>
          </table:table-cell>
          <table:table-cell table:style-name="ce87" office:value-type="string" calcext:value-type="string">
            <text:p>pulsando a la vez las teclas Control y C</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Vuelva la pestaña de cálculo</text:p>
          </table:table-cell>
          <table:table-cell table:style-name="ce87"/>
          <table:table-cell table:style-name="ce87" office:value-type="string" calcext:value-type="string">
            <text:p>pulsando con la otra mano en la tecla Mayúsculas («⇑») mientras hace clic en Cálculo en la hoja de datos</text:p>
          </table:table-cell>
          <table:table-cell table:style-name="ce87" table:number-columns-repeated="10"/>
          <table:table-cell table:number-columns-repeated="12"/>
        </table:table-row>
        <table:table-row table:style-name="ro1">
          <table:table-cell table:style-name="ce87" table:number-columns-repeated="2"/>
          <table:table-cell table:style-name="ce127"/>
          <table:table-cell table:style-name="ce87"/>
          <table:table-cell table:style-name="ce87" office:value-type="string" calcext:value-type="string">
            <text:p>o haciendo clic en la pestaña correspondiente en la parte inferior</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Señale la primera celda semejante</text:p>
          </table:table-cell>
          <table:table-cell table:style-name="ce87" office:value-type="string" calcext:value-type="string">
            <text:p>con el ratón</text:p>
          </table:table-cell>
          <table:table-cell table:style-name="ce87" office:value-type="string" calcext:value-type="string">
            <text:p>haciendo clic en la primera celda semejante a la que ha copiado</text:p>
          </table:table-cell>
          <table:table-cell table:style-name="ce87" table:number-columns-repeated="10"/>
          <table:table-cell table:number-columns-repeated="12"/>
        </table:table-row>
        <table:table-row table:style-name="ro1">
          <table:table-cell table:style-name="ce87" table:number-columns-repeated="2"/>
          <table:table-cell table:style-name="ce127" office:value-type="string" calcext:value-type="string">
            <text:p>Pegue</text:p>
          </table:table-cell>
          <table:table-cell table:style-name="ce87" office:value-type="string" calcext:value-type="string">
            <text:p>(Ctrl V)</text:p>
          </table:table-cell>
          <table:table-cell table:style-name="ce87" office:value-type="string" calcext:value-type="string">
            <text:p>pulsando a la vez las teclas Control y V</text:p>
          </table:table-cell>
          <table:table-cell table:style-name="ce87" table:number-columns-repeated="10"/>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lgo no funciona</text:p>
          </table:table-cell>
          <table:table-cell table:style-name="ce87" table:number-columns-repeated="14"/>
          <table:table-cell table:number-columns-repeated="12"/>
        </table:table-row>
        <table:table-row table:style-name="ro1">
          <table:table-cell table:style-name="ce91" office:value-type="string" calcext:value-type="string">
            <text:p>No se pueden modificar las celdas protegida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l intentar escribir en una celda de borde azul aparece un mensaje</text:p>
          </table:table-cell>
          <table:table-cell table:style-name="ce87" table:number-columns-repeated="14"/>
          <table:table-cell table:number-columns-repeated="12"/>
        </table:table-row>
        <table:table-row table:style-name="ro1">
          <table:table-cell table:style-name="ce93" office:value-type="string" calcext:value-type="string">
            <text:p>No es posible modificar modificar las celdas protegidas.</text:p>
          </table:table-cell>
          <table:table-cell table:style-name="ce87" table:number-columns-repeated="14"/>
          <table:table-cell table:number-columns-repeated="12"/>
        </table:table-row>
        <table:table-row table:style-name="ro1">
          <table:table-cell table:style-name="ce94" office:value-type="string" calcext:value-type="string">
            <text:p>vay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Copie otra celda de borde azul y péguela en la celda en la que no podía escribir. </text:p>
          </table:table-cell>
          <table:table-cell table:style-name="ce87" table:number-columns-repeated="14"/>
          <table:table-cell table:number-columns-repeated="12"/>
        </table:table-row>
        <table:table-row table:style-name="ro1">
          <table:table-cell table:style-name="ce101" office:value-type="string" calcext:value-type="string">
            <text:p>Vuelva al menú</text:p>
          </table:table-cell>
          <table:table-cell table:style-name="ce87" table:number-columns-repeated="14"/>
          <table:table-cell table:number-columns-repeated="12"/>
        </table:table-row>
        <table:table-row table:style-name="ro1">
          <table:table-cell table:style-name="ce9" office:value-type="string" calcext:value-type="string">
            <text:p>Herramientas</text:p>
          </table:table-cell>
          <table:table-cell table:style-name="ce87" table:number-columns-repeated="14"/>
          <table:table-cell table:number-columns-repeated="12"/>
        </table:table-row>
        <table:table-row table:style-name="ro1">
          <table:table-cell table:style-name="ce101" office:value-type="string" calcext:value-type="string">
            <text:p>y haga clic en</text:p>
          </table:table-cell>
          <table:table-cell table:style-name="ce87" table:number-columns-repeated="14"/>
          <table:table-cell table:number-columns-repeated="12"/>
        </table:table-row>
        <table:table-row table:style-name="ro1">
          <table:table-cell table:style-name="ce9" office:value-type="string" calcext:value-type="string">
            <text:p>Proteger hoja</text:p>
          </table:table-cell>
          <table:table-cell table:style-name="ce87" table:number-columns-repeated="14"/>
          <table:table-cell table:number-columns-repeated="12"/>
        </table:table-row>
        <table:table-row table:style-name="ro1">
          <table:table-cell table:style-name="ce101" office:value-type="string" calcext:value-type="string">
            <text:p>(Si no lo hace probablemente pierda las ecuaciones que hacen funcionar la hoja)</text:p>
          </table:table-cell>
          <table:table-cell table:style-name="ce87" table:number-columns-repeated="4"/>
          <table:table-cell table:style-name="ce903"/>
          <table:table-cell table:style-name="ce87" table:number-columns-repeated="9"/>
          <table:table-cell table:number-columns-repeated="12"/>
        </table:table-row>
        <table:table-row table:style-name="ro1">
          <table:table-cell table:style-name="ce101" office:value-type="string" calcext:value-type="string">
            <text:p>Ahora debería poder escribir en la celda (o borrar su contenido)</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Aparecen errores en los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Si aparece</text:p>
          </table:table-cell>
          <table:table-cell table:style-name="ce122" table:formula="of:=NA()" office:value-type="string" office:string-value="" calcext:value-type="error">
            <text:p>#N/D</text:p>
          </table:table-cell>
          <table:table-cell table:style-name="ce101" office:value-type="string" calcext:value-type="string">
            <text:p>u otros errores en alguna celda habrá que revisar los menús desplegables.</text:p>
          </table:table-cell>
          <table:table-cell table:style-name="ce87" table:number-columns-repeated="12"/>
          <table:table-cell table:number-columns-repeated="12"/>
        </table:table-row>
        <table:table-row table:style-name="ro1">
          <table:table-cell table:style-name="ce101" office:value-type="string" calcext:value-type="string">
            <text:p>Lo más probable es que queden opciones de un problema anterior que ya no son válidas </text:p>
          </table:table-cell>
          <table:table-cell table:style-name="ce87" table:number-columns-repeated="14"/>
          <table:table-cell table:number-columns-repeated="12"/>
        </table:table-row>
        <table:table-row table:style-name="ro1">
          <table:table-cell table:style-name="ce101" office:value-type="string" calcext:value-type="string">
            <text:p>para el problema actual. Despliegue los menús en las celdas de color salmón y elija una de las opciones de la lista.</text:p>
          </table:table-cell>
          <table:table-cell table:style-name="ce87" table:number-columns-repeated="14"/>
          <table:table-cell table:number-columns-repeated="12"/>
        </table:table-row>
        <table:table-row table:style-name="ro1">
          <table:table-cell table:style-name="ce87" table:number-columns-repeated="15"/>
          <table:table-cell table:number-columns-repeated="12"/>
        </table:table-row>
        <table:table-row table:style-name="ro1">
          <table:table-cell table:style-name="ce91" office:value-type="string" calcext:value-type="string">
            <text:p>El botón «Borrar datos» no funciona</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1" office:value-type="string" calcext:value-type="string">
            <text:p>Es posible que los botones de formulario estén en modo diseño.</text:p>
          </table:table-cell>
          <table:table-cell table:style-name="ce87" table:number-columns-repeated="14"/>
          <table:table-cell table:number-columns-repeated="12"/>
        </table:table-row>
        <table:table-row table:style-name="ro1">
          <table:table-cell table:style-name="ce101" office:value-type="string" calcext:value-type="string">
            <text:p>Pruebe con</text:p>
          </table:table-cell>
          <table:table-cell table:style-name="ce87" table:number-columns-repeated="14"/>
          <table:table-cell table:number-columns-repeated="12"/>
        </table:table-row>
        <table:table-row table:style-name="ro1">
          <table:table-cell table:style-name="ce9" office:value-type="string" calcext:value-type="string">
            <text:p>Ver → Barras de herramientas → Diseño de formulario</text:p>
          </table:table-cell>
          <table:table-cell table:style-name="ce9" table:number-columns-repeated="3"/>
          <table:table-cell table:style-name="ce35"/>
          <table:table-cell table:style-name="ce87" table:number-columns-repeated="10"/>
          <table:table-cell table:number-columns-repeated="12"/>
        </table:table-row>
        <table:table-row table:style-name="ro1">
          <table:table-cell table:style-name="ce101" office:value-type="string" calcext:value-type="string">
            <text:p>y compruebe que el «Modo de diseño» no está activado.</text:p>
          </table:table-cell>
          <table:table-cell table:style-name="ce87" table:number-columns-repeated="14"/>
          <table:table-cell table:number-columns-repeated="12"/>
        </table:table-row>
        <table:table-row table:style-name="ro1">
          <table:table-cell table:style-name="ce101" office:value-type="string" calcext:value-type="string">
            <text:p>Si lo está, desactívelo (clic en ese icono) y cierre esa barra de herramientas.</text:p>
          </table:table-cell>
          <table:table-cell table:style-name="ce87" table:number-columns-repeated="14"/>
          <table:table-cell table:number-columns-repeated="12"/>
        </table:table-row>
        <table:table-row table:style-name="ro1">
          <table:table-cell table:style-name="ce35" table:number-columns-repeated="5"/>
          <table:table-cell table:style-name="ce87" table:number-columns-repeated="10"/>
          <table:table-cell table:number-columns-repeated="12"/>
        </table:table-row>
        <table:table-row table:style-name="ro1">
          <table:table-cell table:style-name="ce112" office:value-type="string" calcext:value-type="string">
            <text:p>Instrucciones generales</text:p>
          </table:table-cell>
          <table:table-cell table:style-name="ce119" table:number-columns-repeated="3"/>
          <table:table-cell table:style-name="ce87"/>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97" office:value-type="string" calcext:value-type="string" table:number-columns-spanned="7" table:number-rows-spanned="12">
            <text:p>Puede borrar los datos haciendo clic en el botón rojo «Borrar datos».  Si solo quiere borrar algunos datos, seleccione una zona con el ratón y haga clic en el botón «Borrar datos». Los datos que aparecen después de «Borrar datos» son los valores por defecto.</text:p>
            <text:p>En las celdas de color salmón elija entre las magnitudes, unidades o cantidades propuestas, o pulse la tecla «Supr», «Del» o ⌫ para dejarlas en blanco o poner el valor por defecto.</text:p>
            <text:p>En las celdas de color blanco y borde azul escriba el valor de la magnitud elegida en las unidades que aparecen a su derecha o encima.</text:p>
            <text:p>Pulse la tecla «⇋» (Tabulador) para pasar a la siguiente celda o «⇑» (Mayúscua) junto con «⇋»  (Tabulador) para ir a la anterior.</text:p>
            <text:p>Para escribir en formato científico use la letra E como «10 elevado a». Así «2E6» equivale a «2·10⁶». También puede escribir «2·10⁶» empleando el «·» (⇑3) y el símbolo «^» (⇑`) delante de los exponentes: 10^6.</text:p>
          </table:table-cell>
          <table:covered-table-cell table:number-columns-repeated="3"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covered-table-cell table:number-columns-repeated="4" table:style-name="ce119"/>
          <table:covered-table-cell table:number-columns-repeated="3" table:style-name="ce87"/>
          <table:table-cell table:style-name="ce87" table:number-columns-repeated="8"/>
          <table:table-cell table:number-columns-repeated="12"/>
        </table:table-row>
        <table:table-row table:style-name="ro1">
          <table:table-cell table:style-name="ce119" table:number-columns-repeated="4"/>
          <table:table-cell table:style-name="ce87" table:number-columns-repeated="11"/>
          <table:table-cell table:number-columns-repeated="12"/>
        </table:table-row>
        <table:table-row table:style-name="ro1">
          <table:table-cell table:style-name="ce112" office:value-type="string" calcext:value-type="string">
            <text:p>Instrucciones para resultados</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03" office:value-type="string" calcext:value-type="string" table:number-columns-spanned="7" table:number-rows-spanned="2">
            <text:p>Puede escribir el número (de 1 a 6, por defecto 3) de cifras significativas de los resultados, en la celda de color blanco a la derecha de «Cifras significativas».</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18" office:value-type="string" calcext:value-type="string">
            <text:p><text:span text:style-name="T11">Instrucciones para otros cálcul</text:span><text:span text:style-name="T12">os</text:span></text:p>
          </table:table-cell>
          <table:table-cell table:style-name="ce87" table:number-columns-repeated="4"/>
          <table:table-cell table:style-name="ce374"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20" office:value-type="string" calcext:value-type="string" table:number-columns-spanned="7" table:number-rows-spanned="4">
            <text:p><text:span text:style-name="T13">Escriba las ecuaciones de cálculo en las celdas de color blanco con borde azul.</text:span></text:p>
            <text:p><text:span text:style-name="T13">Es posible que necesite usar la función AVALOR para convertir el contenido de una celda en un número (aunque su aspecto sea el de un número).</text:span></text:p>
            <text:p><text:span text:style-name="T13">Puede escribir una etiqueta para la magnitud en las celdas a la derecha de «Etiqueta»</text:span></text:p>
          </table:table-cell>
          <table:covered-table-cell table:number-columns-repeated="6"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covered-table-cell table:number-columns-repeated="7" table:style-name="ce87"/>
          <table:table-cell table:style-name="ce87" table:number-columns-repeated="8"/>
          <table:table-cell table:number-columns-repeated="12"/>
        </table:table-row>
        <table:table-row table:style-name="ro1">
          <table:table-cell table:style-name="ce87" table:number-columns-repeated="15"/>
          <table:table-cell table:number-columns-repeated="12"/>
        </table:table-row>
        <table:table-row table:style-name="ro1">
          <table:table-cell table:style-name="ce129" office:value-type="string" calcext:value-type="string">
            <text:p>Error al abrir una hoja de cálculo</text:p>
          </table:table-cell>
          <table:table-cell table:style-name="ce87" table:number-columns-repeated="4"/>
          <table:table-cell table:style-name="ce46" office:value-type="string" calcext:value-type="string">
            <text:p><text:a xlink:href="#NotasAyuda" xlink:type="simple">Ir arriba</text:a></text:p>
          </table:table-cell>
          <table:table-cell table:style-name="ce87" table:number-columns-repeated="9"/>
          <table:table-cell table:number-columns-repeated="12"/>
        </table:table-row>
        <table:table-row table:style-name="ro1">
          <table:table-cell table:style-name="ce132" office:value-type="string" calcext:value-type="string" table:number-columns-spanned="6" table:number-rows-spanned="2">
            <text:p>Si al abrir la hoja de cálculo aparecen celdas con errores o con ###, pulse a la vez las teclas Control Mayúscula y F9 (Ctrl <text:span text:style-name="T8">⇑</text:span> F9) y, normalmente, el problema se soluciona.</text:p>
          </table:table-cell>
          <table:covered-table-cell table:number-columns-repeated="5" table:style-name="ce87"/>
          <table:table-cell table:style-name="ce87" table:number-columns-repeated="9"/>
          <table:table-cell table:number-columns-repeated="12"/>
        </table:table-row>
        <table:table-row table:style-name="ro1">
          <table:covered-table-cell table:number-columns-repeated="6" table:style-name="ce87"/>
          <table:table-cell table:style-name="ce87" table:number-columns-repeated="9"/>
          <table:table-cell table:number-columns-repeated="12"/>
        </table:table-row>
        <table:table-row table:style-name="ro1" table:number-rows-repeated="18">
          <table:table-cell table:style-name="ce87" table:number-columns-repeated="15"/>
          <table:table-cell table:number-columns-repeated="12"/>
        </table:table-row>
        <table:table-row table:style-name="ro1">
          <table:table-cell office:value-type="string" calcext:value-type="string">
            <text:p>Actualizado</text:p>
          </table:table-cell>
          <table:table-cell table:style-name="ce141" office:value-type="date" office:date-value="2024-03-17" calcext:value-type="date">
            <text:p>17/03/24</text:p>
          </table:table-cell>
          <table:table-cell table:number-columns-repeated="25"/>
        </table:table-row>
        <table:table-row table:style-name="ro1" table:number-rows-repeated="1048404">
          <table:table-cell table:number-columns-repeated="27"/>
        </table:table-row>
        <table:table-row table:style-name="ro2" table:number-rows-repeated="2">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3" table:default-cell-style-name="ce105"/>
        <table:table-column table:style-name="co14" table:default-cell-style-name="ce105"/>
        <table:table-column table:style-name="co15" table:default-cell-style-name="ce105"/>
        <table:table-column table:style-name="co16" table:default-cell-style-name="ce105"/>
        <table:table-column table:style-name="co17" table:default-cell-style-name="ce105"/>
        <table:table-column table:style-name="co10" table:default-cell-style-name="ce105"/>
        <table:table-column table:style-name="co18" table:default-cell-style-name="ce105"/>
        <table:table-column table:style-name="co19" table:default-cell-style-name="ce105"/>
        <table:table-column table:style-name="co10" table:number-columns-repeated="56" table:default-cell-style-name="ce105"/>
        <table:table-row table:style-name="ro2">
          <table:table-cell table:style-name="ce66"/>
          <table:table-cell table:style-name="ce237" office:value-type="string" calcext:value-type="string">
            <text:p>Pestaña</text:p>
          </table:table-cell>
          <table:table-cell table:style-name="ce117" table:formula="of:=EXPANDETEXTO([.$G$18];5)" office:value-type="string" office:string-value="Í     N     D     I     C     E" calcext:value-type="string">
            <text:p>Í <text:s text:c="4"/>N <text:s text:c="4"/>D <text:s text:c="4"/>I <text:s text:c="4"/>C <text:s text:c="4"/>E</text:p>
          </table:table-cell>
          <table:table-cell table:style-name="ce66"/>
          <table:table-cell table:style-name="ce240" table:number-columns-repeated="2"/>
          <table:table-cell table:style-name="ce241"/>
          <table:table-cell table:style-name="ce146" office:value-type="float" office:value="5" calcext:value-type="float">
            <text:p>5</text:p>
          </table:table-cell>
          <table:table-cell table:number-columns-repeated="56"/>
        </table:table-row>
        <table:table-row table:style-name="ro1">
          <table:table-cell table:style-name="ce66" office:value-type="string" calcext:value-type="string">
            <text:p>Introducción</text:p>
          </table:table-cell>
          <table:table-cell table:style-name="ce78" office:value-type="string" calcext:value-type="string">
            <text:p>Introd</text:p>
          </table:table-cell>
          <table:table-cell table:style-name="ce239" office:value-type="string" calcext:value-type="string">
            <text:p><text:a xlink:href="#Introd" xlink:type="simple">Introducción</text:a></text:p>
          </table:table-cell>
          <table:table-cell table:style-name="ce66"/>
          <table:table-cell table:style-name="ce240" table:number-columns-repeated="2"/>
          <table:table-cell table:style-name="ce241" office:value-type="string" calcext:value-type="string">
            <text:p>DATOS</text:p>
          </table:table-cell>
          <table:table-cell table:style-name="ce146"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230" office:value-type="string" calcext:value-type="string">
            <text:p>Ayuda</text:p>
          </table:table-cell>
          <table:table-cell table:style-name="ce78" office:value-type="string" calcext:value-type="string">
            <text:p>Ayuda</text:p>
          </table:table-cell>
          <table:table-cell table:style-name="ce74" office:value-type="string" calcext:value-type="string">
            <text:p><text:a xlink:href="#Axuda" xlink:type="simple">Ayuda</text:a></text:p>
          </table:table-cell>
          <table:table-cell table:style-name="ce66"/>
          <table:table-cell table:style-name="ce240" table:number-columns-repeated="2"/>
          <table:table-cell table:style-name="ce241" office:value-type="string" calcext:value-type="string">
            <text:p>RESULTADOS</text:p>
          </table:table-cell>
          <table:table-cell table:style-name="ce146"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230"/>
          <table:table-cell table:style-name="ce78"/>
          <table:table-cell table:style-name="ce66" office:value-type="string" calcext:value-type="string">
            <text:p>Cálculo</text:p>
          </table:table-cell>
          <table:table-cell table:style-name="ce66" office:value-type="string" calcext:value-type="string">
            <text:p>Ejemplos</text:p>
          </table:table-cell>
          <table:table-cell table:style-name="ce240" table:number-columns-repeated="2"/>
          <table:table-cell table:style-name="ce241" office:value-type="string" calcext:value-type="string">
            <text:p>OTROS CÁLCULOS</text:p>
          </table:table-cell>
          <table:table-cell table:style-name="ce146" table:formula="of:=EXPANDETEXTO([.G4];[.$H$1])" office:value-type="string" office:string-value="O     T     R     O     S           C     Á     L     C     U     L     O     S" calcext:value-type="string">
            <text:p>O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235" office:value-type="string" calcext:value-type="string">
            <text:p>Gravitación</text:p>
          </table:table-cell>
          <table:table-cell table:style-name="ce78" office:value-type="string" calcext:value-type="string">
            <text:p>Satelites</text:p>
          </table:table-cell>
          <table:table-cell table:style-name="ce239" office:value-type="string" calcext:value-type="string">
            <text:p><text:a xlink:href="#Satelites" xlink:type="simple">Cálculo de la masa de un astro a partir de los datos de sus satélites</text:a></text:p>
          </table:table-cell>
          <table:table-cell table:style-name="ce239" office:value-type="string" calcext:value-type="string">
            <text:p><text:a xlink:href="#D_Satelites" xlink:type="simple">D_Satelites</text:a></text:p>
          </table:table-cell>
          <table:table-cell table:style-name="ce240" table:number-columns-repeated="2"/>
          <table:table-cell table:style-name="ce241" office:value-type="string" calcext:value-type="string">
            <text:p>GRÁFICAS</text:p>
          </table:table-cell>
          <table:table-cell table:style-name="ce146"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78" table:number-columns-repeated="2"/>
          <table:table-cell table:style-name="ce66" table:number-columns-repeated="2"/>
          <table:table-cell table:style-name="ce240" table:number-columns-repeated="2"/>
          <table:table-cell table:style-name="ce241" office:value-type="string" calcext:value-type="string">
            <text:p>REFERENCIAS</text:p>
          </table:table-cell>
          <table:table-cell table:style-name="ce146"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235" office:value-type="string" calcext:value-type="string">
            <text:p>Electromagnetismo</text:p>
          </table:table-cell>
          <table:table-cell table:style-name="ce78"/>
          <table:table-cell table:style-name="ce66" table:number-columns-repeated="2"/>
          <table:table-cell table:style-name="ce240" table:number-columns-repeated="2"/>
          <table:table-cell table:style-name="ce241" office:value-type="string" calcext:value-type="string">
            <text:p>VALORES EMPLEADOS</text:p>
          </table:table-cell>
          <table:table-cell table:style-name="ce146" table:formula="of:=EXPANDETEXTO([.G7];[.$H$1])" office:value-type="string" office:string-value="V     A     L     O     R     E     S           E     M     P     L     E     A     D     O     S" calcext:value-type="string">
            <text:p>V <text:s text:c="4"/>A <text:s text:c="4"/>L <text:s text:c="4"/>O <text:s text:c="4"/>R <text:s text:c="4"/>E <text:s text:c="4"/>S <text:s text:c="10"/>E <text:s text:c="4"/>M <text:s text:c="4"/>P <text:s text:c="4"/>L <text:s text:c="4"/>E <text:s text:c="4"/>A <text:s text:c="4"/>D <text:s text:c="4"/>O <text:s text:c="4"/>S</text:p>
          </table:table-cell>
          <table:table-cell table:number-columns-repeated="56"/>
        </table:table-row>
        <table:table-row table:style-name="ro1">
          <table:table-cell table:style-name="ce235"/>
          <table:table-cell table:style-name="ce78"/>
          <table:table-cell table:style-name="ce66" table:number-columns-repeated="2"/>
          <table:table-cell table:style-name="ce240" table:number-columns-repeated="3"/>
          <table:table-cell table:number-columns-repeated="57"/>
        </table:table-row>
        <table:table-row table:style-name="ro1">
          <table:table-cell table:style-name="ce235" office:value-type="string" calcext:value-type="string">
            <text:p>Vibraciones y ondas</text:p>
          </table:table-cell>
          <table:table-cell table:style-name="ce78" office:value-type="string" calcext:value-type="string">
            <text:p>Refracción</text:p>
          </table:table-cell>
          <table:table-cell table:style-name="ce239" office:value-type="string" calcext:value-type="string">
            <text:p><text:a xlink:href="#Refraccion" xlink:type="simple">Cálculo del índice de refracción</text:a></text:p>
          </table:table-cell>
          <table:table-cell table:style-name="ce239" office:value-type="string" calcext:value-type="string">
            <text:p><text:a xlink:href="#D_Refrac" xlink:type="simple">D_Refrac</text:a></text:p>
          </table:table-cell>
          <table:table-cell table:style-name="ce240" table:number-columns-repeated="2"/>
          <table:table-cell table:style-name="ce241" office:value-type="string" calcext:value-type="string">
            <text:p>Instrucciones </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3"/>
          <table:table-cell table:number-columns-repeated="57"/>
        </table:table-row>
        <table:table-row table:style-name="ro1">
          <table:table-cell table:style-name="ce164" office:value-type="string" calcext:value-type="string">
            <text:p>Óptica geométrica</text:p>
          </table:table-cell>
          <table:table-cell table:style-name="ce78" office:value-type="string" calcext:value-type="string">
            <text:p>Optica</text:p>
          </table:table-cell>
          <table:table-cell table:style-name="ce239" office:value-type="string" calcext:value-type="string">
            <text:p><text:a xlink:href="#Optica" xlink:type="simple">Diagrama de rayos</text:a></text:p>
          </table:table-cell>
          <table:table-cell table:style-name="ce239" office:value-type="string" calcext:value-type="string">
            <text:p><text:a xlink:href="#D_Optica" xlink:type="simple">D_Optica</text:a></text:p>
          </table:table-cell>
          <table:table-cell table:style-name="ce240" table:number-columns-repeated="2"/>
          <table:table-cell table:style-name="ce241" office:value-type="string" calcext:value-type="string">
            <text:p>GENERALES</text:p>
          </table:table-cell>
          <table:table-cell table:number-columns-repeated="57"/>
        </table:table-row>
        <table:table-row table:style-name="ro1">
          <table:table-cell table:style-name="ce235"/>
          <table:table-cell table:style-name="ce78" office:value-type="string" calcext:value-type="string">
            <text:p>lentes</text:p>
          </table:table-cell>
          <table:table-cell table:style-name="ce239" office:value-type="string" calcext:value-type="string">
            <text:p><text:a xlink:href="#Lentes" xlink:type="simple">Cálculo de la potencia de una lente</text:a></text:p>
          </table:table-cell>
          <table:table-cell table:style-name="ce239" office:value-type="string" calcext:value-type="string">
            <text:p>D_lentes</text:p>
          </table:table-cell>
          <table:table-cell table:style-name="ce240" table:number-columns-repeated="2"/>
          <table:table-cell table:style-name="ce241" office:value-type="string" calcext:value-type="string">
            <text:p>ERROR AL ABRIR</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2]" office:value-type="string" office:string-value="DATOS" calcext:value-type="string">
            <text:p>DATOS</text:p>
          </table:table-cell>
          <table:table-cell table:number-columns-repeated="57"/>
        </table:table-row>
        <table:table-row table:style-name="ro1">
          <table:table-cell table:style-name="ce235" office:value-type="string" calcext:value-type="string">
            <text:p>Física moderna</text:p>
          </table:table-cell>
          <table:table-cell table:style-name="ce78" office:value-type="string" calcext:value-type="string">
            <text:p>Fotoelectr</text:p>
          </table:table-cell>
          <table:table-cell table:style-name="ce239" office:value-type="string" calcext:value-type="string">
            <text:p><text:a xlink:href="#Fotoelectr" xlink:type="simple">Efecto fotoeléctrico</text:a></text:p>
          </table:table-cell>
          <table:table-cell table:style-name="ce239" office:value-type="string" calcext:value-type="string">
            <text:p><text:a xlink:href="#D_Fotoel" xlink:type="simple">D_Fotoel</text:a></text:p>
          </table:table-cell>
          <table:table-cell table:style-name="ce240" table:number-columns-repeated="2"/>
          <table:table-cell table:style-name="ce241" table:formula="of:=[.G3]" office:value-type="string" office:string-value="RESULTADOS" calcext:value-type="string">
            <text:p>RESULTADOS</text:p>
          </table:table-cell>
          <table:table-cell table:number-columns-repeated="57"/>
        </table:table-row>
        <table:table-row table:style-name="ro1">
          <table:table-cell table:style-name="ce78" table:number-columns-repeated="2"/>
          <table:table-cell table:style-name="ce66" table:number-columns-repeated="2"/>
          <table:table-cell table:style-name="ce240" table:number-columns-repeated="2"/>
          <table:table-cell table:style-name="ce241" table:formula="of:=[.G4]" office:value-type="string" office:string-value="OTROS CÁLCULOS" calcext:value-type="string">
            <text:p>OTROS CÁLCULOS</text:p>
          </table:table-cell>
          <table:table-cell table:number-columns-repeated="57"/>
        </table:table-row>
        <table:table-row table:style-name="ro1">
          <table:table-cell table:style-name="ce87" office:value-type="string" calcext:value-type="string">
            <text:p>Autor</text:p>
          </table:table-cell>
          <table:table-cell table:style-name="ce78"/>
          <table:table-cell table:style-name="ce239" office:value-type="string" calcext:value-type="string">
            <text:p><text:a xlink:href="mailto:abarbadillomaran@edu.xunta.es" xlink:type="simple">Alfonso J. Barbadillo Marán</text:a></text:p>
          </table:table-cell>
          <table:table-cell table:style-name="ce66"/>
          <table:table-cell table:style-name="ce240" table:number-columns-repeated="2"/>
          <table:table-cell table:style-name="ce241" office:value-type="string" calcext:value-type="string">
            <text:p>GRÁFICAS</text:p>
          </table:table-cell>
          <table:table-cell table:number-columns-repeated="57"/>
        </table:table-row>
        <table:table-row table:style-name="ro1">
          <table:table-cell table:style-name="ce78" table:number-columns-repeated="4"/>
          <table:table-cell table:style-name="ce240" table:number-columns-repeated="3"/>
          <table:table-cell table:number-columns-repeated="57"/>
        </table:table-row>
        <table:table-row table:style-name="ro1">
          <table:table-cell table:style-name="Default" table:number-columns-repeated="6"/>
          <table:table-cell table:style-name="ce241"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238" table:formula="of:=MAX([$Introd.B128];[$Ayuda.B169];[$Satelites.H36];[$Refraccion.H32];[$Optica.H23];[$Lentes.H27];[$Fotoelectr.H28])" office:value-type="date" office:date-value="2024-06-14" calcext:value-type="date">
            <text:p>14/06/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46"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661cm" svg:y="2.169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4" table:default-cell-style-name="ce105"/>
        <table:table-column table:style-name="co22" table:default-cell-style-name="ce105"/>
        <table:table-column table:style-name="co21" table:default-cell-style-name="ce105"/>
        <table:table-column table:style-name="co23" table:default-cell-style-name="ce105"/>
        <table:table-column table:style-name="co4" table:number-columns-repeated="2" table:default-cell-style-name="ce105"/>
        <table:table-column table:style-name="co24" table:default-cell-style-name="ce105"/>
        <table:table-column table:style-name="co25" table:default-cell-style-name="ce105"/>
        <table:table-column table:style-name="co26"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5"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31" table:default-cell-style-name="ce105"/>
        <table:table-column table:style-name="co10" table:number-columns-repeated="9" table:default-cell-style-name="ce105"/>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SATÉLITES</text:p>
          </table:table-cell>
          <table:table-cell table:style-name="ce225"/>
          <table:table-cell table:style-name="ce225" office:value-type="string" calcext:value-type="string">
            <text:p>Cifras significativas: </text:p>
          </table:table-cell>
          <table:table-cell table:style-name="ce146" table:formula="of:=IF(ISBLANK([.J15]);3;[.J15])" office:value-type="float" office:value="3" calcext:value-type="float">
            <text:p>3</text:p>
          </table:table-cell>
          <table:table-cell table:style-name="ce146"/>
          <table:table-cell table:style-name="ce146" office:value-type="string" calcext:value-type="string">
            <text:p>²</text:p>
          </table:table-cell>
          <table:table-cell table:style-name="ce146" office:value-type="string" calcext:value-type="string">
            <text:p>³</text:p>
          </table:table-cell>
          <table:table-cell table:style-name="ce177"/>
          <table:table-cell table:style-name="ce377" office:value-type="string" calcext:value-type="string">
            <text:p>Constante de la gravitación</text:p>
          </table:table-cell>
          <table:table-cell table:style-name="ce146" table:formula="of:=[$Constantes.C11]" office:value-type="float" office:value="0.0000000000667408" calcext:value-type="float">
            <text:p>6,67408E-11</text:p>
          </table:table-cell>
          <table:table-cell table:style-name="ce146" office:value-type="string" calcext:value-type="string">
            <text:p>m³·kg⁻¹·s⁻²</text:p>
          </table:table-cell>
          <table:table-cell table:style-name="ce146" office:value-type="string" calcext:value-type="string">
            <text:p>Masa del planeta</text:p>
          </table:table-cell>
          <table:table-cell table:style-name="ce146" table:formula="of:=AVALOR(IF(AND(ISBLANK([.H12]);[.$AM$3]);[.$AM$2];[.$H$12]))" office:value-type="float" office:value="5.98E+024" calcext:value-type="float">
            <text:p>5,98E+024</text:p>
          </table:table-cell>
          <table:table-cell table:style-name="ce146" table:number-columns-repeated="3"/>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Satelites.D2" table:end-x="2.209cm" table:end-y="0.441cm" draw:z-index="3" draw:style-name="gr3" draw:text-style-name="P3" svg:width="2.203cm" svg:height="0.385cm" svg:x="0.006cm" svg:y="0.056cm" draw:control="control1"/>
          </table:table-cell>
          <table:table-cell table:style-name="ce280" table:number-columns-repeated="2"/>
          <table:table-cell table:style-name="ce259" table:number-columns-repeated="2"/>
          <table:table-cell table:style-name="ce280" table:number-columns-repeated="3"/>
          <table:table-cell table:style-name="ce280" table:formula="of:=IF(ISBLANK([.M2]);REPT(&quot; &quot;;27)&amp;&quot;T²&quot;;&quot;&quot;)">
            <text:p/>
          </table:table-cell>
          <table:table-cell table:style-name="ce325" table:content-validation-name="val10" office:value-type="string" calcext:value-type="string">
            <text:p>r³</text:p>
          </table:table-cell>
          <table:table-cell table:style-name="ce183" office:value-type="string" calcext:value-type="string">
            <text:p>frente a</text:p>
          </table:table-cell>
          <table:table-cell table:style-name="ce327" table:formula="of:=INDEX([.AK18:.AL18];1;3-[.AP18])" office:value-type="string" office:string-value="T²" calcext:value-type="string">
            <text:p>T²</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377" office:value-type="string" calcext:value-type="string">
            <text:p>G =</text:p>
          </table:table-cell>
          <table:table-cell table:style-name="ce146" table:formula="of:=NUMFORMA([.$AJ$1];3)" office:value-type="string" office:string-value="6,67·10⁻¹¹" calcext:value-type="string">
            <text:p>6,67·10⁻¹¹</text:p>
          </table:table-cell>
          <table:table-cell table:style-name="ce146"/>
          <table:table-cell table:style-name="ce146" office:value-type="string" calcext:value-type="string">
            <text:p>Tierra</text:p>
          </table:table-cell>
          <table:table-cell table:style-name="ce146" office:value-type="string" calcext:value-type="string">
            <text:p>5,9722·10²⁴</text:p>
          </table:table-cell>
          <table:table-cell table:style-name="ce146" table:number-columns-repeated="3"/>
          <table:table-cell table:number-columns-repeated="6"/>
        </table:table-row>
        <table:table-row table:style-name="ro1">
          <table:table-cell table:style-name="ce181" office:value-type="string" calcext:value-type="string" table:number-columns-spanned="4" table:number-rows-spanned="7">
            <text:p><text:span text:style-name="T15">a) A partir de los siguientes datos de satélites que orbitan alrededor de la Tierra determine el valor de la masa de la Tierra. b) Si el valor indicado en los libros de texto para la masa de la Tierra es de 5,98×10²⁴ kg, ¿qué incertidumbre relativa obtuvimos a partir del cálculo realizado?  DATO: G = 6,67×10⁻¹¹ N∙m²∙kg⁻².(A.B.A.U. ord. 24)</text:span></text:p>
            <text:p><text:span text:style-name="T15">Rta.:</text:span><text:tab/><text:span text:style-name="T15">a) M = 3,63·10²⁴ kg; b) δ = 39 %.</text:span></text:p>
          </table:table-cell>
          <table:covered-table-cell table:style-name="ce187"/>
          <table:covered-table-cell table:number-columns-repeated="2" table:style-name="ce185"/>
          <table:table-cell table:style-name="ce280"/>
          <table:table-cell table:style-name="ce182" office:value-type="string" calcext:value-type="string">
            <text:p><text:span text:style-name="T23">Satélite</text:span></text:p>
          </table:table-cell>
          <table:table-cell table:style-name="ce246" table:content-validation-name="val4" office:value-type="string" calcext:value-type="string">
            <text:p>r</text:p>
          </table:table-cell>
          <table:table-cell table:style-name="ce246" table:content-validation-name="val6"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table:table-cell table:style-name="ce150" table:formula="of:=IF(ISBLANK([.N3]);[.AJ10]&amp;REPT(&quot; &quot;;28);&quot;&quot;)" office:value-type="string" office:string-value="S.I.                            " calcext:value-type="string">
            <text:p>S.I. <text:s text:c="27"/></text:p>
          </table:table-cell>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table-cell table:style-name="ce146" office:value-type="string" calcext:value-type="string">
            <text:p>variables</text:p>
          </table:table-cell>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146" table:formula="of:=NUMFORMA([.$AJ$1];6)" office:value-type="string" office:string-value="6,67408·10⁻¹¹" calcext:value-type="string">
            <text:p>6,67408·10⁻¹¹</text:p>
          </table:table-cell>
          <table:table-cell table:style-name="ce146"/>
          <table:table-cell table:style-name="ce146" table:formula="of:=&quot;¿Es la &quot;&amp;[.AL2]&amp;&quot;?&quot;" office:value-type="string" office:string-value="¿Es la Tierra?" calcext:value-type="string">
            <text:p>¿Es la Tierra?</text:p>
          </table:table-cell>
          <table:table-cell table:style-name="ce360" table:formula="of:=NOT(ISERROR(SEARCH([.AL2];[.A3])))" office:value-type="boolean" office:boolean-value="true" calcext:value-type="boolean">
            <text:p>VERDADERO</text:p>
          </table:table-cell>
          <table:table-cell table:style-name="ce387" office:value-type="string" calcext:value-type="string">
            <text:p>incertidumbre</text:p>
          </table:table-cell>
          <table:table-cell table:style-name="ce146" table:number-columns-repeated="2"/>
          <table:table-cell table:number-columns-repeated="6"/>
        </table:table-row>
        <table:table-row table:style-name="ro1">
          <table:covered-table-cell table:number-columns-repeated="4" table:style-name="ce185"/>
          <table:table-cell table:style-name="ce280"/>
          <table:table-cell table:style-name="ce412" table:formula="of:=IF(ISERROR([.$AG$9]);&quot;clic →&quot;;IF([.$AG$9];&quot;&quot;;&quot;clic →&quot;))">
            <text:p/>
          </table:table-cell>
          <table:table-cell table:style-name="ce247" table:content-validation-name="val5" office:value-type="string" calcext:value-type="string">
            <text:p>km</text:p>
          </table:table-cell>
          <table:table-cell table:style-name="ce247" table:content-validation-name="val7"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239" office:value-type="string" calcext:value-type="string">
            <text:p><text:a xlink:href="#D_Satelites" xlink:type="simple">Más problemas</text:a></text:p>
          </table:table-cell>
          <table:table-cell table:style-name="Default" table:number-columns-repeated="7"/>
          <table:table-cell table:style-name="ce177"/>
          <table:table-cell table:style-name="ce146" table:formula="of:=IF(ISERROR([.AA3]);0;[.AA3])+1" office:value-type="float" office:value="4" calcext:value-type="float">
            <text:p>4</text:p>
          </table:table-cell>
          <table:table-cell table:style-name="ce146"/>
          <table:table-cell table:style-name="ce177" office:value-type="float" office:value="1" calcext:value-type="float">
            <text:p>1</text:p>
          </table:table-cell>
          <table:table-cell table:style-name="ce146" office:value-type="string" calcext:value-type="string">
            <text:p>T</text:p>
          </table:table-cell>
          <table:table-cell table:style-name="ce146" table:formula="of:=[.AD4]" office:value-type="string" office:string-value="T" calcext:value-type="string">
            <text:p>T</text:p>
          </table:table-cell>
          <table:table-cell table:style-name="ce358" table:formula="of:=IF(OR([.$AE$8]=[.AC4];[.$AE$8]=3-[.AC4]);[.AD6];[.AE4])" office:value-type="string" office:string-value="T" calcext:value-type="string">
            <text:p>T</text:p>
          </table:table-cell>
          <table:table-cell table:style-name="ce146" table:formula="of:=CHOOSE([.$AE$8];INDEX([.$AE$11:.$AE$15];[.AC4];1);INDEX([.$AE$11:.$AE$15];[.AC4];1)&amp;[.$AF$1];INDEX([.$AF$11:.$AF$15];[.AC4];1);INDEX([.$AF$11:.$AF$15];[.AC4];1)&amp;IF([.AC4]&lt;3;[.$AG$1];&quot;&quot;))" office:value-type="string" office:string-value="m" calcext:value-type="string">
            <text:p>m</text:p>
          </table:table-cell>
          <table:table-cell table:style-name="ce358" table:formula="of:=CHOOSE([.$AG$10];INDEX([.$AE$11:.$AE$15];[.AC4];1);INDEX([.$AE$11:.$AE$15];[.AC4];1)&amp;[.$AF$1];INDEX([.$AF$11:.$AF$15];[.AC4];1);INDEX([.$AF$11:.$AF$15];[.AC4];1)&amp;IF([.AC4]&lt;3;[.$AG$1];&quot;&quot;))" office:value-type="string" office:string-value="s" calcext:value-type="string">
            <text:p>s</text:p>
          </table:table-cell>
          <table:table-cell table:style-name="ce146" office:value-type="string" calcext:value-type="string">
            <text:p>elegida</text:p>
          </table:table-cell>
          <table:table-cell table:style-name="ce146" table:formula="of:=IF(ISBLANK([.H11]);1;MATCH([.H11];[.AJ2:.AJ3];0))" office:value-type="float" office:value="1" calcext:value-type="float">
            <text:p>1</text:p>
          </table:table-cell>
          <table:table-cell table:style-name="ce146"/>
          <table:table-cell table:style-name="ce146" table:formula="of:=&quot;¿Calcular &quot;&amp;[.AN4]&amp;&quot;?&quot;" office:value-type="string" office:string-value="¿Calcular δ?" calcext:value-type="string">
            <text:p>¿Calcular δ?</text:p>
          </table:table-cell>
          <table:table-cell table:style-name="ce360" table:formula="of:=OR([.$AM$3];[.AM1]&gt;0)" office:value-type="boolean" office:boolean-value="true" calcext:value-type="boolean">
            <text:p>VERDADERO</text:p>
          </table:table-cell>
          <table:table-cell table:style-name="ce146" office:value-type="string" calcext:value-type="string">
            <text:p>δ</text:p>
          </table:table-cell>
          <table:table-cell table:style-name="ce146" table:number-columns-repeated="2"/>
          <table:table-cell table:number-columns-repeated="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r³" calcext:value-type="string">
            <text:p>r³</text:p>
          </table:table-cell>
          <table:table-cell table:style-name="ce221" table:formula="of:=IF([.AL7];&quot;(&quot;&amp;[.AO26]&amp;&quot; &quot;&amp;[.$AO$25]&amp;&quot;)&quot;;&quot;&quot;)" office:value-type="string" office:string-value="(/10²¹ m³)" calcext:value-type="string">
            <text:p>(/10²¹ m³)</text:p>
          </table:table-cell>
          <table:table-cell table:style-name="ce217" table:number-columns-repeated="2"/>
          <table:table-cell table:style-name="Default" table:number-columns-repeated="6"/>
          <table:table-cell table:number-columns-repeated="4"/>
          <table:table-cell table:style-name="ce177" table:number-columns-repeated="2"/>
          <table:table-cell table:style-name="ce146"/>
          <table:table-cell table:style-name="ce177" office:value-type="float" office:value="2" calcext:value-type="float">
            <text:p>2</text:p>
          </table:table-cell>
          <table:table-cell table:style-name="ce146" office:value-type="string" calcext:value-type="string">
            <text:p>T²</text:p>
          </table:table-cell>
          <table:table-cell table:style-name="ce146" table:formula="of:=[.AD5]" office:value-type="string" office:string-value="T²" calcext:value-type="string">
            <text:p>T²</text:p>
          </table:table-cell>
          <table:table-cell table:style-name="ce146" table:formula="of:=IF(OR([.$AE$8]=[.AC5];[.$AE$8]=3-[.AC5]);[.AD7];[.AE5])" office:value-type="string" office:string-value="T²" calcext:value-type="string">
            <text:p>T²</text:p>
          </table:table-cell>
          <table:table-cell table:style-name="ce146" table:formula="of:=CHOOSE([.$AE$8];INDEX([.$AE$11:.$AE$15];[.AC5];1);INDEX([.$AE$11:.$AE$15];[.AC5];1)&amp;[.$AF$1];INDEX([.$AF$11:.$AF$15];[.AC5];1);INDEX([.$AF$11:.$AF$15];[.AC5];1)&amp;IF([.AC5]&lt;3;[.$AG$1];&quot;&quot;))" office:value-type="string" office:string-value="km" calcext:value-type="string">
            <text:p>km</text:p>
          </table:table-cell>
          <table:table-cell table:style-name="ce358" office:value-type="string" calcext:value-type="string">
            <text:p>min</text:p>
          </table:table-cell>
          <table:table-cell table:style-name="ce146"/>
          <table:table-cell table:style-name="ce146" table:formula="of:=AVALOR(INDEX([.AJ2:.AJ3];[.AJ4];1))" office:value-type="float" office:value="0.0000000000667" calcext:value-type="float">
            <text:p>6,67E-11</text:p>
          </table:table-cell>
          <table:table-cell table:style-name="ce146" table:number-columns-repeated="6"/>
          <table:table-cell table:number-columns-repeated="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table-cell table:style-name="ce146" table:number-columns-repeated="2"/>
          <table:table-cell table:style-name="ce177" office:value-type="float" office:value="3" calcext:value-type="float">
            <text:p>3</text:p>
          </table:table-cell>
          <table:table-cell table:style-name="ce146" office:value-type="string" calcext:value-type="string">
            <text:p>r</text:p>
          </table:table-cell>
          <table:table-cell table:style-name="ce146" table:formula="of:=[.AD6]" office:value-type="string" office:string-value="r" calcext:value-type="string">
            <text:p>r</text:p>
          </table:table-cell>
          <table:table-cell table:style-name="ce146"/>
          <table:table-cell table:style-name="ce146" table:formula="of:=CHOOSE([.$AE$8];INDEX([.$AE$11:.$AE$15];[.AC6];1);INDEX([.$AE$11:.$AE$15];[.AC6];1)&amp;[.$AF$1];INDEX([.$AF$11:.$AF$15];[.AC6];1);INDEX([.$AF$11:.$AF$15];[.AC6];1)&amp;IF([.AC6]&lt;3;[.$AG$1];&quot;&quot;))">
            <text:p/>
          </table:table-cell>
          <table:table-cell table:style-name="ce358" table:formula="of:=CHOOSE([.$AG$10];INDEX([.$AE$11:.$AE$15];[.AC6];1);INDEX([.$AE$11:.$AE$15];[.AC6];1)&amp;[.$AF$1];INDEX([.$AF$11:.$AF$15];[.AC6];1);INDEX([.$AF$11:.$AF$15];[.AC6];1)&amp;IF([.AC6]&lt;3;[.$AG$1];&quot;&quot;))" office:value-type="string" office:string-value="h" calcext:value-type="string">
            <text:p>h</text:p>
          </table:table-cell>
          <table:table-cell table:style-name="ce146" table:number-columns-repeated="8"/>
          <table:table-cell table:number-columns-repeated="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77" table:number-columns-repeated="2"/>
          <table:table-cell table:style-name="ce146"/>
          <table:table-cell table:style-name="ce177" office:value-type="float" office:value="4" calcext:value-type="float">
            <text:p>4</text:p>
          </table:table-cell>
          <table:table-cell table:style-name="ce146" office:value-type="string" calcext:value-type="string">
            <text:p>r³</text:p>
          </table:table-cell>
          <table:table-cell table:style-name="ce146" table:formula="of:=[.AD7]" office:value-type="string" office:string-value="r³" calcext:value-type="string">
            <text:p>r³</text:p>
          </table:table-cell>
          <table:table-cell table:style-name="ce146"/>
          <table:table-cell table:style-name="ce146" table:formula="of:=CHOOSE([.$AE$8];INDEX([.$AE$11:.$AE$15];[.AC7];1);INDEX([.$AE$11:.$AE$15];[.AC7];1)&amp;[.$AF$1];INDEX([.$AF$11:.$AF$15];[.AC7];1);INDEX([.$AF$11:.$AF$15];[.AC7];1)&amp;IF([.AC7]&lt;3;[.$AG$1];&quot;&quot;))">
            <text:p/>
          </table:table-cell>
          <table:table-cell table:style-name="ce358" table:formula="of:=CHOOSE([.$AG$10];INDEX([.$AE$11:.$AE$15];[.AC7];1);INDEX([.$AE$11:.$AE$15];[.AC7];1)&amp;[.$AF$1];INDEX([.$AF$11:.$AF$15];[.AC7];1);INDEX([.$AF$11:.$AF$15];[.AC7];1)&amp;IF([.AC7]&lt;3;[.$AG$1];&quot;&quot;))" office:value-type="string" office:string-value="días" calcext:value-type="string">
            <text:p>días</text:p>
          </table:table-cell>
          <table:table-cell table:style-name="ce146" table:number-columns-repeated="2"/>
          <table:table-cell table:style-name="ce146" office:value-type="string" calcext:value-type="string">
            <text:p>Datos?</text:p>
          </table:table-cell>
          <table:table-cell table:style-name="ce360"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357"/>
          <table:table-cell table:style-name="ce177" office:value-type="float" office:value="5" calcext:value-type="float">
            <text:p>5</text:p>
          </table:table-cell>
          <table:table-cell table:style-name="ce146"/>
          <table:table-cell table:style-name="ce146" table:formula="of:=IF(ISBLANK([.$G$3]);0;MATCH([.$G$3];[.AD4:.AD7];0))" office:value-type="float" office:value="3" calcext:value-type="float">
            <text:p>3</text:p>
          </table:table-cell>
          <table:table-cell table:style-name="ce146" table:formula="of:=IF(ISBLANK([.$H$3]);0;MATCH([.$H$3];[.AF4:.AF7];0))" office:value-type="float" office:value="1" calcext:value-type="float">
            <text:p>1</text:p>
          </table:table-cell>
          <table:table-cell table:style-name="ce146" table:formula="of:=CHOOSE([.$AE$8];INDEX([.$AE$11:.$AE$15];[.AC8];1);INDEX([.$AE$11:.$AE$15];[.AC8];1)&amp;[.$AF$1];INDEX([.$AF$11:.$AF$15];[.AC8];1);INDEX([.$AF$11:.$AF$15];[.AC8];1)&amp;IF([.AC8]&lt;3;[.$AG$1];&quot;&quot;))">
            <text:p/>
          </table:table-cell>
          <table:table-cell table:style-name="ce358" table:formula="of:=CHOOSE([.$AG$10];INDEX([.$AE$11:.$AE$15];[.AC8];1);INDEX([.$AE$11:.$AE$15];[.AC8];1)&amp;[.$AF$1];INDEX([.$AF$11:.$AF$15];[.AC8];1);INDEX([.$AF$11:.$AF$15];[.AC8];1)&amp;IF([.AC8]&lt;3;[.$AG$1];&quot;&quot;))" office:value-type="string" office:string-value="años" calcext:value-type="string">
            <text:p>años</text:p>
          </table:table-cell>
          <table:table-cell table:style-name="ce146" table:number-columns-repeated="8"/>
          <table:table-cell table:number-columns-repeated="6"/>
        </table:table-row>
        <table:table-row table:style-name="ro1">
          <table:covered-table-cell table:style-name="ce187"/>
          <table:covered-table-cell table:number-columns-repeated="2" table:style-name="ce165"/>
          <table:covered-table-cell table:style-name="ce185"/>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146" table:number-columns-repeated="2"/>
          <table:table-cell table:style-name="ce177"/>
          <table:table-cell table:style-name="ce146" office:value-type="string" calcext:value-type="string">
            <text:p>unidades</text:p>
          </table:table-cell>
          <table:table-cell table:style-name="ce177"/>
          <table:table-cell table:style-name="ce146" table:formula="of:=IF(ISBLANK([.$G$4]);0;MATCH([.$G$4];[.AG4:.AG8];1))" office:value-type="float" office:value="2" calcext:value-type="float">
            <text:p>2</text:p>
          </table:table-cell>
          <table:table-cell table:style-name="ce146" table:formula="of:=IF(ISBLANK([.$H$4]);0;MATCH([.$H$4];[.AH4:.AH8];0))" office:value-type="float" office:value="2" calcext:value-type="float">
            <text:p>2</text:p>
          </table:table-cell>
          <table:table-cell table:style-name="ce146"/>
          <table:table-cell table:style-name="ce146" office:value-type="string" calcext:value-type="string">
            <text:p>de los datos</text:p>
          </table:table-cell>
          <table:table-cell table:style-name="ce146"/>
          <table:table-cell table:style-name="ce146" office:value-type="string" calcext:value-type="string">
            <text:p>1º dato es T?</text:p>
          </table:table-cell>
          <table:table-cell table:style-name="ce146" table:number-columns-repeated="4"/>
          <table:table-cell table:number-columns-repeated="6"/>
        </table:table-row>
        <table:table-row table:style-name="ro1">
          <table:table-cell table:style-name="ce186" office:value-type="string" calcext:value-type="string">
            <text:p>Satélite</text:p>
          </table:table-cell>
          <table:table-cell table:style-name="ce356" office:value-type="string" calcext:value-type="string">
            <text:p>r / km</text:p>
          </table:table-cell>
          <table:table-cell table:style-name="ce356" office:value-type="string" calcext:value-type="string">
            <text:p>T / min</text:p>
          </table:table-cell>
          <table:table-cell table:style-name="ce18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6"/>
          <table:table-cell table:number-columns-repeated="4"/>
          <table:table-cell table:style-name="ce177" table:number-columns-repeated="2"/>
          <table:table-cell table:style-name="ce358"/>
          <table:table-cell table:style-name="ce146"/>
          <table:table-cell table:style-name="ce146" office:value-type="string" calcext:value-type="string">
            <text:p>factor S.I</text:p>
          </table:table-cell>
          <table:table-cell table:style-name="ce146" office:value-type="string" calcext:value-type="string">
            <text:p>T</text:p>
          </table:table-cell>
          <table:table-cell table:style-name="ce146" office:value-type="string" calcext:value-type="string">
            <text:p>r</text:p>
          </table:table-cell>
          <table:table-cell table:style-name="ce146" table:formula="of:=IF([.AE8]&gt;2;0;2)+[.AF8]" office:value-type="float" office:value="1" calcext:value-type="float">
            <text:p>1</text:p>
          </table:table-cell>
          <table:table-cell table:style-name="ce146" table:number-columns-repeated="2"/>
          <table:table-cell table:style-name="ce146" office:value-type="string" calcext:value-type="string">
            <text:p>S.I.</text:p>
          </table:table-cell>
          <table:table-cell table:style-name="ce146"/>
          <table:table-cell table:style-name="ce360" table:formula="of:=([.$AE$8]&lt;3)" office:value-type="boolean" office:boolean-value="false" calcext:value-type="boolean">
            <text:p>FALSO</text:p>
          </table:table-cell>
          <table:table-cell table:style-name="ce146" table:number-columns-repeated="4"/>
          <table:table-cell table:number-columns-repeated="6"/>
        </table:table-row>
        <table:table-row table:style-name="ro1">
          <table:table-cell table:style-name="ce186" office:value-type="string" calcext:value-type="string">
            <text:p>DELTA 1-R/B</text:p>
          </table:table-cell>
          <table:table-cell table:style-name="ce186" office:value-type="float" office:value="7595" calcext:value-type="float">
            <text:p>7595</text:p>
          </table:table-cell>
          <table:table-cell table:style-name="ce186" office:value-type="float" office:value="158" calcext:value-type="float">
            <text:p>158</text:p>
          </table:table-cell>
          <table:table-cell table:style-name="ce186"/>
          <table:table-cell table:style-name="ce280"/>
          <table:table-cell table:style-name="ce183"/>
          <table:table-cell table:style-name="ce138" table:formula="of:=[.$AI$1]&amp;&quot; &quot;&amp;&quot;G = &quot;" office:value-type="string" office:string-value="Constante de la gravitación G = " calcext:value-type="string">
            <text:p>Constante de la gravitación G = </text:p>
          </table:table-cell>
          <table:table-cell table:style-name="ce197" table:content-validation-name="val8"/>
          <table:table-cell table:style-name="ce280"/>
          <table:table-cell table:style-name="ce150" table:formula="of:=IF(ISBLANK([.H11]);[.AJ2]&amp;&quot; &quot;&amp;[.$AK$1]&amp;REPT(&quot; &quot;;17);[.$AK$1]&amp;REPT(&quot; &quot;;17))" office:value-type="string" office:string-value="6,67·10⁻¹¹ m³·kg⁻¹·s⁻²                 " calcext:value-type="string">
            <text:p>6,67·10⁻¹¹ m³·kg⁻¹·s⁻² <text:s text:c="16"/></text:p>
          </table:table-cell>
          <table:table-cell table:style-name="ce150"/>
          <table:table-cell table:style-name="ce217" table:number-columns-repeated="4"/>
          <table:table-cell table:style-name="Default" table:number-columns-repeated="6"/>
          <table:table-cell table:number-columns-repeated="4"/>
          <table:table-cell table:style-name="ce177" table:number-columns-repeated="2"/>
          <table:table-cell table:style-name="ce360"/>
          <table:table-cell table:style-name="ce146"/>
          <table:table-cell table:style-name="ce146" office:value-type="float" office:value="1" calcext:value-type="float">
            <text:p>1</text:p>
          </table:table-cell>
          <table:table-cell table:style-name="ce146" office:value-type="string" calcext:value-type="string">
            <text:p>s</text:p>
          </table:table-cell>
          <table:table-cell table:style-name="ce146" office:value-type="string" calcext:value-type="string">
            <text:p>m</text:p>
          </table:table-cell>
          <table:table-cell table:style-name="ce146" office:value-type="string" calcext:value-type="string">
            <text:p>elegidos</text:p>
          </table:table-cell>
          <table:table-cell table:style-name="ce146" table:number-columns-repeated="2"/>
          <table:table-cell table:style-name="ce146" table:formula="of:=IF(ISBLANK([.N3]);2;1+([.N3]=[.AJ10]))" office:value-type="float" office:value="2" calcext:value-type="float">
            <text:p>2</text:p>
          </table:table-cell>
          <table:table-cell table:style-name="ce146"/>
          <table:table-cell table:style-name="ce360" table:formula="of:=OR(AND([.$AL$10];[.AE8]=2);AND(NOT([.$AL$10]);[.AF8]=2))" office:value-type="boolean" office:boolean-value="false" calcext:value-type="boolean">
            <text:p>FALS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string" calcext:value-type="string">
            <text:p>O3B PFM</text:p>
          </table:table-cell>
          <table:table-cell table:style-name="ce186" office:value-type="float" office:value="14429" calcext:value-type="float">
            <text:p>14429</text:p>
          </table:table-cell>
          <table:table-cell table:style-name="ce186" office:value-type="float" office:value="288" calcext:value-type="float">
            <text:p>288</text:p>
          </table:table-cell>
          <table:table-cell table:style-name="ce186"/>
          <table:table-cell table:style-name="ce280" table:number-columns-repeated="2"/>
          <table:table-cell table:style-name="ce138" table:formula="of:=[.$AL$1]&amp;&quot; M =&quot;" office:value-type="string" office:string-value="Masa del planeta M =" calcext:value-type="string">
            <text:p>Masa del planeta M =</text:p>
          </table:table-cell>
          <table:table-cell table:style-name="ce644" office:value-type="string" calcext:value-type="string">
            <text:p>5,98×10²⁴</text:p>
          </table:table-cell>
          <table:table-cell table:style-name="ce310" table:formula="of:=IF(AND(ISBLANK([.H12]);[.$AM$3]);[.$AM$2];&quot;&quot;)&amp;&quot; kg&quot;&amp;REPT(&quot; &quot;;18)" office:value-type="string" office:string-value=" kg                  " calcext:value-type="string">
            <text:p><text:s/>kg <text:s text:c="17"/></text:p>
          </table:table-cell>
          <table:table-cell table:style-name="ce280" table:number-columns-repeated="2"/>
          <table:table-cell table:style-name="ce217" table:number-columns-repeated="4"/>
          <table:table-cell table:style-name="Default" table:number-columns-repeated="6"/>
          <table:table-cell table:number-columns-repeated="4"/>
          <table:table-cell table:style-name="ce177"/>
          <table:table-cell table:style-name="ce146"/>
          <table:table-cell table:style-name="ce361"/>
          <table:table-cell table:style-name="ce225"/>
          <table:table-cell table:style-name="ce225" office:value-type="float" office:value="60" calcext:value-type="float">
            <text:p>60</text:p>
          </table:table-cell>
          <table:table-cell table:style-name="ce146" office:value-type="string" calcext:value-type="string">
            <text:p>mí</text:p>
          </table:table-cell>
          <table:table-cell table:style-name="ce146" office:value-type="string" calcext:value-type="string">
            <text:p>km</text:p>
          </table:table-cell>
          <table:table-cell table:style-name="ce146" table:formula="of:=IF([.AG9]&gt;0;INDEX([.AG4:.AG8];[.AG9];1);[.AG4])" office:value-type="string" office:string-value="km" calcext:value-type="string">
            <text:p>km</text:p>
          </table:table-cell>
          <table:table-cell table:style-name="ce146" table:formula="of:=IF([.AH9]&gt;0;INDEX([.AH4:.AH8];[.AH9];1);[.AH4])" office:value-type="string" office:string-value="min" calcext:value-type="string">
            <text:p>min</text:p>
          </table:table-cell>
          <table:table-cell table:style-name="ce146" table:number-columns-repeated="3"/>
          <table:table-cell table:style-name="ce360" table:formula="of:=OR(AND([.$AL$10];[.AF8]=2);AND(NOT([.$AL$10]);[.AE8]=4))" office:value-type="boolean" office:boolean-value="false" calcext:value-type="boolean">
            <text:p>FALSO</text:p>
          </table:table-cell>
          <table:table-cell table:style-name="ce177" table:number-columns-repeated="2"/>
          <table:table-cell table:style-name="ce146" table:number-columns-repeated="2"/>
          <table:table-cell table:number-columns-repeated="6"/>
        </table:table-row>
        <table:table-row table:style-name="ro1">
          <table:table-cell table:style-name="ce186" office:value-type="string" calcext:value-type="string">
            <text:p>GOES 2</text:p>
          </table:table-cell>
          <table:table-cell table:style-name="ce186" office:value-type="float" office:value="36005" calcext:value-type="float">
            <text:p>36005</text:p>
          </table:table-cell>
          <table:table-cell table:style-name="ce186" office:value-type="float" office:value="1449" calcext:value-type="float">
            <text:p>1449</text:p>
          </table:table-cell>
          <table:table-cell table:style-name="ce186"/>
          <table:table-cell table:style-name="ce280"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225"/>
          <table:table-cell table:style-name="ce146"/>
          <table:table-cell table:style-name="ce146" office:value-type="float" office:value="3600" calcext:value-type="float">
            <text:p>3600</text:p>
          </table:table-cell>
          <table:table-cell table:style-name="ce146" office:value-type="string" calcext:value-type="string">
            <text:p>h</text:p>
          </table:table-cell>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office:value-type="string" calcext:value-type="string">
            <text:p>NOAA</text:p>
          </table:table-cell>
          <table:table-cell table:style-name="ce186" office:value-type="float" office:value="7258" calcext:value-type="float">
            <text:p>7258</text:p>
          </table:table-cell>
          <table:table-cell table:style-name="ce186" office:value-type="float" office:value="102" calcext:value-type="float">
            <text:p>102</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9"/>
          <table:table-cell table:style-name="ce217" table:number-columns-repeated="3"/>
          <table:table-cell table:style-name="Default" table:number-columns-repeated="6"/>
          <table:table-cell table:number-columns-repeated="4"/>
          <table:table-cell table:style-name="ce146" table:number-columns-repeated="2"/>
          <table:table-cell table:style-name="ce361"/>
          <table:table-cell table:style-name="ce225"/>
          <table:table-cell table:style-name="ce225" office:value-type="float" office:value="86400" calcext:value-type="float">
            <text:p>86400</text:p>
          </table:table-cell>
          <table:table-cell table:style-name="ce146" office:value-type="string" calcext:value-type="string">
            <text:p>días</text:p>
          </table:table-cell>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table:number-columns-repeated="4"/>
          <table:table-cell table:style-name="ce209" table:number-columns-repeated="4"/>
          <table:table-cell table:style-name="ce728" office:value-type="string" calcext:value-type="string">
            <office:annotation draw:style-name="gr5" draw:text-style-name="P5" svg:width="2.899cm" svg:height="2.416cm" svg:x="18.794cm" svg:y="6.307cm" draw:caption-point-x="0.001cm" draw:caption-point-y="0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6"/>
          <table:table-cell table:number-columns-repeated="4"/>
          <table:table-cell table:style-name="ce146" table:number-columns-repeated="2"/>
          <table:table-cell table:style-name="ce361"/>
          <table:table-cell table:style-name="ce364"/>
          <table:table-cell table:style-name="ce364" table:formula="of:=[$Constantes.C29]" office:value-type="float" office:value="31558150" calcext:value-type="float">
            <text:p>3,16E+007</text:p>
          </table:table-cell>
          <table:table-cell table:style-name="ce146" office:value-type="string" calcext:value-type="string">
            <text:p>años</text:p>
          </table:table-cell>
          <table:table-cell table:style-name="ce146" table:formula="of:=&quot;&quot;">
            <text:p/>
          </table:table-cell>
          <table:table-cell table:style-name="ce146" table:number-columns-repeated="4"/>
          <table:table-cell table:style-name="ce377" office:value-type="string" calcext:value-type="string">
            <text:p>factor S.I.</text:p>
          </table:table-cell>
          <table:table-cell table:style-name="ce146" table:number-columns-repeated="5"/>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209" table:number-columns-repeated="7"/>
          <table:table-cell table:style-name="ce217" table:number-columns-repeated="4"/>
          <table:table-cell table:style-name="Default" table:number-columns-repeated="6"/>
          <table:table-cell table:number-columns-repeated="4"/>
          <table:table-cell table:style-name="ce146" table:number-columns-repeated="2"/>
          <table:table-cell table:style-name="ce361"/>
          <table:table-cell table:style-name="ce364"/>
          <table:table-cell table:style-name="ce368"/>
          <table:table-cell table:style-name="ce146" table:number-columns-repeated="6"/>
          <table:table-cell table:style-name="ce380" table:formula="of:=INDEX([.AD11:.AD15];IF([.$AL$10];[.AG9];[.AH9]);1)" office:value-type="float" office:value="60" calcext:value-type="float">
            <text:p>6,00E+01</text:p>
          </table:table-cell>
          <table:table-cell table:style-name="ce380" table:formula="of:=CHOOSE(IF([.$AL$10];[.AH9];[.AG9]);1;1000)" office:value-type="float" office:value="1000" calcext:value-type="float">
            <text:p>1,00E+03</text:p>
          </table:table-cell>
          <table:table-cell table:style-name="ce146" table:number-columns-repeated="4"/>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variables de los datos de que dispone, y sus unidades.&#10;Escriba los valores de los datos de los que dispone en las celdas de color blanco y borde azul.&#10;En las últimas filas, elija el valor de la «Constante de la gravitación», a la derecha de «G =», (por defecto 6,67·10⁻¹¹ N·m²/kg²).&#10;Para el cálculo de la incertidumbre relativa /δ) debe escribir el valor de la masa del planeta en la celda correspondiente, excepto en el caso de la Tierra." calcext:value-type="string" table:number-columns-spanned="4" table:number-rows-spanned="26">
            <text:p>Elija, en las celdas de color salmón, las variables de los datos de que dispone, y sus unidades.</text:p>
            <text:p>Escriba los valores de los datos de los que dispone en las celdas de color blanco y borde azul.</text:p>
            <text:p>En las últimas filas, elija el valor de la «Constante de la gravitación», a la derecha de «G =», (por defecto 6,67·10⁻¹¹ N·m²/kg²).</text:p>
            <text:p>Para el cálculo de la incertidumbre relativa /δ) debe escribir el valor de la masa del planeta en la celda correspondiente, excepto en el caso de la Tierra.</text:p>
          </table:table-cell>
          <table:covered-table-cell table:number-columns-repeated="3" table:style-name="Default"/>
          <table:table-cell table:style-name="ce209"/>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09" table:number-columns-repeated="2"/>
          <table:table-cell table:style-name="ce217" table:number-columns-repeated="4"/>
          <table:table-cell table:style-name="Default" table:number-columns-repeated="6"/>
          <table:table-cell table:number-columns-repeated="4"/>
          <table:table-cell table:style-name="ce146" table:number-columns-repeated="2"/>
          <table:table-cell table:style-name="ce362"/>
          <table:table-cell table:style-name="ce225"/>
          <table:table-cell table:style-name="ce177"/>
          <table:table-cell table:style-name="ce372" office:value-type="string" calcext:value-type="string">
            <text:p>DATOS</text:p>
          </table:table-cell>
          <table:table-cell table:style-name="ce177" table:number-columns-repeated="5"/>
          <table:table-cell table:style-name="ce380" table:formula="of:=[.AK16]*IF([.AL11];[.AK16];1)" office:value-type="float" office:value="60" calcext:value-type="float">
            <text:p>6,00E+01</text:p>
          </table:table-cell>
          <table:table-cell table:style-name="ce380" table:formula="of:=[.AL16]*IF([.AL12];[.AL16]*[.AL16];1)" office:value-type="float" office:value="1000" calcext:value-type="float">
            <text:p>1,00E+03</text:p>
          </table:table-cell>
          <table:table-cell table:style-name="ce177"/>
          <table:table-cell table:style-name="ce225" office:value-type="string" calcext:value-type="string">
            <text:p>Gráfica</text:p>
          </table:table-cell>
          <table:table-cell table:style-name="ce177"/>
          <table:table-cell table:style-name="ce391" office:value-type="string" calcext:value-type="string">
            <text:p>elegido</text:p>
          </table:table-cell>
          <table:table-cell table:number-columns-repeated="6"/>
        </table:table-row>
        <table:table-row table:style-name="ro1">
          <table:covered-table-cell table:number-columns-repeated="4" table:style-name="Default"/>
          <table:table-cell table:style-name="ce209"/>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363"/>
          <table:table-cell table:style-name="ce225"/>
          <table:table-cell table:style-name="ce372" table:formula="of:=[.F4]">
            <text:p/>
          </table:table-cell>
          <table:table-cell table:style-name="ce377" table:formula="of:=IF([.AE8]&gt;0;INDEX([.AE4:.AE7];[.AE8];1);[.AE4])" office:value-type="string" office:string-value="r" calcext:value-type="string">
            <text:p>r</text:p>
          </table:table-cell>
          <table:table-cell table:style-name="ce377" table:formula="of:=IF([.AF8]&gt;0;INDEX([.AF4:.AF5];[.AF8];1);[.AF4])" office:value-type="string" office:string-value="T" calcext:value-type="string">
            <text:p>T</text:p>
          </table:table-cell>
          <table:table-cell table:style-name="ce177"/>
          <table:table-cell table:style-name="ce377" office:value-type="string" calcext:value-type="string">
            <text:p>T²</text:p>
          </table:table-cell>
          <table:table-cell table:style-name="ce372" office:value-type="string" calcext:value-type="string">
            <text:p>r³</text:p>
          </table:table-cell>
          <table:table-cell table:style-name="ce177"/>
          <table:table-cell table:style-name="ce383" office:value-type="string" calcext:value-type="string">
            <text:p>T²</text:p>
          </table:table-cell>
          <table:table-cell table:style-name="ce383" office:value-type="string" calcext:value-type="string">
            <text:p>r³</text:p>
          </table:table-cell>
          <table:table-cell table:style-name="ce384" office:value-type="string" calcext:value-type="string">
            <text:p>r³/T²</text:p>
          </table:table-cell>
          <table:table-cell table:style-name="ce384" table:formula="of:=[.O2]" office:value-type="string" office:string-value="T²" calcext:value-type="string">
            <text:p>T²</text:p>
          </table:table-cell>
          <table:table-cell table:style-name="ce384" table:formula="of:=INDEX([.AK18:.AL18];1;[.AP18])" office:value-type="string" office:string-value="r³" calcext:value-type="string">
            <text:p>r³</text:p>
          </table:table-cell>
          <table:table-cell table:style-name="ce177" table:formula="of:=IF(ISBLANK([.M2]);1;1+([.$M$2]=[.$AL$18]))" office:value-type="float" office:value="2" calcext:value-type="float">
            <text:p>2</text:p>
          </table:table-cell>
          <table:table-cell table:number-columns-repeated="6"/>
        </table:table-row>
        <table:table-row table:style-name="ro1">
          <table:covered-table-cell table:number-columns-repeated="4" table:style-name="Default"/>
          <table:table-cell table:style-name="ce209"/>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8,99·10⁷" calcext:value-type="string">
            <text:p>8,99·10⁷</text:p>
          </table:table-cell>
          <table:table-cell table:style-name="ce222" table:formula="of:=IF(ISBLANK([.H5]);&quot;&quot;;NUMFORMA([.AL19];[.$AD$1]))" office:value-type="string" office:string-value="4,38·10²⁰" calcext:value-type="string">
            <text:p>4,38·10²⁰</text:p>
          </table:table-cell>
          <table:table-cell table:style-name="ce222" table:formula="of:=IF(OR(ISBLANK([.G5]);ISBLANK([.H5]));&quot;&quot;;NUMFORMA([.AM19];[.$AD$1]))" office:value-type="string" office:string-value="4,87·10¹²" calcext:value-type="string">
            <text:p>4,87·10¹²</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361"/>
          <table:table-cell table:style-name="ce364"/>
          <table:table-cell table:style-name="ce177" office:value-type="float" office:value="1" calcext:value-type="float">
            <text:p>1</text:p>
          </table:table-cell>
          <table:table-cell table:style-name="ce177" table:formula="of:=AVALOR(TRIM([.G5]))" office:value-type="float" office:value="7595" calcext:value-type="float">
            <text:p>7595</text:p>
          </table:table-cell>
          <table:table-cell table:style-name="ce380" table:formula="of:=AVALOR(TRIM([.H5]))" office:value-type="float" office:value="158" calcext:value-type="float">
            <text:p>1,58E+02</text:p>
          </table:table-cell>
          <table:table-cell table:style-name="ce177"/>
          <table:table-cell table:style-name="ce146" table:formula="of:=IF([.$AL$10];IF([.$AL$11];[.AE19];[.AE19]*[.AE19]);IF([.$AL$12];[.AF19];[.AF19]*[.AF19]))" office:value-type="float" office:value="24964" calcext:value-type="float">
            <text:p>24964</text:p>
          </table:table-cell>
          <table:table-cell table:style-name="ce382" table:formula="of:=IF([.$AL$10];IF([.$AL$12];[.AF19];[.AF19]*[.AF19]*[.AF19]);IF([.$AL$11];[.AE19];[.AE19]*[.AE19]*[.AE19]))" office:value-type="float" office:value="438110169875" calcext:value-type="float">
            <text:p>4,38E+11</text:p>
          </table:table-cell>
          <table:table-cell table:style-name="ce177"/>
          <table:table-cell table:style-name="ce146" table:formula="of:=[.AH19]*[.$AK$17]*IF([.$AL$11];1;[.$AK$17])" office:value-type="float" office:value="89870400" calcext:value-type="float">
            <text:p>89870400</text:p>
          </table:table-cell>
          <table:table-cell table:style-name="ce146" table:formula="of:=[.AI19]*[.$AL$17]*IF([.$AL$12];1;[.$AL$17]*[.$AL$17])" office:value-type="float" office:value="4.38110169875E+020" calcext:value-type="float">
            <text:p>4,38110169875E+020</text:p>
          </table:table-cell>
          <table:table-cell table:style-name="ce382" table:formula="of:=IF(AND([.AK19];[.AL19]);[.AL19]/[.AK19];&quot;&quot;)" office:value-type="float" office:value="4874910647721.61" calcext:value-type="float">
            <text:p>4,87E+12</text:p>
          </table:table-cell>
          <table:table-cell table:style-name="ce177" table:formula="of:=IF([.$AJ$11]=2;CHOOSE([.$AP$18];[.AL19]/[.$AL$25];[.AK19]/[.$AK$25]);CHOOSE([.$AP$18];[.AI19]/[.$AI$25];[.AH19]/[.$AH$25]))" office:value-type="float" office:value="0.898704" calcext:value-type="float">
            <text:p>0,898704</text:p>
          </table:table-cell>
          <table:table-cell table:style-name="ce177" table:formula="of:=IF([.$AJ$11]=2;CHOOSE([.$AP$18];[.AK19]/[.$AK$25];[.AL19]/[.$AL$25]);CHOOSE([.$AP$18];[.AH19]/[.$AH$25];[.AI19]/[.$AI$25]))" office:value-type="float" office:value="0.438110169875" calcext:value-type="float">
            <text:p>0,43811016987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2,99·10⁸" calcext:value-type="string">
            <text:p>2,99·10⁸</text:p>
          </table:table-cell>
          <table:table-cell table:style-name="ce222" table:formula="of:=IF(ISBLANK([.H6]);&quot;&quot;;NUMFORMA([.AL20];[.$AD$1]))" office:value-type="string" office:string-value="3,00·10²¹" calcext:value-type="string">
            <text:p>3,00·10²¹</text:p>
          </table:table-cell>
          <table:table-cell table:style-name="ce205" table:formula="of:=IF(OR(ISBLANK([.G6]);ISBLANK([.H6]));&quot;&quot;;NUMFORMA([.AM20];[.$AD$1]))" office:value-type="string" office:string-value="1,01·10¹³" calcext:value-type="string">
            <text:p>1,01·10¹³</text:p>
          </table:table-cell>
          <table:table-cell table:style-name="ce209" table:number-columns-repeated="2"/>
          <table:table-cell table:style-name="ce217" table:number-columns-repeated="4"/>
          <table:table-cell table:style-name="Default"/>
          <table:table-cell table:number-columns-repeated="9"/>
          <table:table-cell table:style-name="ce146" table:number-columns-repeated="2"/>
          <table:table-cell table:style-name="ce361"/>
          <table:table-cell table:style-name="ce177"/>
          <table:table-cell table:style-name="ce177" office:value-type="float" office:value="2" calcext:value-type="float">
            <text:p>2</text:p>
          </table:table-cell>
          <table:table-cell table:style-name="ce177" table:formula="of:=AVALOR(TRIM([.G6]))" office:value-type="float" office:value="14429" calcext:value-type="float">
            <text:p>14429</text:p>
          </table:table-cell>
          <table:table-cell table:style-name="ce380" table:formula="of:=AVALOR(TRIM([.H6]))" office:value-type="float" office:value="288" calcext:value-type="float">
            <text:p>2,88E+02</text:p>
          </table:table-cell>
          <table:table-cell table:style-name="ce177"/>
          <table:table-cell table:style-name="ce146" table:formula="of:=IF([.$AL$10];IF([.$AL$11];[.AE20];[.AE20]*[.AE20]);IF([.$AL$12];[.AF20];[.AF20]*[.AF20]))" office:value-type="float" office:value="82944" calcext:value-type="float">
            <text:p>82944</text:p>
          </table:table-cell>
          <table:table-cell table:style-name="ce382" table:formula="of:=IF([.$AL$10];IF([.$AL$12];[.AF20];[.AF20]*[.AF20]*[.AF20]);IF([.$AL$11];[.AE20];[.AE20]*[.AE20]*[.AE20]))" office:value-type="float" office:value="3004060675589" calcext:value-type="float">
            <text:p>3,00E+12</text:p>
          </table:table-cell>
          <table:table-cell table:style-name="ce177"/>
          <table:table-cell table:style-name="ce146" table:formula="of:=[.AH20]*[.$AK$17]*IF([.$AL$11];1;[.$AK$17])" office:value-type="float" office:value="298598400" calcext:value-type="float">
            <text:p>298598400</text:p>
          </table:table-cell>
          <table:table-cell table:style-name="ce146" table:formula="of:=[.AI20]*[.$AL$17]*IF([.$AL$12];1;[.$AL$17]*[.$AL$17])" office:value-type="float" office:value="3.004060675589E+021" calcext:value-type="float">
            <text:p>3,004060675589E+021</text:p>
          </table:table-cell>
          <table:table-cell table:style-name="ce382" table:formula="of:=IF(AND([.AK20];[.AL20]);[.AL20]/[.AK20];&quot;&quot;)" office:value-type="float" office:value="10060538420798.6" calcext:value-type="float">
            <text:p>1,01E+13</text:p>
          </table:table-cell>
          <table:table-cell table:style-name="ce177" table:formula="of:=IF([.$AJ$11]=2;CHOOSE([.$AP$18];[.AL20]/[.$AL$25];[.AK20]/[.$AK$25]);CHOOSE([.$AP$18];[.AI20]/[.$AI$25];[.AH20]/[.$AH$25]))" office:value-type="float" office:value="2.985984" calcext:value-type="float">
            <text:p>2,985984</text:p>
          </table:table-cell>
          <table:table-cell table:style-name="ce177" table:formula="of:=IF([.$AJ$11]=2;CHOOSE([.$AP$18];[.AK20]/[.$AK$25];[.AL20]/[.$AL$25]);CHOOSE([.$AP$18];[.AH20]/[.$AH$25];[.AI20]/[.$AI$25]))" office:value-type="float" office:value="3.004060675589" calcext:value-type="float">
            <text:p>3,004060675589</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7,56·10⁹" calcext:value-type="string">
            <text:p>7,56·10⁹</text:p>
          </table:table-cell>
          <table:table-cell table:style-name="ce222" table:formula="of:=IF(ISBLANK([.H7]);&quot;&quot;;NUMFORMA([.AL21];[.$AD$1]))" office:value-type="string" office:string-value="4,67·10²²" calcext:value-type="string">
            <text:p>4,67·10²²</text:p>
          </table:table-cell>
          <table:table-cell table:style-name="ce205" table:formula="of:=IF(OR(ISBLANK([.G7]);ISBLANK([.H7]));&quot;&quot;;NUMFORMA([.AM21];[.$AD$1]))" office:value-type="string" office:string-value="6,18·10¹²" calcext:value-type="string">
            <text:p>6,18·10¹²</text:p>
          </table:table-cell>
          <table:table-cell table:style-name="ce209" table:number-columns-repeated="2"/>
          <table:table-cell table:style-name="ce217" table:number-columns-repeated="2"/>
          <table:table-cell table:style-name="ce355" table:formula="of:=[.AN18]" office:value-type="string" office:string-value="T²" calcext:value-type="string">
            <text:p>T²</text:p>
          </table:table-cell>
          <table:table-cell table:style-name="ce221" table:formula="of:=IF([.AL7];&quot;(&quot;&amp;[.AN26]&amp;&quot; &quot;&amp;[.AN25]&amp;&quot; )&quot;;&quot;&quot;)" office:value-type="string" office:string-value="(/10⁸ s² )" calcext:value-type="string">
            <text:p>(/10⁸ s² )</text:p>
          </table:table-cell>
          <table:table-cell table:style-name="Default"/>
          <table:table-cell table:number-columns-repeated="9"/>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36005" calcext:value-type="float">
            <text:p>36005</text:p>
          </table:table-cell>
          <table:table-cell table:style-name="ce380" table:formula="of:=AVALOR(TRIM([.H7]))" office:value-type="float" office:value="1449" calcext:value-type="float">
            <text:p>1,45E+03</text:p>
          </table:table-cell>
          <table:table-cell table:style-name="ce177"/>
          <table:table-cell table:style-name="ce146" table:formula="of:=IF([.$AL$10];IF([.$AL$11];[.AE21];[.AE21]*[.AE21]);IF([.$AL$12];[.AF21];[.AF21]*[.AF21]))" office:value-type="float" office:value="2099601" calcext:value-type="float">
            <text:p>2099601</text:p>
          </table:table-cell>
          <table:table-cell table:style-name="ce382" table:formula="of:=IF([.$AL$10];IF([.$AL$12];[.AF21];[.AF21]*[.AF21]*[.AF21]);IF([.$AL$11];[.AE21];[.AE21]*[.AE21]*[.AE21]))" office:value-type="float" office:value="46675442700125" calcext:value-type="float">
            <text:p>4,67E+13</text:p>
          </table:table-cell>
          <table:table-cell table:style-name="ce177"/>
          <table:table-cell table:style-name="ce146" table:formula="of:=[.AH21]*[.$AK$17]*IF([.$AL$11];1;[.$AK$17])" office:value-type="float" office:value="7558563600" calcext:value-type="float">
            <text:p>7558563600</text:p>
          </table:table-cell>
          <table:table-cell table:style-name="ce146" table:formula="of:=[.AI21]*[.$AL$17]*IF([.$AL$12];1;[.$AL$17]*[.$AL$17])" office:value-type="float" office:value="4.6675442700125E+022" calcext:value-type="float">
            <text:p>4,6675442700125E+022</text:p>
          </table:table-cell>
          <table:table-cell table:style-name="ce382" table:formula="of:=IF(AND([.AK21];[.AL21]);[.AL21]/[.AK21];&quot;&quot;)" office:value-type="float" office:value="6175173640151.02" calcext:value-type="float">
            <text:p>6,18E+12</text:p>
          </table:table-cell>
          <table:table-cell table:style-name="ce177" table:formula="of:=IF([.$AJ$11]=2;CHOOSE([.$AP$18];[.AL21]/[.$AL$25];[.AK21]/[.$AK$25]);CHOOSE([.$AP$18];[.AI21]/[.$AI$25];[.AH21]/[.$AH$25]))" office:value-type="float" office:value="75.585636" calcext:value-type="float">
            <text:p>75,585636</text:p>
          </table:table-cell>
          <table:table-cell table:style-name="ce177" table:formula="of:=IF([.$AJ$11]=2;CHOOSE([.$AP$18];[.AK21]/[.$AK$25];[.AL21]/[.$AL$25]);CHOOSE([.$AP$18];[.AH21]/[.$AH$25];[.AI21]/[.$AI$25]))" office:value-type="float" office:value="46.675442700125" calcext:value-type="float">
            <text:p>46,675442700125</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3,75·10⁷" calcext:value-type="string">
            <text:p>3,75·10⁷</text:p>
          </table:table-cell>
          <table:table-cell table:style-name="ce222" table:formula="of:=IF(ISBLANK([.H8]);&quot;&quot;;NUMFORMA([.AL22];[.$AD$1]))" office:value-type="string" office:string-value="3,82·10²⁰" calcext:value-type="string">
            <text:p>3,82·10²⁰</text:p>
          </table:table-cell>
          <table:table-cell table:style-name="ce205" table:formula="of:=IF(OR(ISBLANK([.G8]);ISBLANK([.H8]));&quot;&quot;;NUMFORMA([.AM22];[.$AD$1]))" office:value-type="string" office:string-value="1,02·10¹³" calcext:value-type="string">
            <text:p>1,02·10¹³</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7258" calcext:value-type="float">
            <text:p>7258</text:p>
          </table:table-cell>
          <table:table-cell table:style-name="ce380" table:formula="of:=AVALOR(TRIM([.H8]))" office:value-type="float" office:value="102" calcext:value-type="float">
            <text:p>1,02E+02</text:p>
          </table:table-cell>
          <table:table-cell table:style-name="ce177"/>
          <table:table-cell table:style-name="ce146" table:formula="of:=IF([.$AL$10];IF([.$AL$11];[.AE22];[.AE22]*[.AE22]);IF([.$AL$12];[.AF22];[.AF22]*[.AF22]))" office:value-type="float" office:value="10404" calcext:value-type="float">
            <text:p>10404</text:p>
          </table:table-cell>
          <table:table-cell table:style-name="ce382" table:formula="of:=IF([.$AL$10];IF([.$AL$12];[.AF22];[.AF22]*[.AF22]*[.AF22]);IF([.$AL$11];[.AE22];[.AE22]*[.AE22]*[.AE22]))" office:value-type="float" office:value="382341017512" calcext:value-type="float">
            <text:p>3,82E+11</text:p>
          </table:table-cell>
          <table:table-cell table:style-name="ce177"/>
          <table:table-cell table:style-name="ce146" table:formula="of:=[.AH22]*[.$AK$17]*IF([.$AL$11];1;[.$AK$17])" office:value-type="float" office:value="37454400" calcext:value-type="float">
            <text:p>37454400</text:p>
          </table:table-cell>
          <table:table-cell table:style-name="ce146" table:formula="of:=[.AI22]*[.$AL$17]*IF([.$AL$12];1;[.$AL$17]*[.$AL$17])" office:value-type="float" office:value="3.82341017512E+020" calcext:value-type="float">
            <text:p>3,82341017512E+020</text:p>
          </table:table-cell>
          <table:table-cell table:style-name="ce382" table:formula="of:=IF(AND([.AK22];[.AL22]);[.AL22]/[.AK22];&quot;&quot;)" office:value-type="float" office:value="10208173606091.7" calcext:value-type="float">
            <text:p>1,02E+13</text:p>
          </table:table-cell>
          <table:table-cell table:style-name="ce177" table:formula="of:=IF([.$AJ$11]=2;CHOOSE([.$AP$18];[.AL22]/[.$AL$25];[.AK22]/[.$AK$25]);CHOOSE([.$AP$18];[.AI22]/[.$AI$25];[.AH22]/[.$AH$25]))" office:value-type="float" office:value="0.374544" calcext:value-type="float">
            <text:p>0,374544</text:p>
          </table:table-cell>
          <table:table-cell table:style-name="ce177" table:formula="of:=IF([.$AJ$11]=2;CHOOSE([.$AP$18];[.AK22]/[.$AK$25];[.AL22]/[.$AL$25]);CHOOSE([.$AP$18];[.AH22]/[.$AH$25];[.AI22]/[.$AI$25]))" office:value-type="float" office:value="0.382341017512" calcext:value-type="float">
            <text:p>0,382341017512</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09" table:number-columns-repeated="2"/>
          <table:table-cell table:style-name="Default"/>
          <table:table-cell table:number-columns-repeated="2"/>
          <table:table-cell table:style-name="Default" table:number-columns-repeated="2"/>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380" table:formula="of:=AVALOR(TRIM([.H9]))" office:value-type="float" office:value="0" calcext:value-type="float">
            <text:p>0,00E+00</text:p>
          </table:table-cell>
          <table:table-cell table:style-name="ce177"/>
          <table:table-cell table:style-name="ce146" table:formula="of:=IF([.$AL$10];IF([.$AL$11];[.AE23];[.AE23]*[.AE23]);IF([.$AL$12];[.AF23];[.AF23]*[.AF23]))" office:value-type="float" office:value="0" calcext:value-type="float">
            <text:p>0</text:p>
          </table:table-cell>
          <table:table-cell table:style-name="ce382" table:formula="of:=IF([.$AL$10];IF([.$AL$12];[.AF23];[.AF23]*[.AF23]*[.AF23]);IF([.$AL$11];[.AE23];[.AE23]*[.AE23]*[.AE23]))" office:value-type="float" office:value="0" calcext:value-type="float">
            <text:p>0,00E+00</text:p>
          </table:table-cell>
          <table:table-cell table:style-name="ce177"/>
          <table:table-cell table:style-name="ce146" table:formula="of:=[.AH23]*[.$AK$17]*IF([.$AL$11];1;[.$AK$17])" office:value-type="float" office:value="0" calcext:value-type="float">
            <text:p>0</text:p>
          </table:table-cell>
          <table:table-cell table:style-name="ce146" table:formula="of:=[.AI23]*[.$AL$17]*IF([.$AL$12];1;[.$AL$17]*[.$AL$17])" office:value-type="float" office:value="0" calcext:value-type="float">
            <text:p>0</text:p>
          </table:table-cell>
          <table:table-cell table:style-name="ce385" table:formula="of:=IF(AND([.AK23];[.AL23]);[.AL23]/[.AK23];&quot;&quot;)">
            <text:p/>
          </table:table-cell>
          <table:table-cell table:style-name="ce177" table:formula="of:=IF([.$AJ$11]=2;CHOOSE([.$AP$18];[.AL23]/[.$AL$25];[.AK23]/[.$AK$25]);CHOOSE([.$AP$18];[.AI23]/[.$AI$25];[.AH23]/[.$AH$25]))" office:value-type="float" office:value="0" calcext:value-type="float">
            <text:p>0</text:p>
          </table:table-cell>
          <table:table-cell table:style-name="ce177" table:formula="of:=IF([.$AJ$11]=2;CHOOSE([.$AP$18];[.AK23]/[.$AK$25];[.AL23]/[.$AL$25]);CHOOSE([.$AP$18];[.AH23]/[.$AH$25];[.AI23]/[.$AI$25]))" office:value-type="float" office:value="0" calcext:value-type="float">
            <text:p>0</text:p>
          </table:table-cell>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NUMFORMA([.AM24];[.$AD$1])" office:value-type="string" office:string-value="7,83·10¹²" calcext:value-type="string">
            <text:p>7,83·10¹²</text:p>
          </table:table-cell>
          <table:table-cell table:style-name="ce209" table:formula="of:=[.AM28]" office:value-type="string" office:string-value="m³/s²" calcext:value-type="string">
            <text:p>m³/s²</text:p>
          </table:table-cell>
          <table:table-cell table:style-name="ce209"/>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3"/>
          <table:table-cell table:style-name="ce146" table:formula="of:=INT(LOG10(MAX([.AH19:.AH23])))-1" office:value-type="float" office:value="5" calcext:value-type="float">
            <text:p>5</text:p>
          </table:table-cell>
          <table:table-cell table:style-name="ce146" table:formula="of:=INT(LOG10(MAX([.AI19:.AI23])))-1" office:value-type="float" office:value="12" calcext:value-type="float">
            <text:p>12</text:p>
          </table:table-cell>
          <table:table-cell table:style-name="ce146"/>
          <table:table-cell table:style-name="ce146" table:formula="of:=INT(LOG10(MAX([.AK19:.AK23])))-1" office:value-type="float" office:value="8" calcext:value-type="float">
            <text:p>8</text:p>
          </table:table-cell>
          <table:table-cell table:style-name="ce146" table:formula="of:=INT(LOG10(MAX([.AL19:.AL23])))-1" office:value-type="float" office:value="21" calcext:value-type="float">
            <text:p>21</text:p>
          </table:table-cell>
          <table:table-cell table:style-name="ce382" table:formula="of:=AVERAGE([.AM$19:.AM$23])" office:value-type="float" office:value="7829699078690.74" calcext:value-type="float">
            <text:p>7,83E+12</text:p>
          </table:table-cell>
          <table:table-cell table:style-name="ce146"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67" office:value-type="string" calcext:value-type="string">
            <text:p>Pendiente de la gráfica:</text:p>
          </table:table-cell>
          <table:table-cell table:style-name="ce198" office:value-type="string" calcext:value-type="string">
            <text:p>a =</text:p>
          </table:table-cell>
          <table:table-cell table:style-name="ce728" table:formula="of:=IF([.$AL$7];NUMFORMA([.AO29];[.AD1]);&quot;&quot;)" office:value-type="string" office:string-value="6,14·10¹²" calcext:value-type="string">
            <text:p>6,14·10¹²</text:p>
          </table:table-cell>
          <table:table-cell table:style-name="ce209" table:formula="of:=IF([.$AL$7];[.$AP$29];&quot;&quot;)" office:value-type="string" office:string-value="m³/s²" calcext:value-type="string">
            <text:p>m³/s²</text:p>
          </table:table-cell>
          <table:table-cell table:style-name="ce209"/>
          <table:table-cell table:style-name="Default"/>
          <table:table-cell table:number-columns-repeated="13"/>
          <table:table-cell table:style-name="ce146" table:number-columns-repeated="2"/>
          <table:table-cell table:style-name="ce177" table:number-columns-repeated="5"/>
          <table:table-cell table:style-name="ce146"/>
          <table:table-cell table:style-name="ce380" table:formula="of:=10^[.AH24]" office:value-type="float" office:value="100000" calcext:value-type="float">
            <text:p>1,00E+05</text:p>
          </table:table-cell>
          <table:table-cell table:style-name="ce380" table:formula="of:=10^[.AI24]" office:value-type="float" office:value="1000000000000" calcext:value-type="float">
            <text:p>1,00E+12</text:p>
          </table:table-cell>
          <table:table-cell table:style-name="ce177"/>
          <table:table-cell table:style-name="ce380" table:formula="of:=10^[.AK24]" office:value-type="float" office:value="100000000" calcext:value-type="float">
            <text:p>1,00E+08</text:p>
          </table:table-cell>
          <table:table-cell table:style-name="ce380" table:formula="of:=10^[.AL24]" office:value-type="float" office:value="1E+021" calcext:value-type="float">
            <text:p>1,00E+21</text:p>
          </table:table-cell>
          <table:table-cell table:style-name="ce146"/>
          <table:table-cell table:style-name="ce358" table:formula="of:=IF([.$AP$18]=2;IF([.$AJ$11]=2;[.$AK$27];[.$AH$27]);IF([.$AJ$11]=2;[.$AL$27];[.$AI$27]))" office:value-type="string" office:string-value="s²" calcext:value-type="string">
            <text:p>s²</text:p>
          </table:table-cell>
          <table:table-cell table:style-name="ce358" table:formula="of:=IF([.$AP$18]=2;IF([.$AJ$11]=2;[.$AL$27];[.$AI$27]);IF([.$AJ$11]=2;[.$AK$27];[.AH27]))" office:value-type="string" office:string-value="m³" calcext:value-type="string">
            <text:p>m³</text:p>
          </table:table-cell>
          <table:table-cell table:style-name="ce146"/>
          <table:table-cell table:number-columns-repeated="6"/>
        </table:table-row>
        <table:table-row table:style-name="ro1">
          <table:covered-table-cell table:number-columns-repeated="4" table:style-name="Default"/>
          <table:table-cell table:style-name="ce209" table:number-columns-repeated="4"/>
          <table:table-cell table:style-name="ce407" office:value-type="string" calcext:value-type="string">
            <text:p>masa</text:p>
          </table:table-cell>
          <table:table-cell table:style-name="ce209" table:formula="of:=IF([.$AM$4];[.$AN$3];&quot;&quot;)" office:value-type="string" office:string-value="incertidumbre" calcext:value-type="string">
            <text:p>incertidumbre</text:p>
          </table:table-cell>
          <table:table-cell table:style-name="ce209"/>
          <table:table-cell table:style-name="Default"/>
          <table:table-cell table:number-columns-repeated="13"/>
          <table:table-cell table:style-name="ce146" table:number-columns-repeated="2"/>
          <table:table-cell table:style-name="ce361"/>
          <table:table-cell table:style-name="ce177" table:number-columns-repeated="4"/>
          <table:table-cell table:style-name="ce381"/>
          <table:table-cell table:style-name="ce146" table:formula="of:=&quot;/10&quot;&amp;EXPONENTE([.AH24])" office:value-type="string" office:string-value="/10⁵" calcext:value-type="string">
            <text:p>/10⁵</text:p>
          </table:table-cell>
          <table:table-cell table:style-name="ce146" table:formula="of:=&quot;/10&quot;&amp;EXPONENTE([.AI24])" office:value-type="string" office:string-value="/10¹²" calcext:value-type="string">
            <text:p>/10¹²</text:p>
          </table:table-cell>
          <table:table-cell table:style-name="ce177"/>
          <table:table-cell table:style-name="ce146" table:formula="of:=&quot;/10&quot;&amp;EXPONENTE([.AK24])" office:value-type="string" office:string-value="/10⁸" calcext:value-type="string">
            <text:p>/10⁸</text:p>
          </table:table-cell>
          <table:table-cell table:style-name="ce146" table:formula="of:=&quot;/10&quot;&amp;EXPONENTE([.AL24])" office:value-type="string" office:string-value="/10²¹" calcext:value-type="string">
            <text:p>/10²¹</text:p>
          </table:table-cell>
          <table:table-cell table:style-name="ce146"/>
          <table:table-cell table:style-name="ce358" table:formula="of:=IF([.$AJ$11]=2;IF([.$AP$18]=2;[.AK26];[.AL26]);IF([.$AP$18]=2;[.AH26];[.AI26]))" office:value-type="string" office:string-value="/10⁸" calcext:value-type="string">
            <text:p>/10⁸</text:p>
          </table:table-cell>
          <table:table-cell table:style-name="ce358" table:formula="of:==IF([.$AJ$11]=2;IF([.$AP$18]=2;[.AL26];[.AK26]);IF([.$AP$18]=2;[.AI26];[.AH26]))" office:value-type="string" office:string-value="/10²¹" calcext:value-type="string">
            <text:p>/10²¹</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5" office:value-type="string" calcext:value-type="string">
            <text:p>A partir de la</text:p>
          </table:table-cell>
          <table:table-cell table:style-name="ce268"/>
          <table:table-cell table:style-name="ce285"/>
          <table:table-cell table:style-name="ce205" office:value-type="string" calcext:value-type="string">
            <text:p>m (kg)</text:p>
          </table:table-cell>
          <table:table-cell table:style-name="ce307" table:formula="of:=IF([.$AM$4];[.AN4]&amp;&quot; (%)&quot;;&quot;&quot;)" office:value-type="string" office:string-value="δ (%)" calcext:value-type="string">
            <text:p>δ (%)</text:p>
          </table:table-cell>
          <table:table-cell table:style-name="ce209"/>
          <table:table-cell table:style-name="Default"/>
          <table:table-cell table:number-columns-repeated="13"/>
          <table:table-cell table:style-name="ce146" table:number-columns-repeated="2"/>
          <table:table-cell table:style-name="ce361"/>
          <table:table-cell table:style-name="ce177" table:number-columns-repeated="4"/>
          <table:table-cell table:style-name="ce381"/>
          <table:table-cell table:style-name="ce358" table:formula="of:=IF([.$AL$11];IF([.$AL$10];[.AG12];[.$AH$12]);IF([.$AL$10];[.AG12]&amp;[.$AG$1];[.$AH$12]&amp;[.$AF$1]))" office:value-type="string" office:string-value="min²" calcext:value-type="string">
            <text:p>min²</text:p>
          </table:table-cell>
          <table:table-cell table:style-name="ce146" table:formula="of:=IF([.$AL$11];IF([.$AL$10];[.$AH$12];[.AG12]);IF([.$AL$10];[.$AH$12]&amp;[.$AF$1];[.AG12]&amp;[.$AG$1]))" office:value-type="string" office:string-value="km³" calcext:value-type="string">
            <text:p>km³</text:p>
          </table:table-cell>
          <table:table-cell table:style-name="ce177"/>
          <table:table-cell table:style-name="ce358" table:formula="of:=[.AE11]&amp;[.AF1]" office:value-type="string" office:string-value="s²" calcext:value-type="string">
            <text:p>s²</text:p>
          </table:table-cell>
          <table:table-cell table:style-name="ce146" table:formula="of:=[.AF11]&amp;[.AG1]" office:value-type="string" office:string-value="m³" calcext:value-type="string">
            <text:p>m³</text:p>
          </table:table-cell>
          <table:table-cell table:style-name="ce177"/>
          <table:table-cell table:style-name="ce377" office:value-type="string" calcext:value-type="string">
            <text:p>error típico xy</text:p>
          </table:table-cell>
          <table:table-cell table:style-name="ce380" table:formula="of:=STEYX([.AO$19:.AO$23];[.AN$19:.AN$23])" office:value-type="float" office:value="0.589361145160316" calcext:value-type="float">
            <text:p>5,89E-01</text:p>
          </table:table-cell>
          <table:table-cell table:style-name="ce177"/>
          <table:table-cell table:number-columns-repeated="6"/>
        </table:table-row>
        <table:table-row table:style-name="ro1">
          <table:covered-table-cell table:number-columns-repeated="4" table:style-name="Default"/>
          <table:table-cell table:style-name="ce209"/>
          <table:table-cell table:style-name="ce205" office:value-type="string" calcext:value-type="string">
            <text:p>media</text:p>
          </table:table-cell>
          <table:table-cell table:style-name="ce269"/>
          <table:table-cell table:style-name="ce286" table:formula="of:=&quot;(4 · π² / G) · &quot;&amp;LEFT([.H24];13)" office:value-type="string" office:string-value="(4 · π² / G) · r³/T² (media)" calcext:value-type="string">
            <text:p>(4 · π² / G) · r³/T² (media)</text:p>
          </table:table-cell>
          <table:table-cell table:style-name="ce205" table:formula="of:=IF([.$AL$7];NUMFORMA([.$AM$31];[.$AD$1]);&quot;&quot;)" office:value-type="string" office:string-value="4,63·10²⁴" calcext:value-type="string">
            <text:p>4,63·10²⁴</text:p>
          </table:table-cell>
          <table:table-cell table:style-name="ce315" table:formula="of:=IF([.$AM$4];NUMFORMA(100*ABS([.$AM$31]-[.$AM$1])/[.$AM$1];[.$AD$1]);&quot;&quot;)" office:value-type="string" office:string-value="22,5" calcext:value-type="string">
            <text:p>22,5</text:p>
          </table:table-cell>
          <table:table-cell table:style-name="ce209"/>
          <table:table-cell table:style-name="Default"/>
          <table:table-cell table:number-columns-repeated="13"/>
          <table:table-cell table:style-name="ce146" table:number-columns-repeated="3"/>
          <table:table-cell table:style-name="ce177" table:number-columns-repeated="8"/>
          <table:table-cell table:style-name="ce377" office:value-type="string" calcext:value-type="string">
            <text:p>S pendiente r³/T² (S.I.)</text:p>
          </table:table-cell>
          <table:table-cell table:style-name="ce382" table:formula="of:=SLOPE([.AL19:.AL23];[.AK19:.AK23])" office:value-type="float" office:value="6139973757883.98" calcext:value-type="float">
            <text:p>6,14E+12</text:p>
          </table:table-cell>
          <table:table-cell table:style-name="ce177" table:formula="of:=[.AL27]&amp;&quot;/&quot;&amp;[.AK27]" office:value-type="string" office:string-value="m³/s²" calcext:value-type="string">
            <text:p>m³/s²</text:p>
          </table:table-cell>
          <table:table-cell table:style-name="ce377" office:value-type="string" calcext:value-type="string">
            <text:p>pendiente r³/T²</text:p>
          </table:table-cell>
          <table:table-cell table:style-name="ce380" table:formula="of:=IF([.$AJ$11]=2;[.$AL$28];SLOPE([.AI19:.AI23];[.AH19:.AH23]))" office:value-type="float" office:value="6139973757883.98" calcext:value-type="float">
            <text:p>6,14E+12</text:p>
          </table:table-cell>
          <table:table-cell table:style-name="ce146"/>
          <table:table-cell table:number-columns-repeated="6"/>
        </table:table-row>
        <table:table-row table:style-name="ro1">
          <table:covered-table-cell table:number-columns-repeated="4" table:style-name="Default"/>
          <table:table-cell table:style-name="ce209"/>
          <table:table-cell table:style-name="ce205" office:value-type="string" calcext:value-type="string">
            <text:p>pendiente</text:p>
          </table:table-cell>
          <table:table-cell table:style-name="ce268"/>
          <table:table-cell table:style-name="ce286" table:formula="of:=&quot;4 · π² &quot;&amp;IF([.$AP$18]=2;&quot;· a / G&quot;;&quot;/ (a · G)&quot;)" office:value-type="string" office:string-value="4 · π² · a / G" calcext:value-type="string">
            <text:p>4 · π² · a / G</text:p>
          </table:table-cell>
          <table:table-cell table:style-name="ce205" table:formula="of:=IF([.$AL$7];NUMFORMA([.AL29];[.$AD$1]);&quot;&quot;)" office:value-type="string" office:string-value="3,63·10²⁴" calcext:value-type="string">
            <text:p>3,63·10²⁴</text:p>
          </table:table-cell>
          <table:table-cell table:style-name="ce315" table:formula="of:=IF([.$AM$4];NUMFORMA(100*ABS([.$AL$29]-[.$AM$1])/[.$AM$1];[.$AD$1]);&quot;&quot;)" office:value-type="string" office:string-value="39,2" calcext:value-type="string">
            <text:p>39,2</text:p>
          </table:table-cell>
          <table:table-cell table:style-name="ce209"/>
          <table:table-cell table:style-name="Default"/>
          <table:table-cell table:number-columns-repeated="13"/>
          <table:table-cell table:style-name="ce146" table:number-columns-repeated="3"/>
          <table:table-cell table:style-name="ce177" table:number-columns-repeated="8"/>
          <table:table-cell table:style-name="ce146" office:value-type="string" calcext:value-type="string">
            <text:p>masa</text:p>
          </table:table-cell>
          <table:table-cell table:style-name="ce146" table:formula="of:=4*PI()*PI()/[.AJ5]*[.AL28]" office:value-type="float" office:value="3.63412965657481E+024" calcext:value-type="float">
            <text:p>3,63412965657481E+024</text:p>
          </table:table-cell>
          <table:table-cell table:style-name="ce177"/>
          <table:table-cell table:style-name="ce146" office:value-type="string" calcext:value-type="string">
            <text:p>pendiente</text:p>
          </table:table-cell>
          <table:table-cell table:style-name="ce380" table:formula="of:=IF([.$AP$18]=2;[.AO28];1/[.AO28])" office:value-type="float" office:value="6139973757883.98" calcext:value-type="float">
            <text:p>6,14E+12</text:p>
          </table:table-cell>
          <table:table-cell table:style-name="ce358" table:formula="of:=IF([.$AJ$11]=1;IF([.$AP$18]=2;[.AI27]&amp;&quot;/&quot;&amp;[.AH27];[.AI27]&amp;&quot;/&quot;&amp;[.AH27]);IF([.$AP$18]=2;[.AL27]&amp;&quot;/&quot;&amp;[.AK27];[.AK27]&amp;&quot;/&quot;&amp;[.AL27]))" office:value-type="string" office:string-value="m³/s²" calcext:value-type="string">
            <text:p>m³/s²</text:p>
          </table:table-cell>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3"/>
          <table:table-cell table:style-name="ce177" table:number-columns-repeated="14"/>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3"/>
          <table:table-cell table:style-name="ce177" table:number-columns-repeated="9"/>
          <table:table-cell table:style-name="ce177" table:formula="of:=&quot;de la media &quot;&amp;[.AM18]" office:value-type="string" office:string-value="de la media r³/T²" calcext:value-type="string">
            <text:p>de la media r³/T²</text:p>
          </table:table-cell>
          <table:table-cell table:style-name="ce386" table:formula="of:=4*PI()^2/[.$AJ$5]*[.AM24]" office:value-type="float" office:value="4.6342448267617E+024" calcext:value-type="float">
            <text:p>4,634245E+24</text:p>
          </table:table-cell>
          <table:table-cell table:style-name="ce177"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6-14" calcext:value-type="date">
            <text:p>14/06/24</text:p>
          </table:table-cell>
          <table:table-cell table:style-name="Default" table:number-columns-repeated="4"/>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6">Elija, en las celdas de color salmón, las variables de los datos de que dispone, y sus unidades.</text:span></text:p>
            <text:p><text:span text:style-name="T16">Escriba los valores de los datos de los que dispone en las celdas de color blanco y borde azul.</text:span></text:p>
            <text:p><text:span text:style-name="T17">En las últimas filas, elija el valor</text:span><text:span text:style-name="T16"> de la «Constante de la gravitación», a la derecha de «</text:span><text:span text:style-name="T18">G</text:span><text:span text:style-name="T19"> =», (por defecto </text:span><text:span text:style-name="T20">6,67·10⁻¹¹ N·m²/kg²).</text:span></text:p>
            <text:p><text:span text:style-name="T21">Para el cálculo de la incertidumbre relativa /δ) debe escribir el valor de la masa del planeta en la celda correspondiente, excepto en el caso de la Tierr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00" office:value-type="string" calcext:value-type="string" table:number-columns-spanned="9" table:number-rows-spanned="8">
            <text:p><text:span text:style-name="T22">Elija en las celdas de color salmón la magnitud que se representa en cada eje.</text:span></text:p>
            <text:p><text:span text:style-name="T22">Para la unidades de la gráfica, puede elegir entre las unidades de los datos o las del Sistema Internacional de Unidades (S.I.), que es la opción por defecto.</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table:table-column table:style-name="co4" table:default-cell-style-name="ce105"/>
        <table:table-column table:style-name="co32" table:default-cell-style-name="ce105"/>
        <table:table-column table:style-name="co4" table:number-columns-repeated="2" table:default-cell-style-name="ce105"/>
        <table:table-column table:style-name="co33" table:default-cell-style-name="ce105"/>
        <table:table-column table:style-name="co4" table:number-columns-repeated="3" table:default-cell-style-name="ce105"/>
        <table:table-column table:style-name="co22" table:default-cell-style-name="ce105"/>
        <table:table-column table:style-name="co33"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24</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181" office:value-type="string" calcext:value-type="string" table:number-columns-spanned="4" table:number-rows-spanned="7">
            <text:p><text:span text:style-name="T15">a) A partir de los siguientes datos de satélites que orbitan alrededor de la Tierra determine el valor de la masa de la Tierra. b) Si el valor indicado en los libros de texto para la masa de la Tierra es de 5,98×10²⁴ kg, ¿qué incertidumbre relativa obtuvimos a partir del cálculo realizado?  DATO: G = 6,67×10⁻¹¹ N∙m²∙kg⁻².(A.B.A.U. ord. 24)</text:span></text:p>
            <text:p><text:span text:style-name="T15">Rta.:</text:span><text:tab/><text:span text:style-name="T15">a) M = 3,63·10²⁴ kg; b) δ = 39 %.</text:span></text:p>
          </table:table-cell>
          <table:covered-table-cell table:style-name="ce187"/>
          <table:covered-table-cell table:number-columns-repeated="2" table:style-name="ce185"/>
          <table:table-cell table:style-name="ce280" table:number-columns-repeated="2"/>
          <table:table-cell table:style-name="ce259" table:number-columns-repeated="2"/>
          <table:table-cell table:style-name="ce280" table:number-columns-repeated="2"/>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85"/>
          <table:table-cell table:style-name="ce280"/>
          <table:table-cell table:style-name="ce182" office:value-type="string" calcext:value-type="string">
            <text:p><text:span text:style-name="T23">Satélite</text:span></text:p>
          </table:table-cell>
          <table:table-cell table:style-name="ce246" table:content-validation-name="val4" office:value-type="string" calcext:value-type="string">
            <text:p>r</text:p>
          </table:table-cell>
          <table:table-cell table:style-name="ce246" table:content-validation-name="val6" office:value-type="string" calcext:value-type="string">
            <text:p>T</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412"/>
          <table:table-cell table:style-name="ce247" table:content-validation-name="val5" office:value-type="string" calcext:value-type="string">
            <text:p>km</text:p>
          </table:table-cell>
          <table:table-cell table:style-name="ce247" table:content-validation-name="val7" office:value-type="string" calcext:value-type="string">
            <text:p>min</text:p>
          </table:table-cell>
          <table:table-cell table:style-name="ce210"/>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2"/>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2"/>
          <table:table-cell table:style-name="Default" table:number-columns-repeated="2"/>
          <table:table-cell table:style-name="ce328" office:value-type="string" calcext:value-type="string">
            <text:p>Vue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86" office:value-type="string" calcext:value-type="string">
            <text:p>Satélite</text:p>
          </table:table-cell>
          <table:table-cell table:style-name="ce356" office:value-type="string" calcext:value-type="string">
            <text:p>r / km</text:p>
          </table:table-cell>
          <table:table-cell table:style-name="ce356" office:value-type="string" calcext:value-type="string">
            <text:p>T / mi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string" calcext:value-type="string">
            <text:p>DELTA 1-R/B</text:p>
          </table:table-cell>
          <table:table-cell table:style-name="ce186" office:value-type="float" office:value="7595" calcext:value-type="float">
            <text:p>7595</text:p>
          </table:table-cell>
          <table:table-cell table:style-name="ce186" office:value-type="float" office:value="158" calcext:value-type="float">
            <text:p>158</text:p>
          </table:table-cell>
          <table:table-cell table:style-name="ce186"/>
          <table:table-cell table:style-name="ce280" table:number-columns-repeated="3"/>
          <table:table-cell table:style-name="ce150"/>
          <table:table-cell table:style-name="ce280" table:number-columns-repeated="2"/>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string" calcext:value-type="string">
            <text:p>O3B PFM</text:p>
          </table:table-cell>
          <table:table-cell table:style-name="ce186" office:value-type="float" office:value="14429" calcext:value-type="float">
            <text:p>14429</text:p>
          </table:table-cell>
          <table:table-cell table:style-name="ce186" office:value-type="float" office:value="288" calcext:value-type="float">
            <text:p>288</text:p>
          </table:table-cell>
          <table:table-cell table:style-name="ce186"/>
          <table:table-cell table:style-name="ce280"/>
          <table:table-cell table:style-name="ce183"/>
          <table:table-cell table:style-name="ce138" office:value-type="string" calcext:value-type="string">
            <text:p>Constante de l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86" office:value-type="string" calcext:value-type="string">
            <text:p>GOES 2</text:p>
          </table:table-cell>
          <table:table-cell table:style-name="ce186" office:value-type="float" office:value="36005" calcext:value-type="float">
            <text:p>36005</text:p>
          </table:table-cell>
          <table:table-cell table:style-name="ce186" office:value-type="float" office:value="1449" calcext:value-type="float">
            <text:p>1449</text:p>
          </table:table-cell>
          <table:table-cell table:style-name="ce186"/>
          <table:table-cell table:style-name="ce280" table:number-columns-repeated="2"/>
          <table:table-cell table:style-name="ce138" office:value-type="string" calcext:value-type="string">
            <text:p>Masa del planeta M =</text:p>
          </table:table-cell>
          <table:table-cell table:style-name="ce644" office:value-type="string" calcext:value-type="string">
            <text:p>5,98×10²⁴</text:p>
          </table:table-cell>
          <table:table-cell table:style-name="ce310" office:value-type="string" calcext:value-type="string">
            <text:p><text:s/>kg <text:s text:c="17"/></text:p>
          </table:table-cell>
          <table:table-cell table:style-name="ce280"/>
          <table:table-cell table:style-name="Default" table:number-columns-repeated="4"/>
          <table:table-cell table:number-columns-repeated="46"/>
        </table:table-row>
        <table:table-row table:style-name="ro1">
          <table:table-cell table:style-name="ce186" office:value-type="string" calcext:value-type="string">
            <text:p>NOAA</text:p>
          </table:table-cell>
          <table:table-cell table:style-name="ce186" office:value-type="float" office:value="7258" calcext:value-type="float">
            <text:p>7258</text:p>
          </table:table-cell>
          <table:table-cell table:style-name="ce186" office:value-type="float" office:value="102" calcext:value-type="float">
            <text:p>102</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19</text:p>
          </table:table-cell>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medidas del radio, r, y del período, T, de cuatro satélites que orbitan la Terra se obtiene la tabla anexa. Representa esos datos en una gráfica y determina a partir de ella la masa de la Terra.</text:p>
            <text:p>DATO: G = 6,67·10⁻¹¹ N·m²·kg⁻².</text:p>
            <text:p>(A.B.A.U. ord. 19)</text:p>
            <text:p>Rta.: M = 6,07·10²⁴ kg</text:p>
          </table:table-cell>
          <table:covered-table-cell table:style-name="ce187"/>
          <table:covered-table-cell table:number-columns-repeated="2"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2"/>
          <table:table-cell table:style-name="ce247" table:content-validation-name="val4" office:value-type="string" calcext:value-type="string">
            <text:p>T²</text:p>
          </table:table-cell>
          <table:table-cell table:style-name="ce247" table:content-validation-name="val6"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2" office:value-type="string" calcext:value-type="string">
            <text:p><text:span text:style-name="T23">Satélite</text:span></text:p>
          </table:table-cell>
          <table:table-cell table:style-name="ce247" table:content-validation-name="val5" office:value-type="string" calcext:value-type="string">
            <text:p>s²</text:p>
          </table:table-cell>
          <table:table-cell table:style-name="ce247" table:content-validation-name="val7" office:value-type="string" calcext:value-type="string">
            <text:p>km³</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string" calcext:value-type="string">
            <text:p><text:span text:style-name="T23">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3">4,05·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3">4,93·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T² / s²</text:p>
          </table:table-cell>
          <table:table-cell table:style-name="ce199" office:value-type="string" calcext:value-type="string">
            <text:p>r³ / km³</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99" office:value-type="string" calcext:value-type="string">
            <text:p><text:span text:style-name="T23">3,18·10⁷</text:span></text:p>
          </table:table-cell>
          <table:table-cell table:style-name="ce199" office:value-type="string" calcext:value-type="string">
            <text:p>3,29·10¹¹</text:p>
          </table:table-cell>
          <table:table-cell table:style-name="ce186"/>
          <table:table-cell table:style-name="ce280" table:number-columns-repeated="3"/>
          <table:table-cell table:style-name="ce150"/>
          <table:table-cell table:style-name="ce280" table:number-columns-repeated="2"/>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99" office:value-type="string" calcext:value-type="string">
            <text:p>3,89·10⁷</text:p>
          </table:table-cell>
          <table:table-cell table:style-name="ce199" office:value-type="string" calcext:value-type="string">
            <text:p><text:span text:style-name="T23">4,05·10¹¹</text:span></text:p>
          </table:table-cell>
          <table:table-cell table:style-name="ce186"/>
          <table:table-cell table:style-name="ce280"/>
          <table:table-cell table:style-name="ce183"/>
          <table:table-cell table:style-name="ce138" office:value-type="string" calcext:value-type="string">
            <text:p>Constante de l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99" office:value-type="string" calcext:value-type="string">
            <text:p>4,75·10⁷</text:p>
          </table:table-cell>
          <table:table-cell table:style-name="ce199" office:value-type="string" calcext:value-type="string">
            <text:p><text:span text:style-name="T23">4,93·10¹¹</text:span></text:p>
          </table:table-cell>
          <table:table-cell table:style-name="ce186"/>
          <table:table-cell table:style-name="ce280" table:number-columns-repeated="2"/>
          <table:table-cell table:style-name="ce138" office:value-type="string" calcext:value-type="string">
            <text:p>Masa del planeta M =</text:p>
          </table:table-cell>
          <table:table-cell table:style-name="ce644"/>
          <table:table-cell table:style-name="ce367" office:value-type="string" calcext:value-type="string">
            <text:p>kg</text:p>
          </table:table-cell>
          <table:table-cell table:style-name="ce280"/>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99" office:value-type="string" calcext:value-type="string">
            <text:p>1,44·10⁸</text:p>
          </table:table-cell>
          <table:table-cell table:style-name="ce199" office:value-type="string" calcext:value-type="string">
            <text:p>1,48·10¹²</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A partir de los datos del radio, r, y del período, T, de cuatro satélites que orbitan la Xúpiter se obtiene la tabla anexa. Representa esos datos en una gráfica y determina a partir de ella la masa de Xúpiter.</text:p>
            <text:p>DATO: G = 6,67·10⁻¹¹ N·m²·kg⁻²</text:p>
            <text:p>Rta.: M = 1,9·10²⁷ kg</text:p>
          </table:table-cell>
          <table:covered-table-cell table:style-name="ce187"/>
          <table:covered-table-cell table:number-columns-repeated="2"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2"/>
          <table:table-cell table:style-name="ce247" table:content-validation-name="val4" office:value-type="string" calcext:value-type="string">
            <text:p>r</text:p>
          </table:table-cell>
          <table:table-cell table:style-name="ce247"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2" office:value-type="string" calcext:value-type="string">
            <text:p><text:span text:style-name="T23">Satélite</text:span></text:p>
          </table:table-cell>
          <table:table-cell table:style-name="ce247" table:content-validation-name="val5" office:value-type="string" calcext:value-type="string">
            <text:p>km</text:p>
          </table:table-cell>
          <table:table-cell table:style-name="ce247" table:content-validation-name="val7"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Satélite</text:p>
          </table:table-cell>
          <table:table-cell table:style-name="ce199" office:value-type="string" calcext:value-type="string">
            <text:p>radio (km)</text:p>
          </table:table-cell>
          <table:table-cell table:style-name="ce199" office:value-type="string" calcext:value-type="string">
            <text:p>período (días)</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lo</text:p>
          </table:table-cell>
          <table:table-cell table:style-name="ce199" office:value-type="float" office:value="421800" calcext:value-type="float">
            <text:p>421800</text:p>
          </table:table-cell>
          <table:table-cell table:style-name="ce199" office:value-type="float" office:value="1.769" calcext:value-type="float">
            <text:p>1,769</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string" calcext:value-type="string">
            <text:p>Europa</text:p>
          </table:table-cell>
          <table:table-cell table:style-name="ce199" office:value-type="float" office:value="671100" calcext:value-type="float">
            <text:p>671100</text:p>
          </table:table-cell>
          <table:table-cell table:style-name="ce199" office:value-type="float" office:value="3.551" calcext:value-type="float">
            <text:p>3,551</text:p>
          </table:table-cell>
          <table:table-cell table:style-name="ce186"/>
          <table:table-cell table:style-name="ce280" table:number-columns-repeated="3"/>
          <table:table-cell table:style-name="ce150"/>
          <table:table-cell table:style-name="ce280" table:number-columns-repeated="2"/>
          <table:table-cell table:style-name="Default" table:number-columns-repeated="4"/>
          <table:table-cell table:number-columns-repeated="46"/>
        </table:table-row>
        <table:table-row table:style-name="ro1">
          <table:table-cell table:style-name="ce186" office:value-type="string" calcext:value-type="string">
            <text:p>Ganímedes</text:p>
          </table:table-cell>
          <table:table-cell table:style-name="ce199" office:value-type="float" office:value="1070400" calcext:value-type="float">
            <text:p>1070400</text:p>
          </table:table-cell>
          <table:table-cell table:style-name="ce199" office:value-type="float" office:value="7.155" calcext:value-type="float">
            <text:p>7,155</text:p>
          </table:table-cell>
          <table:table-cell table:style-name="ce186"/>
          <table:table-cell table:style-name="ce280"/>
          <table:table-cell table:style-name="ce183"/>
          <table:table-cell table:style-name="ce138" office:value-type="string" calcext:value-type="string">
            <text:p>Constante de l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86" office:value-type="string" calcext:value-type="string">
            <text:p>Calisto</text:p>
          </table:table-cell>
          <table:table-cell table:style-name="ce199" office:value-type="float" office:value="1882700" calcext:value-type="float">
            <text:p>1882700</text:p>
          </table:table-cell>
          <table:table-cell table:style-name="ce199" office:value-type="float" office:value="16.69" calcext:value-type="float">
            <text:p>16,69</text:p>
          </table:table-cell>
          <table:table-cell table:style-name="ce186"/>
          <table:table-cell table:style-name="ce280" table:number-columns-repeated="2"/>
          <table:table-cell table:style-name="ce138" office:value-type="string" calcext:value-type="string">
            <text:p>Masa del planeta M =</text:p>
          </table:table-cell>
          <table:table-cell table:style-name="ce644"/>
          <table:table-cell table:style-name="ce367" office:value-type="string" calcext:value-type="string">
            <text:p>kg</text:p>
          </table:table-cell>
          <table:table-cell table:style-name="ce280"/>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Default" table:number-columns-repeated="4"/>
          <table:table-cell table:style-name="ce280" table:number-columns-repeated="6"/>
          <table:table-cell table:style-name="Default" table:number-columns-repeated="4"/>
          <table:table-cell table:number-columns-repeated="46"/>
        </table:table-row>
        <table:table-row table:style-name="ro1" table:number-rows-repeated="14">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4" table:number-columns-repeated="3" table:default-cell-style-name="ce105"/>
        <table:table-column table:style-name="co35" table:default-cell-style-name="ce105"/>
        <table:table-column table:style-name="co33" table:number-columns-repeated="2" table:default-cell-style-name="ce105"/>
        <table:table-column table:style-name="co36" table:default-cell-style-name="ce105"/>
        <table:table-column table:style-name="co4" table:number-columns-repeated="2" table:default-cell-style-name="ce105"/>
        <table:table-column table:style-name="co24" table:default-cell-style-name="ce105"/>
        <table:table-column table:style-name="co37" table:default-cell-style-name="ce105"/>
        <table:table-column table:style-name="co38" table:default-cell-style-name="ce105"/>
        <table:table-column table:style-name="co27" table:default-cell-style-name="ce105"/>
        <table:table-column table:style-name="co28" table:default-cell-style-name="ce105"/>
        <table:table-column table:style-name="co4" table:number-columns-repeated="2"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10" table:default-cell-style-name="ce105"/>
        <table:table-column table:style-name="co30" table:default-cell-style-name="ce105"/>
        <table:table-column table:style-name="co10" table:number-columns-repeated="10" table:default-cell-style-name="ce105"/>
        <table:table-row table:style-name="ro1">
          <table:table-cell table:style-name="ce117"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Default" table:number-columns-repeated="2"/>
          <table:table-cell table:style-name="Default" office:value-type="string" calcext:value-type="string">
            <text:p>Ir a…</text:p>
          </table:table-cell>
          <table:table-cell table:style-name="Default" table:number-columns-repeated="7"/>
          <table:table-cell table:style-name="ce177" office:value-type="string" calcext:value-type="string">
            <text:p>Título</text:p>
          </table:table-cell>
          <table:table-cell table:style-name="ce146" office:value-type="string" calcext:value-type="string">
            <text:p>REFRACCIÓN</text:p>
          </table:table-cell>
          <table:table-cell table:style-name="ce225"/>
          <table:table-cell table:style-name="ce225" office:value-type="string" calcext:value-type="string">
            <text:p>Cifras significativas: </text:p>
          </table:table-cell>
          <table:table-cell table:style-name="ce146" table:formula="of:=IF(ISBLANK([.J13]);3;[.J13])" office:value-type="float" office:value="3" calcext:value-type="float">
            <text:p>3</text:p>
          </table:table-cell>
          <table:table-cell table:style-name="ce279" office:value-type="string" calcext:value-type="string">
            <text:p><text:span text:style-name="T31">φ</text:span></text:p>
          </table:table-cell>
          <table:table-cell table:style-name="ce279" office:value-type="string" calcext:value-type="string">
            <text:p><text:span text:style-name="T31"></text:span></text:p>
          </table:table-cell>
          <table:table-cell table:style-name="ce279" office:value-type="string" calcext:value-type="string">
            <text:p><text:span text:style-name="T31"></text:span></text:p>
          </table:table-cell>
          <table:table-cell table:style-name="ce146"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6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e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7"/>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5">n</text:span><text:span text:style-name="T26"> = 1,24</text:span></text:p>
          </table:table-cell>
          <table:covered-table-cell table:style-name="ce187"/>
          <table:covered-table-cell table:number-columns-repeated="2" table:style-name="ce18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7"/>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4" calcext:value-type="float">
            <text:p>4</text:p>
          </table:table-cell>
          <table:table-cell table:style-name="ce146"/>
          <table:table-cell table:style-name="ce177" table:number-columns-repeated="2"/>
          <table:table-cell table:style-name="ce146" office:value-type="string" calcext:value-type="string">
            <text:p>unidades</text:p>
          </table:table-cell>
          <table:table-cell table:style-name="ce146"/>
          <table:table-cell table:style-name="Default"/>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34" table:content-validation-name="val12" office:value-type="string" calcext:value-type="string">
            <text:p>º</text:p>
          </table:table-cell>
          <table:table-cell table:style-name="ce280" table:number-columns-repeated="6"/>
          <table:table-cell table:style-name="Default" table:number-columns-repeated="2"/>
          <table:table-cell table:style-name="ce239" office:value-type="string" calcext:value-type="string">
            <text:p><text:a xlink:href="#D_Refrac" xlink:type="simple">Más problemas</text:a></text:p>
          </table:table-cell>
          <table:table-cell table:style-name="Default" table:number-columns-repeated="7"/>
          <table:table-cell table:style-name="ce177"/>
          <table:table-cell table:style-name="ce146" table:formula="of:=IF(ISERROR([.AA3]);0;[.AA3])+1" office:value-type="float" office:value="5" calcext:value-type="float">
            <text:p>5</text:p>
          </table:table-cell>
          <table:table-cell table:style-name="ce146"/>
          <table:table-cell table:style-name="ce177"/>
          <table:table-cell table:style-name="ce146" office:value-type="string" calcext:value-type="string">
            <text:p>factor S.I</text:p>
          </table:table-cell>
          <table:table-cell table:style-name="ce146" office:value-type="string" calcext:value-type="string">
            <text:p>ángulo</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77" table:number-columns-repeated="2"/>
          <table:table-cell table:style-name="ce146"/>
          <table:table-cell table:style-name="ce177"/>
          <table:table-cell table:style-name="ce146" office:value-type="float" office:value="1" calcext:value-type="float">
            <text:p>1</text:p>
          </table:table-cell>
          <table:table-cell table:style-name="ce146" office:value-type="string" calcext:value-type="string">
            <text:p>º</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table-cell table:style-name="ce146" table:number-columns-repeated="2"/>
          <table:table-cell table:style-name="ce177"/>
          <table:table-cell table:style-name="ce225" table:formula="of:=RADIANS(1)" office:value-type="float" office:value="0.0174532925199433" calcext:value-type="float">
            <text:p>0,0174532925199433</text:p>
          </table:table-cell>
          <table:table-cell table:style-name="ce146" office:value-type="string" calcext:value-type="string">
            <text:p>rad</text:p>
          </table:table-cell>
          <table:table-cell table:style-name="ce146" table:number-columns-repeated="2"/>
          <table:table-cell table:style-name="ce177"/>
          <table:table-cell table:style-name="ce146" table:number-columns-repeated="8"/>
          <table:table-cell table:number-columns-repeated="6"/>
        </table:table-row>
        <table:table-row table:style-name="ro1">
          <table:covered-table-cell table:number-columns-repeated="4" table:style-name="ce18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77" table:number-columns-repeated="2"/>
          <table:table-cell table:style-name="ce146"/>
          <table:table-cell table:style-name="ce177"/>
          <table:table-cell table:style-name="ce146"/>
          <table:table-cell table:style-name="ce146" table:formula="of:=IF(ISBLANK([.$I$4]);0;MATCH([.$I$4];[.AE5:.AE6];0))" office:value-type="float" office:value="1" calcext:value-type="float">
            <text:p>1</text:p>
          </table:table-cell>
          <table:table-cell table:style-name="Default"/>
          <table:table-cell table:style-name="ce146"/>
          <table:table-cell table:style-name="ce177"/>
          <table:table-cell table:style-name="ce146" table:number-columns-repeated="2"/>
          <table:table-cell table:style-name="ce146" office:value-type="string" calcext:value-type="string">
            <text:p>Datos?</text:p>
          </table:table-cell>
          <table:table-cell table:style-name="ce360" table:formula="of:=AND(SUM([.AE19:.AE23])&gt;0;SUM([.AF19:.AF23])&gt;0;[.AE8];[.AF8])" office:value-type="boolean" office:boolean-value="true" calcext:value-type="boolean">
            <text:p>VERDADERO</text:p>
          </table:table-cell>
          <table:table-cell table:style-name="ce146" table:number-columns-repeated="4"/>
          <table:table-cell table:number-columns-repeated="6"/>
        </table:table-row>
        <table:table-row table:style-name="ro1">
          <table:covered-table-cell table:number-columns-repeated="4" table:style-name="ce18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357"/>
          <table:table-cell table:style-name="ce177"/>
          <table:table-cell table:style-name="ce146" table:number-columns-repeated="4"/>
          <table:table-cell table:style-name="ce177"/>
          <table:table-cell table:style-name="ce146" table:number-columns-repeated="8"/>
          <table:table-cell table:number-columns-repeated="6"/>
        </table:table-row>
        <table:table-row table:style-name="ro1">
          <table:covered-table-cell table:number-columns-repeated="3" table:style-name="ce187"/>
          <table:covered-table-cell table:style-name="ce185"/>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146" table:number-columns-repeated="2"/>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de los datos</text:p>
          </table:table-cell>
          <table:table-cell table:style-name="ce146" table:number-columns-repeated="6"/>
          <table:table-cell table:number-columns-repeated="6"/>
        </table:table-row>
        <table:table-row table:style-name="ro1">
          <table:table-cell table:style-name="ce349" office:value-type="string" calcext:value-type="string">
            <text:p>N.º exp.</text:p>
          </table:table-cell>
          <table:table-cell table:style-name="ce356" office:value-type="string" calcext:value-type="string">
            <text:p><text:span text:style-name="T29">φ</text:span><text:span text:style-name="T30">/°</text:span></text:p>
          </table:table-cell>
          <table:table-cell table:style-name="ce356" office:value-type="string" calcext:value-type="string">
            <text:p><text:span text:style-name="T29">φ</text:span><text:span text:style-name="T30">/°</text:span></text:p>
          </table:table-cell>
          <table:table-cell table:style-name="ce18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34" table:content-validation-name="val13" office:value-type="string" calcext:value-type="string">
            <text:p>incidencia</text:p>
          </table:table-cell>
          <table:table-cell table:style-name="ce280" table:number-columns-repeated="2"/>
          <table:table-cell table:style-name="ce217" table:number-columns-repeated="4"/>
          <table:table-cell table:style-name="Default" table:number-columns-repeated="9"/>
          <table:table-cell/>
          <table:table-cell table:style-name="ce177" table:number-columns-repeated="2"/>
          <table:table-cell table:style-name="ce358"/>
          <table:table-cell table:style-name="ce146"/>
          <table:table-cell table:style-name="Default" table:number-columns-repeated="2"/>
          <table:table-cell table:style-name="ce177"/>
          <table:table-cell table:style-name="ce146"/>
          <table:table-cell table:style-name="ce177"/>
          <table:table-cell table:style-name="ce146"/>
          <table:table-cell table:style-name="ce146" office:value-type="string" calcext:value-type="string">
            <text:p>S.I.</text:p>
          </table:table-cell>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number-columns-repeated="7"/>
          <table:table-cell table:style-name="ce217" table:number-columns-repeated="4"/>
          <table:table-cell table:style-name="Default" table:number-columns-repeated="9"/>
          <table:table-cell/>
          <table:table-cell table:style-name="ce177" table:number-columns-repeated="2"/>
          <table:table-cell table:style-name="ce360"/>
          <table:table-cell table:style-name="ce146"/>
          <table:table-cell table:style-name="Default" table:number-columns-repeated="2"/>
          <table:table-cell table:style-name="ce177"/>
          <table:table-cell table:style-name="ce146"/>
          <table:table-cell table:style-name="ce177"/>
          <table:table-cell table:style-name="ce146"/>
          <table:table-cell table:style-name="ce146" table:formula="of:=IF(ISBLANK([.N3]);2;1+([.N3]=[.AJ10]))" office:value-type="float" office:value="2" calcext:value-type="float">
            <text:p>2</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4"/>
          <table:table-cell table:style-name="Default" table:number-columns-repeated="9"/>
          <table:table-cell/>
          <table:table-cell table:style-name="ce177"/>
          <table:table-cell table:style-name="ce146"/>
          <table:table-cell table:style-name="ce361"/>
          <table:table-cell table:style-name="ce225"/>
          <table:table-cell table:style-name="Default" table:number-columns-repeated="2"/>
          <table:table-cell table:style-name="ce177"/>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468cm" svg:y="5.407cm" draw:caption-point-x="0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ce209" table:number-columns-repeated="7"/>
          <table:table-cell table:style-name="ce219"/>
          <table:table-cell table:style-name="ce217" table:number-columns-repeated="3"/>
          <table:table-cell table:style-name="Default" table:number-columns-repeated="9"/>
          <table:table-cell/>
          <table:table-cell table:style-name="ce146" table:number-columns-repeated="2"/>
          <table:table-cell table:style-name="ce361"/>
          <table:table-cell table:style-name="ce225" table:number-columns-repeated="3"/>
          <table:table-cell table:style-name="ce146" table:formula="of:=&quot;&quot;">
            <text:p/>
          </table:table-cell>
          <table:table-cell table:style-name="Default" table:number-columns-repeated="3"/>
          <table:table-cell table:style-name="ce146" table:number-columns-repeated="7"/>
          <table:table-cell table:number-columns-repeated="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ce209"/>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361"/>
          <table:table-cell table:style-name="ce364" table:number-columns-repeated="3"/>
          <table:table-cell table:style-name="ce146" table:formula="of:=&quot;&quot;">
            <text:p/>
          </table:table-cell>
          <table:table-cell table:style-name="ce146" table:number-columns-repeated="10"/>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RESULTADOS</text:p>
          </table:table-cell>
          <table:covered-table-cell table:style-name="Default"/>
          <table:table-cell table:style-name="Default"/>
          <table:table-cell table:style-name="ce209"/>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361"/>
          <table:table-cell table:style-name="ce364"/>
          <table:table-cell table:style-name="ce368"/>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10;Puede elegir el número (entre 1 y 6) de cifras significativas con la que se presentan los resultados.&#10;El valor por defecto es 3." calcext:value-type="string" table:number-columns-spanned="4" table:number-rows-spanned="26">
            <text:p/>
            <text:p>Puede elegir el número (entre 1 y 6) de cifras significativas con la que se presentan los resultados.</text:p>
            <text:p>El valor por defecto es 3.</text:p>
          </table:table-cell>
          <table:covered-table-cell table:number-columns-repeated="3" table:style-name="Default"/>
          <table:table-cell table:style-name="ce209"/>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09" table:number-columns-repeated="2"/>
          <table:table-cell table:style-name="ce217" table:number-columns-repeated="4"/>
          <table:table-cell table:style-name="Default" table:number-columns-repeated="9"/>
          <table:table-cell/>
          <table:table-cell table:style-name="ce146" table:number-columns-repeated="2"/>
          <table:table-cell table:style-name="ce362"/>
          <table:table-cell table:style-name="ce225"/>
          <table:table-cell table:style-name="ce177"/>
          <table:table-cell table:style-name="ce372" office:value-type="string" calcext:value-type="string">
            <text:p>DATOS</text:p>
          </table:table-cell>
          <table:table-cell table:style-name="ce377"/>
          <table:table-cell table:style-name="ce146" office:value-type="string" calcext:value-type="string">
            <text:p>medio</text:p>
          </table:table-cell>
          <table:table-cell table:style-name="ce146"/>
          <table:table-cell table:style-name="ce377" office:value-type="string" calcext:value-type="string">
            <text:p>índice de refracción</text:p>
          </table:table-cell>
          <table:table-cell table:style-name="ce177" table:formula="of:=IF(ISBLANK([.H10]);1;AVALOR(TRIM([.H10])))" office:value-type="float" office:value="1" calcext:value-type="float">
            <text:p>1</text:p>
          </table:table-cell>
          <table:table-cell table:style-name="ce225" office:value-type="string" calcext:value-type="string">
            <text:p>Gráfica</text:p>
          </table:table-cell>
          <table:table-cell table:style-name="ce177"/>
          <table:table-cell table:style-name="ce391" office:value-type="string" calcext:value-type="string">
            <text:p>eleg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363"/>
          <table:table-cell table:style-name="ce225"/>
          <table:table-cell table:style-name="ce372" table:formula="of:=[.F3]" office:value-type="string" office:string-value="N.º exp." calcext:value-type="string">
            <text:p>N.º exp.</text:p>
          </table:table-cell>
          <table:table-cell table:style-name="ce377" table:formula="of:=[.G2]" office:value-type="string" office:string-value="Ángulo de" calcext:value-type="string">
            <text:p>Ángulo de</text:p>
          </table:table-cell>
          <table:table-cell table:style-name="ce377" table:formula="of:=[.H2]" office:value-type="float" office:value="0" calcext:value-type="float">
            <text:p>0</text:p>
          </table:table-cell>
          <table:table-cell table:style-name="ce146" table:formula="of:=IF(ISBLANK([.I10]);1;1+([.I10]=[.H3]))" office:value-type="float" office:value="1" calcext:value-type="float">
            <text:p>1</text:p>
          </table:table-cell>
          <table:table-cell table:style-name="ce377" table:formula="of:=&quot;seno(&quot;&amp;[.AE1]&amp;[.AF1]&amp;&quot;)&quot;" office:value-type="string" office:string-value="seno(φ)" calcext:value-type="string">
            <text:p>seno(φ)</text:p>
          </table:table-cell>
          <table:table-cell table:style-name="ce377" table:formula="of:=&quot;seno(&quot;&amp;[.AE1]&amp;[.AG1]&amp;&quot;)&quot;" office:value-type="string" office:string-value="seno(φ)" calcext:value-type="string">
            <text:p>seno(φ)</text:p>
          </table:table-cell>
          <table:table-cell table:style-name="ce362" table:formula="of:=[.I15]" office:value-type="string" office:string-value="n/n" calcext:value-type="string">
            <text:p>n/n</text:p>
          </table:table-cell>
          <table:table-cell table:style-name="ce384" table:formula="of:=IF([.$AM$18]=2;[.AH18];[.AI18])" office:value-type="string" office:string-value="seno(φ)" calcext:value-type="string">
            <text:p>seno(φ)</text:p>
          </table:table-cell>
          <table:table-cell table:style-name="ce384" table:formula="of:=IF([.$AM$18]=1;[.AH18];[.AI18])" office:value-type="string" office:string-value="seno(φ)" calcext:value-type="string">
            <text:p>seno(φ)</text:p>
          </table:table-cell>
          <table:table-cell table:style-name="ce177"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361"/>
          <table:table-cell table:style-name="ce364"/>
          <table:table-cell table:style-name="ce177" office:value-type="float" office:value="1" calcext:value-type="float">
            <text:p>1</text:p>
          </table:table-cell>
          <table:table-cell table:style-name="ce177" table:formula="of:=AVALOR(TRIM([.G4]))" office:value-type="float" office:value="15" calcext:value-type="float">
            <text:p>15</text:p>
          </table:table-cell>
          <table:table-cell table:style-name="ce358" table:formula="of:=AVALOR(TRIM([.H4]))" office:value-type="float" office:value="12" calcext:value-type="float">
            <text:p>12</text:p>
          </table:table-cell>
          <table:table-cell table:style-name="ce177"/>
          <table:table-cell table:style-name="ce146" table:formula="of:=SIN(RADIANS([.AE19]))" office:value-type="float" office:value="0.258819045102521" calcext:value-type="float">
            <text:p>0,258819045102521</text:p>
          </table:table-cell>
          <table:table-cell table:style-name="ce146" table:formula="of:=SIN(RADIANS([.AF19]))" office:value-type="float" office:value="0.207911690817759" calcext:value-type="float">
            <text:p>0,207911690817759</text:p>
          </table:table-cell>
          <table:table-cell table:style-name="ce177" table:formula="of:=IF(ISBLANK([.G4]);&quot;&quot;;[.AH19]/[.AI19])" office:value-type="float" office:value="1.24485085030347" calcext:value-type="float">
            <text:p>1,24485085030347</text:p>
          </table:table-cell>
          <table:table-cell table:style-name="ce384" table:formula="of:=IF([.$AM$18]=2;[.AH19];[.AI19])" office:value-type="float" office:value="0.258819045102521" calcext:value-type="float">
            <text:p>0,258819045102521</text:p>
          </table:table-cell>
          <table:table-cell table:style-name="ce384" table:formula="of:=IF([.$AM$18]=1;[.AH19];[.AI19])" office:value-type="float" office:value="0.207911690817759" calcext:value-type="float">
            <text:p>0,207911690817759</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09" table:number-columns-repeated="2"/>
          <table:table-cell table:style-name="ce217" table:number-columns-repeated="4"/>
          <table:table-cell table:number-columns-repeated="10"/>
          <table:table-cell table:style-name="ce146" table:number-columns-repeated="2"/>
          <table:table-cell table:style-name="ce361"/>
          <table:table-cell table:style-name="ce177"/>
          <table:table-cell table:style-name="ce177" office:value-type="float" office:value="2" calcext:value-type="float">
            <text:p>2</text:p>
          </table:table-cell>
          <table:table-cell table:style-name="ce177" table:formula="of:=AVALOR(TRIM([.G5]))" office:value-type="float" office:value="20" calcext:value-type="float">
            <text:p>20</text:p>
          </table:table-cell>
          <table:table-cell table:style-name="ce358" table:formula="of:=AVALOR(TRIM([.H5]))" office:value-type="float" office:value="15.8" calcext:value-type="float">
            <text:p>15,8</text:p>
          </table:table-cell>
          <table:table-cell table:style-name="ce177"/>
          <table:table-cell table:style-name="ce146" table:formula="of:=SIN(RADIANS([.AE20]))" office:value-type="float" office:value="0.342020143325669" calcext:value-type="float">
            <text:p>0,342020143325669</text:p>
          </table:table-cell>
          <table:table-cell table:style-name="ce146" table:formula="of:=SIN(RADIANS([.AF20]))" office:value-type="float" office:value="0.272280247040574" calcext:value-type="float">
            <text:p>0,272280247040574</text:p>
          </table:table-cell>
          <table:table-cell table:style-name="ce177" table:formula="of:=IF(ISBLANK([.G5]);&quot;&quot;;[.AH20]/[.AI20])" office:value-type="float" office:value="1.25613277879354" calcext:value-type="float">
            <text:p>1,25613277879354</text:p>
          </table:table-cell>
          <table:table-cell table:style-name="ce384" table:formula="of:=IF([.$AM$18]=2;[.AH20];[.AI20])" office:value-type="float" office:value="0.342020143325669" calcext:value-type="float">
            <text:p>0,342020143325669</text:p>
          </table:table-cell>
          <table:table-cell table:style-name="ce384" table:formula="of:=IF([.$AM$18]=1;[.AH20];[.AI20])" office:value-type="float" office:value="0.272280247040574" calcext:value-type="float">
            <text:p>0,27228024704057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09"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6]))" office:value-type="float" office:value="25" calcext:value-type="float">
            <text:p>25</text:p>
          </table:table-cell>
          <table:table-cell table:style-name="ce358" table:formula="of:=AVALOR(TRIM([.H6]))" office:value-type="float" office:value="20.1" calcext:value-type="float">
            <text:p>20,1</text:p>
          </table:table-cell>
          <table:table-cell table:style-name="ce177"/>
          <table:table-cell table:style-name="ce146" table:formula="of:=SIN(RADIANS([.AE21]))" office:value-type="float" office:value="0.422618261740699" calcext:value-type="float">
            <text:p>0,422618261740699</text:p>
          </table:table-cell>
          <table:table-cell table:style-name="ce146" table:formula="of:=SIN(RADIANS([.AF21]))" office:value-type="float" office:value="0.343659694585616" calcext:value-type="float">
            <text:p>0,343659694585616</text:p>
          </table:table-cell>
          <table:table-cell table:style-name="ce177" table:formula="of:=IF(ISBLANK([.G6]);&quot;&quot;;[.AH21]/[.AI21])" office:value-type="float" office:value="1.22975800886482" calcext:value-type="float">
            <text:p>1,22975800886482</text:p>
          </table:table-cell>
          <table:table-cell table:style-name="ce384" table:formula="of:=IF([.$AM$18]=2;[.AH21];[.AI21])" office:value-type="float" office:value="0.422618261740699" calcext:value-type="float">
            <text:p>0,422618261740699</text:p>
          </table:table-cell>
          <table:table-cell table:style-name="ce384" table:formula="of:=IF([.$AM$18]=1;[.AH21];[.AI21])" office:value-type="float" office:value="0.343659694585616" calcext:value-type="float">
            <text:p>0,343659694585616</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7]))" office:value-type="float" office:value="30" calcext:value-type="float">
            <text:p>30</text:p>
          </table:table-cell>
          <table:table-cell table:style-name="ce358" table:formula="of:=AVALOR(TRIM([.H7]))" office:value-type="float" office:value="23.6" calcext:value-type="float">
            <text:p>23,6</text:p>
          </table:table-cell>
          <table:table-cell table:style-name="ce177"/>
          <table:table-cell table:style-name="ce146" table:formula="of:=SIN(RADIANS([.AE22]))" office:value-type="float" office:value="0.5" calcext:value-type="float">
            <text:p>0,5</text:p>
          </table:table-cell>
          <table:table-cell table:style-name="ce146" table:formula="of:=SIN(RADIANS([.AF22]))" office:value-type="float" office:value="0.400349032556895" calcext:value-type="float">
            <text:p>0,400349032556895</text:p>
          </table:table-cell>
          <table:table-cell table:style-name="ce177" table:formula="of:=IF(ISBLANK([.G7]);&quot;&quot;;[.AH22]/[.AI22])" office:value-type="float" office:value="1.24891022417781" calcext:value-type="float">
            <text:p>1,24891022417781</text:p>
          </table:table-cell>
          <table:table-cell table:style-name="ce384" table:formula="of:=IF([.$AM$18]=2;[.AH22];[.AI22])" office:value-type="float" office:value="0.5" calcext:value-type="float">
            <text:p>0,5</text:p>
          </table:table-cell>
          <table:table-cell table:style-name="ce384" table:formula="of:=IF([.$AM$18]=1;[.AH22];[.AI22])" office:value-type="float" office:value="0.400349032556895" calcext:value-type="float">
            <text:p>0,400349032556895</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09" table:number-columns-repeated="2"/>
          <table:table-cell table:style-name="Default"/>
          <table:table-cell table:number-columns-repeated="2"/>
          <table:table-cell table:style-name="Default"/>
          <table:table-cell table:number-columns-repeated="10"/>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8]))" office:value-type="float" office:value="35" calcext:value-type="float">
            <text:p>35</text:p>
          </table:table-cell>
          <table:table-cell table:style-name="ce358" table:formula="of:=AVALOR(TRIM([.H8]))" office:value-type="float" office:value="27.5" calcext:value-type="float">
            <text:p>27,5</text:p>
          </table:table-cell>
          <table:table-cell table:style-name="ce177"/>
          <table:table-cell table:style-name="ce146" table:formula="of:=SIN(RADIANS([.AE23]))" office:value-type="float" office:value="0.573576436351046" calcext:value-type="float">
            <text:p>0,573576436351046</text:p>
          </table:table-cell>
          <table:table-cell table:style-name="ce146" table:formula="of:=SIN(RADIANS([.AF23]))" office:value-type="float" office:value="0.461748613235034" calcext:value-type="float">
            <text:p>0,461748613235034</text:p>
          </table:table-cell>
          <table:table-cell table:style-name="ce177" table:formula="of:=IF(ISBLANK([.G8]);&quot;&quot;;[.AH23]/[.AI23])" office:value-type="float" office:value="1.24218334373013" calcext:value-type="float">
            <text:p>1,24218334373013</text:p>
          </table:table-cell>
          <table:table-cell table:style-name="ce384" table:formula="of:=IF([.$AM$18]=2;[.AH23];[.AI23])" office:value-type="float" office:value="0.573576436351046" calcext:value-type="float">
            <text:p>0,573576436351046</text:p>
          </table:table-cell>
          <table:table-cell table:style-name="ce384" table:formula="of:=IF([.$AM$18]=1;[.AH23];[.AI23])" office:value-type="float" office:value="0.461748613235034" calcext:value-type="float">
            <text:p>0,461748613235034</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1,24" calcext:value-type="string">
            <text:p>1,24</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77" table:formula="of:=AVERAGE([.AJ$19:.AJ$23])" office:value-type="float" office:value="1.24436704117396" calcext:value-type="float">
            <text:p>1,24436704117396</text:p>
          </table:table-cell>
          <table:table-cell table:style-name="ce146"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09" table:formula="of:=IF([.AL7];&quot;º&quot;;&quot;&quot;)" office:value-type="string" office:string-value="º" calcext:value-type="string">
            <text:p>º</text:p>
          </table:table-cell>
          <table:table-cell table:style-name="ce209"/>
          <table:table-cell table:style-name="Default"/>
          <table:table-cell table:number-columns-repeated="13"/>
          <table:table-cell table:style-name="ce146" table:number-columns-repeated="2"/>
          <table:table-cell table:style-name="ce177" table:number-columns-repeated="3"/>
          <table:table-cell table:style-name="Default" table:number-columns-repeated="2"/>
          <table:table-cell table:style-name="ce146"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2"/>
          <table:table-cell table:style-name="ce209" table:formula="of:=IF([.$AL$7];IF([.AL29]&lt;1;[.G3]&amp;&quot;/&quot;&amp;[.H3];[.H3]&amp;&quot;/&quot;&amp;[.G3]);&quot;&quot;)" office:value-type="string" office:string-value="refracción/incidencia" calcext:value-type="string">
            <text:p>refracción/incidencia</text:p>
          </table:table-cell>
          <table:table-cell table:style-name="ce209" table:number-columns-repeated="4"/>
          <table:table-cell table:style-name="Default"/>
          <table:table-cell table:number-columns-repeated="13"/>
          <table:table-cell table:style-name="ce146" table:number-columns-repeated="2"/>
          <table:table-cell table:style-name="ce361"/>
          <table:table-cell table:style-name="ce177" table:number-columns-repeated="2"/>
          <table:table-cell table:style-name="Default" table:number-columns-repeated="2"/>
          <table:table-cell table:style-name="ce381" table:number-columns-repeated="3"/>
          <table:table-cell table:style-name="ce146"/>
          <table:table-cell table:style-name="ce377" office:value-type="string" calcext:value-type="string">
            <text:p>error típico xy</text:p>
          </table:table-cell>
          <table:table-cell table:style-name="ce146" table:formula="of:=STEYX([.AL$19:.AL$23];[.AK$19:.AK$23])" office:value-type="float" office:value="0.0028711199307913" calcext:value-type="float">
            <text:p>0,0028711199307913</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number-columns-repeated="2"/>
          <table:table-cell table:style-name="ce361"/>
          <table:table-cell table:style-name="ce177" table:number-columns-repeated="4"/>
          <table:table-cell table:style-name="ce381" table:number-columns-repeated="3"/>
          <table:table-cell table:style-name="Default"/>
          <table:table-cell table:style-name="ce177" office:value-type="string" calcext:value-type="string">
            <text:p>S covarianza</text:p>
          </table:table-cell>
          <table:table-cell table:style-name="ce177"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25" table:number-columns-repeated="3"/>
          <table:table-cell table:style-name="ce209" table:number-columns-repeated="2"/>
          <table:table-cell table:style-name="Default"/>
          <table:table-cell table:number-columns-repeated="13"/>
          <table:table-cell table:style-name="ce146" table:number-columns-repeated="3"/>
          <table:table-cell table:style-name="ce177" table:number-columns-repeated="5"/>
          <table:table-cell table:style-name="Default" table:number-columns-repeated="2"/>
          <table:table-cell table:style-name="ce177"/>
          <table:table-cell table:style-name="ce377" office:value-type="string" calcext:value-type="string">
            <text:p>pendiente seno(i) / seno(r) </text:p>
          </table:table-cell>
          <table:table-cell table:style-name="ce177" table:formula="of:=SLOPE([.AL19:.AL23];[.AK19:.AK23])" office:value-type="float" office:value="0.807364966886497" calcext:value-type="float">
            <text:p>0,807364966886497</text:p>
          </table:table-cell>
          <table:table-cell table:style-name="ce146"/>
          <table:table-cell table:style-name="Default" table:number-columns-repeated="3"/>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6"/>
          <table:table-cell table:style-name="Default" table:number-columns-repeated="7"/>
          <table:table-cell table:style-name="ce372"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1.23859721565128" calcext:value-type="float">
            <text:p>1,23859721565128</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7">Elija, en las celdas de color salmón, las unidades</text:span><text:span text:style-name="T28"> de los datos de que dispone.</text:span></text:p>
            <text:p><text:span text:style-name="T28">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ja en las celdas de color salmón la magnitud que se representa en cada ej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0" table:number-columns-repeated="4" table:default-cell-style-name="ce105"/>
        <table:table-column table:style-name="co33" table:default-cell-style-name="ce105"/>
        <table:table-column table:style-name="co39" table:default-cell-style-name="ce105"/>
        <table:table-column table:style-name="co4" table:number-columns-repeated="2" table:default-cell-style-name="ce105"/>
        <table:table-column table:style-name="co22" table:default-cell-style-name="ce105"/>
        <table:table-column table:style-name="co33"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45" office:value-type="string" calcext:value-type="string" table:number-columns-spanned="4" table:number-rows-spanned="7">
            <text:p>a) Describa el procedimiento utilizado en el laboratorio para determinar el índice de refracción con un dispositivo como el de la figura.</text:p>
            <text:p>b) Determine el índice de refracción a partir de los datos de la tabla.</text:p>
            <text:p>(A.B.A.U. ord. 23)</text:p>
            <text:p>Rta.: <text:span text:style-name="T25">n</text:span><text:span text:style-name="T26"> = 1,24</text:span></text:p>
          </table:table-cell>
          <table:covered-table-cell table:style-name="ce187"/>
          <table:covered-table-cell table:number-columns-repeated="2" table:style-name="ce185"/>
          <table:table-cell table:style-name="ce280" table:number-columns-repeated="2"/>
          <table:table-cell table:style-name="ce274" office:value-type="string" calcext:value-type="string">
            <text:p>Ángulo de</text:p>
          </table:table-cell>
          <table:table-cell table:style-name="ce280" table:number-columns-repeated="3"/>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34"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9">φ</text:span><text:span text:style-name="T30">/°</text:span></text:p>
          </table:table-cell>
          <table:table-cell table:style-name="ce356" office:value-type="string" calcext:value-type="string">
            <text:p><text:span text:style-name="T29">φ</text:span><text:span text:style-name="T30">/°</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5" calcext:value-type="float">
            <text:p>15</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office:value-type="string" calcext:value-type="string">
            <text:p><text:s text:c="35"/>1</text:p>
          </table:table-cell>
          <table:table-cell table:style-name="ce644"/>
          <table:table-cell table:style-name="ce434"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5.8" calcext:value-type="float">
            <text:p>15,8</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25" calcext:value-type="float">
            <text:p>25</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30" calcext:value-type="float">
            <text:p>30</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35" calcext:value-type="float">
            <text:p>35</text:p>
          </table:table-cell>
          <table:table-cell table:style-name="ce186" office:value-type="float" office:value="27.5" calcext:value-type="float">
            <text:p>27,5</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2">En el laboratorio de física se monta un experimento para determinar el índice de refracción de una lámina de vidrio haciendo incidir rayos de luz con distintos ángulos de incidencia θ₁ y midiendo en cada caso el ángulo de refracción θ₂. (A.B.A.U. ord. 22)</text:span></text:p>
            <text:p>b) Determina el índice de refracción de la lámina a partir de los datos experimentales de la tabla. Rt.: <text:span text:style-name="T25">n</text:span><text:span text:style-name="T26"> = 1,53</text:span></text:p>
          </table:table-cell>
          <table:covered-table-cell table:style-name="ce187"/>
          <table:covered-table-cell table:number-columns-repeated="2" table:style-name="ce18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34"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56" office:value-type="string" calcext:value-type="string">
            <text:p><text:span text:style-name="T29">φ</text:span><text:span text:style-name="T30">/°</text:span></text:p>
          </table:table-cell>
          <table:table-cell table:style-name="ce356" office:value-type="string" calcext:value-type="string">
            <text:p><text:span text:style-name="T29">φ</text:span><text:span text:style-name="T30">/°</text:span></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8" calcext:value-type="float">
            <text:p>18</text:p>
          </table:table-cell>
          <table:table-cell table:style-name="ce186" office:value-type="float" office:value="12" calcext:value-type="float">
            <text:p>12</text:p>
          </table:table-cell>
          <table:table-cell table:style-name="ce186"/>
          <table:table-cell table:style-name="ce280"/>
          <table:table-cell table:style-name="ce150"/>
          <table:table-cell table:style-name="ce389"/>
          <table:table-cell table:style-name="ce644" office:value-type="float" office:value="1" calcext:value-type="float">
            <text:p>1</text:p>
          </table:table-cell>
          <table:table-cell table:style-name="ce434"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4" calcext:value-type="float">
            <text:p>24</text:p>
          </table:table-cell>
          <table:table-cell table:style-name="ce186" office:value-type="float" office:value="15" calcext:value-type="float">
            <text:p>15</text:p>
          </table:table-cell>
          <table:table-cell table:style-name="ce186"/>
          <table:table-cell table:style-name="ce280" table:number-columns-repeated="5"/>
          <table:table-cell table:style-name="Default" table:number-columns-repeated="5"/>
          <table:table-cell table:number-columns-repeated="46"/>
        </table:table-row>
        <table:table-row table:style-name="ro1">
          <table:table-cell table:style-name="ce186" office:value-type="float" office:value="3" calcext:value-type="float">
            <text:p>3</text:p>
          </table:table-cell>
          <table:table-cell table:style-name="ce186" office:value-type="float" office:value="32" calcext:value-type="float">
            <text:p>32</text:p>
          </table:table-cell>
          <table:table-cell table:style-name="ce186" office:value-type="float" office:value="20" calcext:value-type="float">
            <text:p>20</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 calcext:value-type="float">
            <text:p>2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50" calcext:value-type="float">
            <text:p>50</text:p>
          </table:table-cell>
          <table:table-cell table:style-name="ce186" office:value-type="float" office:value="30" calcext:value-type="float">
            <text:p>30</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Se hace incidir un rayo de luz con distintos ángulos sobre una lámina de vidrio. En la tabla del margen están los ángulos de incidente y los ángulos de refracción. Calcula: a) El índice de refracción del material.</text:p>
            <text:p>b) En qué condiciones se produciría reflexión total.</text:p>
            <text:p>DATOS: n(aire) = 1; c = 3×10⁸ m∙s⁻¹.(A.B.A.U. ord. 20)</text:p>
            <text:p>Rta.: a) n = 1,6; b) φ &gt; 38°</text:p>
          </table:table-cell>
          <table:covered-table-cell table:style-name="ce187"/>
          <table:covered-table-cell table:number-columns-repeated="2"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34" table:content-validation-name="val12"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7"/>
          <table:table-cell table:number-columns-repeated="43"/>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39" calcext:value-type="float">
            <text:p>39</text:p>
          </table:table-cell>
          <table:table-cell table:style-name="ce186" office:value-type="float" office:value="64.3" calcext:value-type="float">
            <text:p>64,3</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434"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186" office:value-type="float" office:value="48" calcext:value-type="float">
            <text:p>48</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3">Determina gráficamente el índice de refracción de un vidrio a partir de la siguiente tabla de valores de los ángulos de incidente, φ, y de refracción, φ, de la luz. Estima su incertidumbre.</text:span></text:p>
            <text:p><text:span text:style-name="T33">(A.B.A.U. extr. 19)</text:span></text:p>
            <text:p><text:span text:style-name="T34">Rta.:</text:span><text:span text:style-name="T35"> </text:span><text:span text:style-name="T36">n</text:span><text:span text:style-name="T37"> = 1,47</text:span></text:p>
          </table:table-cell>
          <table:covered-table-cell table:style-name="ce187"/>
          <table:covered-table-cell table:number-columns-repeated="2"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incidente</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34"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º exp.</text:p>
          </table:table-cell>
          <table:table-cell table:style-name="ce349" office:value-type="string" calcext:value-type="string">
            <text:p><text:span text:style-name="T38">φ</text:span><text:span text:style-name="T39">/°</text:span></text:p>
          </table:table-cell>
          <table:table-cell table:style-name="ce349" office:value-type="string" calcext:value-type="string">
            <text:p><text:span text:style-name="T38">φ</text:span><text:span text:style-name="T39">/°</text:span></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186" office:value-type="float" office:value="10" calcext:value-type="float">
            <text:p>10</text:p>
          </table:table-cell>
          <table:table-cell table:style-name="ce186" office:value-type="float" office:value="6.5" calcext:value-type="float">
            <text:p>6,5</text:p>
          </table:table-cell>
          <table:table-cell table:style-name="ce18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20" calcext:value-type="float">
            <text:p>20</text:p>
          </table:table-cell>
          <table:table-cell table:style-name="ce186" office:value-type="float" office:value="13.5" calcext:value-type="float">
            <text:p>13,5</text:p>
          </table:table-cell>
          <table:table-cell table:style-name="ce186"/>
          <table:table-cell table:style-name="ce280" table:number-columns-repeated="2"/>
          <table:table-cell table:style-name="ce389"/>
          <table:table-cell table:style-name="ce644" office:value-type="float" office:value="1" calcext:value-type="float">
            <text:p>1</text:p>
          </table:table-cell>
          <table:table-cell table:style-name="ce434"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86" office:value-type="float" office:value="3" calcext:value-type="float">
            <text:p>3</text:p>
          </table:table-cell>
          <table:table-cell table:style-name="ce186" office:value-type="float" office:value="30" calcext:value-type="float">
            <text:p>30</text:p>
          </table:table-cell>
          <table:table-cell table:style-name="ce186" office:value-type="float" office:value="20.3" calcext:value-type="float">
            <text:p>20,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4" calcext:value-type="float">
            <text:p>4</text:p>
          </table:table-cell>
          <table:table-cell table:style-name="ce186" office:value-type="float" office:value="40" calcext:value-type="float">
            <text:p>40</text:p>
          </table:table-cell>
          <table:table-cell table:style-name="ce186" office:value-type="float" office:value="25.5" calcext:value-type="float">
            <text:p>25,5</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20" table:default-cell-style-name="ce105"/>
        <table:table-column table:style-name="co10" table:number-columns-repeated="2" table:default-cell-style-name="ce105"/>
        <table:table-column table:style-name="co10" table:default-cell-style-name="Default"/>
        <table:table-column table:style-name="co33" table:default-cell-style-name="ce105"/>
        <table:table-column table:style-name="co32" table:default-cell-style-name="ce105"/>
        <table:table-column table:style-name="co4" table:number-columns-repeated="2" table:default-cell-style-name="ce105"/>
        <table:table-column table:style-name="co22" table:default-cell-style-name="ce105"/>
        <table:table-column table:style-name="co33" table:default-cell-style-name="ce105"/>
        <table:table-column table:style-name="co4" table:number-columns-repeated="5" table:default-cell-style-name="ce105"/>
        <table:table-column table:style-name="co40" table:default-cell-style-name="ce105"/>
        <table:table-column table:style-name="co4" table:number-columns-repeated="4" table:default-cell-style-name="ce105"/>
        <table:table-column table:style-name="co10" table:number-columns-repeated="3" table:default-cell-style-name="ce105"/>
        <table:table-column table:style-name="co41" table:number-columns-repeated="2" table:default-cell-style-name="ce105"/>
        <table:table-column table:style-name="co42" table:default-cell-style-name="ce105"/>
        <table:table-column table:style-name="co10" table:number-columns-repeated="2" table:default-cell-style-name="ce105"/>
        <table:table-column table:style-name="co41" table:default-cell-style-name="ce105"/>
        <table:table-column table:style-name="co42" table:default-cell-style-name="ce105"/>
        <table:table-column table:style-name="co43" table:default-cell-style-name="ce105"/>
        <table:table-column table:style-name="co44" table:default-cell-style-name="ce105"/>
        <table:table-column table:style-name="co45" table:default-cell-style-name="ce105"/>
        <table:table-column table:style-name="co10" table:number-columns-repeated="32" table:default-cell-style-name="ce105"/>
        <table:table-row table:style-name="ro1">
          <table:table-cell table:style-name="ce117" table:formula="of:=EXPANDETEXTO([.$AA$1];3)"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covered-table-cell table:style-name="Default"/>
          <table:table-cell table:style-name="Default"/>
          <table:table-cell table:style-name="Default" office:value-type="string" calcext:value-type="string">
            <text:p>Ir a…</text:p>
          </table:table-cell>
          <table:table-cell table:style-name="ce388" table:number-columns-repeated="3"/>
          <table:table-cell table:number-columns-repeated="6"/>
          <table:table-cell table:style-name="ce177" office:value-type="string" calcext:value-type="string">
            <text:p>Título</text:p>
          </table:table-cell>
          <table:table-cell table:style-name="ce146" office:value-type="string" calcext:value-type="string">
            <text:p>ESPEJOS Y LENTES</text:p>
          </table:table-cell>
          <table:table-cell table:style-name="ce360" table:formula="of:=([.F2]=[.AB2])" office:value-type="boolean" office:boolean-value="false" calcext:value-type="boolean">
            <text:p>FALSO</text:p>
          </table:table-cell>
          <table:table-cell table:number-columns-repeated="2"/>
          <table:table-cell table:style-name="ce361" office:value-type="string" calcext:value-type="string">
            <text:p>Cifras</text:p>
          </table:table-cell>
          <table:table-cell table:style-name="ce361" table:formula="of:=IF(ISBLANK([.I10]);3;[.I10])" office:value-type="float" office:value="3" calcext:value-type="float">
            <text:p>3</text:p>
          </table:table-cell>
          <table:table-cell table:style-name="ce146" office:value-type="string" calcext:value-type="string">
            <text:p><text:s/></text:p>
          </table:table-cell>
          <table:table-cell table:style-name="ce146" office:value-type="string" calcext:value-type="string">
            <text:p>Foco</text:p>
          </table:table-cell>
          <table:table-cell table:style-name="ce146" table:formula="of:=[.AH1]" office:value-type="string" office:string-value="Foco" calcext:value-type="string">
            <text:p>Foco</text:p>
          </table:table-cell>
          <table:table-cell table:style-name="ce146"/>
          <table:table-cell table:number-columns-repeated="6"/>
          <table:table-cell table:style-name="Default"/>
          <table:table-cell table:number-columns-repeated="22"/>
        </table:table-row>
        <table:table-row table:style-name="ro1">
          <table:table-cell table:style-name="ce243" office:value-type="string" calcext:value-type="string">
            <office:annotation draw:style-name="gr6" draw:text-style-name="P7" svg:width="2.899cm" svg:height="1.973cm" svg:x="2.39cm" svg:y="0.459cm" draw:caption-point-x="0.001cm" draw:caption-point-y="0.001cm">
              <dc:date>2018-05-20T00:00:00</dc:date>
              <text:p text:style-name="P6"><text:span text:style-name="T1">Escriba o pegue el enunciado en el espacio de abajo</text:span></text:p>
            </office:annotation>
            <text:p>Problema</text:p>
          </table:table-cell>
          <table:table-cell table:style-name="ce388" table:number-columns-repeated="2"/>
          <table:table-cell table:style-name="ce388">
            <draw:control table:end-cell-address="Optica.D2" table:end-x="2.007cm" table:end-y="0.428cm" draw:z-index="3" draw:style-name="gr3" draw:text-style-name="P3" svg:width="2cm" svg:height="0.408cm" svg:x="0.007cm" svg:y="0.02cm" draw:control="control3"/>
          </table:table-cell>
          <table:table-cell table:style-name="ce280" table:formula="of:=IF(ISBLANK([.F2]);REPT(&quot; &quot;;17)&amp;[.AB3];&quot;&quot;)" office:value-type="string" office:string-value="                 Lente" calcext:value-type="string">
            <text:p><text:s text:c="17"/>Lente</text:p>
          </table:table-cell>
          <table:table-cell table:style-name="ce460" table:content-validation-name="val15"/>
          <table:table-cell table:style-name="ce215" table:formula="of:=IF(OR([.AF4];[.AD17]);IF([.AD4];&quot; &quot;&amp;IF([.AB1];IF([.AD4]&lt;0;[.AR7];[.AR8]);IF([.AD4]&lt;0;[.AS7];[.AS8]));&quot;&quot;);&quot;&quot;)" office:value-type="string" office:string-value=" convergente" calcext:value-type="string">
            <text:p><text:s/>convergente</text:p>
          </table:table-cell>
          <table:table-cell table:style-name="ce150" table:formula="of:=[.AQ8]&amp;IF(ISBLANK([.AB10]);&quot;→&quot;;&quot;&quot;)" office:value-type="string" office:string-value="Unidades" calcext:value-type="string">
            <text:p>Unidades</text:p>
          </table:table-cell>
          <table:table-cell table:style-name="ce426" table:content-validation-name="val22" office:value-type="string" calcext:value-type="string">
            <text:p>cm</text:p>
          </table:table-cell>
          <table:table-cell table:style-name="ce150" table:formula="of:=IF(ISBLANK([.I2]);[.AB7]&amp;REPT(&quot; &quot;;11);&quot;&quot;)">
            <text:p/>
          </table:table-cell>
          <table:table-cell table:style-name="ce217"/>
          <table:table-cell table:style-name="ce217" office:value-type="string" calcext:value-type="string">
            <text:p>Diagrama de rayos</text:p>
          </table:table-cell>
          <table:table-cell table:style-name="ce217" table:number-columns-repeated="2"/>
          <table:table-cell table:style-name="Default"/>
          <table:table-cell table:style-name="ce239" office:value-type="string" calcext:value-type="string">
            <text:p><text:a xlink:href="#Indice" xlink:type="simple">Índice</text:a></text:p>
          </table:table-cell>
          <table:table-cell table:style-name="ce388" table:number-columns-repeated="3"/>
          <table:table-cell table:number-columns-repeated="6"/>
          <table:table-cell table:style-name="ce146"/>
          <table:table-cell table:style-name="ce177"/>
          <table:table-cell table:style-name="ce146" office:value-type="string" calcext:value-type="string">
            <text:p>Espejo</text:p>
          </table:table-cell>
          <table:table-cell table:style-name="ce146" office:value-type="string" calcext:value-type="string">
            <text:p>s</text:p>
          </table:table-cell>
          <table:table-cell table:style-name="ce358" table:formula="of:=IF([.AF5];[.AN6];IF([.AD10];[.AF10];IF([.AD11];[.AF11];IF([.AD14];[.AF14];IF([.AD15];[.AF15];IF([.AD12];[.AF12];&quot;No sé s&quot;))))))" office:value-type="float" office:value="-20" calcext:value-type="float">
            <text:p>-20</text:p>
          </table:table-cell>
          <table:table-cell table:style-name="ce146" table:number-columns-repeated="2"/>
          <table:table-cell table:style-name="ce146" office:value-type="string" calcext:value-type="string">
            <text:p>↑ Aumento</text:p>
          </table:table-cell>
          <table:table-cell table:style-name="ce146" office:value-type="string" calcext:value-type="string">
            <text:p>Centro (radio)</text:p>
          </table:table-cell>
          <table:table-cell table:style-name="ce146" table:formula="of:=IF([.AB1];[.AH2];&quot;&quot;)">
            <text:p/>
          </table:table-cell>
          <table:table-cell table:style-name="ce146"/>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40">(A.B.A.U. </text:span><text:span text:style-name="T41">extr. 19</text:span>)</text:p>
            <text:p/>
          </table:table-cell>
          <table:covered-table-cell table:number-columns-repeated="3" table:style-name="ce185"/>
          <table:table-cell table:style-name="ce280"/>
          <table:table-cell table:style-name="ce294" table:formula="of:=IF(AND([.AH19];[.AF4]);[.AQ6]&amp;&quot;↓&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2"/>
          <table:table-cell table:style-name="ce217">
            <draw:frame table:end-cell-address="Optica.O17" table:end-x="0.116cm" table:end-y="0.217cm" draw:z-index="0" draw:style-name="gr2" draw:text-style-name="P2" svg:width="9.128cm" svg:height="6.328cm" svg:x="0.027cm" svg:y="0.186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table:number-columns-repeated="3"/>
          <table:table-cell table:style-name="Default"/>
          <table:table-cell table:style-name="ce74" office:value-type="string" calcext:value-type="string">
            <text:p><text:a xlink:href="#Ayuda" xlink:type="simple">Ayuda</text:a></text:p>
          </table:table-cell>
          <table:table-cell table:style-name="Default" table:number-columns-repeated="2"/>
          <table:table-cell table:style-name="ce388" table:number-columns-repeated="7"/>
          <table:table-cell table:style-name="ce177" table:formula="of:=[.A16]" office:value-type="string" office:string-value="Instrucciones " calcext:value-type="string">
            <text:p>Instrucciones </text:p>
          </table:table-cell>
          <table:table-cell table:style-name="ce146" table:formula="of:=MATCH([.B16];[$Indice.G11:$Indice.G15];0)" office:value-type="float" office:value="3" calcext:value-type="float">
            <text:p>3</text:p>
          </table:table-cell>
          <table:table-cell table:style-name="ce146" office:value-type="string" calcext:value-type="string">
            <text:p>Lente</text:p>
          </table:table-cell>
          <table:table-cell table:style-name="ce146" office:value-type="string" calcext:value-type="string">
            <text:p>s'</text:p>
          </table:table-cell>
          <table:table-cell table:style-name="ce358" table:formula="of:=IF([.AF6];[.AN7];IF([.AD9];[.AF9];IF([.AD13];[.AF13];IF([.AF7];[.AN8]+[.AD2];IF([.AD11];[.AH11];&quot;No sé s'&quot;)))))" office:value-type="string" office:string-value="" calcext:value-type="error">
            <text:p>#¡DIV/0!</text:p>
          </table:table-cell>
          <table:table-cell table:style-name="ce146" office:value-type="string" calcext:value-type="string">
            <text:p>¿Vacío?</text:p>
          </table:table-cell>
          <table:table-cell table:style-name="ce360" table:formula="of:=NOT(OR([.AF4];[.AF5];[.AF6];[.AF7]))" office:value-type="boolean" office:boolean-value="false" calcext:value-type="boolean">
            <text:p>FALSO</text:p>
          </table:table-cell>
          <table:table-cell table:style-name="ce360" table:formula="of:=([.H7]=[.AQ12])" office:value-type="boolean" office:boolean-value="false" calcext:value-type="boolean">
            <text:p>FALSO</text:p>
          </table:table-cell>
          <table:table-cell table:style-name="ce146"/>
          <table:table-cell table:style-name="ce360" table:formula="of:=([.F4]=[.AH2])" office:value-type="boolean" office:boolean-value="false" calcext:value-type="boolean">
            <text:p>FALSO</text:p>
          </table:table-cell>
          <table:table-cell table:style-name="ce146"/>
          <table:table-cell table:number-columns-repeated="6"/>
          <table:table-cell table:style-name="Default"/>
          <table:table-cell table:number-columns-repeated="22"/>
        </table:table-row>
        <table:table-row table:style-name="ro1">
          <table:covered-table-cell table:number-columns-repeated="4" table:style-name="ce185"/>
          <table:table-cell table:style-name="ce280" table:formula="of:=IF(AND([.AI4];NOT([.AB1]));REPT(&quot; &quot;;18)&amp;[.AE4];&quot;&quot;)" office:value-type="string" office:string-value="                  Foco" calcext:value-type="string">
            <text:p><text:s text:c="18"/>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table-cell table:style-name="ce217" table:number-columns-repeated="4"/>
          <table:table-cell table:style-name="Default"/>
          <table:table-cell table:style-name="ce374" office:value-type="string" calcext:value-type="string">
            <text:p><text:a xlink:href="#D_Optica" xlink:type="simple">Más problemas</text:a></text:p>
          </table:table-cell>
          <table:table-cell table:style-name="Default" table:number-columns-repeated="2"/>
          <table:table-cell table:style-name="ce388" table:number-columns-repeated="7"/>
          <table:table-cell table:style-name="ce177"/>
          <table:table-cell table:style-name="ce146" table:formula="of:=IF(ISERROR([.AA3]);0;[.AA3])+1" office:value-type="float" office:value="4" calcext:value-type="float">
            <text:p>4</text:p>
          </table:table-cell>
          <table:table-cell/>
          <table:table-cell table:style-name="ce146" office:value-type="string" calcext:value-type="string">
            <text:p>f</text:p>
          </table:table-cell>
          <table:table-cell table:style-name="ce146" table:formula="of:=IF([.$AF$4];IF([.AI3];[.$AN$5]/2;[.$AN$5]);1/(1/[.AD3]+IF([.$AB$1];1;-1)/[.AD2]))" office:value-type="float" office:value="20" calcext:value-type="float">
            <text:p>20</text:p>
          </table:table-cell>
          <table:table-cell table:style-name="ce146" office:value-type="string" calcext:value-type="string">
            <text:p>Foco</text:p>
          </table:table-cell>
          <table:table-cell table:style-name="ce321" table:formula="of:=NOT(ISBLANK([.G4]))" office:value-type="boolean" office:boolean-value="true" calcext:value-type="boolean">
            <text:p>VERDADERO</text:p>
          </table:table-cell>
          <table:table-cell table:style-name="ce146"/>
          <table:table-cell table:style-name="ce146" office:value-type="float" office:value="4" calcext:value-type="float">
            <text:p>4</text:p>
          </table:table-cell>
          <table:table-cell table:style-name="ce360" table:formula="of:=ISBLANK([.F4])" office:value-type="boolean" office:boolean-value="true" calcext:value-type="boolean">
            <text:p>VERDADERO</text:p>
          </table:table-cell>
          <table:table-cell table:style-name="ce146"/>
          <table:table-cell table:number-columns-repeated="2"/>
          <table:table-cell table:style-name="ce146"/>
          <table:table-cell table:style-name="ce146" office:value-type="string" calcext:value-type="string">
            <text:p>Posición</text:p>
          </table:table-cell>
          <table:table-cell table:style-name="ce146"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85"/>
          <table:table-cell table:style-name="ce280"/>
          <table:table-cell table:style-name="ce295" table:formula="of:=[.AM6]" office:value-type="string" office:string-value="Objeto" calcext:value-type="string">
            <text:p>Objeto</text:p>
          </table:table-cell>
          <table:table-cell table:style-name="ce644" table:content-validation-name="val18" office:value-type="float" office:value="-20" calcext:value-type="float">
            <text:p>-20</text:p>
          </table:table-cell>
          <table:table-cell table:style-name="ce644" office:value-type="float" office:value="4" calcext:value-type="float">
            <text:p>4</text:p>
          </table:table-cell>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text:p>
          </table:table-cell>
          <table:table-cell table:style-name="ce146" office:value-type="string" calcext:value-type="string">
            <text:p>y</text:p>
          </table:table-cell>
          <table:table-cell table:style-name="ce146" table:formula="of:=IF([.AG5];[.AO6];1)" office:value-type="float" office:value="4" calcext:value-type="float">
            <text:p>4</text:p>
          </table:table-cell>
          <table:table-cell table:style-name="ce146" office:value-type="string" calcext:value-type="string">
            <text:p>Obje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true" calcext:value-type="boolean">
            <text:p>VERDADERO</text:p>
          </table:table-cell>
          <table:table-cell table:style-name="ce146" office:value-type="float" office:value="5" calcext:value-type="float">
            <text:p>5</text:p>
          </table:table-cell>
          <table:table-cell table:style-name="ce146" table:number-columns-repeated="2"/>
          <table:table-cell table:number-columns-repeated="2"/>
          <table:table-cell table:style-name="ce146" office:value-type="string" calcext:value-type="string">
            <text:p>Foco/Radio</text:p>
          </table:table-cell>
          <table:table-cell table:style-name="ce146" table:formula="of:=AVALOR([.G4])" office:value-type="float" office:value="20" calcext:value-type="float">
            <text:p>20</text:p>
          </table:table-cell>
          <table:table-cell table:style-name="ce146"/>
          <table:table-cell/>
          <table:table-cell table:style-name="Default"/>
          <table:table-cell table:number-columns-repeated="22"/>
        </table:table-row>
        <table:table-row table:style-name="ro1">
          <table:covered-table-cell table:number-columns-repeated="4" table:style-name="ce185"/>
          <table:table-cell table:style-name="ce280" table:formula="of:=IF(ISBLANK([.F6]);REPT(&quot; &quot;;15)&amp;[.AM7];&quot;&quot;)" office:value-type="string" office:string-value="               Imagen" calcext:value-type="string">
            <text:p><text:s text:c="15"/>Imagen</text:p>
          </table:table-cell>
          <table:table-cell table:style-name="ce460" table:content-validation-name="val17"/>
          <table:table-cell table:style-name="ce644" table:content-validation-name="val19"/>
          <table:table-cell table:style-name="ce644"/>
          <table:table-cell table:style-name="ce15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dm</text:p>
          </table:table-cell>
          <table:table-cell table:style-name="ce146"/>
          <table:table-cell table:style-name="ce146" office:value-type="string" calcext:value-type="string">
            <text:p>poner en P3</text:p>
          </table:table-cell>
          <table:table-cell table:style-name="ce146" office:value-type="string" calcext:value-type="string">
            <text:p>Imagen</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46" office:value-type="float" office:value="6" calcext:value-type="float">
            <text:p>6</text:p>
          </table:table-cell>
          <table:table-cell table:style-name="ce146" table:number-columns-repeated="2"/>
          <table:table-cell table:number-columns-repeated="2"/>
          <table:table-cell table:style-name="ce146" office:value-type="string" calcext:value-type="string">
            <text:p>Objeto</text:p>
          </table:table-cell>
          <table:table-cell table:style-name="ce146" table:formula="of:=AVALOR([.G5])" office:value-type="float" office:value="-20" calcext:value-type="float">
            <text:p>-20</text:p>
          </table:table-cell>
          <table:table-cell table:style-name="ce146" table:formula="of:=AVALOR([.H5])" office:value-type="float" office:value="4" calcext:value-type="float">
            <text:p>4</text:p>
          </table:table-cell>
          <table:table-cell/>
          <table:table-cell table:style-name="ce146" office:value-type="string" calcext:value-type="string">
            <text:p>¿Radio o focal?</text:p>
          </table:table-cell>
          <table:table-cell table:number-columns-repeated="22"/>
        </table:table-row>
        <table:table-row table:style-name="ro1">
          <table:covered-table-cell table:number-columns-repeated="4" table:style-name="ce185"/>
          <table:table-cell table:style-name="ce280"/>
          <table:table-cell table:style-name="ce280" table:formula="of:=IF([.AM9];[.AN9];&quot;&quot;)">
            <text:p/>
          </table:table-cell>
          <table:table-cell table:style-name="ce280"/>
          <table:table-cell table:style-name="ce406" table:content-validation-name="val21"/>
          <table:table-cell table:style-name="ce150" table:formula="of:=IF(AND(ISBLANK([.H7]);NOT(ISBLANK([.H6])));[.AG2]&amp;REPT(&quot; &quot;;13);&quot;&quot;)">
            <text:p/>
          </table:table-cell>
          <table:table-cell table:style-name="ce150"/>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cm</text:p>
          </table:table-cell>
          <table:table-cell table:style-name="ce146" office:value-type="string" calcext:value-type="string">
            <text:p>A 1,5</text:p>
          </table:table-cell>
          <table:table-cell table:style-name="ce146" table:formula="of:=IF([.AG6];IF(AND([.AG3];[.AG5]);[.AO7]/[.AO6];[.AO7]);[.AD3]/[.AD2])" office:value-type="string" office:string-value="" calcext:value-type="error">
            <text:p>#¡DIV/0!</text:p>
          </table:table-cell>
          <table:table-cell table:style-name="ce146" office:value-type="string" calcext:value-type="string">
            <text:p>Objeto-imagen</text:p>
          </table:table-cell>
          <table:table-cell table:style-name="ce321" table:formula="of:=AND([.AM9];NOT(ISBLANK([.H6])))" office:value-type="boolean" office:boolean-value="false" calcext:value-type="boolean">
            <text:p>FALSO</text:p>
          </table:table-cell>
          <table:table-cell table:style-name="ce146"/>
          <table:table-cell table:style-name="ce146" office:value-type="float" office:value="7" calcext:value-type="float">
            <text:p>7</text:p>
          </table:table-cell>
          <table:table-cell table:style-name="ce146" table:number-columns-repeated="2"/>
          <table:table-cell table:number-columns-repeated="2"/>
          <table:table-cell table:style-name="ce146" office:value-type="string" calcext:value-type="string">
            <text:p>Imagen</text:p>
          </table:table-cell>
          <table:table-cell table:style-name="ce146" table:formula="of:=IF(NOT([.AM9]);[.AN10];0)" office:value-type="float" office:value="0" calcext:value-type="float">
            <text:p>0</text:p>
          </table:table-cell>
          <table:table-cell table:style-name="ce146" table:formula="of:=AVALOR([.H6])" office:value-type="float" office:value="0" calcext:value-type="float">
            <text:p>0</text:p>
          </table:table-cell>
          <table:table-cell/>
          <table:table-cell table:style-name="ce146" office:value-type="string" calcext:value-type="string">
            <text:p>¿Lente o espejo?</text:p>
          </table:table-cell>
          <table:table-cell table:style-name="ce146" office:value-type="string" calcext:value-type="string">
            <text:p>cóncavo</text:p>
          </table:table-cell>
          <table:table-cell table:style-name="ce146" office:value-type="string" calcext:value-type="string">
            <text:p>divergente</text:p>
          </table:table-cell>
          <table:table-cell table:number-columns-repeated="20"/>
        </table:table-row>
        <table:table-row table:style-name="ro1">
          <table:covered-table-cell table:number-columns-repeated="4" table:style-name="ce185"/>
          <table:table-cell table:style-name="ce280"/>
          <table:table-cell table:style-name="ce150"/>
          <table:table-cell table:style-name="ce299"/>
          <table:table-cell table:style-name="ce150"/>
          <table:table-cell table:style-name="ce280" table:number-columns-repeated="2"/>
          <table:table-cell table:style-name="ce217" table:number-columns-repeated="4"/>
          <table:table-cell table:style-name="Default" table:number-columns-repeated="4"/>
          <table:table-cell table:style-name="ce388" table:number-columns-repeated="8"/>
          <table:table-cell/>
          <table:table-cell table:style-name="ce146" office:value-type="string" calcext:value-type="string">
            <text:p>mm</text:p>
          </table:table-cell>
          <table:table-cell table:style-name="ce146" office:value-type="string" calcext:value-type="string">
            <text:p>Pot.</text:p>
          </table:table-cell>
          <table:table-cell table:style-name="ce146" table:formula="of:=1/CONVERT([.AD4];[.AB10];[.$AB$5])" office:value-type="float" office:value="5" calcext:value-type="float">
            <text:p>5</text:p>
          </table:table-cell>
          <table:table-cell table:style-name="ce146"/>
          <table:table-cell table:style-name="ce377" office:value-type="string" calcext:value-type="string">
            <text:p>D</text:p>
          </table:table-cell>
          <table:table-cell table:style-name="ce377" office:value-type="string" calcext:value-type="string">
            <text:p>Y Distancia</text:p>
          </table:table-cell>
          <table:table-cell table:style-name="ce146" table:number-columns-repeated="3"/>
          <table:table-cell table:number-columns-repeated="2"/>
          <table:table-cell table:style-name="ce146" office:value-type="string" calcext:value-type="string">
            <text:p>Distancia </text:p>
          </table:table-cell>
          <table:table-cell table:style-name="ce146" table:formula="of:=IF([.AM9];[.AN10];0)" office:value-type="float" office:value="0" calcext:value-type="float">
            <text:p>0</text:p>
          </table:table-cell>
          <table:table-cell table:style-name="Default"/>
          <table:table-cell/>
          <table:table-cell table:style-name="ce146" office:value-type="string" calcext:value-type="string">
            <text:p>Unidades</text:p>
          </table:table-cell>
          <table:table-cell table:style-name="ce146" office:value-type="string" calcext:value-type="string">
            <text:p>convexo</text:p>
          </table:table-cell>
          <table:table-cell table:style-name="ce146" office:value-type="string" calcext:value-type="string">
            <text:p>convergente</text:p>
          </table:table-cell>
          <table:table-cell table:number-columns-repeated="20"/>
        </table:table-row>
        <table:table-row table:style-name="ro1">
          <table:covered-table-cell table:number-columns-repeated="4" table:style-name="ce185"/>
          <table:table-cell table:style-name="ce209"/>
          <table:table-cell table:style-name="ce155" table:formula="of:=[$Indice.$H$3]" office:value-type="string" office:string-value="R     E     S     U     L     T     A     D     O     S" calcext:value-type="string" table:number-columns-spanned="4"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table-cell table:style-name="ce728"/>
          <table:table-cell table:style-name="ce217" table:number-columns-repeated="4"/>
          <table:table-cell table:style-name="Default" table:number-columns-repeated="4"/>
          <table:table-cell table:style-name="ce388" table:number-columns-repeated="8"/>
          <table:table-cell table:number-columns-repeated="2"/>
          <table:table-cell table:style-name="ce146" office:value-type="string" calcext:value-type="string">
            <text:p>S f,s</text:p>
          </table:table-cell>
          <table:table-cell table:style-name="ce360" table:formula="of:=AND([.AF4];[.AF5])" office:value-type="boolean" office:boolean-value="true" calcext:value-type="boolean">
            <text:p>VERDADERO</text:p>
          </table:table-cell>
          <table:table-cell table:style-name="ce377" office:value-type="string" calcext:value-type="string">
            <text:p>s'</text:p>
          </table:table-cell>
          <table:table-cell table:style-name="ce146" table:formula="of:=1/(1/[.AD4]-IF([.$AB$1];1;-1)/[.$AN$6])" office:value-type="string" office:string-value="" calcext:value-type="error">
            <text:p>#¡DIV/0!</text:p>
          </table:table-cell>
          <table:table-cell table:style-name="ce146" table:number-columns-repeated="2"/>
          <table:table-cell table:number-columns-repeated="4"/>
          <table:table-cell table:style-name="ce360" table:formula="of:=([.F6]=[.AM8])" office:value-type="boolean" office:boolean-value="false" calcext:value-type="boolean">
            <text:p>FALSO</text:p>
          </table:table-cell>
          <table:table-cell table:style-name="ce177" table:formula="of:=LOWER([.AM6]&amp;&quot;-&quot;&amp;LOWER([.AM7]))" office:value-type="string" office:string-value="objeto-imagen" calcext:value-type="string">
            <text:p>objeto-imagen</text:p>
          </table:table-cell>
          <table:table-cell table:style-name="ce146"/>
          <table:table-cell/>
          <table:table-cell table:style-name="ce146" office:value-type="string" calcext:value-type="string">
            <text:p>Faltan datos</text:p>
          </table:table-cell>
          <table:table-cell table:number-columns-repeated="22"/>
        </table:table-row>
        <table:table-row table:style-name="ro1">
          <table:covered-table-cell table:number-columns-repeated="4" table:style-name="ce185"/>
          <table:table-cell table:style-name="ce209" table:number-columns-repeated="3"/>
          <table:table-cell table:style-name="ce728" office:value-type="string" calcext:value-type="string">
            <office:annotation draw:style-name="gr7" draw:text-style-name="P7" svg:width="2.899cm" svg:height="2.416cm" svg:x="16.482cm" svg:y="4.058cm" draw:caption-point-x="0cm" draw:caption-point-y="0cm">
              <dc:creator>ABM</dc:creator>
              <dc:date>2019-02-20T00:00:00</dc:date>
              <text:p text:style-name="P6"><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217" table:number-columns-repeated="4"/>
          <table:table-cell table:style-name="Default" table:number-columns-repeated="4"/>
          <table:table-cell table:style-name="ce388" table:number-columns-repeated="8"/>
          <table:table-cell/>
          <table:table-cell table:style-name="ce146" table:formula="of:=IF(ISBLANK([.I2]);[.AB7];[.I2])" office:value-type="string" office:string-value="cm" calcext:value-type="string">
            <text:p>cm</text:p>
          </table:table-cell>
          <table:table-cell table:style-name="ce146" office:value-type="string" calcext:value-type="string">
            <text:p>f,s'</text:p>
          </table:table-cell>
          <table:table-cell table:style-name="ce360" table:formula="of:=AND([.AF4];[.AF6])" office:value-type="boolean" office:boolean-value="false" calcext:value-type="boolean">
            <text:p>FALSO</text:p>
          </table:table-cell>
          <table:table-cell table:style-name="ce377" office:value-type="string" calcext:value-type="string">
            <text:p>s</text:p>
          </table:table-cell>
          <table:table-cell table:style-name="ce146" table:formula="of:=IF([.$AB$1];1;-1)/(1/[.AD4]-1/[.$AN$7])" office:value-type="string" office:string-value="" calcext:value-type="error">
            <text:p>#¡DIV/0!</text:p>
          </table:table-cell>
          <table:table-cell table:style-name="ce146" table:number-columns-repeated="2"/>
          <table:table-cell table:number-columns-repeated="4"/>
          <table:table-cell table:style-name="ce177" office:value-type="string" calcext:value-type="string">
            <text:p>Dist o Imagen</text:p>
          </table:table-cell>
          <table:table-cell table:style-name="ce146" table:formula="of:=AVALOR([.G6])" office:value-type="float" office:value="0" calcext:value-type="float">
            <text:p>0</text:p>
          </table:table-cell>
          <table:table-cell table:style-name="Default"/>
          <table:table-cell/>
          <table:table-cell table:style-name="ce146" office:value-type="string" calcext:value-type="string">
            <text:p>¡Negativa!</text:p>
          </table:table-cell>
          <table:table-cell table:number-columns-repeated="22"/>
        </table:table-row>
        <table:table-row table:style-name="ro1">
          <table:covered-table-cell table:number-columns-repeated="3" table:style-name="ce185"/>
          <table:covered-table-cell table:style-name="ce187"/>
          <table:table-cell table:style-name="ce209"/>
          <table:table-cell table:style-name="ce296"/>
          <table:table-cell table:style-name="ce300" table:formula="of:=IF([.AH17];&quot;&quot;;IF([.$AB$1];[.AH2];[.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09" table:formula="of:=IF([.AH17];&quot;&quot;;IF([.$AB$1];[.AB10];[.AQ19]))" office:value-type="string" office:string-value="dioptrías" calcext:value-type="string">
            <text:p>dioptrías</text:p>
          </table:table-cell>
          <table:table-cell table:style-name="ce209"/>
          <table:table-cell table:style-name="ce314"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A FALSO</text:p>
          </table:table-cell>
          <table:table-cell table:style-name="ce360" table:formula="of:=AND([.AF4];[.AG6])" office:value-type="boolean" office:boolean-value="false" calcext:value-type="boolean">
            <text:p>FALSO</text:p>
          </table:table-cell>
          <table:table-cell table:style-name="ce377" office:value-type="string" calcext:value-type="string">
            <text:p>s</text:p>
          </table:table-cell>
          <table:table-cell table:style-name="ce146" table:formula="of:=IF([.$AB$1];1;-1)*[.AD4]*([.AD7]-1)/[.AD7]" office:value-type="string" office:string-value="" calcext:value-type="error">
            <text:p>#¡DIV/0!</text:p>
          </table:table-cell>
          <table:table-cell table:style-name="ce377" office:value-type="string" calcext:value-type="string">
            <text:p>s'</text:p>
          </table:table-cell>
          <table:table-cell table:style-name="ce146" table:formula="of:=IF([.$AB$1];-1;1)*[.$AF$11]*[.AD7]" office:value-type="string" office:string-value="" calcext:value-type="error">
            <text:p>#¡DIV/0!</text:p>
          </table:table-cell>
          <table:table-cell table:number-columns-repeated="4"/>
          <table:table-cell table:style-name="ce146"/>
          <table:table-cell table:style-name="Default"/>
          <table:table-cell table:style-name="ce146"/>
          <table:table-cell/>
          <table:table-cell table:style-name="ce146" office:value-type="string" calcext:value-type="string">
            <text:p>Posición</text:p>
          </table:table-cell>
          <table:table-cell/>
          <table:table-cell table:style-name="ce146" office:value-type="string" calcext:value-type="string">
            <text:p>Real</text:p>
          </table:table-cell>
          <table:table-cell table:number-columns-repeated="20"/>
        </table:table-row>
        <table:table-row table:style-name="ro1">
          <table:covered-table-cell table:number-columns-repeated="3" table:style-name="ce185"/>
          <table:covered-table-cell table:style-name="ce187"/>
          <table:table-cell table:style-name="ce209" table:number-columns-repeated="2"/>
          <table:table-cell table:style-name="ce728" table:formula="of:=IF([.AH16];&quot;&quot;;[.AQ16])">
            <text:p/>
          </table:table-cell>
          <table:table-cell table:style-name="ce208" table:formula="of:=IF(OR([.$AF$3];[.AH16]);&quot;&quot;;NUMFORMA([.AD4];[.$AF$1]))">
            <text:p/>
          </table:table-cell>
          <table:table-cell table:style-name="ce209" table:formula="of:=IF(OR([.$AF$3];[.AH16]);&quot;&quot;;[.AB10])">
            <text:p/>
          </table:table-cell>
          <table:table-cell table:style-name="ce209"/>
          <table:table-cell table:style-name="ce313" table:number-columns-repeated="4"/>
          <table:table-cell table:style-name="ce457" table:number-columns-repeated="4"/>
          <table:table-cell table:style-name="ce388" table:number-columns-repeated="8"/>
          <table:table-cell table:number-columns-repeated="2"/>
          <table:table-cell table:style-name="ce146" office:value-type="string" calcext:value-type="string">
            <text:p>f,s+s'</text:p>
          </table:table-cell>
          <table:table-cell table:style-name="ce360" table:formula="of:=AND([.AF4];[.AF7])" office:value-type="boolean" office:boolean-value="false" calcext:value-type="boolean">
            <text:p>FALSO</text:p>
          </table:table-cell>
          <table:table-cell table:style-name="ce377" office:value-type="string" calcext:value-type="string">
            <text:p>s</text:p>
          </table:table-cell>
          <table:table-cell table:style-name="ce146" table:formula="of:=(-[.AN8]+SQRT([.AN8]^2-4*[.AN8]*[.AD4]))/2" office:value-type="float" office:value="0" calcext:value-type="float">
            <text:p>0</text:p>
          </table:table-cell>
          <table:table-cell table:style-name="ce146" table:number-columns-repeated="2"/>
          <table:table-cell table:number-columns-repeated="8"/>
          <table:table-cell table:style-name="ce146" office:value-type="string" calcext:value-type="string">
            <text:p>Altura</text:p>
          </table:table-cell>
          <table:table-cell/>
          <table:table-cell table:style-name="ce146" office:value-type="string" calcext:value-type="string">
            <text:p>Virtual</text:p>
          </table:table-cell>
          <table:table-cell table:number-columns-repeated="20"/>
        </table:table-row>
        <table:table-row table:style-name="ro1">
          <table:covered-table-cell table:number-columns-repeated="3" table:style-name="ce185"/>
          <table:covered-table-cell table:style-name="ce187"/>
          <table:table-cell table:style-name="ce209" table:number-columns-repeated="2"/>
          <table:table-cell table:style-name="ce301" table:formula="of:=IF([.AD17];&quot;&quot;;[.AQ9])">
            <text:p/>
          </table:table-cell>
          <table:table-cell table:style-name="ce728"/>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VERDADERO</text:p>
          </table:table-cell>
          <table:table-cell table:style-name="ce360" table:formula="of:=AND([.AF5];[.AG6])" office:value-type="boolean" office:boolean-value="false" calcext:value-type="boolean">
            <text:p>FALSO</text:p>
          </table:table-cell>
          <table:table-cell table:style-name="ce377" office:value-type="string" calcext:value-type="string">
            <text:p>s'</text:p>
          </table:table-cell>
          <table:table-cell table:style-name="ce146" table:formula="of:=IF([.$AB$1];-1;1)*[.$AN$6]*IF([.$AG$3];[.$AO$7]/[.$AD$5];[.$AO$7])" office:value-type="float" office:value="-0" calcext:value-type="float">
            <text:p>0</text:p>
          </table:table-cell>
          <table:table-cell table:style-name="ce146" table:number-columns-repeated="2"/>
          <table:table-cell table:number-columns-repeated="8"/>
          <table:table-cell table:style-name="ce146" table:formula="of:=[.AM8]&amp;[.AN9]" office:value-type="string" office:string-value="Distancia objeto-imagen" calcext:value-type="string">
            <text:p>Distancia objeto-imagen</text:p>
          </table:table-cell>
          <table:table-cell/>
          <table:table-cell table:style-name="ce146" office:value-type="string" calcext:value-type="string">
            <text:p>Derecha</text:p>
          </table:table-cell>
          <table:table-cell table:number-columns-repeated="20"/>
        </table:table-row>
        <table:table-row table:style-name="ro1">
          <table:covered-table-cell table:number-columns-repeated="3" table:style-name="ce185"/>
          <table:covered-table-cell table:style-name="ce187"/>
          <table:table-cell table:style-name="ce209"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09" table:number-columns-repeated="2"/>
          <table:table-cell table:style-name="ce313" table:number-columns-repeated="4"/>
          <table:table-cell table:style-name="ce388" table:number-columns-repeated="12"/>
          <table:table-cell table:number-columns-repeated="2"/>
          <table:table-cell table:style-name="ce146" office:value-type="string" calcext:value-type="string">
            <text:p>s',A FALSO</text:p>
          </table:table-cell>
          <table:table-cell table:style-name="ce360" table:formula="of:=AND([.AF6];[.AG6])" office:value-type="boolean" office:boolean-value="false" calcext:value-type="boolean">
            <text:p>FALSO</text:p>
          </table:table-cell>
          <table:table-cell table:style-name="ce377" office:value-type="string" calcext:value-type="string">
            <text:p>s</text:p>
          </table:table-cell>
          <table:table-cell table:style-name="ce146" table:formula="of:=IF([.$AB$1];-1;1)*[.$AN$6]*[.$AD$5]/[.$AO$7]" office:value-type="string" office:string-value="" calcext:value-type="error">
            <text:p>#¡DIV/0!</text:p>
          </table:table-cell>
          <table:table-cell table:number-columns-repeated="10"/>
          <table:table-cell table:style-name="ce146" office:value-type="string" calcext:value-type="string">
            <text:p>Tamaño/Aumento <text:span text:style-name="T48">→</text:span></text:p>
          </table:table-cell>
          <table:table-cell/>
          <table:table-cell table:style-name="ce146" office:value-type="string" calcext:value-type="string">
            <text:p>Invertida</text:p>
          </table:table-cell>
          <table:table-cell table:number-columns-repeated="20"/>
        </table:table-row>
        <table:table-row table:style-name="ro1">
          <table:covered-table-cell table:number-columns-repeated="3" table:style-name="ce185"/>
          <table:covered-table-cell table:style-name="ce187"/>
          <table:table-cell table:style-name="ce209"/>
          <table:table-cell table:style-name="ce297" table:formula="of:=[.AM6]" office:value-type="string" office:string-value="Objeto" calcext:value-type="string">
            <text:p>Objeto</text:p>
          </table:table-cell>
          <table:table-cell table:style-name="ce728" table:formula="of:=NUMFORMA([.AD2];[.$AF$1])" office:value-type="string" office:string-value="-20,0" calcext:value-type="string">
            <text:p>-20,0</text:p>
          </table:table-cell>
          <table:table-cell table:style-name="ce728" table:formula="of:=IF(ISBLANK([.$H$5]);&quot;&quot;;NUMFORMA([.AO6];[.$AF$1]))" office:value-type="string" office:string-value="4,00" calcext:value-type="string">
            <text:p>4,00</text:p>
          </table:table-cell>
          <table:table-cell table:style-name="ce311" office:value-type="string" calcext:value-type="string">
            <text:p>Aumento</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L s+s',A FALSO</text:p>
          </table:table-cell>
          <table:table-cell table:style-name="ce360" table:formula="of:=AND([.AF7];[.AG6])" office:value-type="boolean" office:boolean-value="false" calcext:value-type="boolean">
            <text:p>FALSO</text:p>
          </table:table-cell>
          <table:table-cell table:style-name="ce377" office:value-type="string" calcext:value-type="string">
            <text:p>s</text:p>
          </table:table-cell>
          <table:table-cell table:style-name="ce146" table:formula="of:=-[.$AN$8]/(1+ABS([.$AO$7])/[.$AD$5])" office:value-type="float" office:value="-0" calcext:value-type="float">
            <text:p>0</text:p>
          </table:table-cell>
          <table:table-cell table:style-name="ce146" table:number-columns-repeated="3"/>
          <table:table-cell table:style-name="ce381" office:value-type="string" calcext:value-type="string">
            <text:p>∆y</text:p>
          </table:table-cell>
          <table:table-cell table:style-name="ce146" table:formula="of:=MAX([.AD21];[.AE31];[.AF34])-MIN([.AD21];[.AE26];[.AF34])" office:value-type="float" office:value="9.6" calcext:value-type="float">
            <text:p>9,6</text:p>
          </table:table-cell>
          <table:table-cell table:number-columns-repeated="5"/>
          <table:table-cell table:style-name="ce146" office:value-type="string" calcext:value-type="string">
            <text:p>Posición del centro</text:p>
          </table:table-cell>
          <table:table-cell/>
          <table:table-cell table:style-name="ce146" office:value-type="string" calcext:value-type="string">
            <text:p>Mayor</text:p>
          </table:table-cell>
          <table:table-cell table:number-columns-repeated="20"/>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table-cell table:style-name="ce209"/>
          <table:table-cell table:style-name="ce298" table:formula="of:=[.$AM$7]" office:value-type="string" office:string-value="Imagen" calcext:value-type="string">
            <text:p>Imagen</text:p>
          </table:table-cell>
          <table:table-cell table:style-name="ce728" table:formula="of:=IF([.AH18];[.AQ18];NUMFORMA([.AD3];[.$AF$1]))" office:value-type="string" office:string-value="No se forma" calcext:value-type="string">
            <text:p>No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09"/>
          <table:table-cell table:style-name="ce313"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s, s'</text:p>
          </table:table-cell>
          <table:table-cell table:style-name="ce385" table:formula="of:=AND([.AF5];[.AF6])" office:value-type="boolean" office:boolean-value="false" calcext:value-type="boolean">
            <text:p>FALSO</text:p>
          </table:table-cell>
          <table:table-cell table:style-name="ce146" table:number-columns-repeated="2"/>
          <table:table-cell table:style-name="ce146" office:value-type="string" calcext:value-type="string">
            <text:p>Ocultar distancia focal</text:p>
          </table:table-cell>
          <table:table-cell table:style-name="ce360" table:formula="of:=AND([.AF4];NOT([.AI3]))" office:value-type="boolean" office:boolean-value="true" calcext:value-type="boolean">
            <text:p>VERDADERO</text:p>
          </table:table-cell>
          <table:table-cell table:style-name="ce146"/>
          <table:table-cell table:style-name="ce381" office:value-type="string" calcext:value-type="string">
            <text:p>∆x</text:p>
          </table:table-cell>
          <table:table-cell table:style-name="ce146" table:formula="of:=MAX([.AC20];[.AC26];[.AC33])-MIN([.AC20];[.AC26];[.AC33])" office:value-type="string" office:string-value="" calcext:value-type="error">
            <text:p>#¡DIV/0!</text:p>
          </table:table-cell>
          <table:table-cell table:number-columns-repeated="5"/>
          <table:table-cell table:style-name="ce146" office:value-type="string" calcext:value-type="string">
            <text:p>Posición del foco</text:p>
          </table:table-cell>
          <table:table-cell/>
          <table:table-cell table:style-name="ce146" office:value-type="string" calcext:value-type="string">
            <text:p>Igual</text:p>
          </table:table-cell>
          <table:table-cell table:number-columns-repeated="20"/>
        </table:table-row>
        <table:table-row table:style-name="ro1">
          <table:table-cell table:style-name="ce162" table:formula="of:=CHOOSE([.AA4];&quot;&quot;;[$Ayuda.A125];[$Ayuda.A149];[.A81];[$Ayuda.E143]&amp;CHAR(10)&amp;[.A101];[$Ayuda.$A$143];[.$A$111])" office:value-type="string" office:string-value="En la primera celda de la izquierda, elija entre Lente y Espejo (por defecto Lente).&#10;A la derecha de «Unidades» elija la unidad de longitud.&#10;Si es un espejo, elija debajo entre Foco y Centro.&#10;De las siguientes celdas puede dejar varias en blanco, pero por lo menos tiene que haber un dato en cada columna.&#10;A la derecha de «Foco» o «Centro (Radio)» escriba el valor de la posición del «Foco» o «Centro» en las unidades elegidas. Ponga el signo «-» si se encuentra a la izquierda (lente divergente o espejo convexo)&#10;A la derecha de «Objeto» escriba la posición del objeto, siempre con signo «-», en las unidades elegidas&#10;Debajo de «Altura» escriba el valor de la altura del objeto en las unidades elegidas.&#10;A la derecha de «Imagen» escriba la posición de la imagen en las unidades elegidas. Ponga el signo «-» si está a la izquierda.&#10;A su derecha puede escribir el valor de la altura de la imagen o del aumento (con signo «-» si la imagen está invertida)- En el primer caso debe borrar ↑ Aumento en la celda de color salmón debajo de ella..&#10;A la derecha de «Distancia objeto imagen» puede escribir la distancia de la imagen al objeto, siempre con signo «+», en las unidades elegidas." calcext:value-type="string" table:number-columns-spanned="4" table:number-rows-spanned="26">
            <text:p>En la primera celda de la izquierda, elija entre Lente y Espejo (por defecto Lente).</text:p>
            <text:p>A la derecha de «Unidades» elija la unidad de longitud.</text:p>
            <text:p>Si es un espejo, elija debajo entre Foco y Centro.</text:p>
            <text:p>De las siguientes celdas puede dejar varias en blanco, pero por lo menos tiene que haber un dato en cada columna.</text:p>
            <text:p>A la derecha de «Foco» o «Centro (Radio)» escriba el valor de la posición del «Foco» o «Centro» en las unidades elegidas. Ponga el signo «-» si se encuentra a la izquierda (lente divergente o espejo convexo)</text:p>
            <text:p>A la derecha de «Objeto» escriba la posición del objeto, siempre con signo «-», en las unidades elegidas</text:p>
            <text:p>Debajo de «Altura» escriba el valor de la altura del objeto en las unidades elegidas.</text:p>
            <text:p>A la derecha de «Imagen» escriba la posición de la imagen en las unidades elegidas. Ponga el signo «-» si está a la izquierda.</text:p>
            <text:p>A su derecha puede escribir el valor de la altura de la imagen o del aumento (con signo «-» si la imagen está invertida)- En el primer caso debe borrar ↑ Aumento en la celda de color salmón debajo de ella..</text:p>
            <text:p>A la derecha de «Distancia objeto imagen» puede escribir la distancia de la imagen al objeto, siempre con signo «+», en las unidades elegidas.</text:p>
          </table:table-cell>
          <table:covered-table-cell table:number-columns-repeated="2" table:style-name="Default"/>
          <table:covered-table-cell/>
          <table:table-cell table:style-name="ce209"/>
          <table:table-cell table:style-name="ce298" table:formula="of:=[.$AM$7]" office:value-type="string" office:string-value="Imagen" calcext:value-type="string">
            <text:p>Imagen</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number-columns-repeated="2"/>
          <table:table-cell table:style-name="ce146" table:formula="of:=SUM([.AD9:.AD16])" office:value-type="float" office:value="1" calcext:value-type="float">
            <text:p>1</text:p>
          </table:table-cell>
          <table:table-cell table:style-name="ce377" office:value-type="string" calcext:value-type="string">
            <text:p>A</text:p>
          </table:table-cell>
          <table:table-cell table:style-name="ce358" table:formula="of:=IF([.$AB$1];-1;1)*[.AD3]/[.AD2]" office:value-type="string" office:string-value="" calcext:value-type="error">
            <text:p>#¡DIV/0!</text:p>
          </table:table-cell>
          <table:table-cell table:style-name="ce146" office:value-type="string" calcext:value-type="string">
            <text:p>Ocultar radio</text:p>
          </table:table-cell>
          <table:table-cell table:style-name="ce360" table:formula="of:=OR([.$AF$3];AND([.AB1];[.AI3]))" office:value-type="boolean" office:boolean-value="false" calcext:value-type="boolean">
            <text:p>FALSO</text:p>
          </table:table-cell>
          <table:table-cell table:style-name="ce146"/>
          <table:table-cell table:style-name="ce146" office:value-type="string" calcext:value-type="string">
            <text:p>Factor Y lente</text:p>
          </table:table-cell>
          <table:table-cell table:style-name="ce146" office:value-type="float" office:value="1.2" calcext:value-type="float">
            <text:p>1,2</text:p>
          </table:table-cell>
          <table:table-cell table:number-columns-repeated="5"/>
          <table:table-cell table:style-name="ce146" office:value-type="string" calcext:value-type="string">
            <text:p>Potencia</text:p>
          </table:table-cell>
          <table:table-cell/>
          <table:table-cell table:style-name="ce146"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09"/>
          <table:table-cell table:style-name="ce728"/>
          <table:table-cell table:style-name="ce302"/>
          <table:table-cell table:style-name="ce728"/>
          <table:table-cell table:style-name="ce209" table:number-columns-repeated="2"/>
          <table:table-cell table:style-name="ce388" table:number-columns-repeated="3"/>
          <table:table-cell table:style-name="ce318" table:formula="of:=[.AB10]" office:value-type="string" office:string-value="cm" calcext:value-type="string">
            <text:p>cm</text:p>
          </table:table-cell>
          <table:table-cell table:style-name="ce457" table:number-columns-repeated="4"/>
          <table:table-cell table:style-name="ce388" table:number-columns-repeated="8"/>
          <table:table-cell/>
          <table:table-cell table:style-name="ce146" table:number-columns-repeated="5"/>
          <table:table-cell table:style-name="ce146" office:value-type="string" calcext:value-type="string">
            <text:p>No hay imagen</text:p>
          </table:table-cell>
          <table:table-cell table:style-name="ce360" table:formula="of:=ISERR([.AD3])" office:value-type="boolean" office:boolean-value="true" calcext:value-type="boolean">
            <text:p>VERDADERO</text:p>
          </table:table-cell>
          <table:table-cell table:style-name="ce146"/>
          <table:table-cell table:style-name="ce381" office:value-type="string" calcext:value-type="string">
            <text:p>∆x flecha</text:p>
          </table:table-cell>
          <table:table-cell table:style-name="ce146" table:formula="of:=[.AK16]*[.AK20]/2" office:value-type="string" office:string-value="" calcext:value-type="error">
            <text:p>#¡DIV/0!</text:p>
          </table:table-cell>
          <table:table-cell table:number-columns-repeated="5"/>
          <table:table-cell table:style-name="ce146" office:value-type="string" calcext:value-type="string">
            <text:p>No se forma</text:p>
          </table:table-cell>
          <table:table-cell table:number-columns-repeated="22"/>
        </table:table-row>
        <table:table-row table:style-name="ro1">
          <table:covered-table-cell table:number-columns-repeated="3" table:style-name="Default"/>
          <table:covered-table-cell/>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office:value-type="string" calcext:value-type="string">
            <text:p>Representación</text:p>
          </table:table-cell>
          <table:table-cell table:style-name="ce146" table:number-columns-repeated="3"/>
          <table:table-cell table:style-name="ce146" table:formula="of:=[.AQ6]" office:value-type="string" office:string-value="¿Radio o focal?" calcext:value-type="string">
            <text:p>¿Radio o focal?</text:p>
          </table:table-cell>
          <table:table-cell table:style-name="ce360" table:formula="of:=AND([.AB1];[.AI4])" office:value-type="boolean" office:boolean-value="false" calcext:value-type="boolean">
            <text:p>FALSO</text:p>
          </table:table-cell>
          <table:table-cell table:style-name="ce146"/>
          <table:table-cell table:style-name="ce381" office:value-type="string" calcext:value-type="string">
            <text:p>∆y flecha</text:p>
          </table:table-cell>
          <table:table-cell table:style-name="ce146" table:formula="of:=[.AK15]*[.AK20]" office:value-type="float" office:value="0.48" calcext:value-type="float">
            <text:p>0,48</text:p>
          </table:table-cell>
          <table:table-cell table:number-columns-repeated="5"/>
          <table:table-cell table:style-name="ce146"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Etiqueta: </text:p>
          </table:table-cell>
          <table:table-cell table:style-name="ce25"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O</text:p>
          </table:table-cell>
          <table:table-cell table:style-name="ce146" table:formula="of:=[.AD2]" office:value-type="float" office:value="-20" calcext:value-type="float">
            <text:p>-20</text:p>
          </table:table-cell>
          <table:table-cell table:style-name="ce146" office:value-type="float" office:value="0" calcext:value-type="float">
            <text:p>0</text:p>
          </table:table-cell>
          <table:table-cell table:style-name="ce146" table:number-columns-repeated="5"/>
          <table:table-cell table:style-name="ce146" office:value-type="string" calcext:value-type="string">
            <text:p>Factor flecha</text:p>
          </table:table-cell>
          <table:table-cell table:style-name="ce146" office:value-type="float" office:value="0.05" calcext:value-type="float">
            <text:p>0,05</text:p>
          </table:table-cell>
          <table:table-cell table:number-columns-repeated="5"/>
          <table:table-cell table:style-name="ce381"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09"/>
          <table:table-cell table:style-name="ce728" office:value-type="string" calcext:value-type="string">
            <text:p>Fórmula: </text:p>
          </table:table-cell>
          <table:table-cell table:style-name="ce88" table:number-columns-repeated="3"/>
          <table:table-cell table:style-name="ce209"/>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20]" office:value-type="float" office:value="-20" calcext:value-type="float">
            <text:p>-20</text:p>
          </table:table-cell>
          <table:table-cell table:style-name="ce146" table:formula="of:=[.AD5]" office:value-type="float" office:value="4" calcext:value-type="float">
            <text:p>4</text:p>
          </table:table-cell>
          <table:table-cell table:style-name="ce146" table:number-columns-repeated="2"/>
          <table:table-cell table:style-name="Default"/>
          <table:table-cell table:style-name="ce146" table:number-columns-repeated="4"/>
          <table:table-cell table:number-columns-repeated="28"/>
        </table:table-row>
        <table:table-row table:style-name="ro1">
          <table:covered-table-cell table:number-columns-repeated="3" table:style-name="Default"/>
          <table:covered-table-cell/>
          <table:table-cell table:style-name="ce209"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AK18]" office:value-type="string" office:string-value="" calcext:value-type="error">
            <text:p>#¡DIV/0!</text:p>
          </table:table-cell>
          <table:table-cell table:style-name="ce177" table:formula="of:=[.AD21]-[.AK19]"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2"/>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21]" office:value-type="float" office:value="-20" calcext:value-type="float">
            <text:p>-20</text:p>
          </table:table-cell>
          <table:table-cell table:style-name="ce177" table:formula="of:=[.AD21]" office:value-type="float" office:value="4" calcext:value-type="float">
            <text:p>4</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table-cell table:style-name="ce146"/>
          <table:table-cell table:style-name="ce177" table:formula="of:=[.AC21]+[.AK18]" office:value-type="string" office:string-value="" calcext:value-type="error">
            <text:p>#¡DIV/0!</text:p>
          </table:table-cell>
          <table:table-cell table:style-name="ce177" table:formula="of:=[.AD22]" office:value-type="float" office:value="3.52" calcext:value-type="float">
            <text:p>3,52</text:p>
          </table:table-cell>
          <table:table-cell table:style-name="ce177" table:number-columns-repeated="4"/>
          <table:table-cell table:style-name="ce146" table:number-columns-repeated="3"/>
          <table:table-cell table:number-columns-repeated="28"/>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15"/>
          <table:table-cell table:number-columns-repeated="2"/>
          <table:table-cell table:style-name="ce146" table:formula="of:=IF(AND([.AB1];[.AD4]&gt;0);0;-[.$AK$18])" office:value-type="string" office:string-value="" calcext:value-type="error">
            <text:p>#¡DIV/0!</text:p>
          </table:table-cell>
          <table:table-cell table:style-name="ce146"/>
          <table:table-cell table:style-name="ce358" table:formula="of:=[.AE26]+IF(AND([.AB1];[.AD4]&gt;0);0;IF([.AD4]&lt;0;-1;1)*[.AK19])"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3"/>
          <table:table-cell table:style-name="ce388" table:number-columns-repeated="16"/>
          <table:table-cell table:number-columns-repeated="2"/>
          <table:table-cell table:style-name="ce146" office:value-type="float" office:value="0" calcext:value-type="float">
            <text:p>0</text:p>
          </table:table-cell>
          <table:table-cell table:style-name="ce146"/>
          <table:table-cell table:style-name="ce146" table:formula="of:=-[.$AK$17]*[.AD5]"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16"/>
          <table:table-cell table:number-columns-repeated="2"/>
          <table:table-cell table:style-name="ce146" table:formula="of:=IF(AND([.AB1];[.AD4]&lt;0);0;[.AK18])" office:value-type="string" office:string-value="" calcext:value-type="error">
            <text:p>#¡DIV/0!</text:p>
          </table:table-cell>
          <table:table-cell table:style-name="ce146"/>
          <table:table-cell table:style-name="ce146" table:formula="of:=[.AE26]+IF(AND([.AB1];[.AD4]&lt;0);0;IF(AND(NOT([.AB1]);[.AD4]&gt;0);1;-1)*[.AK19])" office:value-type="float" office:value="-4.32" calcext:value-type="float">
            <text:p>-4,32</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style-name="Default"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6]" office:value-type="float" office:value="0" calcext:value-type="float">
            <text:p>0</text:p>
          </table:table-cell>
          <table:table-cell table:style-name="ce146"/>
          <table:table-cell table:style-name="ce146" table:formula="of:=[.AE26]" office:value-type="float" office:value="-4.8" calcext:value-type="float">
            <text:p>-4,8</text:p>
          </table:table-cell>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office:value-type="float" office:value="0" calcext:value-type="float">
            <text:p>0</text:p>
          </table:table-cell>
          <table:table-cell table:style-name="ce146"/>
          <table:table-cell table:style-name="ce146" table:formula="of:=-[.AE28]"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457"/>
          <table:table-cell table:style-name="ce388" table:number-columns-repeated="3"/>
          <table:table-cell table:style-name="ce457" table:number-columns-repeated="4"/>
          <table:table-cell table:style-name="ce388" table:number-columns-repeated="8"/>
          <table:table-cell table:number-columns-repeated="2"/>
          <table:table-cell table:style-name="ce358" table:formula="of:=[.AC25]" office:value-type="string" office:string-value="" calcext:value-type="error">
            <text:p>#¡DIV/0!</text:p>
          </table:table-cell>
          <table:table-cell table:style-name="ce146"/>
          <table:table-cell table:style-name="ce146" table:formula="of:=-[.AE25]"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9]" office:value-type="float" office:value="0" calcext:value-type="float">
            <text:p>0</text:p>
          </table:table-cell>
          <table:table-cell table:style-name="ce146"/>
          <table:table-cell table:style-name="ce146" table:formula="of:=[.AE29]" office:value-type="float" office:value="4.8" calcext:value-type="float">
            <text:p>4,8</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number-columns-repeated="2"/>
          <table:table-cell table:style-name="ce146" table:formula="of:=[.AC27]" office:value-type="string" office:string-value="" calcext:value-type="error">
            <text:p>#¡DIV/0!</text:p>
          </table:table-cell>
          <table:table-cell table:style-name="ce146"/>
          <table:table-cell table:style-name="ce146" table:formula="of:=-[.AE27]" office:value-type="float" office:value="4.32" calcext:value-type="float">
            <text:p>4,32</text:p>
          </table:table-cell>
          <table:table-cell table:style-name="ce146" table:number-columns-repeated="3"/>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office:value-type="string" calcext:value-type="string">
            <text:p>I</text:p>
          </table:table-cell>
          <table:table-cell table:style-name="ce146" table:formula="of:=[.AD3]" office:value-type="string" office:string-value="" calcext:value-type="error">
            <text:p>#¡DIV/0!</text:p>
          </table:table-cell>
          <table:table-cell table:style-name="ce146" table:number-columns-repeated="2"/>
          <table:table-cell table:style-name="ce146"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2"/>
          <table:table-cell table:style-name="Default" table:number-columns-repeated="3"/>
          <table:table-cell/>
          <table:table-cell table:style-name="ce388" table:number-columns-repeated="4"/>
          <table:table-cell table:style-name="ce457" table:number-columns-repeated="4"/>
          <table:table-cell table:style-name="ce388" table:number-columns-repeated="8"/>
          <table:table-cell/>
          <table:table-cell table:style-name="ce146"/>
          <table:table-cell table:style-name="ce146" table:formula="of:=[.AC33]" office:value-type="string" office:string-value="" calcext:value-type="error">
            <text:p>#¡DIV/0!</text:p>
          </table:table-cell>
          <table:table-cell table:style-name="ce146" table:number-columns-repeated="2"/>
          <table:table-cell table:style-name="ce146" table:formula="of:=AVALOR([.I16])*[.AD5]" office:value-type="float" office:value="0" calcext:value-type="float">
            <text:p>0</text:p>
          </table:table-cell>
          <table:table-cell table:style-name="ce146"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AK18]" office:value-type="string" office:string-value="" calcext:value-type="error">
            <text:p>#¡DIV/0!</text:p>
          </table:table-cell>
          <table:table-cell table:style-name="ce177" table:number-columns-repeated="2"/>
          <table:table-cell table:style-name="ce177" table:formula="of:=[.AF34]+IF([.AF34]&lt;0;1;-1)*[.AK19]"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4]" office:value-type="string" office:string-value="" calcext:value-type="error">
            <text:p>#¡DIV/0!</text:p>
          </table:table-cell>
          <table:table-cell table:style-name="ce177" table:number-columns-repeated="2"/>
          <table:table-cell table:style-name="ce177"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4"/>
          <table:table-cell table:style-name="ce457" table:number-columns-repeated="4"/>
          <table:table-cell table:style-name="ce388" table:number-columns-repeated="8"/>
          <table:table-cell/>
          <table:table-cell table:style-name="ce146"/>
          <table:table-cell table:style-name="ce177" table:formula="of:=[.AC36]+[.AK18]" office:value-type="string" office:string-value="" calcext:value-type="error">
            <text:p>#¡DIV/0!</text:p>
          </table:table-cell>
          <table:table-cell table:style-name="ce177" table:number-columns-repeated="2"/>
          <table:table-cell table:style-name="ce177" table:formula="of:=[.AF35]" office:value-type="float" office:value="-0.48" calcext:value-type="float">
            <text:p>-0,48</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3"/>
          <table:table-cell table:style-name="ce146" table:formula="of:=[.AD5]" office:value-type="float" office:value="4" calcext:value-type="float">
            <text:p>4</text:p>
          </table:table-cell>
          <table:table-cell table:style-name="ce146"/>
          <table:table-cell table:number-columns-repeated="31"/>
        </table:table-row>
        <table:table-row table:style-name="ro1">
          <table:covered-table-cell table:style-name="Default"/>
          <table:covered-table-cell table:number-columns-repeated="2"/>
          <table:covered-table-cell table:style-name="ce105"/>
          <table:table-cell table:number-columns-repeated="6"/>
          <table:table-cell table:style-name="ce388" table:number-columns-repeated="16"/>
          <table:table-cell table:number-columns-repeated="2"/>
          <table:table-cell table:style-name="ce146" table:formula="of:=IF([.AD4]&gt;0;[.AD4];[.AD3])" office:value-type="float" office:value="20" calcext:value-type="float">
            <text:p>20</text:p>
          </table:table-cell>
          <table:table-cell table:style-name="ce146" table:number-columns-repeated="3"/>
          <table:table-cell table:style-name="ce146" table:formula="of:=IF([.AD4]&gt;0;0;AVALOR([.I16])*[.AD5])"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IF([.AD4]&lt;0;[.AD4];IF([.$AB$1];[.AC40];[.AC33]))" office:value-type="string" office:string-value="" calcext:value-type="error">
            <text:p>#¡DIV/0!</text:p>
          </table:table-cell>
          <table:table-cell table:style-name="ce146" table:number-columns-repeated="3"/>
          <table:table-cell table:style-name="ce146" table:formula="of:=IF([.AD4]&lt;0;0;IF([.$AB$1];[.AG40];[.AF34]))" office:value-type="float" office:value="0" calcext:value-type="float">
            <text:p>0</text:p>
          </table:table-cell>
          <table:table-cell table:style-name="ce146"/>
          <table:table-cell table:number-columns-repeated="31"/>
        </table:table-row>
        <table:table-row table:style-name="ro1">
          <table:covered-table-cell table:number-columns-repeated="3" table:style-name="Default"/>
          <table:covered-table-cell/>
          <table:table-cell table:number-columns-repeated="6"/>
          <table:table-cell table:style-name="ce388" table:number-columns-repeated="16"/>
          <table:table-cell table:number-columns-repeated="2"/>
          <table:table-cell table:style-name="ce146" table:formula="of:=[.AD2]" office:value-type="float" office:value="-20" calcext:value-type="float">
            <text:p>-20</text:p>
          </table:table-cell>
          <table:table-cell table:style-name="ce146" table:number-columns-repeated="4"/>
          <table:table-cell table:style-name="ce146" table:formula="of:=[.AD5]" office:value-type="float" office:value="4" calcext:value-type="float">
            <text:p>4</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office:value-type="float" office:value="0" calcext:value-type="float">
            <text:p>0</text:p>
          </table:table-cell>
          <table:table-cell table:style-name="ce146" table:number-columns-repeated="4"/>
          <table:table-cell table:style-name="ce146" office:value-type="float" office:value="0" calcext:value-type="float">
            <text:p>0</text:p>
          </table:table-cell>
          <table:table-cell table:number-columns-repeated="31"/>
        </table:table-row>
        <table:table-row table:style-name="ro1">
          <table:table-cell table:number-columns-repeated="10"/>
          <table:table-cell table:style-name="ce388" table:number-columns-repeated="16"/>
          <table:table-cell table:number-columns-repeated="2"/>
          <table:table-cell table:style-name="ce146" table:formula="of:=IF([.$AB$1];[.AC42];0)" office:value-type="float" office:value="0" calcext:value-type="float">
            <text:p>0</text:p>
          </table:table-cell>
          <table:table-cell table:style-name="ce146" table:number-columns-repeated="4"/>
          <table:table-cell table:style-name="ce146" table:formula="of:=IF([.$AB$1];-[.AH42];0)" office:value-type="float" office:value="0" calcext:value-type="float">
            <text:p>0</text:p>
          </table:table-cell>
          <table:table-cell table:number-columns-repeated="31"/>
        </table:table-row>
        <table:table-row table:style-name="ro1">
          <table:table-cell table:number-columns-repeated="28"/>
          <table:table-cell table:style-name="ce146" table:formula="of:=[.AD3]" office:value-type="string" office:string-value="" calcext:value-type="error">
            <text:p>#¡DIV/0!</text:p>
          </table:table-cell>
          <table:table-cell table:style-name="ce146" table:number-columns-repeated="4"/>
          <table:table-cell table:style-name="ce146" table:formula="of:=[.AF34]" office:value-type="float" office:value="0" calcext:value-type="float">
            <text:p>0</text:p>
          </table:table-cell>
          <table:table-cell table:number-columns-repeated="31"/>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number-rows-repeated="10">
          <table:table-cell table:number-columns-repeated="65"/>
        </table:table-row>
        <table:table-row table:style-name="ro1">
          <table:table-cell table:style-name="Default"/>
          <table:table-cell table:number-columns-repeated="64"/>
        </table:table-row>
        <table:table-row table:style-name="ro1" table:number-rows-repeated="3">
          <table:table-cell table:number-columns-repeated="65"/>
        </table:table-row>
        <table:table-row table:style-name="ro1">
          <table:table-cell table:style-name="Default"/>
          <table:table-cell table:number-columns-repeated="64"/>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379" office:value-type="string" calcext:value-type="string" table:number-columns-spanned="10" table:number-rows-spanned="15">
            <text:p><text:span text:style-name="T17">En la primera celda de la izquierda, elija entre </text:span><text:span text:style-name="T42">Lente</text:span><text:span text:style-name="T43"> y </text:span><text:span text:style-name="T44">Espejo</text:span><text:span text:style-name="T43"> (por defecto Lente).</text:span></text:p>
            <text:p><text:span text:style-name="T17">A la derecha de «Unidades» elija la unidad de longitud.</text:span></text:p>
            <text:p><text:span text:style-name="T17">Si es un espejo, elija debajo entre </text:span><text:span text:style-name="T44">Foco</text:span><text:span text:style-name="T43"> y </text:span><text:span text:style-name="T44">Centro</text:span><text:span text:style-name="T43">.</text:span></text:p>
            <text:p><text:span text:style-name="T33">De las siguientes celdas puede dejar varias en blanco, pero por lo menos tiene que haber un dato en cada columna.</text:span></text:p>
            <text:p><text:span text:style-name="T17">A la derecha de «Foco» o «Centro (Radio)» escriba el valor de la posición del «Foco» o «Centro» </text:span><text:span text:style-name="T33">en las unidades elegidas. Ponga el signo «-» si se encuentra a la izquierda (lente divergente o espejo convexo)</text:span></text:p>
            <text:p><text:span text:style-name="T17">A la derecha de «Objeto» escriba la posición</text:span><text:span text:style-name="T33"> del objeto, siempre con signo «-», en las unidades elegidas</text:span></text:p>
            <text:p><text:span text:style-name="T33">Debajo de «Altura» escriba el valor de la altura del objeto en las unidades elegidas.</text:span></text:p>
            <text:p><text:span text:style-name="T17">A la derecha de «Imagen» escriba la posición de la imagen en las unidades elegidas. Ponga el signo «-» si está a la izquierda.</text:span></text:p>
            <text:p><text:span text:style-name="T33">A su derecha puede escribir el valor de la altura de la imagen o del aumento (con signo «-» si la imagen está invertida)- En el primer caso debe borrar</text:span><text:span text:style-name="T45"> </text:span><text:span text:style-name="T46">↑ </text:span><text:span text:style-name="T47">Aumento en la celda de color salmón debajo de ella..</text:span></text:p>
            <text:p><text:span text:style-name="T17">A la derecha de «Distancia objeto imagen» puede escribir la distancia de la imagen al objeto, siempre con signo «+», en las unidades eleg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2">
          <table:table-cell table:number-columns-repeated="65"/>
        </table:table-row>
        <table:table-row table:style-name="ro1">
          <table:table-cell table:number-columns-repeated="6"/>
          <table:table-cell table:style-name="ce304"/>
          <table:table-cell table:style-name="ce388" table:number-columns-repeated="3"/>
          <table:table-cell table:number-columns-repeated="55"/>
        </table:table-row>
        <table:table-row table:style-name="ro1">
          <table:table-cell table:number-columns-repeated="6"/>
          <table:table-cell table:style-name="ce472" table:content-validation-name="val20"/>
          <table:table-cell table:style-name="ce472"/>
          <table:table-cell table:style-name="ce388" table:number-columns-repeated="2"/>
          <table:table-cell table:number-columns-repeated="55"/>
        </table:table-row>
        <table:table-row table:style-name="ro1" table:number-rows-repeated="3">
          <table:table-cell table:number-columns-repeated="6"/>
          <table:table-cell table:style-name="ce388" table:number-columns-repeated="4"/>
          <table:table-cell table:number-columns-repeated="55"/>
        </table:table-row>
        <table:table-row table:style-name="ro1" table:number-rows-repeated="1048473">
          <table:table-cell table:number-columns-repeated="65"/>
        </table:table-row>
        <table:table-row table:style-name="ro1">
          <table:table-cell table:number-columns-repeated="65"/>
        </table:table-row>
      </table:table>
      <table:table table:name="D_Optica" table:style-name="ta1">
        <table:table-column table:style-name="co10" table:number-columns-repeated="3" table:default-cell-style-name="ce105"/>
        <table:table-column table:style-name="co10" table:default-cell-style-name="Default"/>
        <table:table-column table:style-name="co46" table:default-cell-style-name="ce105"/>
        <table:table-column table:style-name="co6" table:default-cell-style-name="ce105"/>
        <table:table-column table:style-name="co4" table:default-cell-style-name="ce105"/>
        <table:table-column table:style-name="co47" table:default-cell-style-name="ce105"/>
        <table:table-column table:style-name="co22" table:default-cell-style-name="ce105"/>
        <table:table-column table:style-name="co33" table:default-cell-style-name="ce105"/>
        <table:table-column table:style-name="co48" table:number-columns-repeated="5" table:default-cell-style-name="ce105"/>
        <table:table-column table:style-name="co10" table:number-columns-repeated="50" table:default-cell-style-name="ce105"/>
        <table:table-row table:style-name="ro1">
          <table:table-cell table:style-name="ce117" table:formula="of:=[$Optica.A1]" office:value-type="string" office:string-value="E   S   P   E   J   O   S       Y       L   E   N   T   E   S" calcext:value-type="string" table:number-columns-spanned="4" table:number-rows-spanned="1">
            <text:p>E <text:s text:c="2"/>S <text:s text:c="2"/>P <text:s text:c="2"/>E <text:s text:c="2"/>J <text:s text:c="2"/>O <text:s text:c="2"/>S <text:s text:c="6"/>Y <text:s text:c="6"/>L <text:s text:c="2"/>E <text:s text:c="2"/>N <text:s text:c="2"/>T <text:s text:c="2"/>E <text:s text:c="2"/>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S 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366"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En la práctica de óptica geométrica trabajas con lentes convergentes y obtienes imágenes en una pantalla variando la distancia entre el objeto y la lente. Justifica con diagramas de rayos los casos en los que no obtienes imágenes en la pantalla.</text:p>
            <text:p><text:span text:style-name="T40">(A.B.A.U. </text:span><text:span text:style-name="T41">extr. 19</text:span>)</text:p>
            <text:p/>
          </table:table-cell>
          <table:covered-table-cell table:number-columns-repeated="3"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ómo usar estos datos</text:a></text:p>
          </table:table-cell>
          <table:table-cell table:style-name="ce374"/>
          <table:table-cell table:number-columns-repeated="50"/>
        </table:table-row>
        <table:table-row table:style-name="ro1">
          <table:covered-table-cell table:number-columns-repeated="4" table:style-name="ce185"/>
          <table:table-cell table:style-name="ce280"/>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85"/>
          <table:table-cell table:style-name="Default" table:number-columns-repeated="9"/>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50"/>
        </table:table-row>
        <table:table-row table:style-name="ro1">
          <table:covered-table-cell table:number-columns-repeated="4" table:style-name="ce185"/>
          <table:table-cell table:style-name="Default" office:value-type="string" calcext:value-type="string">
            <text:p>En</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ue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5"/>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50"/>
        </table:table-row>
        <table:table-row table:style-name="ro1">
          <table:covered-table-cell table:number-columns-repeated="3" table:style-name="ce185"/>
          <table:covered-table-cell table:style-name="ce187"/>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85"/>
          <table:covered-table-cell table:style-name="ce187"/>
          <table:table-cell table:style-name="Default"/>
          <table:table-cell table:style-name="Default" office:value-type="string" calcext:value-type="string">
            <text:p>Compruebe que no se forma imagen cuando la posición del objeto es</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5"/>
          <table:covered-table-cell table:style-name="ce187"/>
          <table:table-cell table:style-name="Default"/>
          <table:table-cell table:style-name="Default" office:value-type="string" calcext:value-type="string">
            <text:p>igual en valor absoluto a la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85"/>
          <table:covered-table-cell table:style-name="ce187"/>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85"/>
          <table:covered-table-cell table:style-name="ce187"/>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A.B.A.U.</text:p>
          </table:table-cell>
          <table:table-cell table:style-name="ce378" table:number-columns-repeated="2"/>
          <table:table-cell table:style-name="ce444"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Se disponen de una lente convergente y se quiere obtener la imagen de un objeto. Dibuja la marcha de los rayos para determinar dónde debe colocarse el objeto para que la imagen sea:</text:p>
            <text:p>a) Menor, real e invertida.</text:p>
            <text:p>b) Mayor, real e invertida.</text:p>
            <text:p>(A.B.A.U. ord. 17)</text:p>
            <text:p/>
          </table:table-cell>
          <table:covered-table-cell table:number-columns-repeated="3"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5" office:value-type="string" calcext:value-type="string">
            <text:p>Obje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office:value-type="string" calcext:value-type="string">
            <text:p>a)</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4" table:style-name="ce185"/>
          <table:table-cell table:style-name="Default"/>
          <table:table-cell table:style-name="Default" office:value-type="string" calcext:value-type="string">
            <text:p>Compruebe que la posición debe ser mayor que el doble de f</text:p>
          </table:table-cell>
          <table:table-cell table:style-name="Default" table:number-columns-repeated="9"/>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5"/>
          <table:covered-table-cell table:style-name="ce187"/>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5"/>
          <table:covered-table-cell table:style-name="ce187"/>
          <table:table-cell table:style-name="Default"/>
          <table:table-cell table:style-name="Default" office:value-type="string" calcext:value-type="string">
            <text:p>Se ve que la posición debe ser menor que el doble de f</text:p>
          </table:table-cell>
          <table:table-cell table:style-name="Default" table:number-columns-repeated="9"/>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el laboratorio trabajas con lentes convergentes y recoges en una pantalla las imágenes de un objeto. Explica el que sucede, ayudándote del diagrama de rayos, cuando sitúas el objeto la una distancia de la lente inferior a su distancia focal.</text:p>
            <text:p>(P.A.U. Sep. 14)</text:p>
          </table:table-cell>
          <table:covered-table-cell table:number-columns-repeated="3"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6"/>Imagen</text:p>
          </table:table-cell>
          <table:table-cell table:style-name="ce460"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office:value-type="string" calcext:value-type="string">
            <text:p>En</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Si en la práctica de óptica geométrica la lente convergente tiene una distancia focal imagen de +10 cm, ¿a qué distancias de la lente puedes situar el objeto para obtener imágenes sobre la pantalla, si se cumple que |s| + |sʹ| = 80 cm? Dibuja la marcha de los rayos.</text:p>
            <text:p>Rta.: s₁ = -0,117 m, s₂ = -0,683 m</text:p>
            <text:p>(P.A.U. Sep. 13)</text:p>
            <text:p/>
          </table:table-cell>
          <table:covered-table-cell table:number-columns-repeated="3" table:style-name="ce185"/>
          <table:table-cell table:style-name="Default"/>
          <table:table-cell table:style-name="Default" office:value-type="string" calcext:value-type="string">
            <text:p>Esta hoja no resuelve este problema</text:p>
          </table:table-cell>
          <table:table-cell table:style-name="Default" table:number-columns-repeated="9"/>
          <table:table-cell table:number-columns-repeated="50"/>
        </table:table-row>
        <table:table-row table:style-name="ro1">
          <table:covered-table-cell table:number-columns-repeated="4" table:style-name="ce185"/>
          <table:table-cell table:style-name="Default" office:value-type="string" calcext:value-type="string">
            <text:p>En</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85"/>
          <table:table-cell table:style-name="ce280"/>
          <table:table-cell table:style-name="ce295" office:value-type="string" calcext:value-type="string">
            <text:p>Obje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85"/>
          <table:covered-table-cell table:style-name="ce187"/>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5"/>
          <table:covered-table-cell table:style-name="ce187"/>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85"/>
          <table:covered-table-cell table:style-name="ce187"/>
          <table:table-cell table:style-name="Default"/>
          <table:table-cell table:style-name="ce486" office:value-type="string" calcext:value-type="string" table:number-columns-spanned="2" table:number-rows-spanned="1">
            <text:p>O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5"/>
          <table:covered-table-cell table:style-name="ce187"/>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85"/>
          <table:covered-table-cell table:style-name="ce187"/>
          <table:table-cell table:style-name="Default" table:number-columns-repeated="2"/>
          <table:table-cell table:style-name="Default" office:value-type="string" calcext:value-type="string">
            <text:p><text:span text:style-name="T49">'=AVALOR(</text:span><text:span text:style-name="T50">G16</text:span><text:span text:style-name="T49">)-</text:span><text:span text:style-name="T51">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Con un banco óptico de longitud l, se observa que la imagen producida por una lente convergente es siempre virtual. ¿Cómo se puede interpretar esto?</text:p>
            <text:p>(P.A.U. Sep. 10,  Sep. 08, Jun. 07)</text:p>
            <text:p/>
          </table:table-cell>
          <table:covered-table-cell table:number-columns-repeated="3"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5" office:value-type="string" calcext:value-type="string">
            <text:p>Obje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table:number-columns-repeated="11"/>
          <table:table-cell table:number-columns-repeated="50"/>
        </table:table-row>
        <table:table-row table:style-name="ro1">
          <table:covered-table-cell table:number-columns-repeated="4" table:style-name="ce185"/>
          <table:table-cell table:style-name="Default" office:value-type="string" calcext:value-type="string">
            <text:p>En</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5"/>
          <table:covered-table-cell table:style-name="ce187"/>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dibuja la marcha de los rayos y la imagen formada de un objeto cuando:</text:p>
            <text:p>a) Se sitúa en el foco.</text:p>
            <text:p>b) Se sitúa entre el foco y el centro óptico.</text:p>
            <text:p>(P.A.U. Jun. 10)</text:p>
            <text:p/>
          </table:table-cell>
          <table:covered-table-cell table:number-columns-repeated="3"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6"/>Imagen</text:p>
          </table:table-cell>
          <table:table-cell table:style-name="ce460"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office:value-type="string" calcext:value-type="string">
            <text:p>En</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igual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85"/>
          <table:covered-table-cell table:style-name="ce187"/>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85"/>
          <table:covered-table-cell table:style-name="ce187"/>
          <table:table-cell table:style-name="Default" table:number-columns-repeated="3"/>
          <table:table-cell table:style-name="Default" office:value-type="string" calcext:value-type="string">
            <text:p>menor en valor absoluto a la distancia focal</text:p>
          </table:table-cell>
          <table:table-cell table:style-name="Default" table:number-columns-repeated="7"/>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105"/>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En la práctica de la lente convergente explica se hay alguna posición del objeto para la que la imagen sea virtual y derecha, y otra para la que la imagen sea real e invertida y del mismo tamaño que el objeto.</text:p>
            <text:p>(P.A.U. Jun. 04)</text:p>
            <text:p/>
          </table:table-cell>
          <table:covered-table-cell table:number-columns-repeated="3" table:style-name="ce185"/>
          <table:table-cell table:style-name="ce280"/>
          <table:table-cell table:style-name="ce460" table:content-validation-name="val23" office:value-type="string" calcext:value-type="string">
            <text:p>lente</text:p>
          </table:table-cell>
          <table:table-cell table:style-name="ce215" office:value-type="string" calcext:value-type="string">
            <text:p><text:s/>convergente</text:p>
          </table:table-cell>
          <table:table-cell table:style-name="ce150" office:value-type="string" calcext:value-type="string">
            <text:p>Unidades</text:p>
          </table:table-cell>
          <table:table-cell table:style-name="ce309" table:content-validation-name="val26"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8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7"/>Foco</text:p>
          </table:table-cell>
          <table:table-cell table:style-name="ce197" table:content-validation-name="val24"/>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office:value-type="string" calcext:value-type="string">
            <text:p>a)</text:p>
          </table:table-cell>
          <table:table-cell table:style-name="ce295" office:value-type="string" calcext:value-type="string">
            <text:p>Obje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ce280" office:value-type="string" calcext:value-type="string">
            <text:p><text:s text:c="16"/>Imagen</text:p>
          </table:table-cell>
          <table:table-cell table:style-name="ce460" table:content-validation-name="val25"/>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85"/>
          <table:table-cell table:style-name="Default" office:value-type="string" calcext:value-type="string">
            <text:p>En</text:p>
          </table:table-cell>
          <table:table-cell table:style-name="ce486"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2"/>
          <table:table-cell table:style-name="Default" office:value-type="string" calcext:value-type="string">
            <text:p>escriba</text:p>
          </table:table-cell>
          <table:table-cell table:style-name="Default" office:value-type="string" calcext:value-type="string">
            <text:p>en «Obje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85"/>
          <table:table-cell table:style-name="Default" table:number-columns-repeated="3"/>
          <table:table-cell table:style-name="Default" office:value-type="string" calcext:value-type="string">
            <text:p>pruebe hasta obtener el pedido</text:p>
          </table:table-cell>
          <table:table-cell table:style-name="Default" table:number-columns-repeated="7"/>
          <table:table-cell table:number-columns-repeated="50"/>
        </table:table-row>
        <table:table-row table:style-name="ro1">
          <table:covered-table-cell table:number-columns-repeated="3" table:style-name="ce185"/>
          <table:covered-table-cell table:style-name="ce187"/>
          <table:table-cell table:style-name="Default"/>
          <table:table-cell table:style-name="Default" office:value-type="string" calcext:value-type="string">
            <text:p>Compruebe que la posición debe ser menor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covered-table-cell table:number-columns-repeated="3" table:style-name="ce185"/>
          <table:covered-table-cell table:style-name="ce187"/>
          <table:table-cell table:style-name="Default" office:value-type="string" calcext:value-type="string">
            <text:p>b)</text:p>
          </table:table-cell>
          <table:table-cell table:style-name="ce295" office:value-type="string" calcext:value-type="string">
            <text:p>Obje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85"/>
          <table:covered-table-cell table:style-name="ce187"/>
          <table:table-cell table:style-name="Default"/>
          <table:table-cell table:style-name="Default" office:value-type="string" calcext:value-type="string">
            <text:p>Compruebe que la posición debe ser el doble en valor absoluto que la distancia focal</text:p>
          </table:table-cell>
          <table:table-cell table:style-name="Default" table:number-columns-repeated="9"/>
          <table:table-cell table:number-columns-repeated="50"/>
        </table:table-row>
        <table:table-row table:style-name="ro1">
          <table:covered-table-cell table:number-columns-repeated="3" table:style-name="ce185"/>
          <table:covered-table-cell table:style-name="ce187"/>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34" table:number-columns-repeated="4" table:default-cell-style-name="ce105"/>
        <table:table-column table:style-name="co33" table:number-columns-repeated="2" table:default-cell-style-name="ce105"/>
        <table:table-column table:style-name="co36" table:default-cell-style-name="ce105"/>
        <table:table-column table:style-name="co4" table:number-columns-repeated="2" table:default-cell-style-name="ce105"/>
        <table:table-column table:style-name="co23" table:number-columns-repeated="3" table:default-cell-style-name="ce105"/>
        <table:table-column table:style-name="co26" table:number-columns-repeated="2" table:default-cell-style-name="ce105"/>
        <table:table-column table:style-name="co27" table:default-cell-style-name="ce105"/>
        <table:table-column table:style-name="co4" table:default-cell-style-name="ce105"/>
        <table:table-column table:style-name="co10" table:default-cell-style-name="ce105"/>
        <table:table-column table:style-name="co4" table:default-cell-style-name="ce105"/>
        <table:table-column table:style-name="co10" table:default-cell-style-name="ce105"/>
        <table:table-column table:style-name="co4" table:default-cell-style-name="ce105"/>
        <table:table-column table:style-name="co10" table:number-columns-repeated="2" table:default-cell-style-name="ce105"/>
        <table:table-column table:style-name="co29" table:default-cell-style-name="ce105"/>
        <table:table-column table:style-name="co10" table:number-columns-repeated="5" table:default-cell-style-name="ce105"/>
        <table:table-column table:style-name="co49" table:default-cell-style-name="ce105"/>
        <table:table-column table:style-name="co10" table:default-cell-style-name="ce105"/>
        <table:table-column table:style-name="co29" table:default-cell-style-name="ce105"/>
        <table:table-column table:style-name="co10" table:default-cell-style-name="ce105"/>
        <table:table-column table:style-name="co30" table:default-cell-style-name="ce105"/>
        <table:table-column table:style-name="co10" table:default-cell-style-name="ce105"/>
        <table:table-column table:style-name="co50" table:default-cell-style-name="ce105"/>
        <table:table-column table:style-name="co10" table:number-columns-repeated="8" table:default-cell-style-name="ce105"/>
        <table:table-row table:style-name="ro1">
          <table:table-cell table:style-name="ce117"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09"/>
          <table:table-cell table:style-name="ce209"/>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77" office:value-type="string" calcext:value-type="string">
            <text:p>Título</text:p>
          </table:table-cell>
          <table:table-cell table:style-name="ce146" office:value-type="string" calcext:value-type="string">
            <text:p>LENTES</text:p>
          </table:table-cell>
          <table:table-cell table:style-name="ce225"/>
          <table:table-cell table:style-name="ce225" office:value-type="string" calcext:value-type="string">
            <text:p>Cifras significativas: </text:p>
          </table:table-cell>
          <table:table-cell table:style-name="ce146" table:formula="of:=IF(ISBLANK([.J12]);3;[.J12])" office:value-type="float" office:value="3" calcext:value-type="float">
            <text:p>3</text:p>
          </table:table-cell>
          <table:table-cell table:style-name="ce146"/>
          <table:table-cell table:style-name="ce146" office:value-type="string" calcext:value-type="string">
            <text:p>⁻¹</text:p>
          </table:table-cell>
          <table:table-cell table:style-name="ce146"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 pegue el enunciado en el espacio de abaj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6cm" draw:control="control4"/>
          </table:table-cell>
          <table:table-cell table:style-name="ce280" table:number-columns-repeated="12"/>
          <table:table-cell table:style-name="ce329"/>
          <table:table-cell table:style-name="Default" table:number-columns-repeated="2"/>
          <table:table-cell table:style-name="ce74" office:value-type="string" calcext:value-type="string">
            <text:p><text:a xlink:href="#Indice" xlink:type="simple">Índice</text:a></text:p>
          </table:table-cell>
          <table:table-cell table:style-name="Default" table:number-columns-repeated="5"/>
          <table:table-cell table:style-name="ce146"/>
          <table:table-cell table:style-name="ce177"/>
          <table:table-cell table:style-name="ce146" table:number-columns-repeated="6"/>
          <table:table-cell table:style-name="ce177"/>
          <table:table-cell table:style-name="ce146" table:number-columns-repeated="8"/>
          <table:table-cell table:number-columns-repeated="6"/>
        </table:table-row>
        <table:table-row table:style-name="ro1">
          <table:table-cell table:style-name="ce369" office:value-type="string" calcext:value-type="string" table:number-columns-spanned="4" table:number-rows-spanned="7">
            <text:p><text:span text:style-name="T33">Con los datos de las distancias objeto, s, e imagen, s′, de una lente convergente representados en la tabla adjunta:</text:span></text:p>
            <text:p><text:span text:style-name="T33">a) Representa gráficamente 1/s′ frente a 1/s.</text:span></text:p>
            <text:p><text:span text:style-name="T33">b) Determina el valor de la potencia de la lente.</text:span></text:p>
            <text:p><text:span text:style-name="T33">(A.B.A.U. extr. 22)</text:span></text:p>
            <text:p><text:span text:style-name="T33">Rta.: b) P = 11,3 dioptrías.</text:span></text:p>
          </table:table-cell>
          <table:covered-table-cell table:style-name="ce187"/>
          <table:covered-table-cell table:number-columns-repeated="2" table:style-name="ce185"/>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8"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74" office:value-type="string" calcext:value-type="string">
            <text:p><text:a xlink:href="#Axuda" xlink:type="simple">Ayuda</text:a></text:p>
          </table:table-cell>
          <table:table-cell table:style-name="Default" table:number-columns-repeated="5"/>
          <table:table-cell table:style-name="ce177" table:formula="of:=[.A16]" office:value-type="string" office:string-value="Instrucciones " calcext:value-type="string">
            <text:p>Instrucciones </text:p>
          </table:table-cell>
          <table:table-cell table:style-name="ce146" table:formula="of:=MATCH([.B16];[$Indice.G11:$Indice.G16];0)" office:value-type="float" office:value="3" calcext:value-type="float">
            <text:p>3</text:p>
          </table:table-cell>
          <table:table-cell table:style-name="ce146"/>
          <table:table-cell table:style-name="ce177" table:number-columns-repeated="2"/>
          <table:table-cell table:style-name="ce146" office:value-type="string" calcext:value-type="string">
            <text:p>unidades</text:p>
          </table:table-cell>
          <table:table-cell table:style-name="ce146" table:number-columns-repeated="2"/>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8"/>
          <table:table-cell table:style-name="ce329"/>
          <table:table-cell table:style-name="Default" table:number-columns-repeated="2"/>
          <table:table-cell table:style-name="ce239" office:value-type="string" calcext:value-type="string">
            <text:p><text:a xlink:href="#D_Lentes" xlink:type="simple">Más problemas</text:a></text:p>
          </table:table-cell>
          <table:table-cell table:style-name="Default" table:number-columns-repeated="5"/>
          <table:table-cell table:style-name="ce177"/>
          <table:table-cell table:style-name="ce146" table:formula="of:=IF(ISERROR([.AA3]);0;[.AA3])+1" office:value-type="float" office:value="4" calcext:value-type="float">
            <text:p>4</text:p>
          </table:table-cell>
          <table:table-cell table:style-name="ce146"/>
          <table:table-cell table:style-name="ce177"/>
          <table:table-cell table:style-name="ce372" office:value-type="string" calcext:value-type="string">
            <text:p>factor conversión</text:p>
          </table:table-cell>
          <table:table-cell table:style-name="ce146" office:value-type="string" calcext:value-type="string">
            <text:p>Distancia</text:p>
          </table:table-cell>
          <table:table-cell table:style-name="ce146"/>
          <table:table-cell table:style-name="ce146" office:value-type="string" calcext:value-type="string">
            <text:p>Datos?</text:p>
          </table:table-cell>
          <table:table-cell table:style-name="ce360" table:formula="of:=AND(SUM([.AE19:.AE23])&gt;0;SUM([.AF19:.AF23])&gt;0;[.AE8];[.AF8])" office:value-type="boolean" office:boolean-value="true" calcext:value-type="boolean">
            <text:p>VERDADERO</text:p>
          </table:table-cell>
          <table:table-cell table:style-name="ce177"/>
          <table:table-cell table:style-name="ce146" table:number-columns-repeated="7"/>
          <table:table-cell table:number-columns-repeated="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7"/>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48">′</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77" table:number-columns-repeated="2"/>
          <table:table-cell table:style-name="ce146"/>
          <table:table-cell table:style-name="ce177"/>
          <table:table-cell table:style-name="ce177" office:value-type="float" office:value="1" calcext:value-type="float">
            <text:p>1</text:p>
          </table:table-cell>
          <table:table-cell table:style-name="ce146" office:value-type="string" calcext:value-type="string">
            <text:p>m</text:p>
          </table:table-cell>
          <table:table-cell table:style-name="ce146" table:formula="of:=[.AE5]&amp;[.$AF$1]" office:value-type="string" office:string-value="m⁻¹" calcext:value-type="string">
            <text:p>m⁻¹</text:p>
          </table:table-cell>
          <table:table-cell table:style-name="ce146"/>
          <table:table-cell table:style-name="ce177" table:number-columns-repeated="2"/>
          <table:table-cell table:style-name="ce146" table:number-columns-repeated="7"/>
          <table:table-cell table:number-columns-repeated="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table-cell table:style-name="ce146" table:number-columns-repeated="2"/>
          <table:table-cell table:style-name="ce177"/>
          <table:table-cell table:style-name="ce177" office:value-type="float" office:value="0.01" calcext:value-type="float">
            <text:p>0,01</text:p>
          </table:table-cell>
          <table:table-cell table:style-name="ce146" office:value-type="string" calcext:value-type="string">
            <text:p>cm</text:p>
          </table:table-cell>
          <table:table-cell table:style-name="ce146" table:formula="of:=[.AE6]&amp;[.$AF$1]" office:value-type="string" office:string-value="cm⁻¹" calcext:value-type="string">
            <text:p>cm⁻¹</text:p>
          </table:table-cell>
          <table:table-cell table:style-name="ce146"/>
          <table:table-cell table:style-name="ce146" office:value-type="string" calcext:value-type="string">
            <text:p>de los datos</text:p>
          </table:table-cell>
          <table:table-cell table:style-name="ce146" table:number-columns-repeated="8"/>
          <table:table-cell table:number-columns-repeated="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77" table:number-columns-repeated="2"/>
          <table:table-cell table:style-name="ce146"/>
          <table:table-cell table:style-name="ce177"/>
          <table:table-cell table:style-name="ce146" office:value-type="float" office:value="0.001" calcext:value-type="float">
            <text:p>0,001</text:p>
          </table:table-cell>
          <table:table-cell table:style-name="ce177" office:value-type="string" calcext:value-type="string">
            <text:p>mm</text:p>
          </table:table-cell>
          <table:table-cell table:style-name="ce146" table:formula="of:=[.AE7]&amp;[.$AF$1]" office:value-type="string" office:string-value="mm⁻¹" calcext:value-type="string">
            <text:p>mm⁻¹</text:p>
          </table:table-cell>
          <table:table-cell table:style-name="ce146"/>
          <table:table-cell table:style-name="ce146" office:value-type="string" calcext:value-type="string">
            <text:p>S.I.</text:p>
          </table:table-cell>
          <table:table-cell table:style-name="ce146" table:number-columns-repeated="2"/>
          <table:table-cell table:style-name="ce177" table:number-columns-repeated="2"/>
          <table:table-cell table:style-name="ce146" table:number-columns-repeated="4"/>
          <table:table-cell table:number-columns-repeated="6"/>
        </table:table-row>
        <table:table-row table:style-name="ro1">
          <table:covered-table-cell table:number-columns-repeated="4" table:style-name="ce18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357"/>
          <table:table-cell table:style-name="ce177"/>
          <table:table-cell table:style-name="ce146"/>
          <table:table-cell table:style-name="ce146" table:formula="of:=IF(ISBLANK([.$I$5]);2;MATCH([.$I$5];[.AE5:.AE7];0))" office:value-type="float" office:value="2" calcext:value-type="float">
            <text:p>2</text:p>
          </table:table-cell>
          <table:table-cell table:style-name="ce146" table:formula="of:=IF(ISBLANK([.$N$3]);1;MATCH([.$N$3];[.AF5:.AF7];0))" office:value-type="float" office:value="2" calcext:value-type="float">
            <text:p>2</text:p>
          </table:table-cell>
          <table:table-cell table:style-name="ce146"/>
          <table:table-cell table:style-name="ce146" table:formula="of:=IF(ISBLANK([.N3]);2;1+([.N3]=[.AH7]))" office:value-type="float" office:value="1" calcext:value-type="float">
            <text:p>1</text:p>
          </table:table-cell>
          <table:table-cell table:style-name="ce146" table:number-columns-repeated="8"/>
          <table:table-cell table:number-columns-repeated="6"/>
        </table:table-row>
        <table:table-row table:style-name="ro1">
          <table:covered-table-cell table:number-columns-repeated="3" table:style-name="ce187"/>
          <table:covered-table-cell table:style-name="ce185"/>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77" table:number-columns-repeated="2"/>
          <table:table-cell table:style-name="ce146" table:number-columns-repeated="2"/>
          <table:table-cell table:style-name="ce177" table:formula="of:=INDEX([.$AD$5:.$AD$7];[.AE8];1)" office:value-type="float" office:value="0.01" calcext:value-type="float">
            <text:p>0,01</text:p>
          </table:table-cell>
          <table:table-cell table:style-name="ce177" table:formula="of:=INDEX([.AE5:.AE7];[.AE8];1)" office:value-type="string" office:string-value="cm" calcext:value-type="string">
            <text:p>cm</text:p>
          </table:table-cell>
          <table:table-cell table:style-name="ce177" table:formula="of:=INDEX([.AF5:.AF7];[.AF8];1)" office:value-type="string" office:string-value="cm⁻¹" calcext:value-type="string">
            <text:p>cm⁻¹</text:p>
          </table:table-cell>
          <table:table-cell table:style-name="ce177" table:formula="of:=1/INDEX([.$AD$5:.$AD$7];[.AF8];1)" office:value-type="float" office:value="100" calcext:value-type="float">
            <text:p>100</text:p>
          </table:table-cell>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number-columns-repeated="7"/>
          <table:table-cell table:style-name="ce217" table:number-columns-repeated="6"/>
          <table:table-cell table:style-name="Default" table:number-columns-repeated="7"/>
          <table:table-cell/>
          <table:table-cell table:style-name="ce177" table:number-columns-repeated="2"/>
          <table:table-cell table:style-name="ce358"/>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6"/>
          <table:table-cell table:number-columns-repeated="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217" table:number-columns-repeated="6"/>
          <table:table-cell table:style-name="Default" table:number-columns-repeated="7"/>
          <table:table-cell/>
          <table:table-cell table:style-name="ce177" table:number-columns-repeated="2"/>
          <table:table-cell table:style-name="ce360"/>
          <table:table-cell table:style-name="ce146"/>
          <table:table-cell table:style-name="ce177" table:number-columns-repeated="3"/>
          <table:table-cell table:style-name="ce146"/>
          <table:table-cell table:style-name="ce177"/>
          <table:table-cell table:style-name="ce146"/>
          <table:table-cell table:style-name="ce177"/>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ce209" table:number-columns-repeated="4"/>
          <table:table-cell table:style-name="ce728" office:value-type="string" calcext:value-type="string">
            <office:annotation draw:style-name="gr5" draw:text-style-name="P5" svg:width="2.899cm" svg:height="2.416cm" svg:x="17.764cm" svg:y="4.957cm" draw:caption-point-x="0.001cm" draw:caption-point-y="0.001cm">
              <dc:date>2018-07-20T00:00:00</dc:date>
              <text:p text:style-name="P4"><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77"/>
          <table:table-cell table:style-name="ce146"/>
          <table:table-cell table:style-name="ce361"/>
          <table:table-cell table:style-name="ce225"/>
          <table:table-cell table:style-name="ce177" table:number-columns-repeated="3"/>
          <table:table-cell table:style-name="ce146"/>
          <table:table-cell table:style-name="ce177"/>
          <table:table-cell table:style-name="ce146" table:number-columns-repeated="4"/>
          <table:table-cell table:style-name="ce177" table:number-columns-repeated="2"/>
          <table:table-cell table:style-name="ce146" table:number-columns-repeated="2"/>
          <table:table-cell table:number-columns-repeated="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ce209" table:number-columns-repeated="7"/>
          <table:table-cell table:style-name="ce217" table:number-columns-repeated="6"/>
          <table:table-cell table:style-name="Default" table:number-columns-repeated="7"/>
          <table:table-cell/>
          <table:table-cell table:style-name="ce146" table:number-columns-repeated="2"/>
          <table:table-cell table:style-name="ce225"/>
          <table:table-cell table:style-name="ce146"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ce373"/>
          <table:table-cell table:style-name="ce204" office:value-type="string" calcext:value-type="string">
            <text:p><text:span text:style-name="T53">1/</text:span><text:span text:style-name="T54">s</text:span></text:p>
          </table:table-cell>
          <table:table-cell table:style-name="ce204" office:value-type="string" calcext:value-type="string">
            <text:p><text:span text:style-name="T53">1/</text:span><text:span text:style-name="T54">s</text:span><text:span text:style-name="T53">′</text:span></text:p>
          </table:table-cell>
          <table:table-cell table:style-name="ce376" office:value-type="string" calcext:value-type="string">
            <text:p><text:span text:style-name="T55">1/</text:span><text:span text:style-name="T56">f</text:span></text:p>
          </table:table-cell>
          <table:table-cell table:style-name="ce203" office:value-type="string" calcext:value-type="string">
            <text:p>f</text:p>
          </table:table-cell>
          <table:table-cell table:style-name="ce209" table:number-columns-repeated="2"/>
          <table:table-cell table:style-name="ce219"/>
          <table:table-cell table:style-name="ce217" table:number-columns-repeated="5"/>
          <table:table-cell table:style-name="Default" table:number-columns-repeated="7"/>
          <table:table-cell/>
          <table:table-cell table:style-name="ce146" table:number-columns-repeated="2"/>
          <table:table-cell table:style-name="ce361"/>
          <table:table-cell table:style-name="ce225" table:number-columns-repeated="3"/>
          <table:table-cell table:style-name="ce146" table:formula="of:=&quot;&quot;">
            <text:p/>
          </table:table-cell>
          <table:table-cell table:style-name="ce177" table:number-columns-repeated="3"/>
          <table:table-cell table:style-name="ce146" table:number-columns-repeated="7"/>
          <table:table-cell table:number-columns-repeated="6"/>
        </table:table-row>
        <table:table-row table:style-name="ro1">
          <table:table-cell table:style-name="ce18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361"/>
          <table:table-cell table:style-name="ce364" table:number-columns-repeated="3"/>
          <table:table-cell table:style-name="ce146" table:formula="of:=&quot;&quot;">
            <text:p/>
          </table:table-cell>
          <table:table-cell table:style-name="ce146"/>
          <table:table-cell table:style-name="ce177"/>
          <table:table-cell table:style-name="ce146" table:number-columns-repeated="8"/>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3" office:value-type="string" calcext:value-type="string" table:number-columns-spanned="2" table:number-rows-spanned="1">
            <text:p>DAT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361"/>
          <table:table-cell table:style-name="ce364"/>
          <table:table-cell table:style-name="ce368"/>
          <table:table-cell table:style-name="ce146" table:number-columns-repeated="12"/>
          <table:table-cell table:number-columns-repeated="6"/>
        </table:table-row>
        <table:table-row table:style-name="ro1">
          <table:table-cell table:style-name="ce162" table:formula="of:=CHOOSE([.AA4];&quot;&quot;;[$Ayuda.A125];[$Ayuda.A149];[.A81];[$Ayuda.E143]&amp;CHAR(10)&amp;[.A101];[$Ayuda.$A$143];[.$A$111])" office:value-type="string" office:string-value="Elija, en las celdas de color salmón, las unidades de los datos de que dispone.&#10;Escriba los valores de los datos de los que dispone en las celdas de color blanco y borde azul." calcext:value-type="string" table:number-columns-spanned="4" table:number-rows-spanned="26">
            <text:p>Elija, en las celdas de color salmón, las unidades de los datos de que dispone.</text:p>
            <text:p>Escriba los valores de los datos de los que dispone en las celdas de color blanco y borde azul.</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09" table:number-columns-repeated="2"/>
          <table:table-cell table:style-name="ce217" table:number-columns-repeated="6"/>
          <table:table-cell table:style-name="Default" table:number-columns-repeated="7"/>
          <table:table-cell/>
          <table:table-cell table:style-name="ce146" table:number-columns-repeated="2"/>
          <table:table-cell table:style-name="ce362"/>
          <table:table-cell table:style-name="ce225"/>
          <table:table-cell table:style-name="ce177"/>
          <table:table-cell table:style-name="ce372" office:value-type="string" calcext:value-type="string">
            <text:p>DATOS</text:p>
          </table:table-cell>
          <table:table-cell table:style-name="ce377"/>
          <table:table-cell table:style-name="ce372" office:value-type="string" calcext:value-type="string">
            <text:p>DATOS</text:p>
          </table:table-cell>
          <table:table-cell table:style-name="ce177" office:value-type="string" calcext:value-type="string">
            <text:p>elegida</text:p>
          </table:table-cell>
          <table:table-cell table:style-name="ce372" office:value-type="string" calcext:value-type="string">
            <text:p>S.I.</text:p>
          </table:table-cell>
          <table:table-cell table:style-name="ce177" table:number-columns-repeated="3"/>
          <table:table-cell table:style-name="ce225" office:value-type="string" calcext:value-type="string">
            <text:p>Gráfica</text:p>
          </table:table-cell>
          <table:table-cell table:style-name="ce177"/>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363"/>
          <table:table-cell table:style-name="ce225"/>
          <table:table-cell table:style-name="ce372" table:formula="of:=[.F4]" office:value-type="string" office:string-value="N.º exp." calcext:value-type="string">
            <text:p>N.º exp.</text:p>
          </table:table-cell>
          <table:table-cell table:style-name="ce377" office:value-type="string" calcext:value-type="string">
            <text:p>s</text:p>
          </table:table-cell>
          <table:table-cell table:style-name="ce377" office:value-type="string" calcext:value-type="string">
            <text:p>s<text:span text:style-name="T48">′</text:span></text:p>
          </table:table-cell>
          <table:table-cell table:style-name="ce377" office:value-type="string" calcext:value-type="string">
            <text:p>s</text:p>
          </table:table-cell>
          <table:table-cell table:style-name="ce377" office:value-type="string" calcext:value-type="string">
            <text:p>s<text:span text:style-name="T48">′</text:span></text:p>
          </table:table-cell>
          <table:table-cell table:style-name="ce377" office:value-type="string" calcext:value-type="string">
            <text:p>1/s</text:p>
          </table:table-cell>
          <table:table-cell table:style-name="ce377" office:value-type="string" calcext:value-type="string">
            <text:p>1/s<text:span text:style-name="T48">′</text:span></text:p>
          </table:table-cell>
          <table:table-cell table:style-name="ce177" office:value-type="string" calcext:value-type="string">
            <text:p>1/f</text:p>
          </table:table-cell>
          <table:table-cell table:style-name="ce177" office:value-type="string" calcext:value-type="string">
            <text:p>f</text:p>
          </table:table-cell>
          <table:table-cell table:style-name="ce377" office:value-type="string" calcext:value-type="string">
            <text:p>1/s</text:p>
          </table:table-cell>
          <table:table-cell table:style-name="ce377" office:value-type="string" calcext:value-type="string">
            <text:p>1/s<text:span text:style-name="T48">′</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361"/>
          <table:table-cell table:style-name="ce364"/>
          <table:table-cell table:style-name="ce177" office:value-type="float" office:value="1" calcext:value-type="float">
            <text:p>1</text:p>
          </table:table-cell>
          <table:table-cell table:style-name="ce177" table:formula="of:=AVALOR(TRIM([.G5]))" office:value-type="float" office:value="11.5" calcext:value-type="float">
            <text:p>11,5</text:p>
          </table:table-cell>
          <table:table-cell table:style-name="ce358" table:formula="of:=AVALOR(TRIM([.H5]))" office:value-type="float" office:value="56" calcext:value-type="float">
            <text:p>56</text:p>
          </table:table-cell>
          <table:table-cell table:style-name="ce177" table:formula="of:=-[.AE19]*[.$AD$9]*[.$AG$9]" office:value-type="float" office:value="-11.5" calcext:value-type="float">
            <text:p>-11,5</text:p>
          </table:table-cell>
          <table:table-cell table:style-name="ce177" table:formula="of:=[.AF19]*[.$AD$9]*[.$AG$9]" office:value-type="float" office:value="56" calcext:value-type="float">
            <text:p>56</text:p>
          </table:table-cell>
          <table:table-cell table:style-name="ce177" table:formula="of:=IF([.AE19]=0;&quot;&quot;;-1/[.AE19]/[.$AD$9])" office:value-type="float" office:value="-8.69565217391304" calcext:value-type="float">
            <text:p>-8,69565217391304</text:p>
          </table:table-cell>
          <table:table-cell table:style-name="ce177" table:formula="of:=IF([.AF19]=0;&quot;&quot;;1/[.AF19]/[.$AD$9])" office:value-type="float" office:value="1.78571428571429" calcext:value-type="float">
            <text:p>1,78571428571429</text:p>
          </table:table-cell>
          <table:table-cell table:style-name="ce177" table:formula="of:=IF([.AF19]=0;&quot;&quot;;[.AJ19]-[.AI19])" office:value-type="float" office:value="10.4813664596273" calcext:value-type="float">
            <text:p>10,4813664596273</text:p>
          </table:table-cell>
          <table:table-cell table:style-name="ce177" table:formula="of:=IF(LEN([.AK19])=0;&quot;&quot;;1/[.AK19])" office:value-type="float" office:value="0.0954074074074074" calcext:value-type="float">
            <text:p>0,0954074074074074</text:p>
          </table:table-cell>
          <table:table-cell table:style-name="ce384"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09" table:number-columns-repeated="2"/>
          <table:table-cell table:style-name="ce217" table:number-columns-repeated="5"/>
          <table:table-cell table:style-name="ce316"/>
          <table:table-cell table:number-columns-repeated="8"/>
          <table:table-cell table:style-name="ce146" table:number-columns-repeated="2"/>
          <table:table-cell table:style-name="ce361"/>
          <table:table-cell table:style-name="ce177"/>
          <table:table-cell table:style-name="ce177" office:value-type="float" office:value="2" calcext:value-type="float">
            <text:p>2</text:p>
          </table:table-cell>
          <table:table-cell table:style-name="ce177" table:formula="of:=AVALOR(TRIM([.G6]))" office:value-type="float" office:value="12.7" calcext:value-type="float">
            <text:p>12,7</text:p>
          </table:table-cell>
          <table:table-cell table:style-name="ce358" table:formula="of:=AVALOR(TRIM([.H6]))" office:value-type="float" office:value="35.5" calcext:value-type="float">
            <text:p>35,5</text:p>
          </table:table-cell>
          <table:table-cell table:style-name="ce177" table:formula="of:=-[.AE20]*[.$AD$9]*[.$AG$9]" office:value-type="float" office:value="-12.7" calcext:value-type="float">
            <text:p>-12,7</text:p>
          </table:table-cell>
          <table:table-cell table:style-name="ce177" table:formula="of:=[.AF20]*[.$AD$9]*[.$AG$9]" office:value-type="float" office:value="35.5" calcext:value-type="float">
            <text:p>35,5</text:p>
          </table:table-cell>
          <table:table-cell table:style-name="ce177" table:formula="of:=IF([.AE20]=0;&quot;&quot;;-1/[.AE20]/[.$AD$9])" office:value-type="float" office:value="-7.8740157480315" calcext:value-type="float">
            <text:p>-7,8740157480315</text:p>
          </table:table-cell>
          <table:table-cell table:style-name="ce177" table:formula="of:=IF([.AF20]=0;&quot;&quot;;1/[.AF20]/[.$AD$9])" office:value-type="float" office:value="2.8169014084507" calcext:value-type="float">
            <text:p>2,8169014084507</text:p>
          </table:table-cell>
          <table:table-cell table:style-name="ce177" table:formula="of:=IF([.AF20]=0;&quot;&quot;;[.AJ20]-[.AI20])" office:value-type="float" office:value="10.6909171564822" calcext:value-type="float">
            <text:p>10,6909171564822</text:p>
          </table:table-cell>
          <table:table-cell table:style-name="ce177" table:formula="of:=IF(LEN([.AK20])=0;&quot;&quot;;1/[.AK20])" office:value-type="float" office:value="0.0935373443983402" calcext:value-type="float">
            <text:p>0,0935373443983402</text:p>
          </table:table-cell>
          <table:table-cell table:style-name="ce384"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promedio</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09"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15.4" calcext:value-type="float">
            <text:p>15,4</text:p>
          </table:table-cell>
          <table:table-cell table:style-name="ce358" table:formula="of:=AVALOR(TRIM([.H7]))" office:value-type="float" office:value="23.6" calcext:value-type="float">
            <text:p>23,6</text:p>
          </table:table-cell>
          <table:table-cell table:style-name="ce177" table:formula="of:=-[.AE21]*[.$AD$9]*[.$AG$9]" office:value-type="float" office:value="-15.4" calcext:value-type="float">
            <text:p>-15,4</text:p>
          </table:table-cell>
          <table:table-cell table:style-name="ce177" table:formula="of:=[.AF21]*[.$AD$9]*[.$AG$9]" office:value-type="float" office:value="23.6" calcext:value-type="float">
            <text:p>23,6</text:p>
          </table:table-cell>
          <table:table-cell table:style-name="ce177" table:formula="of:=IF([.AE21]=0;&quot;&quot;;-1/[.AE21]/[.$AD$9])" office:value-type="float" office:value="-6.49350649350649" calcext:value-type="float">
            <text:p>-6,49350649350649</text:p>
          </table:table-cell>
          <table:table-cell table:style-name="ce177" table:formula="of:=IF([.AF21]=0;&quot;&quot;;1/[.AF21]/[.$AD$9])" office:value-type="float" office:value="4.23728813559322" calcext:value-type="float">
            <text:p>4,23728813559322</text:p>
          </table:table-cell>
          <table:table-cell table:style-name="ce177" table:formula="of:=IF([.AF21]=0;&quot;&quot;;[.AJ21]-[.AI21])" office:value-type="float" office:value="10.7307946290997" calcext:value-type="float">
            <text:p>10,7307946290997</text:p>
          </table:table-cell>
          <table:table-cell table:style-name="ce177" table:formula="of:=IF(LEN([.AK21])=0;&quot;&quot;;1/[.AK21])" office:value-type="float" office:value="0.0931897435897436" calcext:value-type="float">
            <text:p>0,0931897435897436</text:p>
          </table:table-cell>
          <table:table-cell table:style-name="ce384"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De la gráfica</text:p>
          </table:table-cell>
          <table:table-cell table:style-name="ce421" office:value-type="string" calcext:value-type="string">
            <text:p>y = m · x + b</text:p>
          </table:table-cell>
          <table:table-cell table:style-name="ce209" table:number-columns-repeated="4"/>
          <table:table-cell table:style-name="Default"/>
          <table:table-cell table:number-columns-repeated="4"/>
          <table:table-cell table:style-name="Default"/>
          <table:table-cell table:number-columns-repeated="8"/>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17.2" calcext:value-type="float">
            <text:p>17,2</text:p>
          </table:table-cell>
          <table:table-cell table:style-name="ce358" table:formula="of:=AVALOR(TRIM([.H8]))" office:value-type="float" office:value="20.1" calcext:value-type="float">
            <text:p>20,1</text:p>
          </table:table-cell>
          <table:table-cell table:style-name="ce177" table:formula="of:=-[.AE22]*[.$AD$9]*[.$AG$9]" office:value-type="float" office:value="-17.2" calcext:value-type="float">
            <text:p>-17,2</text:p>
          </table:table-cell>
          <table:table-cell table:style-name="ce177" table:formula="of:=[.AF22]*[.$AD$9]*[.$AG$9]" office:value-type="float" office:value="20.1" calcext:value-type="float">
            <text:p>20,1</text:p>
          </table:table-cell>
          <table:table-cell table:style-name="ce177" table:formula="of:=IF([.AE22]=0;&quot;&quot;;-1/[.AE22]/[.$AD$9])" office:value-type="float" office:value="-5.81395348837209" calcext:value-type="float">
            <text:p>-5,81395348837209</text:p>
          </table:table-cell>
          <table:table-cell table:style-name="ce177" table:formula="of:=IF([.AF22]=0;&quot;&quot;;1/[.AF22]/[.$AD$9])" office:value-type="float" office:value="4.97512437810945" calcext:value-type="float">
            <text:p>4,97512437810945</text:p>
          </table:table-cell>
          <table:table-cell table:style-name="ce177" table:formula="of:=IF([.AF22]=0;&quot;&quot;;[.AJ22]-[.AI22])" office:value-type="float" office:value="10.7890778664815" calcext:value-type="float">
            <text:p>10,7890778664815</text:p>
          </table:table-cell>
          <table:table-cell table:style-name="ce177" table:formula="of:=IF(LEN([.AK22])=0;&quot;&quot;;1/[.AK22])" office:value-type="float" office:value="0.092686327077748" calcext:value-type="float">
            <text:p>0,092686327077748</text:p>
          </table:table-cell>
          <table:table-cell table:style-name="ce384"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728" office:value-type="string" calcext:value-type="string">
            <text:p>ordenada en el origen</text:p>
          </table:table-cell>
          <table:table-cell table:style-name="ce728" table:formula="of:=NUMFORMA([.AN24];[.$AD$1])" office:value-type="string" office:string-value="0,113" calcext:value-type="string">
            <text:p>0,113</text:p>
          </table:table-cell>
          <table:table-cell table:style-name="ce209" table:formula="of:=[.AF9]" office:value-type="string" office:string-value="cm⁻¹" calcext:value-type="string">
            <text:p>cm⁻¹</text:p>
          </table:table-cell>
          <table:table-cell table:style-name="ce209" table:number-columns-repeated="2"/>
          <table:table-cell table:style-name="Default"/>
          <table:table-cell table:number-columns-repeated="3"/>
          <table:table-cell table:style-name="Default"/>
          <table:table-cell table:number-columns-repeated="9"/>
          <table:table-cell table:style-name="ce146" table:number-columns-repeated="2"/>
          <table:table-cell table:style-name="ce177" table:number-columns-repeated="2"/>
          <table:table-cell table:style-name="ce177" office:value-type="float" office:value="5" calcext:value-type="float">
            <text:p>5</text:p>
          </table:table-cell>
          <table:table-cell table:style-name="ce177" table:formula="of:=AVALOR(TRIM([.G9]))" office:value-type="float" office:value="0" calcext:value-type="float">
            <text:p>0</text:p>
          </table:table-cell>
          <table:table-cell table:style-name="ce358" table:formula="of:=AVALOR(TRIM([.H9]))" office:value-type="float" office:value="0" calcext:value-type="float">
            <text:p>0</text:p>
          </table:table-cell>
          <table:table-cell table:style-name="ce177" table:formula="of:=-[.AE23]*[.$AD$9]*[.$AG$9]" office:value-type="float" office:value="-0" calcext:value-type="float">
            <text:p>0</text:p>
          </table:table-cell>
          <table:table-cell table:style-name="ce177" table:formula="of:=[.AF23]*[.$AD$9]*[.$AG$9]" office:value-type="float" office:value="0" calcext:value-type="float">
            <text:p>0</text:p>
          </table:table-cell>
          <table:table-cell table:style-name="ce177" table:formula="of:=IF([.AE23]=0;&quot;&quot;;-1/[.AE23]/[.$AD$9])">
            <text:p/>
          </table:table-cell>
          <table:table-cell table:style-name="ce177" table:formula="of:=IF([.AF23]=0;&quot;&quot;;1/[.AF23]/[.$AD$9])">
            <text:p/>
          </table:table-cell>
          <table:table-cell table:style-name="ce177" table:formula="of:=IF([.AF23]=0;&quot;&quot;;[.AJ23]-[.AI23])">
            <text:p/>
          </table:table-cell>
          <table:table-cell table:style-name="ce177" table:formula="of:=IF(LEN([.AK23])=0;&quot;&quot;;1/[.AK23])">
            <text:p/>
          </table:table-cell>
          <table:table-cell table:style-name="ce384"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2"/>
          <table:table-cell table:style-name="ce323" office:value-type="string" calcext:value-type="string">
            <text:p>potencia de la lente</text:p>
          </table:table-cell>
          <table:table-cell table:style-name="ce208" table:formula="of:=IF([.$AH$4];NUMFORMA([.AN29];[.AD1]);&quot;&quot;)" office:value-type="string" office:string-value="11,3" calcext:value-type="string">
            <text:p>11,3</text:p>
          </table:table-cell>
          <table:table-cell table:style-name="ce209" office:value-type="string" calcext:value-type="string">
            <text:p>dioptrías</text:p>
          </table:table-cell>
          <table:table-cell table:style-name="ce209" table:number-columns-repeated="2"/>
          <table:table-cell table:style-name="Default"/>
          <table:table-cell table:number-columns-repeated="13"/>
          <table:table-cell table:style-name="ce146" table:number-columns-repeated="2"/>
          <table:table-cell table:style-name="ce177" table:number-columns-repeated="2"/>
          <table:table-cell table:style-name="ce146"/>
          <table:table-cell table:style-name="ce177" table:number-columns-repeated="5"/>
          <table:table-cell table:style-name="ce146"/>
          <table:table-cell table:style-name="ce177" table:formula="of:=AVERAGE([.AK$19:.AK$23])" office:value-type="float" office:value="10.6730390279227" calcext:value-type="float">
            <text:p>10,6730390279227</text:p>
          </table:table-cell>
          <table:table-cell table:style-name="ce177" table:formula="of:=AVERAGE([.AL$19:.AL$23])" office:value-type="float" office:value="0.0937052056183098" calcext:value-type="float">
            <text:p>0,0937052056183098</text:p>
          </table:table-cell>
          <table:table-cell table:style-name="ce146" office:value-type="float" office:value="0" calcext:value-type="float">
            <text:p>0</text:p>
          </table:table-cell>
          <table:table-cell table:style-name="ce146"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177" table:number-columns-repeated="5"/>
          <table:table-cell table:style-name="ce146" table:number-columns-repeated="4"/>
          <table:table-cell table:style-name="ce177" table:number-columns-repeated="2"/>
          <table:table-cell table:style-name="ce146"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361"/>
          <table:table-cell table:style-name="ce177" table:number-columns-repeated="4"/>
          <table:table-cell table:style-name="ce381" table:number-columns-repeated="3"/>
          <table:table-cell table:style-name="ce146"/>
          <table:table-cell table:style-name="ce177" table:number-columns-repeated="2"/>
          <table:table-cell table:style-name="ce377" office:value-type="string" calcext:value-type="string">
            <text:p>error típico xy</text:p>
          </table:table-cell>
          <table:table-cell table:style-name="ce146"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46" table:number-columns-repeated="2"/>
          <table:table-cell table:style-name="ce361"/>
          <table:table-cell table:style-name="ce177" table:number-columns-repeated="4"/>
          <table:table-cell table:style-name="ce381" table:number-columns-repeated="3"/>
          <table:table-cell table:style-name="ce177" table:number-columns-repeated="3"/>
          <table:table-cell table:style-name="ce177" office:value-type="string" calcext:value-type="string">
            <text:p>covarianza</text:p>
          </table:table-cell>
          <table:table-cell table:style-name="ce177"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77" table:number-columns-repeated="10"/>
          <table:table-cell table:style-name="ce377" office:value-type="string" calcext:value-type="string">
            <text:p>pendiente</text:p>
          </table:table-cell>
          <table:table-cell table:style-name="ce177"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77" table:number-columns-repeated="8"/>
          <table:table-cell table:style-name="ce372" table:formula="of:=[.H27]" office:value-type="float" office:value="44534" calcext:value-type="float">
            <text:p>44534</text:p>
          </table:table-cell>
          <table:table-cell table:style-name="ce377" office:value-type="string" calcext:value-type="string">
            <text:p>1/f =</text:p>
          </table:table-cell>
          <table:table-cell table:style-name="ce146"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77"/>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46" table:number-columns-repeated="7"/>
          <table:table-cell table:number-columns-repeated="13"/>
        </table:table-row>
        <table:table-row table:style-name="ro1">
          <table:table-cell table:style-name="Default" table:number-columns-repeated="12"/>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27">Elija, en las celdas de color salmón, las unidades</text:span><text:span text:style-name="T52"> de los datos de que dispone.</text:span></text:p>
            <text:p><text:span text:style-name="T52">Escriba los valores de los datos de los que dispone en las celdas de color blanco y borde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uede elegir, <text:s/>en las celdas de color salmón, las unidades de los ejes de l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0" table:number-columns-repeated="4" table:default-cell-style-name="ce105"/>
        <table:table-column table:style-name="co33" table:default-cell-style-name="ce105"/>
        <table:table-column table:style-name="co34" table:number-columns-repeated="4" table:default-cell-style-name="ce105"/>
        <table:table-column table:style-name="co33"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table-cell table:style-name="Default"/>
          <table:table-cell table:style-name="Default" office:value-type="string" calcext:value-type="string">
            <text:p>S 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69" office:value-type="string" calcext:value-type="string" table:number-columns-spanned="4" table:number-rows-spanned="7">
            <text:p><text:span text:style-name="T33">Con los datos de las distancias objeto, s, e imagen, s′, de una lente convergente representados en la tabla adjunta:</text:span></text:p>
            <text:p><text:span text:style-name="T33">a) Representa gráficamente 1/s′ frente a 1/s.</text:span></text:p>
            <text:p><text:span text:style-name="T33">b) Determina el valor de la potencia de la lente.</text:span></text:p>
            <text:p><text:span text:style-name="T33">(A.B.A.U. extr. 22)</text:span></text:p>
            <text:p><text:span text:style-name="T33">Rta.: b) P = 11,3 dioptrías.</text:span></text:p>
          </table:table-cell>
          <table:covered-table-cell table:style-name="ce187"/>
          <table:covered-table-cell table:number-columns-repeated="2" table:style-name="ce185"/>
          <table:table-cell table:style-name="ce280" table:number-columns-repeated="6"/>
          <table:table-cell table:style-name="Default" table:number-columns-repeated="2"/>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8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34" table:content-validation-name="val27" office:value-type="string" calcext:value-type="string">
            <text:p>cm</text:p>
          </table:table-cell>
          <table:table-cell table:style-name="ce310"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table-cell table:style-name="ce186" office:value-type="float" office:value="1" calcext:value-type="float">
            <text:p>1</text:p>
          </table:table-cell>
          <table:table-cell table:style-name="ce186" office:value-type="float" office:value="11.5" calcext:value-type="float">
            <text:p>11,5</text:p>
          </table:table-cell>
          <table:table-cell table:style-name="ce186" office:value-type="float" office:value="56" calcext:value-type="float">
            <text:p>56</text:p>
          </table:table-cell>
          <table:table-cell table:style-name="ce186"/>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86" office:value-type="float" office:value="2" calcext:value-type="float">
            <text:p>2</text:p>
          </table:table-cell>
          <table:table-cell table:style-name="ce186" office:value-type="float" office:value="12.7" calcext:value-type="float">
            <text:p>12,7</text:p>
          </table:table-cell>
          <table:table-cell table:style-name="ce186" office:value-type="float" office:value="35.5" calcext:value-type="float">
            <text:p>35,5</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15.4" calcext:value-type="float">
            <text:p>15,4</text:p>
          </table:table-cell>
          <table:table-cell table:style-name="ce186" office:value-type="float" office:value="23.6" calcext:value-type="float">
            <text:p>23,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17.2" calcext:value-type="float">
            <text:p>17,2</text:p>
          </table:table-cell>
          <table:table-cell table:style-name="ce186" office:value-type="float" office:value="20.1" calcext:value-type="float">
            <text:p>20,1</text:p>
          </table:table-cell>
          <table:table-cell table:style-name="ce186"/>
          <table:table-cell table:style-name="Default" table:number-columns-repeated="10"/>
          <table:table-cell table:number-columns-repeated="46"/>
        </table:table-row>
        <table:table-row table:style-name="ro1">
          <table:table-cell table:style-name="ce18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text:span text:style-name="T31">ord. 21</text:span></text:p>
          </table:table-cell>
          <table:table-cell table:style-name="ce280"/>
          <table:table-cell table:style-name="Default" table:number-columns-repeated="4"/>
          <table:table-cell table:number-columns-repeated="46"/>
        </table:table-row>
        <table:table-row table:style-name="ro1">
          <table:table-cell table:style-name="ce369" office:value-type="string" calcext:value-type="string" table:number-columns-spanned="4" table:number-rows-spanned="7">
            <text:p><text:span text:style-name="T33">Se midieron en el laboratorio los siguientes valores para la distancia objeto-imagen de una lente convergente: </text:span></text:p>
            <text:p><text:span text:style-name="T33">a) Explica el montaje experimental utilizado.</text:span></text:p>
            <text:p><text:span text:style-name="T33">a) Calcula el valor de la potencia de la lente.</text:span></text:p>
            <text:p><text:span text:style-name="T32">(A.B.A.U. </text:span><text:span text:style-name="T57">ord. 21</text:span><text:span text:style-name="T33">, P.A.U. Sep. 16)</text:span></text:p>
            <text:p><text:span text:style-name="T33">Rta.: P = 4,11 dioptrías.</text:span></text:p>
          </table:table-cell>
          <table:covered-table-cell table:style-name="ce187"/>
          <table:covered-table-cell table:number-columns-repeated="2"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34" table:content-validation-name="val27" office:value-type="string" calcext:value-type="string">
            <text:p>cm</text:p>
          </table:table-cell>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86" office:value-type="float" office:value="1" calcext:value-type="float">
            <text:p>1</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style-name="Default" table:number-columns-repeated="4"/>
          <table:table-cell table:number-columns-repeated="46"/>
        </table:table-row>
        <table:table-row table:style-name="ro1">
          <table:table-cell table:style-name="ce186" office:value-type="float" office:value="2" calcext:value-type="float">
            <text:p>2</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3" calcext:value-type="float">
            <text:p>3</text:p>
          </table:table-cell>
          <table:table-cell table:style-name="ce186" office:value-type="float" office:value="49.3" calcext:value-type="float">
            <text:p>49,3</text:p>
          </table:table-cell>
          <table:table-cell table:style-name="ce186" office:value-type="float" office:value="48.8" calcext:value-type="float">
            <text:p>48,8</text:p>
          </table:table-cell>
          <table:table-cell table:style-name="ce186"/>
          <table:table-cell table:style-name="Default" table:number-columns-repeated="10"/>
          <table:table-cell table:number-columns-repeated="46"/>
        </table:table-row>
        <table:table-row table:style-name="ro1">
          <table:table-cell table:style-name="ce186" office:value-type="float" office:value="4" calcext:value-type="float">
            <text:p>4</text:p>
          </table:table-cell>
          <table:table-cell table:style-name="ce186" office:value-type="float" office:value="59.9" calcext:value-type="float">
            <text:p>59,9</text:p>
          </table:table-cell>
          <table:table-cell table:style-name="ce186" office:value-type="float" office:value="40.6" calcext:value-type="float">
            <text:p>40,6</text:p>
          </table:table-cell>
          <table:table-cell table:style-name="ce186"/>
          <table:table-cell table:style-name="Default" table:number-columns-repeated="10"/>
          <table:table-cell table:number-columns-repeated="46"/>
        </table:table-row>
        <table:table-row table:style-name="ro1">
          <table:table-cell table:style-name="ce186" office:value-type="float" office:value="5" calcext:value-type="float">
            <text:p>5</text:p>
          </table:table-cell>
          <table:table-cell table:style-name="ce186" office:value-type="float" office:value="68.5" calcext:value-type="float">
            <text:p>68,5</text:p>
          </table:table-cell>
          <table:table-cell table:style-name="ce186" office:value-type="float" office:value="37.8" calcext:value-type="float">
            <text:p>37,8</text:p>
          </table:table-cell>
          <table:table-cell table:style-name="ce18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3">Se midieron en el laboratorio los siguientes valores para las distancias objeto e imagen de una lente convergente:</text:span></text:p>
            <text:p><text:span text:style-name="T33">Determina el valor de la potencia de la lente. Estima su incertidumbre.</text:span></text:p>
            <text:p><text:span text:style-name="T33">(A.B.A.U. ord. 18)</text:span></text:p>
            <text:p>Rta.: 4,1 dioptrías</text:p>
          </table:table-cell>
          <table:covered-table-cell table:style-name="ce187"/>
          <table:covered-table-cell table:number-columns-repeated="2" table:style-name="ce185"/>
          <table:table-cell table:style-name="ce280" table:number-columns-repeated="6"/>
          <table:table-cell table:number-columns-repeated="50"/>
        </table:table-row>
        <table:table-row table:style-name="ro1">
          <table:covered-table-cell table:number-columns-repeated="4" table:style-name="ce18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50"/>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34" table:content-validation-name="val27" office:value-type="string" calcext:value-type="string">
            <text:p>cm</text:p>
          </table:table-cell>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86" office:value-type="float" office:value="1" calcext:value-type="float">
            <text:p>1</text:p>
          </table:table-cell>
          <table:table-cell table:style-name="ce186" office:value-type="float" office:value="33.9" calcext:value-type="float">
            <text:p>33,9</text:p>
          </table:table-cell>
          <table:table-cell table:style-name="ce186" office:value-type="float" office:value="84.7" calcext:value-type="float">
            <text:p>84,7</text:p>
          </table:table-cell>
          <table:table-cell table:style-name="ce186"/>
          <table:table-cell table:style-name="ce280" table:number-columns-repeated="6"/>
          <table:table-cell table:number-columns-repeated="50"/>
        </table:table-row>
        <table:table-row table:style-name="ro1">
          <table:table-cell table:style-name="ce186" office:value-type="float" office:value="2" calcext:value-type="float">
            <text:p>2</text:p>
          </table:table-cell>
          <table:table-cell table:style-name="ce452" office:value-type="float" office:value="39" calcext:value-type="float">
            <text:p>39,0</text:p>
          </table:table-cell>
          <table:table-cell table:style-name="ce186" office:value-type="float" office:value="64.3" calcext:value-type="float">
            <text:p>64,3</text:p>
          </table:table-cell>
          <table:table-cell table:style-name="ce186"/>
          <table:table-cell table:style-name="ce280" table:number-columns-repeated="6"/>
          <table:table-cell table:number-columns-repeated="50"/>
        </table:table-row>
        <table:table-row table:style-name="ro1">
          <table:table-cell table:style-name="ce186" office:value-type="float" office:value="3" calcext:value-type="float">
            <text:p>3</text:p>
          </table:table-cell>
          <table:table-cell table:style-name="ce186" office:value-type="float" office:value="41.9" calcext:value-type="float">
            <text:p>41,9</text:p>
          </table:table-cell>
          <table:table-cell table:style-name="ce186" office:value-type="float" office:value="58.6" calcext:value-type="float">
            <text:p>58,6</text:p>
          </table:table-cell>
          <table:table-cell table:style-name="ce186"/>
          <table:table-cell table:style-name="ce280" table:number-columns-repeated="6"/>
          <table:table-cell table:number-columns-repeated="50"/>
        </table:table-row>
        <table:table-row table:style-name="ro1">
          <table:table-cell table:style-name="ce186" office:value-type="float" office:value="4" calcext:value-type="float">
            <text:p>4</text:p>
          </table:table-cell>
          <table:table-cell table:style-name="ce186" office:value-type="float" office:value="49.3" calcext:value-type="float">
            <text:p>49,3</text:p>
          </table:table-cell>
          <table:table-cell table:style-name="ce452" office:value-type="float" office:value="48" calcext:value-type="float">
            <text:p>48,0</text:p>
          </table:table-cell>
          <table:table-cell table:style-name="ce186"/>
          <table:table-cell table:style-name="ce280" table:number-columns-repeated="6"/>
          <table:table-cell table:number-columns-repeated="50"/>
        </table:table-row>
        <table:table-row table:style-name="ro1">
          <table:table-cell table:style-name="ce18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6" office:value-type="string" calcext:value-type="string">
            <text:p>extr. 17</text:p>
          </table:table-cell>
          <table:table-cell table:style-name="ce280"/>
          <table:table-cell table:number-columns-repeated="50"/>
        </table:table-row>
        <table:table-row table:style-name="ro1">
          <table:table-cell table:style-name="ce369" office:value-type="string" calcext:value-type="string" table:number-columns-spanned="4" table:number-rows-spanned="7">
            <text:p><text:span text:style-name="T33">Se midieron en el laboratorio los siguientes valores para las distancias objeto e imagen de una lente convergente:</text:span></text:p>
            <text:p><text:span text:style-name="T33">Determina el valor de la potencia de la lente y estima su incertidumbre.</text:span></text:p>
            <text:p><text:span text:style-name="T33">(A.B.A.U. extr. 17)</text:span></text:p>
            <text:p><text:span text:style-name="T33">Rta,; 2,5 dioptrías</text:span></text:p>
          </table:table-cell>
          <table:covered-table-cell table:style-name="ce187"/>
          <table:covered-table-cell table:number-columns-repeated="2" table:style-name="ce185"/>
          <table:table-cell table:style-name="ce280" table:number-columns-repeated="6"/>
          <table:table-cell table:number-columns-repeated="50"/>
        </table:table-row>
        <table:table-row table:style-name="ro1">
          <table:covered-table-cell table:number-columns-repeated="4" table:style-name="ce18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85"/>
          <table:table-cell table:style-name="ce280"/>
          <table:table-cell table:style-name="ce280" office:value-type="string" calcext:value-type="string">
            <text:p>N.º exp.</text:p>
          </table:table-cell>
          <table:table-cell table:style-name="ce183" office:value-type="string" calcext:value-type="string">
            <text:p>objeto</text:p>
          </table:table-cell>
          <table:table-cell table:style-name="ce183" office:value-type="string" calcext:value-type="string">
            <text:p>imagen</text:p>
          </table:table-cell>
          <table:table-cell table:style-name="ce280" table:number-columns-repeated="2"/>
          <table:table-cell table:number-columns-repeated="3"/>
          <table:table-cell table:style-name="ce146" table:number-columns-repeated="2"/>
          <table:table-cell table:number-columns-repeated="45"/>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34" table:content-validation-name="val27" office:value-type="string" calcext:value-type="string">
            <text:p>cm</text:p>
          </table:table-cell>
          <table:table-cell table:style-name="ce138" office:value-type="string" calcext:value-type="string">
            <text:p>cm <text:s text:c="17"/></text:p>
          </table:table-cell>
          <table:table-cell table:number-columns-repeated="3"/>
          <table:table-cell table:style-name="ce146" table:number-columns-repeated="2"/>
          <table:table-cell table:number-columns-repeated="45"/>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349" office:value-type="string" calcext:value-type="string">
            <text:p>N.° exp,</text:p>
          </table:table-cell>
          <table:table-cell table:style-name="ce356" office:value-type="string" calcext:value-type="string">
            <text:p>s(cm)</text:p>
          </table:table-cell>
          <table:table-cell table:style-name="ce356" office:value-type="string" calcext:value-type="string">
            <text:p>s'(cm)</text:p>
          </table:table-cell>
          <table:table-cell table:style-name="ce18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46" table:number-columns-repeated="2"/>
          <table:table-cell table:number-columns-repeated="45"/>
        </table:table-row>
        <table:table-row table:style-name="ro1">
          <table:table-cell table:style-name="ce186" office:value-type="float" office:value="1" calcext:value-type="float">
            <text:p>1</text:p>
          </table:table-cell>
          <table:table-cell table:style-name="ce186" office:value-type="float" office:value="50" calcext:value-type="float">
            <text:p>50</text:p>
          </table:table-cell>
          <table:table-cell table:style-name="ce186" office:value-type="float" office:value="200" calcext:value-type="float">
            <text:p>200</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2" calcext:value-type="float">
            <text:p>2</text:p>
          </table:table-cell>
          <table:table-cell table:style-name="ce186" office:value-type="float" office:value="60" calcext:value-type="float">
            <text:p>60</text:p>
          </table:table-cell>
          <table:table-cell table:style-name="ce186" office:value-type="float" office:value="125" calcext:value-type="float">
            <text:p>12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3" calcext:value-type="float">
            <text:p>3</text:p>
          </table:table-cell>
          <table:table-cell table:style-name="ce186" office:value-type="float" office:value="70" calcext:value-type="float">
            <text:p>70</text:p>
          </table:table-cell>
          <table:table-cell table:style-name="ce186" office:value-type="float" office:value="95" calcext:value-type="float">
            <text:p>95</text:p>
          </table:table-cell>
          <table:table-cell table:style-name="ce186"/>
          <table:table-cell table:style-name="ce280" table:number-columns-repeated="6"/>
          <table:table-cell table:number-columns-repeated="3"/>
          <table:table-cell table:style-name="ce146" table:number-columns-repeated="2"/>
          <table:table-cell table:number-columns-repeated="45"/>
        </table:table-row>
        <table:table-row table:style-name="ro1">
          <table:table-cell table:style-name="ce186" office:value-type="float" office:value="4" calcext:value-type="float">
            <text:p>4</text:p>
          </table:table-cell>
          <table:table-cell table:style-name="ce186" office:value-type="float" office:value="90" calcext:value-type="float">
            <text:p>90</text:p>
          </table:table-cell>
          <table:table-cell table:style-name="ce186" office:value-type="float" office:value="70" calcext:value-type="float">
            <text:p>70</text:p>
          </table:table-cell>
          <table:table-cell table:style-name="ce186"/>
          <table:table-cell table:style-name="Default" table:number-columns-repeated="6"/>
          <table:table-cell table:number-columns-repeated="3"/>
          <table:table-cell table:style-name="ce146" table:number-columns-repeated="2"/>
          <table:table-cell table:number-columns-repeated="45"/>
        </table:table-row>
        <table:table-row table:style-name="ro1">
          <table:table-cell table:style-name="ce186" table:number-columns-repeated="4"/>
          <table:table-cell table:style-name="Default" table:number-columns-repeated="6"/>
          <table:table-cell table:number-columns-repeated="3"/>
          <table:table-cell table:style-name="ce146"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1" form:control-implementation="ooo:com.sun.star.form.component.CommandButton" xml:id="control6" form:id="control6"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draw:frame draw:z-index="1" draw:style-name="gr2" draw:text-style-name="P2" svg:width="8.108cm" svg:height="6.853cm" svg:x="21.434cm" svg:y="2.65cm">
            <draw:object draw:notify-on-update-of-ranges="Fotoelectr.AH28:Fotoelectr.AH30 Fotoelectr.AI28:Fotoelectr.AI30 Fotoelectr.AH36:Fotoelectr.AH40 Fotoelectr.AI36:Fotoelectr.AI40" xlink:href="./Object 6" xlink:type="simple" xlink:show="embed" xlink:actuate="onLoad">
              <loext:p/>
            </draw:object>
            <draw:image xlink:href="./ObjectReplacements/Object 6" xlink:type="simple" xlink:show="embed" xlink:actuate="onLoad"/>
          </draw:frame>
        </table:shapes>
        <table:table-column table:style-name="co20" table:default-cell-style-name="ce105"/>
        <table:table-column table:style-name="co10" table:number-columns-repeated="3" table:default-cell-style-name="ce105"/>
        <table:table-column table:style-name="co21" table:default-cell-style-name="ce105"/>
        <table:table-column table:style-name="co10" table:number-columns-repeated="3" table:default-cell-style-name="ce105"/>
        <table:table-column table:style-name="co51" table:default-cell-style-name="ce105"/>
        <table:table-column table:style-name="co23" table:default-cell-style-name="ce105"/>
        <table:table-column table:style-name="co33" table:default-cell-style-name="ce105"/>
        <table:table-column table:style-name="co22" table:default-cell-style-name="ce105"/>
        <table:table-column table:style-name="co4" table:default-cell-style-name="ce105"/>
        <table:table-column table:style-name="co52" table:default-cell-style-name="ce105"/>
        <table:table-column table:style-name="co22" table:default-cell-style-name="ce105"/>
        <table:table-column table:style-name="co24" table:default-cell-style-name="ce105"/>
        <table:table-column table:style-name="co25" table:default-cell-style-name="ce105"/>
        <table:table-column table:style-name="co23" table:default-cell-style-name="ce105"/>
        <table:table-column table:style-name="co27" table:default-cell-style-name="ce105"/>
        <table:table-column table:style-name="co28" table:default-cell-style-name="ce105"/>
        <table:table-column table:style-name="co4" table:number-columns-repeated="3" table:default-cell-style-name="ce105"/>
        <table:table-column table:style-name="co10" table:number-columns-repeated="4" table:default-cell-style-name="ce105"/>
        <table:table-column table:style-name="co29" table:default-cell-style-name="ce105"/>
        <table:table-column table:style-name="co10" table:number-columns-repeated="7" table:default-cell-style-name="ce105"/>
        <table:table-column table:style-name="co29" table:default-cell-style-name="ce105"/>
        <table:table-column table:style-name="co30" table:number-columns-repeated="2" table:default-cell-style-name="ce105"/>
        <table:table-column table:style-name="co29" table:default-cell-style-name="ce105"/>
        <table:table-column table:style-name="co10" table:number-columns-repeated="2" table:default-cell-style-name="ce105"/>
        <table:table-column table:style-name="co29" table:number-columns-repeated="2" table:default-cell-style-name="ce105"/>
        <table:table-column table:style-name="co10" table:number-columns-repeated="5" table:default-cell-style-name="ce105"/>
        <table:table-row table:style-name="ro1">
          <table:table-cell table:style-name="ce117"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09"/>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77" office:value-type="string" calcext:value-type="string">
            <text:p>Título</text:p>
          </table:table-cell>
          <table:table-cell table:style-name="ce146"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46" table:formula="of:=IF(ISBLANK([.J12]);3;[.J12])" office:value-type="float" office:value="3" calcext:value-type="float">
            <text:p>3</text:p>
          </table:table-cell>
          <table:table-cell table:style-name="ce146" table:number-columns-repeated="3"/>
          <table:table-cell table:style-name="ce177"/>
          <table:table-cell table:style-name="ce372" office:value-type="string" calcext:value-type="string">
            <text:p>velocidad de la luz</text:p>
          </table:table-cell>
          <table:table-cell table:style-name="ce455" office:value-type="string" calcext:value-type="string">
            <text:p>c <text:span text:style-name="T61">=</text:span></text:p>
          </table:table-cell>
          <table:table-cell table:style-name="ce146" table:formula="of:=[$Constantes.C8]" office:value-type="float" office:value="299792458" calcext:value-type="float">
            <text:p>299792458</text:p>
          </table:table-cell>
          <table:table-cell table:style-name="ce146" table:formula="of:=[$Constantes.D8]" office:value-type="string" office:string-value="m/s" calcext:value-type="string">
            <text:p>m/s</text:p>
          </table:table-cell>
          <table:table-cell table:style-name="ce146"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8"><text:span text:style-name="T1">Escriba o pegue el enunciado en el espacio de abajo</text:span></text:p>
            </office:annotation>
            <text:p>Problema</text:p>
          </table:table-cell>
          <table:table-cell table:style-name="Default"/>
          <table:table-cell/>
          <table:table-cell>
            <draw:control table:end-cell-address="Fotoelectr.D2" table:end-x="2.209cm" table:end-y="0.441cm" draw:z-index="5" draw:style-name="gr3" draw:text-style-name="P3" svg:width="2.2cm" svg:height="0.386cm" svg:x="0.009cm" svg:y="0.056cm" draw:control="control5"/>
            <draw:control table:end-cell-address="Fotoelectr.D2" table:end-x="2.209cm" table:end-y="0.441cm" draw:z-index="6" draw:style-name="gr3" draw:text-style-name="P3" svg:width="2.2cm" svg:height="0.386cm" svg:x="0.009cm" svg:y="0.055cm" draw:control="control6"/>
          </table:table-cell>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nado" calcext:value-type="string">
            <text:p>Potencial de frenado</text:p>
          </table:table-cell>
          <table:table-cell table:style-name="ce412"/>
          <table:table-cell table:style-name="ce280" table:number-columns-repeated="2"/>
          <table:table-cell table:style-name="ce524" table:content-validation-name="val35" office:value-type="string" calcext:value-type="string" table:number-columns-spanned="2" table:number-rows-spanned="1">
            <text:p>Frecuencia</text:p>
          </table:table-cell>
          <table:covered-table-cell table:style-name="ce397"/>
          <table:table-cell table:style-name="ce399" office:value-type="string" calcext:value-type="string">
            <text:p>frente a</text:p>
          </table:table-cell>
          <table:table-cell table:style-name="ce542" table:content-validation-name="val37" office:value-type="string" calcext:value-type="string" table:number-columns-spanned="2" table:number-rows-spanned="1">
            <text:p>Potencial de frenado</text:p>
          </table:table-cell>
          <table:covered-table-cell table:style-name="ce397"/>
          <table:table-cell table:style-name="ce411"/>
          <table:table-cell table:style-name="Default"/>
          <table:table-cell table:style-name="ce74" office:value-type="string" calcext:value-type="string">
            <text:p><text:a xlink:href="#Indice" xlink:type="simple">Índice</text:a></text:p>
          </table:table-cell>
          <table:table-cell table:style-name="Default" table:number-columns-repeated="6"/>
          <table:table-cell table:style-name="ce146"/>
          <table:table-cell table:style-name="ce177"/>
          <table:table-cell table:style-name="ce146" table:number-columns-repeated="6"/>
          <table:table-cell table:style-name="ce177"/>
          <table:table-cell table:style-name="ce372" office:value-type="string" calcext:value-type="string">
            <text:p>carga del electrón</text:p>
          </table:table-cell>
          <table:table-cell table:style-name="ce456" office:value-type="string" calcext:value-type="string">
            <text:p>y =</text:p>
          </table:table-cell>
          <table:table-cell table:style-name="ce146" table:formula="of:=[$Constantes.C9]" office:value-type="float" office:value="1.60217662E-019" calcext:value-type="float">
            <text:p>1,60217662E-19</text:p>
          </table:table-cell>
          <table:table-cell table:style-name="ce146" table:formula="of:=[$Constantes.D9]" office:value-type="string" office:string-value="C" calcext:value-type="string">
            <text:p>C</text:p>
          </table:table-cell>
          <table:table-cell table:style-name="ce146" table:number-columns-repeated="4"/>
          <table:table-cell table:number-columns-repeated="6"/>
        </table:table-row>
        <table:table-row table:style-name="ro1">
          <table:table-cell table:style-name="ce504" office:value-type="string" calcext:value-type="string" table:number-columns-spanned="4" table:number-rows-spanned="11">
            <text:p><text:span text:style-name="T58">En un experimento sobre el efecto fotoeléctrico en un cierto metal se observó la correlación entre lo potencial de frenado, V(frenado), y la frecuencia, ν, de la radiación empleada que muestra la tabla.</text:span></text:p>
            <text:p><text:span text:style-name="T58">a) Representa graficamente la frecuencia f en unidades de 10¹⁴ Hz (eje Y) frente a V(frenado) en V (eje X) y razone se debe esperarse una ordenada en el origen positivo o negativo.</text:span></text:p>
            <text:p><text:span text:style-name="T58">b) Deduce el valor de la constante de Planck a partir de la gráfica. DATO: |qₑ| = 1,6×10⁻¹⁹ C.</text:span><text:tab/><text:span text:style-name="T58">(A.B.A.U. extr. 24)</text:span></text:p>
            <text:p><text:span text:style-name="T58">Rta.: b) h =</text:span><text:tab/><text:span text:style-name="T58">6,63·10⁻³⁴ J·s</text:span></text:p>
          </table:table-cell>
          <table:covered-table-cell table:style-name="ce187"/>
          <table:covered-table-cell table:number-columns-repeated="2" table:style-name="ce185"/>
          <table:table-cell table:style-name="ce280"/>
          <table:table-cell table:style-name="ce390" table:formula="of:=IF(ISERROR([.$AD$7]);&quot;clic →&quot;;IF([.$AD$7];&quot;N.º Exp.&quot;;&quot;clic →&quot;))" office:value-type="string" office:string-value="N.º Exp." calcext:value-type="string">
            <text:p>N.º Exp.</text:p>
          </table:table-cell>
          <table:table-cell table:style-name="ce246" table:content-validation-name="val30" office:value-type="string" calcext:value-type="string">
            <text:p>f</text:p>
          </table:table-cell>
          <table:table-cell table:style-name="ce246" table:content-validation-name="val32"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e los &quot;;&quot;↑ clic&quot;)))" office:value-type="string" office:string-value="de los " calcext:value-type="string">
            <office:annotation draw:style-name="gr8" draw:text-style-name="P10" svg:width="2.899cm" svg:height="1.799cm" svg:x="22.368cm" svg:y="0cm" draw:caption-point-x="-0.61cm" draw:caption-point-y="0.91cm">
              <dc:creator>Alfonso Javier Barbadillo Marán</dc:creator>
              <dc:date>2024-07-05T00:00:00</dc:date>
              <text:p text:style-name="P9"><text:span text:style-name="T3">Elija primero entre fotones y electrones</text:span></text:p>
            </office:annotation>
            <text:p>de los </text:p>
          </table:table-cell>
          <table:table-cell table:style-name="ce539" table:content-validation-name="val36" office:value-type="string" calcext:value-type="string">
            <text:p>fotones</text:p>
          </table:table-cell>
          <table:table-cell table:style-name="ce399" table:formula="of:=IF([.AB30];&quot;← clic&quot;;&quot;&quot;)">
            <text:p/>
          </table:table-cell>
          <table:table-cell table:style-name="ce424" table:formula="of:=IF([.AB30];&quot;&quot;;IF(ISERROR([.AE30]);&quot;↑ clic&quot;;IF([.AE30];&quot;de los &quot;;&quot;↑ clic&quot;)))" office:value-type="string" office:string-value="de los " calcext:value-type="string">
            <text:p>de los </text:p>
          </table:table-cell>
          <table:table-cell table:style-name="ce399" table:formula="of:=IF([.AB30];&quot;&quot;;IF([.$AB$29];[.AB28];[.AB27]))" office:value-type="string" office:string-value="electrones" calcext:value-type="string">
            <text:p>electrones</text:p>
          </table:table-cell>
          <table:table-cell table:style-name="ce411"/>
          <table:table-cell table:style-name="Default"/>
          <table:table-cell table:style-name="ce74" office:value-type="string" calcext:value-type="string">
            <text:p><text:a xlink:href="#Ayuda" xlink:type="simple">Ayuda</text:a></text:p>
          </table:table-cell>
          <table:table-cell table:style-name="Default" table:number-columns-repeated="6"/>
          <table:table-cell table:style-name="ce177" table:formula="of:=[.A20]" office:value-type="string" office:string-value="Instrucciones " calcext:value-type="string">
            <text:p>Instrucciones </text:p>
          </table:table-cell>
          <table:table-cell table:style-name="ce146" table:formula="of:=MATCH([.B20];[$Indice.G11:.G16];0)" office:value-type="float" office:value="6" calcext:value-type="float">
            <text:p>6</text:p>
          </table:table-cell>
          <table:table-cell table:style-name="ce146"/>
          <table:table-cell table:style-name="ce177"/>
          <table:table-cell table:style-name="ce146" office:value-type="string" calcext:value-type="string">
            <text:p>Menú var. ind.</text:p>
          </table:table-cell>
          <table:table-cell table:style-name="ce146" office:value-type="string" calcext:value-type="string">
            <text:p>Menú var. dep.</text:p>
          </table:table-cell>
          <table:table-cell table:style-name="ce146" office:value-type="string" calcext:value-type="string">
            <text:p>Menú unid. ind.</text:p>
          </table:table-cell>
          <table:table-cell table:style-name="ce146" office:value-type="string" calcext:value-type="string">
            <text:p>Menú unid. dep.</text:p>
          </table:table-cell>
          <table:table-cell table:style-name="ce177"/>
          <table:table-cell table:style-name="ce372" office:value-type="string" calcext:value-type="string">
            <text:p>Constante de Planck</text:p>
          </table:table-cell>
          <table:table-cell table:style-name="ce454" office:value-type="string" calcext:value-type="string">
            <text:p>h =</text:p>
          </table:table-cell>
          <table:table-cell table:style-name="ce146" table:formula="of:=[$Constantes.C12]" office:value-type="float" office:value="6.62607004E-034" calcext:value-type="float">
            <text:p>6,62607004E-34</text:p>
          </table:table-cell>
          <table:table-cell table:style-name="ce146" table:formula="of:=[$Constantes.D12]" office:value-type="string" office:string-value="J·s" calcext:value-type="string">
            <text:p>J·s</text:p>
          </table:table-cell>
          <table:table-cell table:style-name="ce146" table:number-columns-repeated="4"/>
          <table:table-cell table:number-columns-repeated="6"/>
        </table:table-row>
        <table:table-row table:style-name="ro1">
          <table:covered-table-cell table:number-columns-repeated="4" table:style-name="ce185"/>
          <table:table-cell table:style-name="ce280"/>
          <table:table-cell table:style-name="ce401" table:formula="of:=IF([.$AK$5];IF(ISERROR([.$AF$7]);&quot;clic →&quot;;IF(ISBLANK([.$G$4]);REPT(&quot; &quot;;30)&amp;CHOOSE([.AD7];[.AB11];[.AC11];[.AD11]);&quot;&quot;));&quot;&quot;)">
            <text:p/>
          </table:table-cell>
          <table:table-cell table:style-name="ce247" table:content-validation-name="val31" office:value-type="string" calcext:value-type="string">
            <text:p>Hz</text:p>
          </table:table-cell>
          <table:table-cell table:style-name="ce247" table:content-validation-name="val33"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nado máx." calcext:value-type="string">
            <text:p>Potencial de fren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table:table-cell table:style-name="ce441" table:formula="of:=IF(OR([.AB30];ISERROR([.AH34]));&quot;&quot;;IF(LEN([.AH34]);[.AH34]&amp;&quot; &quot;;&quot;&quot;)&amp;[.AH35])" office:value-type="string" office:string-value="V" calcext:value-type="string">
            <text:p>V</text:p>
          </table:table-cell>
          <table:table-cell table:style-name="Default"/>
          <table:table-cell table:style-name="ce239" office:value-type="string" calcext:value-type="string">
            <text:p><text:a xlink:href="#D_Fotoel" xlink:type="simple">Más problemas</text:a></text:p>
          </table:table-cell>
          <table:table-cell table:style-name="Default" table:number-columns-repeated="6"/>
          <table:table-cell table:style-name="ce177"/>
          <table:table-cell table:style-name="ce146" table:formula="of:=IF(ISERROR([.AA3]);0;[.AA3])+1" office:value-type="float" office:value="7" calcext:value-type="float">
            <text:p>7</text:p>
          </table:table-cell>
          <table:table-cell table:style-name="ce177" office:value-type="string" calcext:value-type="string">
            <text:p>Energía</text:p>
          </table:table-cell>
          <table:table-cell table:style-name="ce146" office:value-type="string" calcext:value-type="string">
            <text:p>Energía cinética</text:p>
          </table:table-cell>
          <table:table-cell table:style-name="ce146" office:value-type="string" calcext:value-type="string">
            <text:p>E</text:p>
          </table:table-cell>
          <table:table-cell table:style-name="ce358" office:value-type="string" calcext:value-type="string">
            <text:p>E</text:p>
          </table:table-cell>
          <table:table-cell table:style-name="ce358" table:formula="of:=INDEX([.$AB$11:.$AD$13];[.$AH4];[.$AD$7])" office:value-type="string" office:string-value="Hz" calcext:value-type="string">
            <text:p>Hz</text:p>
          </table:table-cell>
          <table:table-cell table:style-name="ce146" table:formula="of:=INDEX([.$AE$11:.$AG$13];[.$AH4];[.$AE$7])" office:value-type="string" office:string-value="V" calcext:value-type="string">
            <text:p>V</text:p>
          </table:table-cell>
          <table:table-cell table:style-name="ce177" office:value-type="float" office:value="1" calcext:value-type="float">
            <text:p>1</text:p>
          </table:table-cell>
          <table:table-cell table:style-name="ce146"/>
          <table:table-cell table:style-name="ce479" office:value-type="string" calcext:value-type="string">
            <text:p>m<text:span text:style-name="T60">ₑ =</text:span></text:p>
          </table:table-cell>
          <table:table-cell table:style-name="ce146" table:formula="of:=[$Constantes.E5]" office:value-type="float" office:value="9.10938355454148E-031" calcext:value-type="float">
            <text:p>9,10938355454148E-31</text:p>
          </table:table-cell>
          <table:table-cell table:style-name="ce146" office:value-type="string" calcext:value-type="string">
            <text:p>kg</text:p>
          </table:table-cell>
          <table:table-cell table:style-name="ce146" table:number-columns-repeated="4"/>
          <table:table-cell table:number-columns-repeated="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77" table:number-columns-repeated="2"/>
          <table:table-cell table:style-name="ce177" office:value-type="string" calcext:value-type="string">
            <text:p>Frecuencia</text:p>
          </table:table-cell>
          <table:table-cell table:style-name="ce146" office:value-type="string" calcext:value-type="string">
            <text:p>Velocidad máxima</text:p>
          </table:table-cell>
          <table:table-cell table:style-name="ce146" office:value-type="string" calcext:value-type="string">
            <text:p>f</text:p>
          </table:table-cell>
          <table:table-cell table:style-name="ce146" office:value-type="string" calcext:value-type="string">
            <text:p>v<text:span text:style-name="T60">ₘ</text:span></text:p>
          </table:table-cell>
          <table:table-cell table:style-name="ce146" table:formula="of:=INDEX([.$AB$11:.$AD$13];[.$AH5];[.$AD$7])">
            <text:p/>
          </table:table-cell>
          <table:table-cell table:style-name="ce146" table:formula="of:=INDEX([.$AE$11:.$AG$13];[.$AH5];[.$AE$7])">
            <text:p/>
          </table:table-cell>
          <table:table-cell table:style-name="ce177" office:value-type="float" office:value="2" calcext:value-type="float">
            <text:p>2</text:p>
          </table:table-cell>
          <table:table-cell table:style-name="ce146"/>
          <table:table-cell table:style-name="ce146" office:value-type="string" calcext:value-type="string">
            <text:p>Datos?</text:p>
          </table:table-cell>
          <table:table-cell table:style-name="ce360" table:formula="of:=AND(NOT(OR(ISBLANK([.G3]);ISBLANK([.H3]);ISBLANK([.G5]);ISBLANK([.H5]);ISBLANK([.G6]);ISBLANK([.H6])));[.AD7];[.AE7])" office:value-type="boolean" office:boolean-value="true" calcext:value-type="boolean">
            <text:p>VERDADERO</text:p>
          </table:table-cell>
          <table:table-cell table:style-name="ce146" table:number-columns-repeated="5"/>
          <table:table-cell table:number-columns-repeated="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77"/>
          <table:table-cell table:style-name="ce146"/>
          <table:table-cell table:style-name="ce177" office:value-type="string" calcext:value-type="string">
            <text:p>Longitud de ola</text:p>
          </table:table-cell>
          <table:table-cell table:style-name="ce146" office:value-type="string" calcext:value-type="string">
            <text:p>Potencial de frenado</text:p>
          </table:table-cell>
          <table:table-cell table:style-name="ce146" office:value-type="string" calcext:value-type="string">
            <text:p>λ</text:p>
          </table:table-cell>
          <table:table-cell table:style-name="ce146" office:value-type="string" calcext:value-type="string">
            <text:p>V</text:p>
          </table:table-cell>
          <table:table-cell table:style-name="ce146" table:formula="of:=INDEX([.$AB$11:.$AD$13];[.$AH6];[.$AD$7])">
            <text:p/>
          </table:table-cell>
          <table:table-cell table:style-name="ce146" table:formula="of:=INDEX([.$AE$11:.$AG$13];[.$AH6];[.$AE$7])">
            <text:p/>
          </table:table-cell>
          <table:table-cell table:style-name="ce177" office:value-type="float" office:value="3" calcext:value-type="float">
            <text:p>3</text:p>
          </table:table-cell>
          <table:table-cell table:style-name="ce146" table:number-columns-repeated="8"/>
          <table:table-cell table:number-columns-repeated="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77" table:number-columns-repeated="2"/>
          <table:table-cell table:style-name="ce146"/>
          <table:table-cell table:style-name="ce177"/>
          <table:table-cell table:style-name="ce146" table:formula="of:=IF(ISBLANK([.G$3]);0;MATCH([.G$3];[.AD4:.AD6];0))" office:value-type="float" office:value="2" calcext:value-type="float">
            <text:p>2</text:p>
          </table:table-cell>
          <table:table-cell table:style-name="ce146" table:formula="of:=IF(ISBLANK([.H$3]);0;MATCH([.H$3];[.AE4:.AE6];0))" office:value-type="float" office:value="3" calcext:value-type="float">
            <text:p>3</text:p>
          </table:table-cell>
          <table:table-cell table:style-name="ce146" table:formula="of:=IF(ISBLANK([.G4]);1;MATCH([.G4];[.AF4:.AF6];0))" office:value-type="float" office:value="1" calcext:value-type="float">
            <text:p>1</text:p>
          </table:table-cell>
          <table:table-cell table:style-name="ce146" table:formula="of:=IF(ISBLANK([.H4]);1;MATCH([.H4];[.AG4:.AG6];0))" office:value-type="float" office:value="1" calcext:value-type="float">
            <text:p>1</text:p>
          </table:table-cell>
          <table:table-cell table:style-name="ce177"/>
          <table:table-cell table:style-name="ce146" table:number-columns-repeated="8"/>
          <table:table-cell table:number-columns-repeated="6"/>
        </table:table-row>
        <table:table-row table:style-name="ro1">
          <table:covered-table-cell table:number-columns-repeated="4" table:style-name="ce18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77" table:number-columns-repeated="2"/>
          <table:table-cell table:style-name="ce357" table:number-columns-repeated="2"/>
          <table:table-cell table:style-name="ce177" table:number-columns-repeated="5"/>
          <table:table-cell table:style-name="ce146"/>
          <table:table-cell table:style-name="ce146" office:value-type="string" calcext:value-type="string">
            <text:p>Gráfica</text:p>
          </table:table-cell>
          <table:table-cell table:style-name="ce177" office:value-type="string" calcext:value-type="string">
            <text:p>Menú x</text:p>
          </table:table-cell>
          <table:table-cell table:style-name="ce177" office:value-type="string" calcext:value-type="string">
            <text:p>Menú y</text:p>
          </table:table-cell>
          <table:table-cell table:style-name="ce146" table:number-columns-repeated="4"/>
          <table:table-cell table:number-columns-repeated="6"/>
        </table:table-row>
        <table:table-row table:style-name="ro1">
          <table:covered-table-cell table:number-columns-repeated="3" table:style-name="ce187"/>
          <table:covered-table-cell table:style-name="ce18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77" table:number-columns-repeated="2"/>
          <table:table-cell table:style-name="ce146" table:number-columns-repeated="2"/>
          <table:table-cell table:style-name="ce146" office:value-type="string" calcext:value-type="string">
            <text:p>unidades</text:p>
          </table:table-cell>
          <table:table-cell table:style-name="ce177" table:number-columns-repeated="4"/>
          <table:table-cell table:style-name="ce146"/>
          <table:table-cell table:style-name="ce177" office:value-type="string" calcext:value-type="string">
            <text:p>electrones</text:p>
          </table:table-cell>
          <table:table-cell table:style-name="ce362" table:formula="of:=IF([.$AJ$11];[.AB5];[.AC6])" office:value-type="string" office:string-value="Potencial de frenado" calcext:value-type="string">
            <text:p>Potencial de frenado</text:p>
          </table:table-cell>
          <table:table-cell table:style-name="ce362" table:formula="of:=IF([.$AJ$11];[.AC6];[.AB5])" office:value-type="string" office:string-value="Frecuencia" calcext:value-type="string">
            <text:p>Frecuencia</text:p>
          </table:table-cell>
          <table:table-cell table:style-name="ce146" table:number-columns-repeated="4"/>
          <table:table-cell table:number-columns-repeated="6"/>
        </table:table-row>
        <table:table-row table:style-name="ro1">
          <table:covered-table-cell table:number-columns-repeated="3" table:style-name="ce187"/>
          <table:covered-table-cell table:style-name="ce185"/>
          <table:table-cell table:style-name="ce280" table:number-columns-repeated="7"/>
          <table:table-cell table:style-name="ce414" table:number-columns-repeated="6"/>
          <table:table-cell table:style-name="Default" table:number-columns-repeated="5"/>
          <table:table-cell table:number-columns-repeated="3"/>
          <table:table-cell table:style-name="ce177" table:number-columns-repeated="2"/>
          <table:table-cell table:style-name="ce146" table:formula="of:=[.AB10]" office:value-type="string" office:string-value="E" calcext:value-type="string">
            <text:p>E</text:p>
          </table:table-cell>
          <table:table-cell table:style-name="ce146" table:formula="of:=[.AC10]" office:value-type="string" office:string-value="f" calcext:value-type="string">
            <text:p>f</text:p>
          </table:table-cell>
          <table:table-cell table:style-name="ce146" table:formula="of:=[.AD10]" office:value-type="string" office:string-value="λ" calcext:value-type="string">
            <text:p>λ</text:p>
          </table:table-cell>
          <table:table-cell table:style-name="ce358" office:value-type="string" calcext:value-type="string">
            <text:p>E</text:p>
          </table:table-cell>
          <table:table-cell table:style-name="ce146" office:value-type="string" calcext:value-type="string">
            <text:p>v<text:span text:style-name="T60">ₘ</text:span></text:p>
          </table:table-cell>
          <table:table-cell table:style-name="ce146" office:value-type="string" calcext:value-type="string">
            <text:p>V</text:p>
          </table:table-cell>
          <table:table-cell table:style-name="ce177"/>
          <table:table-cell table:style-name="ce146"/>
          <table:table-cell table:style-name="ce177" office:value-type="string" calcext:value-type="string">
            <text:p>fotones</text:p>
          </table:table-cell>
          <table:table-cell table:style-name="ce362" table:formula="of:=IF([.$AJ$11];[.AB4];[.AC4])" office:value-type="string" office:string-value="Energía cinética" calcext:value-type="string">
            <text:p>Energía cinética</text:p>
          </table:table-cell>
          <table:table-cell table:style-name="ce362" table:formula="of:=IF([.$AJ$11];[.AC4];[.AB4])" office:value-type="string" office:string-value="Energía" calcext:value-type="string">
            <text:p>Energía</text:p>
          </table:table-cell>
          <table:table-cell table:style-name="ce146" table:number-columns-repeated="4"/>
          <table:table-cell table:number-columns-repeated="6"/>
        </table:table-row>
        <table:table-row table:style-name="ro1">
          <table:covered-table-cell table:number-columns-repeated="3" table:style-name="ce187"/>
          <table:covered-table-cell table:style-name="ce185"/>
          <table:table-cell table:style-name="ce209"/>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09"/>
          <table:table-cell table:style-name="ce209"/>
          <table:table-cell table:style-name="ce414" table:number-columns-repeated="6"/>
          <table:table-cell table:style-name="Default" table:number-columns-repeated="5"/>
          <table:table-cell table:number-columns-repeated="3"/>
          <table:table-cell table:style-name="ce177" table:number-columns-repeated="2"/>
          <table:table-cell table:style-name="ce146" office:value-type="string" calcext:value-type="string">
            <text:p>J</text:p>
          </table:table-cell>
          <table:table-cell table:style-name="ce146" office:value-type="string" calcext:value-type="string">
            <text:p>Hz</text:p>
          </table:table-cell>
          <table:table-cell table:style-name="ce146" office:value-type="string" calcext:value-type="string">
            <text:p>m</text:p>
          </table:table-cell>
          <table:table-cell table:style-name="ce146" office:value-type="string" calcext:value-type="string">
            <text:p>J</text:p>
          </table:table-cell>
          <table:table-cell table:style-name="ce146" office:value-type="string" calcext:value-type="string">
            <text:p>m/s</text:p>
          </table:table-cell>
          <table:table-cell table:style-name="ce146" office:value-type="string" calcext:value-type="string">
            <text:p>V</text:p>
          </table:table-cell>
          <table:table-cell table:style-name="ce385" table:formula="of:=([.M3]=[.AJ9])" office:value-type="boolean" office:boolean-value="false" calcext:value-type="boolean">
            <text:p>FALSO</text:p>
          </table:table-cell>
          <table:table-cell table:style-name="ce453" office:value-type="string" calcext:value-type="string">
            <text:p>y vs. fotones?</text:p>
          </table:table-cell>
          <table:table-cell table:style-name="ce385" table:formula="of:=([.M3]=[.AJ9])" office:value-type="boolean" office:boolean-value="false" calcext:value-type="boolean">
            <text:p>FALSO</text:p>
          </table:table-cell>
          <table:table-cell table:style-name="ce146" table:formula="of:=IF(ISBLANK([.$O$2]);0;MATCH([.$O$2];[.AK9:.AK10];0))" office:value-type="float" office:value="1" calcext:value-type="float">
            <text:p>1</text:p>
          </table:table-cell>
          <table:table-cell table:style-name="ce146" table:formula="of:=IF(ISBLANK([.$L$2]);0;MATCH([.$L$2];[.AL9:.AL10];0))" office:value-type="float" office:value="1" calcext:value-type="float">
            <text:p>1</text:p>
          </table:table-cell>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7"/>
          <table:covered-table-cell table:style-name="ce185"/>
          <table:table-cell table:style-name="ce209" table:number-columns-repeated="4"/>
          <table:table-cell table:style-name="ce728" office:value-type="string" calcext:value-type="string">
            <office:annotation draw:style-name="gr5" draw:text-style-name="P5" svg:width="2.899cm" svg:height="2.416cm" svg:x="19.058cm" svg:y="4.958cm" draw:caption-point-x="0.001cm" draw:caption-point-y="0cm">
              <dc:date>2018-07-20T00:00:00</dc:date>
              <text:p text:style-name="P8"><text:span text:style-name="T2">Número (1 a 6) de cifras significativas de l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77"/>
          <table:table-cell table:style-name="ce146"/>
          <table:table-cell table:style-name="ce146" office:value-type="string" calcext:value-type="string">
            <text:p>eV</text:p>
          </table:table-cell>
          <table:table-cell table:style-name="ce225" table:formula="of:=&quot;&quot;">
            <text:p/>
          </table:table-cell>
          <table:table-cell table:style-name="ce146" office:value-type="string" calcext:value-type="string">
            <text:p>nm</text:p>
          </table:table-cell>
          <table:table-cell table:style-name="ce146" office:value-type="string" calcext:value-type="string">
            <text:p>eV</text:p>
          </table:table-cell>
          <table:table-cell table:style-name="ce177" office:value-type="string" calcext:value-type="string">
            <text:p>km/s</text:p>
          </table:table-cell>
          <table:table-cell table:style-name="ce225" table:formula="of:=&quot;&quot;">
            <text:p/>
          </table:table-cell>
          <table:table-cell table:style-name="ce225"/>
          <table:table-cell table:style-name="ce146" office:value-type="string" calcext:value-type="string">
            <text:p>vacío gráfica?</text:p>
          </table:table-cell>
          <table:table-cell table:style-name="ce361" table:formula="of:=ISBLANK([.$L$3])" office:value-type="float" office:value="0" calcext:value-type="float">
            <text:p>0</text:p>
          </table:table-cell>
          <table:table-cell table:style-name="ce146" table:number-columns-repeated="2"/>
          <table:table-cell table:style-name="ce177" table:number-columns-repeated="2"/>
          <table:table-cell table:style-name="ce146" table:number-columns-repeated="2"/>
          <table:table-cell table:number-columns-repeated="6"/>
        </table:table-row>
        <table:table-row table:style-name="ro1">
          <table:covered-table-cell table:number-columns-repeated="3" table:style-name="ce187"/>
          <table:covered-table-cell table:style-name="ce185"/>
          <table:table-cell table:style-name="ce209" table:number-columns-repeated="7"/>
          <table:table-cell table:style-name="ce414" table:number-columns-repeated="6"/>
          <table:table-cell table:style-name="Default" table:number-columns-repeated="5"/>
          <table:table-cell table:number-columns-repeated="3"/>
          <table:table-cell table:style-name="ce146"/>
          <table:table-cell table:style-name="ce146" office:value-type="string" calcext:value-type="string">
            <text:p>eleg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77"/>
          <table:table-cell table:style-name="ce146" office:value-type="string" calcext:value-type="string">
            <text:p>x es V?</text:p>
          </table:table-cell>
          <table:table-cell table:style-name="ce146" table:formula="of:=FIND(&quot;/&quot;;[.P22])" office:value-type="string" office:string-value="" calcext:value-type="error">
            <text:p>#¡VALOR!</text:p>
          </table:table-cell>
          <table:table-cell table:style-name="ce146"/>
          <table:table-cell table:style-name="ce177"/>
          <table:table-cell table:style-name="ce146" table:number-columns-repeated="4"/>
          <table:table-cell table:number-columns-repeated="6"/>
        </table:table-row>
        <table:table-row table:style-name="ro1">
          <table:table-cell table:style-name="ce186"/>
          <table:table-cell table:style-name="ce356" office:value-type="string" calcext:value-type="string">
            <text:p>V(frenado) (V)</text:p>
          </table:table-cell>
          <table:table-cell table:style-name="ce356" office:value-type="string" calcext:value-type="string">
            <text:p>f (10¹⁴ Hz)</text:p>
          </table:table-cell>
          <table:table-cell table:style-name="ce186"/>
          <table:table-cell table:style-name="ce209"/>
          <table:table-cell table:style-name="ce398" office:value-type="string" calcext:value-type="string" table:number-columns-spanned="2" table:number-rows-spanned="1">
            <text:p>Fotones</text:p>
          </table:table-cell>
          <table:covered-table-cell table:style-name="ce209"/>
          <table:table-cell table:style-name="ce407" office:value-type="string" calcext:value-type="string">
            <text:p>Electrones</text:p>
          </table:table-cell>
          <table:table-cell table:style-name="ce209" office:value-type="string" calcext:value-type="string">
            <text:p>Trabajo de extracción</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table-cell table:style-name="ce146" office:value-type="string" calcext:value-type="string">
            <text:p>factores conv.</text:p>
          </table:table-cell>
          <table:table-cell table:style-name="ce361" office:value-type="float" office:value="1" calcext:value-type="float">
            <text:p>1</text:p>
          </table:table-cell>
          <table:table-cell table:number-columns-repeated="3" table:style-name="ce225" office:value-type="float" office:value="1" calcext:value-type="float">
            <text:p>1</text:p>
          </table:table-cell>
          <table:table-cell table:style-name="ce146" office:value-type="float" office:value="1" calcext:value-type="float">
            <text:p>1</text:p>
          </table:table-cell>
          <table:table-cell table:style-name="ce177" office:value-type="float" office:value="1" calcext:value-type="float">
            <text:p>1</text:p>
          </table:table-cell>
          <table:table-cell table:style-name="ce177"/>
          <table:table-cell table:style-name="ce146" office:value-type="string" calcext:value-type="string">
            <text:p>x máx.?</text:p>
          </table:table-cell>
          <table:table-cell table:style-name="ce360" table:formula="of:=NOT(ISBLANK([.N4]))" office:value-type="boolean" office:boolean-value="false" calcext:value-type="boolean">
            <text:p>FALSO</text:p>
          </table:table-cell>
          <table:table-cell table:style-name="ce146" table:number-columns-repeated="6"/>
          <table:table-cell table:number-columns-repeated="6"/>
        </table:table-row>
        <table:table-row table:style-name="ro1">
          <table:table-cell table:style-name="ce186"/>
          <table:table-cell table:style-name="ce186" office:value-type="float" office:value="0.154" calcext:value-type="float">
            <text:p>0,154</text:p>
          </table:table-cell>
          <table:table-cell table:style-name="ce505" office:value-type="float" office:value="4" calcext:value-type="float">
            <text:p>4,000</text:p>
          </table:table-cell>
          <table:table-cell table:style-name="ce18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520" table:content-validation-name="val34"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361" table:formula="of:=[.AK2]" office:value-type="float" office:value="1.60217662E-019" calcext:value-type="float">
            <text:p>1,60217662E-19</text:p>
          </table:table-cell>
          <table:table-cell table:style-name="ce364"/>
          <table:table-cell table:style-name="ce364" office:value-type="float" office:value="0.000000001" calcext:value-type="float">
            <text:p>1,00E-009</text:p>
          </table:table-cell>
          <table:table-cell table:style-name="ce364" table:formula="of:=[.AK2]" office:value-type="float" office:value="1.60217662E-019" calcext:value-type="float">
            <text:p>1,60E-019</text:p>
          </table:table-cell>
          <table:table-cell table:style-name="ce146" office:value-type="float" office:value="1000" calcext:value-type="float">
            <text:p>1000</text:p>
          </table:table-cell>
          <table:table-cell table:style-name="ce146" table:number-columns-repeated="10"/>
          <table:table-cell table:number-columns-repeated="6"/>
        </table:table-row>
        <table:table-row table:style-name="ro1">
          <table:table-cell table:style-name="ce186"/>
          <table:table-cell table:style-name="ce186" office:value-type="float" office:value="0.568" calcext:value-type="float">
            <text:p>0,568</text:p>
          </table:table-cell>
          <table:table-cell table:style-name="ce505" office:value-type="float" office:value="5" calcext:value-type="float">
            <text:p>5,000</text:p>
          </table:table-cell>
          <table:table-cell table:style-name="ce18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361"/>
          <table:table-cell table:style-name="ce364"/>
          <table:table-cell table:style-name="ce368" office:value-type="float" office:value="0.0000000001" calcext:value-type="float">
            <text:p>1,00E-010</text:p>
          </table:table-cell>
          <table:table-cell table:style-name="ce368"/>
          <table:table-cell table:style-name="ce146" table:number-columns-repeated="2"/>
          <table:table-cell table:style-name="ce146" table:formula="of:=IF([.AE7]&gt;0;INDEX([.AG4:.AG8];[.AE7];1);[.AG4])">
            <text:p/>
          </table:table-cell>
          <table:table-cell table:style-name="ce146" table:number-columns-repeated="8"/>
          <table:table-cell table:number-columns-repeated="6"/>
        </table:table-row>
        <table:table-row table:style-name="ro1">
          <table:table-cell table:style-name="ce186"/>
          <table:table-cell table:style-name="ce186" office:value-type="float" office:value="0.982" calcext:value-type="float">
            <text:p>0,982</text:p>
          </table:table-cell>
          <table:table-cell table:style-name="ce505" office:value-type="float" office:value="6" calcext:value-type="float">
            <text:p>6,000</text:p>
          </table:table-cell>
          <table:table-cell table:style-name="ce18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09" table:number-columns-repeated="2"/>
          <table:table-cell table:style-name="ce415" table:number-columns-repeated="5"/>
          <table:table-cell table:style-name="ce414"/>
          <table:table-cell table:style-name="Default" table:number-columns-repeated="5"/>
          <table:table-cell table:number-columns-repeated="3"/>
          <table:table-cell table:style-name="ce146" table:number-columns-repeated="2"/>
          <table:table-cell table:style-name="ce362"/>
          <table:table-cell table:style-name="ce225"/>
          <table:table-cell table:style-name="ce177"/>
          <table:table-cell table:style-name="ce372" office:value-type="string" calcext:value-type="string">
            <text:p>DATOS</text:p>
          </table:table-cell>
          <table:table-cell table:style-name="ce177"/>
          <table:table-cell table:style-name="ce372" office:value-type="string" calcext:value-type="string">
            <text:p>DATOS</text:p>
          </table:table-cell>
          <table:table-cell table:style-name="ce177" office:value-type="string" calcext:value-type="string">
            <text:p>S.I.</text:p>
          </table:table-cell>
          <table:table-cell table:style-name="ce177" table:number-columns-repeated="2"/>
          <table:table-cell table:style-name="ce146" table:number-columns-repeated="2"/>
          <table:table-cell table:style-name="ce177"/>
          <table:table-cell table:style-name="ce146" table:number-columns-repeated="3"/>
          <table:table-cell table:number-columns-repeated="6"/>
        </table:table-row>
        <table:table-row table:style-name="ro1">
          <table:table-cell table:style-name="ce186"/>
          <table:table-cell table:style-name="ce186" office:value-type="float" office:value="1.395" calcext:value-type="float">
            <text:p>1,395</text:p>
          </table:table-cell>
          <table:table-cell table:style-name="ce505" office:value-type="float" office:value="7" calcext:value-type="float">
            <text:p>7,000</text:p>
          </table:table-cell>
          <table:table-cell table:style-name="ce18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09" table:number-columns-repeated="2"/>
          <table:table-cell table:style-name="ce415" table:number-columns-repeated="5"/>
          <table:table-cell table:style-name="ce414"/>
          <table:table-cell table:number-columns-repeated="8"/>
          <table:table-cell table:style-name="ce146" table:number-columns-repeated="2"/>
          <table:table-cell table:style-name="ce363"/>
          <table:table-cell table:style-name="ce225"/>
          <table:table-cell table:style-name="ce372"/>
          <table:table-cell table:style-name="ce377" table:formula="of:=IF([.AD7]&gt;0;INDEX([.AD4:.AD7];[.AD7];1);&quot;&quot;)" office:value-type="string" office:string-value="f" calcext:value-type="string">
            <text:p>f</text:p>
          </table:table-cell>
          <table:table-cell table:style-name="ce377" table:formula="of:=IF([.AE7]&gt;0;INDEX([.AE4:.AE7];[.AE7];1);&quot;&quot;)" office:value-type="string" office:string-value="V" calcext:value-type="string">
            <text:p>V</text:p>
          </table:table-cell>
          <table:table-cell table:style-name="ce377" table:formula="of:=[.AE18]" office:value-type="string" office:string-value="f" calcext:value-type="string">
            <text:p>f</text:p>
          </table:table-cell>
          <table:table-cell table:style-name="ce37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Y V</text:p>
          </table:table-cell>
          <table:table-cell table:style-name="ce372" office:value-type="string" calcext:value-type="string">
            <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46" table:number-columns-repeated="3"/>
          <table:table-cell table:number-columns-repeated="6"/>
        </table:table-row>
        <table:table-row table:style-name="ro1">
          <table:table-cell table:style-name="ce186"/>
          <table:table-cell table:style-name="ce186" office:value-type="float" office:value="1.809" calcext:value-type="float">
            <text:p>1,809</text:p>
          </table:table-cell>
          <table:table-cell table:style-name="ce505" office:value-type="float" office:value="8" calcext:value-type="float">
            <text:p>8,000</text:p>
          </table:table-cell>
          <table:table-cell table:style-name="ce18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09" table:number-columns-repeated="2"/>
          <table:table-cell table:style-name="ce415" table:number-columns-repeated="5"/>
          <table:table-cell table:style-name="ce414"/>
          <table:table-cell table:number-columns-repeated="8"/>
          <table:table-cell table:style-name="ce146" table:number-columns-repeated="2"/>
          <table:table-cell table:style-name="ce361"/>
          <table:table-cell table:style-name="ce364"/>
          <table:table-cell table:style-name="ce177" office:value-type="float" office:value="1" calcext:value-type="float">
            <text:p>1</text:p>
          </table:table-cell>
          <table:table-cell table:style-name="ce177" table:formula="of:=AVALOR(TRIM([.G5]))" office:value-type="float" office:value="400000000000000" calcext:value-type="float">
            <text:p>400000000000000</text:p>
          </table:table-cell>
          <table:table-cell table:style-name="ce177" table:formula="of:=AVALOR(TRIM([.H5]))" office:value-type="float" office:value="0.154" calcext:value-type="float">
            <text:p>0,154</text:p>
          </table:table-cell>
          <table:table-cell table:style-name="ce177" table:formula="of:=[.AE19]*INDEX([.$AB$14:.$AD$16];[.$AF$7];[.$AD$7])" office:value-type="float" office:value="400000000000000" calcext:value-type="float">
            <text:p>400000000000000</text:p>
          </table:table-cell>
          <table:table-cell table:style-name="ce177" table:formula="of:=[.AF19]*INDEX([.$AE$14:.$AG$16];[.$AG$7];[.$AE$7])" office:value-type="float" office:value="0.154" calcext:value-type="float">
            <text:p>0,154</text:p>
          </table:table-cell>
          <table:table-cell table:style-name="ce146" table:formula="of:=CHOOSE([.$AD$7];[.AG19]/[.$AK$3];[.AG19];IF([.AG19];[.$AK$1]/[.AG19];0))" office:value-type="float" office:value="400000000000000" calcext:value-type="float">
            <text:p>400000000000000</text:p>
          </table:table-cell>
          <table:table-cell table:style-name="ce382" table:formula="of:=[.$AK$3]*[.AI19]" office:value-type="float" office:value="2.650428016E-019" calcext:value-type="float">
            <text:p>2,65E-19</text:p>
          </table:table-cell>
          <table:table-cell table:style-name="ce146" table:formula="of:=CHOOSE([.$AE$7];[.AH19]/[.$AK$2];[.AH19]*[.AH19]/2*[.$AK$4]/[.$AK$2];[.AH19])" office:value-type="float" office:value="0.154" calcext:value-type="float">
            <text:p>0,154</text:p>
          </table:table-cell>
          <table:table-cell table:style-name="ce146" table:formula="of:=[.$AK$2]*[.AK19]" office:value-type="float" office:value="2.4673519948E-020" calcext:value-type="float">
            <text:p>2,4673519948E-20</text:p>
          </table:table-cell>
          <table:table-cell table:style-name="ce146" table:formula="of:=[.AJ19]-[.AL19]" office:value-type="float" office:value="2.40369281652E-019" calcext:value-type="float">
            <text:p>2,40369281652E-19</text:p>
          </table:table-cell>
          <table:table-cell table:style-name="ce146" table:number-columns-repeated="3"/>
          <table:table-cell table:number-columns-repeated="6"/>
        </table:table-row>
        <table:table-row table:style-name="ro1">
          <table:table-cell table:style-name="ce173" table:formula="of:=[$Indice.$G$9]" office:value-type="string" office:string-value="Instrucciones " calcext:value-type="string">
            <text:p>Instrucciones </text:p>
          </table:table-cell>
          <table:table-cell table:style-name="ce201" table:content-validation-name="val29"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09" table:number-columns-repeated="2"/>
          <table:table-cell table:style-name="ce415" table:number-columns-repeated="5"/>
          <table:table-cell table:style-name="ce414"/>
          <table:table-cell table:number-columns-repeated="8"/>
          <table:table-cell table:style-name="ce146" table:number-columns-repeated="2"/>
          <table:table-cell table:style-name="ce361"/>
          <table:table-cell table:style-name="ce177"/>
          <table:table-cell table:style-name="ce177" office:value-type="float" office:value="2" calcext:value-type="float">
            <text:p>2</text:p>
          </table:table-cell>
          <table:table-cell table:style-name="ce177" table:formula="of:=AVALOR(TRIM([.G6]))" office:value-type="float" office:value="500000000000000" calcext:value-type="float">
            <text:p>500000000000000</text:p>
          </table:table-cell>
          <table:table-cell table:style-name="ce177" table:formula="of:=AVALOR(TRIM([.H6]))" office:value-type="float" office:value="0.568" calcext:value-type="float">
            <text:p>0,568</text:p>
          </table:table-cell>
          <table:table-cell table:style-name="ce177" table:formula="of:=[.AE20]*INDEX([.$AB$14:.$AD$16];[.$AF$7];[.$AD$7])" office:value-type="float" office:value="500000000000000" calcext:value-type="float">
            <text:p>500000000000000</text:p>
          </table:table-cell>
          <table:table-cell table:style-name="ce177" table:formula="of:=[.AF20]*INDEX([.$AE$14:.$AG$16];[.$AG$7];[.$AE$7])" office:value-type="float" office:value="0.568" calcext:value-type="float">
            <text:p>0,568</text:p>
          </table:table-cell>
          <table:table-cell table:style-name="ce146" table:formula="of:=CHOOSE([.$AD$7];[.AG20]/[.$AK$3];[.AG20];IF([.AG20];[.$AK$1]/[.AG20];0))" office:value-type="float" office:value="500000000000000" calcext:value-type="float">
            <text:p>500000000000000</text:p>
          </table:table-cell>
          <table:table-cell table:style-name="ce382" table:formula="of:=[.$AK$3]*[.AI20]" office:value-type="float" office:value="3.31303502E-019" calcext:value-type="float">
            <text:p>3,31E-19</text:p>
          </table:table-cell>
          <table:table-cell table:style-name="ce146" table:formula="of:=CHOOSE([.$AE$7];[.AH20]/[.$AK$2];[.AH20]*[.AH20]/2*[.$AK$4]/[.$AK$2];[.AH20])" office:value-type="float" office:value="0.568" calcext:value-type="float">
            <text:p>0,568</text:p>
          </table:table-cell>
          <table:table-cell table:style-name="ce146" table:formula="of:=[.$AK$2]*[.AK20]" office:value-type="float" office:value="9.1003632016E-020" calcext:value-type="float">
            <text:p>9,1003632016E-20</text:p>
          </table:table-cell>
          <table:table-cell table:style-name="ce146" table:formula="of:=[.AJ20]-[.AL20]" office:value-type="float" office:value="2.40299869984E-019" calcext:value-type="float">
            <text:p>2,40299869984E-19</text:p>
          </table:table-cell>
          <table:table-cell table:style-name="ce146" table:number-columns-repeated="3"/>
          <table:table-cell table:number-columns-repeated="6"/>
        </table:table-row>
        <table:table-row table:style-name="ro1">
          <table:table-cell table:style-name="ce162" table:formula="of:=CHOOSE([.AA4];&quot;&quot;;$axuda.a125;$axuda.a149;[.A81];$axuda.e144&amp;CHAR(10)&amp;[.A101];$axuda.$a$143;[.$A$111])" office:value-type="string" office:string-value="Elija primero, en la celda de color salmón con un punto rojo, entre fotones y electrones.&#10;Elija después la magnitud que se representa en cada eje.&#10;Si lo desea, escriba el valor máximo de la variable independiente que aparecerá en la gráfica." calcext:value-type="string" table:number-columns-spanned="4" table:number-rows-spanned="26">
            <text:p>Elija primero, en la celda de color salmón con un punto rojo, entre fotones y electrones.</text:p>
            <text:p>Elija después la magnitud que se representa en cada eje.</text:p>
            <text:p>Si lo desea, escriba el valor máximo de la variable independiente que aparecerá en la gráfica.</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09" table:number-columns-repeated="2"/>
          <table:table-cell table:style-name="ce415" table:number-columns-repeated="5"/>
          <table:table-cell table:style-name="ce414"/>
          <table:table-cell table:number-columns-repeated="8"/>
          <table:table-cell table:style-name="ce146" table:number-columns-repeated="2"/>
          <table:table-cell table:style-name="ce177" table:number-columns-repeated="2"/>
          <table:table-cell table:style-name="ce177" office:value-type="float" office:value="3" calcext:value-type="float">
            <text:p>3</text:p>
          </table:table-cell>
          <table:table-cell table:style-name="ce177" table:formula="of:=AVALOR(TRIM([.G7]))" office:value-type="float" office:value="600000000000000" calcext:value-type="float">
            <text:p>600000000000000</text:p>
          </table:table-cell>
          <table:table-cell table:style-name="ce177" table:formula="of:=AVALOR(TRIM([.H7]))" office:value-type="float" office:value="0.982" calcext:value-type="float">
            <text:p>0,982</text:p>
          </table:table-cell>
          <table:table-cell table:style-name="ce177" table:formula="of:=[.AE21]*INDEX([.$AB$14:.$AD$16];[.$AF$7];[.$AD$7])" office:value-type="float" office:value="600000000000000" calcext:value-type="float">
            <text:p>600000000000000</text:p>
          </table:table-cell>
          <table:table-cell table:style-name="ce177" table:formula="of:=[.AF21]*INDEX([.$AE$14:.$AG$16];[.$AG$7];[.$AE$7])" office:value-type="float" office:value="0.982" calcext:value-type="float">
            <text:p>0,982</text:p>
          </table:table-cell>
          <table:table-cell table:style-name="ce146" table:formula="of:=CHOOSE([.$AD$7];[.AG21]/[.$AK$3];[.AG21];IF([.AG21];[.$AK$1]/[.AG21];0))" office:value-type="float" office:value="600000000000000" calcext:value-type="float">
            <text:p>600000000000000</text:p>
          </table:table-cell>
          <table:table-cell table:style-name="ce382" table:formula="of:=[.$AK$3]*[.AI21]" office:value-type="float" office:value="3.975642024E-019" calcext:value-type="float">
            <text:p>3,98E-19</text:p>
          </table:table-cell>
          <table:table-cell table:style-name="ce146" table:formula="of:=CHOOSE([.$AE$7];[.AH21]/[.$AK$2];[.AH21]*[.AH21]/2*[.$AK$4]/[.$AK$2];[.AH21])" office:value-type="float" office:value="0.982" calcext:value-type="float">
            <text:p>0,982</text:p>
          </table:table-cell>
          <table:table-cell table:style-name="ce146" table:formula="of:=[.$AK$2]*[.AK21]" office:value-type="float" office:value="1.57333744084E-019" calcext:value-type="float">
            <text:p>1,57333744084E-19</text:p>
          </table:table-cell>
          <table:table-cell table:style-name="ce146" table:formula="of:=[.AJ21]-[.AL21]" office:value-type="float" office:value="2.40230458316E-019" calcext:value-type="float">
            <text:p>2,40230458316E-19</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table-cell table:style-name="ce512"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09" table:formula="of:=CHOOSE([.$AB$13];[.$AB$11];[.$AB$12])" office:value-type="string" office:string-value="J" calcext:value-type="string">
            <text:p>J</text:p>
          </table:table-cell>
          <table:table-cell table:style-name="ce209"/>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46" table:number-columns-repeated="2"/>
          <table:table-cell table:style-name="ce177" table:number-columns-repeated="2"/>
          <table:table-cell table:style-name="ce177" office:value-type="float" office:value="4" calcext:value-type="float">
            <text:p>4</text:p>
          </table:table-cell>
          <table:table-cell table:style-name="ce177" table:formula="of:=AVALOR(TRIM([.G8]))" office:value-type="float" office:value="700000000000000" calcext:value-type="float">
            <text:p>700000000000000</text:p>
          </table:table-cell>
          <table:table-cell table:style-name="ce177" table:formula="of:=AVALOR(TRIM([.H8]))" office:value-type="float" office:value="1.395" calcext:value-type="float">
            <text:p>1,395</text:p>
          </table:table-cell>
          <table:table-cell table:style-name="ce177" table:formula="of:=[.AE22]*INDEX([.$AB$14:.$AD$16];[.$AF$7];[.$AD$7])" office:value-type="float" office:value="700000000000000" calcext:value-type="float">
            <text:p>700000000000000</text:p>
          </table:table-cell>
          <table:table-cell table:style-name="ce177" table:formula="of:=[.AF22]*INDEX([.$AE$14:.$AG$16];[.$AG$7];[.$AE$7])" office:value-type="float" office:value="1.395" calcext:value-type="float">
            <text:p>1,395</text:p>
          </table:table-cell>
          <table:table-cell table:style-name="ce146" table:formula="of:=CHOOSE([.$AD$7];[.AG22]/[.$AK$3];[.AG22];IF([.AG22];[.$AK$1]/[.AG22];0))" office:value-type="float" office:value="700000000000000" calcext:value-type="float">
            <text:p>700000000000000</text:p>
          </table:table-cell>
          <table:table-cell table:style-name="ce382" table:formula="of:=[.$AK$3]*[.AI22]" office:value-type="float" office:value="4.638249028E-019" calcext:value-type="float">
            <text:p>4,64E-19</text:p>
          </table:table-cell>
          <table:table-cell table:style-name="ce146" table:formula="of:=CHOOSE([.$AE$7];[.AH22]/[.$AK$2];[.AH22]*[.AH22]/2*[.$AK$4]/[.$AK$2];[.AH22])" office:value-type="float" office:value="1.395" calcext:value-type="float">
            <text:p>1,395</text:p>
          </table:table-cell>
          <table:table-cell table:style-name="ce146" table:formula="of:=[.$AK$2]*[.AK22]" office:value-type="float" office:value="2.2350363849E-019" calcext:value-type="float">
            <text:p>2,2350363849E-19</text:p>
          </table:table-cell>
          <table:table-cell table:style-name="ce146"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09"/>
          <table:table-cell table:style-name="ce209" table:formula="of:=IF([.AB30];&quot;&quot;;&quot;De la gráfica&quot;)" office:value-type="string" office:string-value="De la gráfica" calcext:value-type="string">
            <text:p>De la gráfica</text:p>
          </table:table-cell>
          <table:table-cell table:style-name="ce421" table:formula="of:=IF([.AB30];&quot;&quot;;&quot;y = m · x + b&quot;)" office:value-type="string" office:string-value="y = m · x + b" calcext:value-type="string">
            <text:p>y = m · x + b</text:p>
          </table:table-cell>
          <table:table-cell table:style-name="ce513" table:formula="of:=IF([.$AB$30];&quot;Elixa magnitudes na gráfica&quot;;&quot;&quot;)">
            <text:p/>
          </table:table-cell>
          <table:table-cell table:style-name="ce209" table:number-columns-repeated="3"/>
          <table:table-cell table:number-columns-repeated="5"/>
          <table:table-cell table:style-name="ce414"/>
          <table:table-cell table:number-columns-repeated="8"/>
          <table:table-cell table:style-name="Default" table:number-columns-repeated="4"/>
          <table:table-cell table:style-name="ce177" office:value-type="float" office:value="5" calcext:value-type="float">
            <text:p>5</text:p>
          </table:table-cell>
          <table:table-cell table:style-name="ce177" table:formula="of:=AVALOR(TRIM([.G9]))" office:value-type="float" office:value="800000000000000" calcext:value-type="float">
            <text:p>800000000000000</text:p>
          </table:table-cell>
          <table:table-cell table:style-name="ce177" table:formula="of:=AVALOR(TRIM([.H9]))" office:value-type="float" office:value="1.809" calcext:value-type="float">
            <text:p>1,809</text:p>
          </table:table-cell>
          <table:table-cell table:style-name="ce177" table:formula="of:=[.AE23]*INDEX([.$AB$14:.$AD$16];[.$AF$7];[.$AD$7])" office:value-type="float" office:value="800000000000000" calcext:value-type="float">
            <text:p>800000000000000</text:p>
          </table:table-cell>
          <table:table-cell table:style-name="ce177" table:formula="of:=[.AF23]*INDEX([.$AE$14:.$AG$16];[.$AG$7];[.$AE$7])" office:value-type="float" office:value="1.809" calcext:value-type="float">
            <text:p>1,809</text:p>
          </table:table-cell>
          <table:table-cell table:style-name="ce146" table:formula="of:=CHOOSE([.$AD$7];[.AG23]/[.$AK$3];[.AG23];IF([.AG23];[.$AK$1]/[.AG23];0))" office:value-type="float" office:value="800000000000000" calcext:value-type="float">
            <text:p>800000000000000</text:p>
          </table:table-cell>
          <table:table-cell table:style-name="ce382" table:formula="of:=[.$AK$3]*[.AI23]" office:value-type="float" office:value="5.300856032E-019" calcext:value-type="float">
            <text:p>5,30E-19</text:p>
          </table:table-cell>
          <table:table-cell table:style-name="ce146" table:formula="of:=CHOOSE([.$AE$7];[.AH23]/[.$AK$2];[.AH23]*[.AH23]/2*[.$AK$4]/[.$AK$2];[.AH23])" office:value-type="float" office:value="1.809" calcext:value-type="float">
            <text:p>1,809</text:p>
          </table:table-cell>
          <table:table-cell table:style-name="ce146" table:formula="of:=[.$AK$2]*[.AK23]" office:value-type="float" office:value="2.89833750558E-019" calcext:value-type="float">
            <text:p>2,89833750558E-19</text:p>
          </table:table-cell>
          <table:table-cell table:style-name="ce146"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09" table:number-columns-repeated="2"/>
          <table:table-cell table:style-name="ce728" table:formula="of:=IF(ISERROR([.$AO$35]);&quot;&quot;;IF([.AO35]&gt;0;[.AM35];[.AM36]))" office:value-type="string" office:string-value="ordenada en el origen" calcext:value-type="string">
            <text:p>ordenada en el origen</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09"/>
          <table:table-cell table:style-name="Default"/>
          <table:table-cell table:number-columns-repeated="13"/>
          <table:table-cell table:style-name="Default" table:number-columns-repeated="10"/>
          <table:table-cell table:style-name="ce177"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09" table:number-columns-repeated="2"/>
          <table:table-cell table:style-name="ce728" table:formula="of:=IF([.$AB$30];&quot;&quot;;&quot;pendiente&quot;)" office:value-type="string" office:string-value="pendiente" calcext:value-type="string">
            <text:p>pendi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46"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09"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09"/>
          <table:table-cell table:style-name="Default"/>
          <table:table-cell table:number-columns-repeated="13"/>
          <table:table-cell table:style-name="ce146" table:number-columns-repeated="2"/>
          <table:table-cell table:style-name="ce177" office:value-type="string" calcext:value-type="string">
            <text:p>Gráfica</text:p>
          </table:table-cell>
          <table:table-cell table:style-name="ce177" table:number-columns-repeated="5"/>
          <table:table-cell table:style-name="ce225" office:value-type="string" calcext:value-type="string">
            <text:p>Gráfica</text:p>
          </table:table-cell>
          <table:table-cell table:style-name="ce177"/>
          <table:table-cell table:style-name="ce381" table:number-columns-repeated="2"/>
          <table:table-cell table:style-name="ce177"/>
          <table:table-cell table:style-name="ce177" table:formula="of:=IF([.AL19]=0;[.AM19]; IF([.AL20]=0;[.AM20];AVERAGE([.AM19:.AM20])))" office:value-type="float" office:value="2.40334575818E-019" calcext:value-type="float">
            <text:p>2,40334575818E-19</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number-columns-repeated="2"/>
          <table:table-cell table:style-name="ce728" table:formula="of:=IF([.$AB$30];&quot;&quot;;[.AM38])" office:value-type="string" office:string-value="Trabajo de extracción" calcext:value-type="string">
            <text:p>Trabaj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09"/>
          <table:table-cell table:style-name="Default"/>
          <table:table-cell table:number-columns-repeated="13"/>
          <table:table-cell table:style-name="ce146" table:number-columns-repeated="2"/>
          <table:table-cell table:style-name="ce177" office:value-type="string" calcext:value-type="string">
            <text:p>fotones</text:p>
          </table:table-cell>
          <table:table-cell table:style-name="ce177" office:value-type="string" calcext:value-type="string">
            <text:p><text:span text:style-name="T59">Mín: </text:span>x (f)</text:p>
          </table:table-cell>
          <table:table-cell table:style-name="ce146" office:value-type="string" calcext:value-type="string">
            <text:p>Mín: x (y)</text:p>
          </table:table-cell>
          <table:table-cell table:style-name="ce177" office:value-type="string" calcext:value-type="string">
            <text:p>Menú x</text:p>
          </table:table-cell>
          <table:table-cell table:style-name="ce177" office:value-type="string" calcext:value-type="string">
            <text:p>Menú y</text:p>
          </table:table-cell>
          <table:table-cell table:style-name="ce177"/>
          <table:table-cell table:style-name="ce372" office:value-type="string" calcext:value-type="string">
            <text:p>x</text:p>
          </table:table-cell>
          <table:table-cell table:style-name="ce372" office:value-type="string" calcext:value-type="string">
            <text:p>y</text:p>
          </table:table-cell>
          <table:table-cell table:style-name="ce381" table:number-columns-repeated="2"/>
          <table:table-cell table:style-name="ce454" office:value-type="string" calcext:value-type="string">
            <text:p>f₀ =</text:p>
          </table:table-cell>
          <table:table-cell table:style-name="ce177" table:formula="of:=[.AM26]/[.$AK$3]" office:value-type="float" office:value="362710587674380" calcext:value-type="float">
            <text:p>362710587674380</text:p>
          </table:table-cell>
          <table:table-cell table:style-name="ce177" table:number-columns-repeated="2"/>
          <table:table-cell table:style-name="ce146"/>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number-columns-repeated="2"/>
          <table:table-cell table:style-name="ce177" office:value-type="string" calcext:value-type="string">
            <text:p>electrones</text:p>
          </table:table-cell>
          <table:table-cell table:number-columns-repeated="2" table:style-name="ce177" office:value-type="float" office:value="0" calcext:value-type="float">
            <text:p>0</text:p>
          </table:table-cell>
          <table:table-cell table:style-name="ce177" table:formula="of:=IF([.$AB$29];[.AC4];[.AB4])" office:value-type="string" office:string-value="Energía cinética" calcext:value-type="string">
            <text:p>Energía cinética</text:p>
          </table:table-cell>
          <table:table-cell table:style-name="ce177" table:formula="of:=IF([.$AB$29];[.AB4];[.AC4])" office:value-type="string" office:string-value="Energía" calcext:value-type="string">
            <text:p>Energía</text:p>
          </table:table-cell>
          <table:table-cell table:style-name="ce146"/>
          <table:table-cell table:style-name="ce146" table:formula="of:=IF([.$AB$30];0;INDEX([.$AC$28:.$AD$29];[.AE30];IF([.$AB$29];2;1)))" office:value-type="float" office:value="0" calcext:value-type="float">
            <text:p>0</text:p>
          </table:table-cell>
          <table:table-cell table:style-name="ce146" table:formula="of:=IF([.$AB$30];0;INDEX([.$AC$28:.$AD$29];[.AF30];IF([.$AB$29];1;2)))" office:value-type="float" office:value="0" calcext:value-type="float">
            <text:p>0</text:p>
          </table:table-cell>
          <table:table-cell table:style-name="ce381" table:number-columns-repeated="2"/>
          <table:table-cell table:style-name="ce177" table:number-columns-repeated="4"/>
          <table:table-cell table:style-name="ce146"/>
          <table:table-cell/>
          <table:table-cell table:style-name="ce458" table:number-columns-repeated="2"/>
          <table:table-cell table:number-columns-repeated="3"/>
        </table:table-row>
        <table:table-row table:style-name="ro1">
          <table:covered-table-cell table:number-columns-repeated="4" table:style-name="Default"/>
          <table:table-cell table:style-name="ce209"/>
          <table:table-cell table:style-name="ce155" table:formula="of:=EXPANDETEXTO([$Indice.$G$4];3)" office:value-type="string" office:string-value="O   T   R   O   S       C   Á   L   C   U   L   O   S" calcext:value-type="string" table:number-columns-spanned="5" table:number-rows-spanned="1">
            <text:p>O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09"/>
          <table:table-cell table:style-name="ce209"/>
          <table:table-cell table:style-name="Default"/>
          <table:table-cell table:number-columns-repeated="13"/>
          <table:table-cell table:style-name="ce146"/>
          <table:table-cell table:style-name="ce146" office:value-type="string" calcext:value-type="string">
            <text:p>S fotones vs. y?</text:p>
          </table:table-cell>
          <table:table-cell table:style-name="ce360" table:formula="of:=NOT([.AJ11])" office:value-type="boolean" office:boolean-value="true" calcext:value-type="boolean">
            <text:p>VERDADERO</text:p>
          </table:table-cell>
          <table:table-cell table:number-columns-repeated="2" table:style-name="ce177" office:value-type="float" office:value="0" calcext:value-type="float">
            <text:p>0</text:p>
          </table:table-cell>
          <table:table-cell table:style-name="ce177" table:formula="of:=IF([.$AB$29];[.AC6];[.AB5])" office:value-type="string" office:string-value="Potencial de frenado" calcext:value-type="string">
            <text:p>Potencial de frenado</text:p>
          </table:table-cell>
          <table:table-cell table:style-name="ce177" table:formula="of:=IF([.$AB$29];[.AB5];[.AC6])" office:value-type="string" office:string-value="Frecuencia" calcext:value-type="string">
            <text:p>Frecuencia</text:p>
          </table:table-cell>
          <table:table-cell table:style-name="ce381"/>
          <table:table-cell table:style-name="ce381" table:formula="of:=IF([.$AB$30];0;INDEX([.$AC$31:.$AD$32];[.AE30];IF([.$AB$29];2;1)))" office:value-type="float" office:value="0" calcext:value-type="float">
            <text:p>0</text:p>
          </table:table-cell>
          <table:table-cell table:style-name="ce381" table:formula="of:=IF([.$AB$30];0;INDEX([.$AC$31:.$AD$32];[.AF30];IF([.$AB$29];1;2)))" office:value-type="float" office:value="0.36271058767438" calcext:value-type="float">
            <text:p>0,36271058767438</text:p>
          </table:table-cell>
          <table:table-cell table:style-name="ce177" table:number-columns-repeated="2"/>
          <table:table-cell table:style-name="ce146" table:number-columns-repeated="2"/>
          <table:table-cell table:style-name="ce377" office:value-type="string" calcext:value-type="string">
            <text:p>pendiente de los datos</text:p>
          </table:table-cell>
          <table:table-cell table:style-name="ce146" table:formula="of:=([.AI31]-[.AI32])*[.AI33]/([.AH31]-[.AH32])/[.AH33]" office:value-type="float" office:value="241545893719807" calcext:value-type="float">
            <text:p>241545893719807</text:p>
          </table:table-cell>
          <table:table-cell table:style-name="ce35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Etiqueta: </text:p>
          </table:table-cell>
          <table:table-cell table:style-name="ce511"/>
          <table:table-cell table:style-name="ce516"/>
          <table:table-cell table:style-name="ce25"/>
          <table:table-cell table:style-name="ce209" table:number-columns-repeated="2"/>
          <table:table-cell table:style-name="Default"/>
          <table:table-cell table:number-columns-repeated="13"/>
          <table:table-cell table:style-name="ce146"/>
          <table:table-cell table:style-name="ce177" office:value-type="string" calcext:value-type="string">
            <text:p>vacío gráfica?</text:p>
          </table:table-cell>
          <table:table-cell table:style-name="ce385" table:formula="of:=OR(ISBLANK([.$M$3]);ISERROR([.AE30]);ISERROR([.AF30]))" office:value-type="boolean" office:boolean-value="false" calcext:value-type="boolean">
            <text:p>FALSO</text:p>
          </table:table-cell>
          <table:table-cell table:style-name="ce177" office:value-type="string" calcext:value-type="string">
            <text:p><text:span text:style-name="T59">Med: </text:span>x (f)</text:p>
          </table:table-cell>
          <table:table-cell table:style-name="ce177" office:value-type="string" calcext:value-type="string">
            <text:p>Med: x (y)</text:p>
          </table:table-cell>
          <table:table-cell table:style-name="ce177" table:formula="of:=IF(ISBLANK([.O2]);0;MATCH([.O2];[.AE28:.AE30];0))" office:value-type="float" office:value="2" calcext:value-type="float">
            <text:p>2</text:p>
          </table:table-cell>
          <table:table-cell table:style-name="ce177" table:formula="of:=IF(ISBLANK([.L2]);0;MATCH([.L2];[.AF28:.AF30];0))" office:value-type="float" office:value="2" calcext:value-type="float">
            <text:p>2</text:p>
          </table:table-cell>
          <table:table-cell table:style-name="ce381"/>
          <table:table-cell table:style-name="ce381" table:formula="of:=IF([.$AB$30];0;INDEX([.$AC$34:.$AD$35];[.AE30];IF([.$AB$29];2;1)))" office:value-type="float" office:value="1.809" calcext:value-type="float">
            <text:p>1,809</text:p>
          </table:table-cell>
          <table:table-cell table:style-name="ce381" table:formula="of:=IF([.$AB$30];0;INDEX([.$AC$34:.$AD$35];[.AF30];IF([.$AB$29];1;2)))" office:value-type="float" office:value="0.8" calcext:value-type="float">
            <text:p>0,8</text:p>
          </table:table-cell>
          <table:table-cell table:style-name="ce177" table:number-columns-repeated="2"/>
          <table:table-cell table:style-name="ce381" table:number-columns-repeated="2"/>
          <table:table-cell table:style-name="ce381" office:value-type="string" calcext:value-type="string">
            <text:p>h de los datos</text:p>
          </table:table-cell>
          <table:table-cell table:style-name="ce177" table:formula="of:=IF([.AG7]=1;[.$AK$2];1)*IF([.$AP$34];1/[.AO29];IF([.$AQ$34];[.AO29];0))" office:value-type="float" office:value="6.6330112068E-034" calcext:value-type="float">
            <text:p>6,6330112068E-34</text:p>
          </table:table-cell>
          <table:table-cell table:style-name="ce146" office:value-type="string" calcext:value-type="string">
            <text:p>J·s</text:p>
          </table:table-cell>
          <table:table-cell table:number-columns-repeated="6"/>
        </table:table-row>
        <table:table-row table:style-name="ro1">
          <table:covered-table-cell table:number-columns-repeated="4" table:style-name="Default"/>
          <table:table-cell table:style-name="ce209"/>
          <table:table-cell table:style-name="ce728" office:value-type="string" calcext:value-type="string">
            <text:p>Fórmula: </text:p>
          </table:table-cell>
          <table:table-cell table:style-name="ce88" table:number-columns-repeated="3"/>
          <table:table-cell table:style-name="ce209" table:number-columns-repeated="2"/>
          <table:table-cell table:style-name="Default"/>
          <table:table-cell table:number-columns-repeated="13"/>
          <table:table-cell table:style-name="ce146"/>
          <table:table-cell table:style-name="ce177" office:value-type="string" calcext:value-type="string">
            <text:p>x es V?</text:p>
          </table:table-cell>
          <table:table-cell table:style-name="ce177" table:formula="of:=FIND(&quot;/&quot;;[.Q22])" office:value-type="string" office:string-value="" calcext:value-type="error">
            <text:p>#¡VALOR!</text:p>
          </table:table-cell>
          <table:table-cell table:style-name="ce177" table:formula="of:=[.AM26]/[.AA34]" office:value-type="float" office:value="2.40334575818" calcext:value-type="float">
            <text:p>2,40334575818</text:p>
          </table:table-cell>
          <table:table-cell table:style-name="ce177" office:value-type="float" office:value="0" calcext:value-type="float">
            <text:p>0</text:p>
          </table:table-cell>
          <table:table-cell table:style-name="ce177" table:formula="of:=IF([.$AB$29];[.AE4];[.AD4])" office:value-type="string" office:string-value="E" calcext:value-type="string">
            <text:p>E</text:p>
          </table:table-cell>
          <table:table-cell table:style-name="ce362" table:formula="of:=IF([.$AB$29];[.AD4];[.AE4])" office:value-type="string" office:string-value="E" calcext:value-type="string">
            <text:p>E</text:p>
          </table:table-cell>
          <table:table-cell table:style-name="ce177"/>
          <table:table-cell table:style-name="ce362" table:formula="of:=IF([.AH36]&lt;=[.$AH$30];[.AH36];[.$AH$30])" office:value-type="float" office:value="0.154" calcext:value-type="float">
            <text:p>0,154</text:p>
          </table:table-cell>
          <table:table-cell table:style-name="ce177" table:formula="of:=IF([.AH31]=[.$AH$30];[.AI30];IF([.AH31]=[.$AH$36];[.AI36];[.AI37]))" office:value-type="float" office:value="0.4" calcext:value-type="float">
            <text:p>0,4</text:p>
          </table:table-cell>
          <table:table-cell table:style-name="ce177" table:number-columns-repeated="2"/>
          <table:table-cell table:style-name="ce381"/>
          <table:table-cell table:style-name="ce177"/>
          <table:table-cell table:style-name="ce377" office:value-type="string" calcext:value-type="string">
            <text:p>error típico xy</text:p>
          </table:table-cell>
          <table:table-cell table:style-name="ce380" table:formula="of:=STEYX([.AI$28:.AI$32];[.AH$28:.AH$32])" office:value-type="float" office:value="0.174008838727016" calcext:value-type="float">
            <text:p>1,74E-01</text:p>
          </table:table-cell>
          <table:table-cell table:style-name="Default"/>
          <table:table-cell table:number-columns-repeated="6"/>
        </table:table-row>
        <table:table-row table:style-name="ro1">
          <table:covered-table-cell table:number-columns-repeated="4" table:style-name="Default"/>
          <table:table-cell table:style-name="ce209" table:number-columns-repeated="7"/>
          <table:table-cell table:style-name="Default"/>
          <table:table-cell table:number-columns-repeated="13"/>
          <table:table-cell table:style-name="ce146"/>
          <table:table-cell table:style-name="ce177" office:value-type="string" calcext:value-type="string">
            <text:p>x máx.?</text:p>
          </table:table-cell>
          <table:table-cell table:style-name="ce385" table:formula="of:=AND(NOT(ISBLANK([.P4]));AVALOR([.P4])&gt;[.AA38])" office:value-type="boolean" office:boolean-value="false" calcext:value-type="boolean">
            <text:p>FALSO</text:p>
          </table:table-cell>
          <table:table-cell table:style-name="ce177" table:formula="of:=[.AM27]/[.AA35]" office:value-type="float" office:value="0.36271058767438" calcext:value-type="float">
            <text:p>0,36271058767438</text:p>
          </table:table-cell>
          <table:table-cell table:style-name="ce177" office:value-type="float" office:value="0" calcext:value-type="float">
            <text:p>0</text:p>
          </table:table-cell>
          <table:table-cell table:style-name="ce177" table:formula="of:=IF([.$AB$29];[.AE6];[.AD5])" office:value-type="string" office:string-value="V" calcext:value-type="string">
            <text:p>V</text:p>
          </table:table-cell>
          <table:table-cell table:style-name="ce177" table:formula="of:=IF([.$AB$29];[.AD5];[.AE6])" office:value-type="string" office:string-value="f" calcext:value-type="string">
            <text:p>f</text:p>
          </table:table-cell>
          <table:table-cell table:style-name="ce177"/>
          <table:table-cell table:style-name="ce362" table:formula="of:=IF([.AH37]&lt;[.$AH$30];[.AH37];[.$AH$30])" office:value-type="float" office:value="0.568" calcext:value-type="float">
            <text:p>0,568</text:p>
          </table:table-cell>
          <table:table-cell table:style-name="ce177" table:formula="of:=IF([.AH32]=[.$AH$30];[.AI30];IF([.AH32]=[.$AH$36];[.AI36];[.AI37]))" office:value-type="float" office:value="0.5" calcext:value-type="float">
            <text:p>0,5</text:p>
          </table:table-cell>
          <table:table-cell table:style-name="ce177" table:number-columns-repeated="2"/>
          <table:table-cell table:style-name="ce381"/>
          <table:table-cell table:style-name="ce177"/>
          <table:table-cell table:style-name="ce377" office:value-type="string" calcext:value-type="string">
            <text:p>pendiente</text:p>
          </table:table-cell>
          <table:table-cell table:style-name="ce146" table:formula="of:=SLOPE([.AI29:.AI32];[.AH29:.AH32])" office:value-type="float" office:value="0.241715383384225" calcext:value-type="float">
            <text:p>0,241715383384225</text:p>
          </table:table-cell>
          <table:table-cell table:style-name="ce35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string" calcext:value-type="string">
            <text:p>múltiplo (f)</text:p>
          </table:table-cell>
          <table:table-cell table:style-name="ce146" office:value-type="string" calcext:value-type="string">
            <text:p>múltiplo (y)</text:p>
          </table:table-cell>
          <table:table-cell table:style-name="ce177" office:value-type="string" calcext:value-type="string">
            <text:p><text:span text:style-name="T59">Máx: </text:span>x (f)</text:p>
          </table:table-cell>
          <table:table-cell table:style-name="ce177" office:value-type="string" calcext:value-type="string">
            <text:p>Máx: x (y)</text:p>
          </table:table-cell>
          <table:table-cell table:style-name="ce177" table:number-columns-repeated="3"/>
          <table:table-cell table:style-name="ce445" table:formula="of:=INDEX([.AA34:.AB35];[.AE30];1+[.AB29])" office:value-type="float" office:value="1" calcext:value-type="float">
            <text:p>1</text:p>
          </table:table-cell>
          <table:table-cell table:style-name="ce177" table:formula="of:=INDEX([.AA34:.AB35];[.AF30];2-[.AB29])" office:value-type="float" office:value="1000000000000000" calcext:value-type="float">
            <text:p>1000000000000000</text:p>
          </table:table-cell>
          <table:table-cell table:style-name="ce177" table:number-columns-repeated="4"/>
          <table:table-cell table:style-name="ce146" office:value-type="string" calcext:value-type="string">
            <text:p>pendiente</text:p>
          </table:table-cell>
          <table:table-cell table:style-name="ce146" table:formula="of:=[.AO32]*[.AI33]/[.AH33]" office:value-type="float" office:value="241715383384225" calcext:value-type="float">
            <text:p>241715383384225</text:p>
          </table:table-cell>
          <table:table-cell table:style-name="ce35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1" calcext:value-type="date">
            <text:p>11/07/24</text:p>
          </table:table-cell>
          <table:table-cell table:style-name="Default" table:number-columns-repeated="4"/>
          <table:table-cell table:number-columns-repeated="4"/>
          <table:table-cell table:style-name="Default" table:number-columns-repeated="2"/>
          <table:table-cell table:number-columns-repeated="7"/>
          <table:table-cell table:style-name="ce146"/>
          <table:table-cell table:style-name="ce146" office:value-type="float" office:value="1E-019" calcext:value-type="float">
            <text:p>1E-19</text:p>
          </table:table-cell>
          <table:table-cell table:style-name="ce146" table:formula="of:=[.AA34]" office:value-type="float" office:value="1E-019" calcext:value-type="float">
            <text:p>1E-19</text:p>
          </table:table-cell>
          <table:table-cell table:style-name="ce177" table:formula="of:=IF([.$AB$32];[.AC42];[.AC37])/[.AA34]" office:value-type="float" office:value="5.300856032" calcext:value-type="float">
            <text:p>5,300856032</text:p>
          </table:table-cell>
          <table:table-cell table:style-name="ce177" table:formula="of:=IF([.$AB$32];[.AD42];[.AD37])/[.AB34]" office:value-type="float" office:value="2.89833750558" calcext:value-type="float">
            <text:p>2,89833750558</text:p>
          </table:table-cell>
          <table:table-cell table:style-name="ce177" table:formula="of:=[.AE11]" office:value-type="string" office:string-value="J" calcext:value-type="string">
            <text:p>J</text:p>
          </table:table-cell>
          <table:table-cell table:style-name="ce177" table:formula="of:=[.AE34]" office:value-type="string" office:string-value="J" calcext:value-type="string">
            <text:p>J</text:p>
          </table:table-cell>
          <table:table-cell table:style-name="ce177"/>
          <table:table-cell table:style-name="ce448" table:formula="of:=IF([.AH33]=1;&quot;&quot;;MID(NUMFORMA([.AH33];3);5;9))">
            <text:p/>
          </table:table-cell>
          <table:table-cell table:style-name="ce372" table:formula="of:=IF([.AI33]=1;&quot;&quot;;MID(NUMFORMA([.AI33];3);5;9))" office:value-type="string" office:string-value="·10¹⁵" calcext:value-type="string">
            <text:p>·10¹⁵</text:p>
          </table:table-cell>
          <table:table-cell table:style-name="ce177" table:number-columns-repeated="2"/>
          <table:table-cell table:style-name="ce372" office:value-type="string" calcext:value-type="string">
            <text:p>Puede calcularse h?</text:p>
          </table:table-cell>
          <table:table-cell table:style-name="ce385" table:formula="of:=OR([.AP34];[.AQ34])" office:value-type="boolean" office:boolean-value="true" calcext:value-type="boolean">
            <text:p>VERDADERO</text:p>
          </table:table-cell>
          <table:table-cell table:style-name="ce454" office:value-type="string" calcext:value-type="string">
            <text:p>h =</text:p>
          </table:table-cell>
          <table:table-cell table:style-name="ce177" table:formula="of:=IF([.AF30]=2;[.$AK$2];1)*IF([.$AP$34];1/[.AO33];IF([.$AQ$34];[.AO33];0))" office:value-type="float" office:value="6.62836017123998E-034" calcext:value-type="float">
            <text:p>6,62836017123998E-34</text:p>
          </table:table-cell>
          <table:table-cell table:style-name="ce385" table:formula="of:=AND([.$AH$35]=[.$AG$11];[.$AI$35]=[.$AC$11])" office:value-type="boolean" office:boolean-value="true" calcext:value-type="boolean">
            <text:p>VERDADERO</text:p>
          </table:table-cell>
          <table:table-cell table:style-name="ce385"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146" office:value-type="float" office:value="1000000000000000" calcext:value-type="float">
            <text:p>1000000000000000</text:p>
          </table:table-cell>
          <table:table-cell table:style-name="ce146" office:value-type="float" office:value="1" calcext:value-type="float">
            <text:p>1</text:p>
          </table:table-cell>
          <table:table-cell table:style-name="ce177" table:formula="of:=IF([.$AB$32];[.AC43];[.AC38])/[.AA35]" office:value-type="float" office:value="0.8" calcext:value-type="float">
            <text:p>0,8</text:p>
          </table:table-cell>
          <table:table-cell table:style-name="ce177" table:formula="of:=IF([.$AB$32];[.AD43];[.AD38])/[.AB35]" office:value-type="float" office:value="1.809" calcext:value-type="float">
            <text:p>1,809</text:p>
          </table:table-cell>
          <table:table-cell table:style-name="ce177" table:formula="of:=IF([.$AB$29];[.AG11];[.AC11])" office:value-type="string" office:string-value="V" calcext:value-type="string">
            <text:p>V</text:p>
          </table:table-cell>
          <table:table-cell table:style-name="ce177" table:formula="of:=IF([.$AB$29];[.AC11];[.AG11])" office:value-type="string" office:string-value="Hz" calcext:value-type="string">
            <text:p>Hz</text:p>
          </table:table-cell>
          <table:table-cell table:style-name="ce177"/>
          <table:table-cell table:style-name="ce449" table:formula="of:=INDEX([.AE34:.AF35];[.AE30];1)" office:value-type="string" office:string-value="V" calcext:value-type="string">
            <text:p>V</text:p>
          </table:table-cell>
          <table:table-cell table:style-name="ce372" table:formula="of:=INDEX([.AE34:.AF35];[.AF30];2)" office:value-type="string" office:string-value="Hz" calcext:value-type="string">
            <text:p>Hz</text:p>
          </table:table-cell>
          <table:table-cell table:style-name="ce177" table:number-columns-repeated="3"/>
          <table:table-cell table:style-name="ce372" office:value-type="string" calcext:value-type="string">
            <text:p>ordenada en el origen</text:p>
          </table:table-cell>
          <table:table-cell table:style-name="ce454" office:value-type="string" calcext:value-type="string">
            <text:p>b =</text:p>
          </table:table-cell>
          <table:table-cell table:style-name="ce177" table:formula="of:=INTERCEPT([.AI$29:.AI$32];[.AH$29:.AH$32])" office:value-type="float" office:value="0.362732238082227" calcext:value-type="float">
            <text:p>0,362732238082227</text:p>
          </table:table-cell>
          <table:table-cell table:style-name="ce362" table:formula="of:=[.AI34]&amp;&quot; &quot;&amp;[.AI35]" office:value-type="string" office:string-value="·10¹⁵ Hz" calcext:value-type="string">
            <text:p>·10¹⁵ Hz</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Máx (f)</text:p>
          </table:table-cell>
          <table:table-cell table:style-name="ce177" office:value-type="string" calcext:value-type="string">
            <text:p>Máx (y)</text:p>
          </table:table-cell>
          <table:table-cell table:style-name="ce177" table:number-columns-repeated="3"/>
          <table:table-cell table:style-name="ce177" table:formula="of:=CHOOSE(1+[.$AB$29];CHOOSE([.$AE$30];[.AJ19]/[.$AA$34];[.AI19]/[.$AA$35]);CHOOSE([.$AE$30];[.AL19]/[.$AB$34];[.AK19]))" office:value-type="float" office:value="0.154" calcext:value-type="float">
            <text:p>0,154</text:p>
          </table:table-cell>
          <table:table-cell table:style-name="ce177" table:formula="of:=CHOOSE(1+[.$AB$29];CHOOSE([.$AF$30];[.AL19]/[.$AB$34];[.AK19]);CHOOSE([.$AF$30];[.AJ19]/[.$AA$34];[.AI19]/[.$AA$35]))" office:value-type="float" office:value="0.4" calcext:value-type="float">
            <text:p>0,4</text:p>
          </table:table-cell>
          <table:table-cell table:style-name="ce177" table:number-columns-repeated="3"/>
          <table:table-cell table:style-name="ce372" office:value-type="string" calcext:value-type="string">
            <text:p>abscisa en el origen</text:p>
          </table:table-cell>
          <table:table-cell table:style-name="ce470" office:value-type="string" calcext:value-type="string">
            <text:p>-b/m =</text:p>
          </table:table-cell>
          <table:table-cell table:style-name="Default" table:formula="of:=-[.AO35]*[.AI33]/[.AO33]*IF([.AF30]=2;[.$AK$2];1)" office:value-type="float" office:value="-2.40431991972897E-019" calcext:value-type="float">
            <text:p>-2,40431991972897E-19</text:p>
          </table:table-cell>
          <table:table-cell table:style-name="Default" table:formula="of:=[.AH35]" office:value-type="string" office:string-value="V" calcext:value-type="string">
            <text:p>V</text:p>
          </table:table-cell>
          <table:table-cell table:style-name="ce146"/>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372" office:value-type="string" calcext:value-type="string">
            <text:p>Valor mínimo para x máx.</text:p>
          </table:table-cell>
          <table:table-cell table:style-name="ce146" office:value-type="string" calcext:value-type="string">
            <text:p>Y 5,30Y-19</text:p>
          </table:table-cell>
          <table:table-cell table:style-name="ce446" table:formula="of:=MAX([.AJ19:.AJ23])" office:value-type="float" office:value="5.300856032E-019" calcext:value-type="float">
            <text:p>5,30E-19</text:p>
          </table:table-cell>
          <table:table-cell table:style-name="ce177" table:formula="of:=MAX([.AL19:.AL23])" office:value-type="float" office:value="2.89833750558E-019" calcext:value-type="float">
            <text:p>2,89833750558E-19</text:p>
          </table:table-cell>
          <table:table-cell table:style-name="ce177" office:value-type="string" calcext:value-type="string">
            <text:p>Y</text:p>
          </table:table-cell>
          <table:table-cell table:style-name="ce177" table:number-columns-repeated="2"/>
          <table:table-cell table:style-name="ce177" table:formula="of:=CHOOSE(1+[.$AB$29];CHOOSE([.$AE$30];[.AJ20]/[.$AA$34];[.AI20]/[.$AA$35]);CHOOSE([.$AE$30];[.AL20]/[.$AB$34];[.AK20]))" office:value-type="float" office:value="0.568" calcext:value-type="float">
            <text:p>0,568</text:p>
          </table:table-cell>
          <table:table-cell table:style-name="ce177" table:formula="of:=CHOOSE(1+[.$AB$29];CHOOSE([.$AF$30];[.AL20]/[.$AB$34];[.AK20]);CHOOSE([.$AF$30];[.AJ20]/[.$AA$34];[.AI20]/[.$AA$35]))" office:value-type="float" office:value="0.5" calcext:value-type="float">
            <text:p>0,5</text:p>
          </table:table-cell>
          <table:table-cell table:style-name="ce177"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table-cell table:style-name="ce362" table:formula="of:=INDEX([.AC31:.AD32];[.AE30];1+[.AB29])" office:value-type="float" office:value="0" calcext:value-type="float">
            <text:p>0</text:p>
          </table:table-cell>
          <table:table-cell table:style-name="ce146" office:value-type="string" calcext:value-type="string">
            <text:p>f</text:p>
          </table:table-cell>
          <table:table-cell table:style-name="ce146" table:formula="of:=MAX([.AI19:.AI23])" office:value-type="float" office:value="800000000000000" calcext:value-type="float">
            <text:p>800000000000000</text:p>
          </table:table-cell>
          <table:table-cell table:style-name="ce177" table:formula="of:=MAX([.AK19:.AK23])" office:value-type="float" office:value="1.809" calcext:value-type="float">
            <text:p>1,809</text:p>
          </table:table-cell>
          <table:table-cell table:style-name="ce177" office:value-type="string" calcext:value-type="string">
            <text:p>V</text:p>
          </table:table-cell>
          <table:table-cell table:style-name="ce177" table:number-columns-repeated="2"/>
          <table:table-cell table:style-name="ce177" table:formula="of:=CHOOSE(1+[.$AB$29];CHOOSE([.$AE$30];[.AJ21]/[.$AA$34];[.AI21]/[.$AA$35]);CHOOSE([.$AE$30];[.AL21]/[.$AB$34];[.AK21]))" office:value-type="float" office:value="0.982" calcext:value-type="float">
            <text:p>0,982</text:p>
          </table:table-cell>
          <table:table-cell table:style-name="ce177" table:formula="of:=CHOOSE(1+[.$AB$29];CHOOSE([.$AF$30];[.AL21]/[.$AB$34];[.AK21]);CHOOSE([.$AF$30];[.AJ21]/[.$AA$34];[.AI21]/[.$AA$35]))" office:value-type="float" office:value="0.6" calcext:value-type="float">
            <text:p>0,6</text:p>
          </table:table-cell>
          <table:table-cell table:style-name="ce177" table:number-columns-repeated="3"/>
          <table:table-cell table:style-name="ce372" table:formula="of:=[.$I$14]" office:value-type="string" office:string-value="Trabajo de extracción" calcext:value-type="string">
            <text:p>Trabaj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3"/>
          <table:table-cell table:style-name="ce146" office:value-type="string" calcext:value-type="string">
            <text:p><text:span text:style-name="T59">Máx: </text:span>x (f)</text:p>
          </table:table-cell>
          <table:table-cell table:style-name="ce177" office:value-type="string" calcext:value-type="string">
            <text:p>Máx: x (y)</text:p>
          </table:table-cell>
          <table:table-cell table:style-name="ce177" table:number-columns-repeated="3"/>
          <table:table-cell table:style-name="ce177" table:formula="of:=CHOOSE(1+[.$AB$29];CHOOSE([.$AE$30];[.AJ22]/[.$AA$34];[.AI22]/[.$AA$35]);CHOOSE([.$AE$30];[.AL22]/[.$AB$34];[.AK22]))" office:value-type="float" office:value="1.395" calcext:value-type="float">
            <text:p>1,395</text:p>
          </table:table-cell>
          <table:table-cell table:style-name="ce177" table:formula="of:=CHOOSE(1+[.$AB$29];CHOOSE([.$AF$30];[.AL22]/[.$AB$34];[.AK22]);CHOOSE([.$AF$30];[.AJ22]/[.$AA$34];[.AI22]/[.$AA$35]))" office:value-type="float" office:value="0.7" calcext:value-type="float">
            <text:p>0,7</text:p>
          </table:table-cell>
          <table:table-cell table:style-name="ce146" table:number-columns-repeated="2"/>
          <table:table-cell table:style-name="ce177"/>
          <table:table-cell table:style-name="ce177" office:value-type="string" calcext:value-type="string">
            <text:p>de la ordenada</text:p>
          </table:table-cell>
          <table:table-cell table:style-name="Default"/>
          <table:table-cell table:style-name="ce177" table:formula="of:=IF([.$AB$29];[.AO34]*[.AO35]*[.AI33];-[.AK2]*[.AO35]*[.AI33])/IF([.AF30]=1;[.$AK$2];1)" office:value-type="float" office:value="2.40431991972897E-019" calcext:value-type="float">
            <text:p>2,40431991972897E-19</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1" calcext:value-type="float">
            <text:p>1</text:p>
          </table:table-cell>
          <table:table-cell table:style-name="ce177" table:formula="of:=IF([.$AE$30]=[.AB40];[.$P$4]*[.AA34];[.AC41]*[.AK3])" office:value-type="float" office:value="0" calcext:value-type="float">
            <text:p>0</text:p>
          </table:table-cell>
          <table:table-cell table:style-name="ce382" table:formula="of:=IF([.$AE$30]=[.AB40];AVALOR([.$P$4])*[.AB34];[.AD41]*[.AK2])" office:value-type="float" office:value="0" calcext:value-type="float">
            <text:p>0,00E+00</text:p>
          </table:table-cell>
          <table:table-cell table:style-name="ce177" table:number-columns-repeated="3"/>
          <table:table-cell table:style-name="ce177" table:formula="of:=CHOOSE(1+[.$AB$29];CHOOSE([.$AE$30];[.AJ23]/[.$AA$34];[.AI23]/[.$AA$35]);CHOOSE([.$AE$30];[.AL23]/[.$AB$34];[.AK23]))" office:value-type="float" office:value="1.809" calcext:value-type="float">
            <text:p>1,809</text:p>
          </table:table-cell>
          <table:table-cell table:style-name="ce177" table:formula="of:=CHOOSE(1+[.$AB$29];CHOOSE([.$AF$30];[.AL23]/[.$AB$34];[.AK23]);CHOOSE([.$AF$30];[.AJ23]/[.$AA$34];[.AI23]/[.$AA$35]))" office:value-type="float" office:value="0.8" calcext:value-type="float">
            <text:p>0,8</text:p>
          </table:table-cell>
          <table:table-cell table:style-name="ce146" table:number-columns-repeated="2"/>
          <table:table-cell table:style-name="ce177"/>
          <table:table-cell table:style-name="ce177" office:value-type="string" calcext:value-type="string">
            <text:p>de la abscisa</text:p>
          </table:table-cell>
          <table:table-cell table:style-name="ce177"/>
          <table:table-cell table:style-name="ce177" table:formula="of:=IF([.AP36]=[.AC11];[.AK3];IF([.AP36]=[.AG11];[.AK2];&quot;¿?&quot;))*[.AO36]" office:value-type="float" office:value="-3.85214516239003E-038" calcext:value-type="float">
            <text:p>-3,85214516239003E-38</text:p>
          </table:table-cell>
          <table:table-cell table:style-name="ce177"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style-name="ce146" office:value-type="float" office:value="2" calcext:value-type="float">
            <text:p>2</text:p>
          </table:table-cell>
          <table:table-cell table:style-name="ce177" table:formula="of:=IF([.$AE$30]=[.AB41];[.$P$4]*[.AA35];0)" office:value-type="float" office:value="0" calcext:value-type="float">
            <text:p>0</text:p>
          </table:table-cell>
          <table:table-cell table:style-name="ce382" table:formula="of:=IF([.$AE$30]=[.AB41];AVALOR([.$P$4])*[.AB35];0)" office:value-type="float" office:value="0" calcext:value-type="float">
            <text:p>0,00E+00</text:p>
          </table:table-cell>
          <table:table-cell table:style-name="ce177" table:number-columns-repeated="5"/>
          <table:table-cell table:style-name="ce146" table:number-columns-repeated="2"/>
          <table:table-cell table:style-name="ce177" table:number-columns-repeated="2"/>
          <table:table-cell table:style-name="ce454" office:value-type="string" calcext:value-type="string">
            <text:p>W₀ =</text:p>
          </table:table-cell>
          <table:table-cell table:style-name="ce177"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46" table:number-columns-repeated="2"/>
          <table:table-cell/>
          <table:table-cell table:style-name="ce177" table:formula="of:=IF([.$AB$29];[.AM26]+[.AD40];[.AC40])" office:value-type="float" office:value="2.40334575818E-019" calcext:value-type="float">
            <text:p>2,40334575818E-19</text:p>
          </table:table-cell>
          <table:table-cell table:style-name="ce382" table:formula="of:=IF([.$AB$29];[.AD40];[.AC40]-[.AM26])" office:value-type="float" office:value="0" calcext:value-type="float">
            <text:p>0,00E+00</text:p>
          </table:table-cell>
          <table:table-cell table:style-name="ce177" table:number-columns-repeated="5"/>
          <table:table-cell table:style-name="ce146"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46" table:number-columns-repeated="2"/>
          <table:table-cell/>
          <table:table-cell table:style-name="ce177" table:formula="of:=[.AC42]/[.AK3]" office:value-type="float" office:value="362710587674380" calcext:value-type="float">
            <text:p>362710587674380</text:p>
          </table:table-cell>
          <table:table-cell table:style-name="ce382" table:formula="of:=[.AD42]/[.AK2]" office:value-type="float" office:value="0" calcext:value-type="float">
            <text:p>0,00E+00</text:p>
          </table:table-cell>
          <table:table-cell table:style-name="ce177"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46"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46"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46"/>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46"/>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28">Elija, en las celdas de color salmón, las variables de los datos de que dispone, y sus unidades.</text:span></text:p>
            <text:p><text:span text:style-name="T28">Escriba los valores de los datos de los que dispone en las celdas de color blanco y borde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90" office:value-type="string" calcext:value-type="string" table:number-columns-spanned="9" table:number-rows-spanned="8">
            <text:p><text:span text:style-name="T17">Puede elegir el número (entre 1 y 6) de cifras significativas con la que se presentan los resultados.</text:span></text:p>
            <text:p><text:span text:style-name="T17">El valor por defecto es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22">Elija primero, en la celda de color salmón con un punto rojo, entre fotones y electrones.</text:span></text:p>
            <text:p><text:span text:style-name="T22">Elija después la magnitud que se representa en cada eje.</text:span></text:p>
            <text:p><text:span text:style-name="T22">Si lo desea, escriba el valor máximo de la variable independiente que aparecerá en l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20" table:default-cell-style-name="ce105"/>
        <table:table-column table:style-name="co10" table:number-columns-repeated="3" table:default-cell-style-name="ce105"/>
        <table:table-column table:style-name="co33" table:default-cell-style-name="ce105"/>
        <table:table-column table:style-name="co39" table:default-cell-style-name="ce105"/>
        <table:table-column table:style-name="co4" table:number-columns-repeated="2" table:default-cell-style-name="ce105"/>
        <table:table-column table:style-name="co22" table:default-cell-style-name="ce105"/>
        <table:table-column table:style-name="co33" table:default-cell-style-name="ce105"/>
        <table:table-column table:style-name="co23" table:default-cell-style-name="ce105"/>
        <table:table-column table:style-name="co4" table:number-columns-repeated="5" table:default-cell-style-name="ce105"/>
        <table:table-column table:style-name="co10" table:number-columns-repeated="44" table:default-cell-style-name="ce105"/>
        <table:table-row table:style-name="ro1">
          <table:table-cell table:style-name="ce117"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style-name="Default" table:number-columns-repeated="2"/>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4</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504" office:value-type="string" calcext:value-type="string" table:number-columns-spanned="4" table:number-rows-spanned="11">
            <text:p><text:span text:style-name="T58">En un experimento sobre el efecto fotoeléctrico en un cierto metal se observó la correlación entre lo potencial de frenado, V(frenado), y la frecuencia, ν, de la radiación empleada que muestra la tabla.</text:span></text:p>
            <text:p><text:span text:style-name="T58">a) Representa graficamente la frecuencia f en unidades de 10¹⁴ Hz (eje Y) frente a V(frenado) en V (eje X) y razone se debe esperarse una ordenada en el origen positivo o negativo.</text:span></text:p>
            <text:p><text:span text:style-name="T58">b) Deduce el valor de la constante de Planck a partir de la gráfica. DATO: |qₑ| = 1,6×10⁻¹⁹ C.</text:span><text:tab/><text:span text:style-name="T58">(A.B.A.U. extr. 24)</text:span></text:p>
            <text:p><text:span text:style-name="T58">Rta.: b) h =</text:span><text:tab/><text:span text:style-name="T58">6,63·10⁻³⁴ J·s</text:span></text:p>
          </table:table-cell>
          <table:covered-table-cell table:style-name="ce187"/>
          <table:covered-table-cell table:number-columns-repeated="2" table:style-name="ce18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nado</text:p>
          </table:table-cell>
          <table:table-cell table:style-name="ce412"/>
          <table:table-cell table:style-name="ce280"/>
          <table:table-cell table:style-name="Default" table:number-columns-repeated="2"/>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85"/>
          <table:table-cell table:style-name="ce280"/>
          <table:table-cell table:style-name="ce566" office:value-type="string" calcext:value-type="string">
            <text:p>N.º Exp.</text:p>
          </table:table-cell>
          <table:table-cell table:style-name="ce246" table:content-validation-name="val30" office:value-type="string" calcext:value-type="string">
            <text:p>f</text:p>
          </table:table-cell>
          <table:table-cell table:style-name="ce246"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567"/>
          <table:table-cell table:style-name="ce247" table:content-validation-name="val31" office:value-type="string" calcext:value-type="string">
            <text:p>Hz</text:p>
          </table:table-cell>
          <table:table-cell table:style-name="ce247" table:content-validation-name="val33" office:value-type="string" calcext:value-type="string">
            <text:p>V</text:p>
          </table:table-cell>
          <table:table-cell table:style-name="ce572"/>
          <table:table-cell table:style-name="ce280"/>
          <table:table-cell table:style-name="Default" table:number-columns-repeated="2"/>
          <table:table-cell table:style-name="ce374" office:value-type="string" calcext:value-type="string">
            <text:p><text:a xlink:href="#CopiaDatos" xlink:type="simple">Cómo usar estos datos</text:a></text:p>
          </table:table-cell>
          <table:table-cell table:style-name="ce37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2"/>
          <table:table-cell table:style-name="Default" table:number-columns-repeated="2"/>
          <table:table-cell table:style-name="ce328" office:value-type="string" calcext:value-type="string">
            <text:p>Seleccione la zona de color blanco</text:p>
          </table:table-cell>
          <table:table-cell table:style-name="ce143" office:value-type="string" calcext:value-type="string">
            <text:p>con el ratón</text:p>
          </table:table-cell>
          <table:table-cell table:number-columns-repeated="46"/>
        </table:table-row>
        <table:table-row table:style-name="ro1">
          <table:covered-table-cell table:number-columns-repeated="4" table:style-name="ce18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2"/>
          <table:table-cell table:style-name="Default" table:number-columns-repeated="2"/>
          <table:table-cell table:style-name="ce328" office:value-type="string" calcext:value-type="string">
            <text:p>Vue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187"/>
          <table:covered-table-cell table:style-name="ce18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2"/>
          <table:table-cell table:style-name="Default" table:number-columns-repeated="2"/>
          <table:table-cell table:style-name="ce328" office:value-type="string" calcext:value-type="string">
            <text:p>Señale la primera celda semejante</text:p>
          </table:table-cell>
          <table:table-cell table:style-name="ce143" office:value-type="string" calcext:value-type="string">
            <text:p>con el ratón</text:p>
          </table:table-cell>
          <table:table-cell table:number-columns-repeated="46"/>
        </table:table-row>
        <table:table-row table:style-name="ro1">
          <table:covered-table-cell table:number-columns-repeated="3" table:style-name="ce187"/>
          <table:covered-table-cell table:style-name="ce185"/>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table-cell table:style-name="ce186"/>
          <table:table-cell table:style-name="ce356" office:value-type="string" calcext:value-type="string">
            <text:p>V(frenado) (V)</text:p>
          </table:table-cell>
          <table:table-cell table:style-name="ce356" office:value-type="string" calcext:value-type="string">
            <text:p>f (10¹⁴ Hz)</text:p>
          </table:table-cell>
          <table:table-cell table:style-name="ce186"/>
          <table:table-cell table:style-name="Default" table:number-columns-repeated="10"/>
          <table:table-cell table:number-columns-repeated="46"/>
        </table:table-row>
        <table:table-row table:style-name="ro1">
          <table:table-cell table:style-name="ce186"/>
          <table:table-cell table:style-name="ce186" office:value-type="float" office:value="0.154" calcext:value-type="float">
            <text:p>0,154</text:p>
          </table:table-cell>
          <table:table-cell table:style-name="ce505" office:value-type="float" office:value="4" calcext:value-type="float">
            <text:p>4,000</text:p>
          </table:table-cell>
          <table:table-cell table:style-name="ce186"/>
          <table:table-cell table:style-name="Default" table:number-columns-repeated="10"/>
          <table:table-cell table:number-columns-repeated="46"/>
        </table:table-row>
        <table:table-row table:style-name="ro1">
          <table:table-cell table:style-name="ce186"/>
          <table:table-cell table:style-name="ce186" office:value-type="float" office:value="0.568" calcext:value-type="float">
            <text:p>0,568</text:p>
          </table:table-cell>
          <table:table-cell table:style-name="ce505" office:value-type="float" office:value="5" calcext:value-type="float">
            <text:p>5,000</text:p>
          </table:table-cell>
          <table:table-cell table:style-name="ce186"/>
          <table:table-cell table:style-name="Default" table:number-columns-repeated="10"/>
          <table:table-cell table:number-columns-repeated="46"/>
        </table:table-row>
        <table:table-row table:style-name="ro1">
          <table:table-cell table:style-name="ce186"/>
          <table:table-cell table:style-name="ce186" office:value-type="float" office:value="0.982" calcext:value-type="float">
            <text:p>0,982</text:p>
          </table:table-cell>
          <table:table-cell table:style-name="ce505" office:value-type="float" office:value="6" calcext:value-type="float">
            <text:p>6,000</text:p>
          </table:table-cell>
          <table:table-cell table:style-name="ce186"/>
          <table:table-cell table:style-name="Default" table:number-columns-repeated="10"/>
          <table:table-cell table:number-columns-repeated="46"/>
        </table:table-row>
        <table:table-row table:style-name="ro1">
          <table:table-cell table:style-name="ce186"/>
          <table:table-cell table:style-name="ce186" office:value-type="float" office:value="1.395" calcext:value-type="float">
            <text:p>1,395</text:p>
          </table:table-cell>
          <table:table-cell table:style-name="ce505" office:value-type="float" office:value="7" calcext:value-type="float">
            <text:p>7,000</text:p>
          </table:table-cell>
          <table:table-cell table:style-name="ce186"/>
          <table:table-cell table:style-name="Default" table:number-columns-repeated="10"/>
          <table:table-cell table:number-columns-repeated="46"/>
        </table:table-row>
        <table:table-row table:style-name="ro1">
          <table:table-cell table:style-name="ce186"/>
          <table:table-cell table:style-name="ce186" office:value-type="float" office:value="1.809" calcext:value-type="float">
            <text:p>1,809</text:p>
          </table:table-cell>
          <table:table-cell table:style-name="ce505" office:value-type="float" office:value="8" calcext:value-type="float">
            <text:p>8,000</text:p>
          </table:table-cell>
          <table:table-cell table:style-name="ce186"/>
          <table:table-cell table:style-name="Default"/>
          <table:table-cell table:style-name="ce517"/>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558" office:value-type="string" calcext:value-type="string" table:number-columns-spanned="4" table:number-rows-spanned="11">
            <text:p>Al iluminar la superficie de un metal con luz de longitud de onda 280 nm, la emisión de fotoelectrones cesa para un potencial de frenado de 1,3 V.</text:p>
            <text:p>a) Determina la función trabajo del metal y la frecuencia umbral de emisión fotoeléctrica.</text:p>
            <text:p>b) Representa la gráfica energía cinética-frecuencia y determina el valor de la constante de Planck a partir de dicha gráfica.</text:p>
            <text:p><text:span text:style-name="T62">(A.B.A.U. extr. 23)</text:span></text:p>
            <text:p>Datos: h = 6,63·10⁻³⁴ J s; c = 3·10⁸ m s⁻¹; |qₑ| = 1,6·10⁻¹⁹ C.</text:p>
            <text:p><text:span text:style-name="T63">Rta.:</text:span><text:span text:style-name="T64"> a) </text:span><text:span text:style-name="T65">W</text:span><text:span text:style-name="T66">ₑ =  </text:span><text:span text:style-name="T67">5,0</text:span><text:span text:style-name="T68">·10⁻¹⁹ J; </text:span><text:span text:style-name="T69">f</text:span><text:span text:style-name="T70">₀ = 7,6·10¹⁴ Hz</text:span></text:p>
          </table:table-cell>
          <table:covered-table-cell table:style-name="ce187"/>
          <table:covered-table-cell table:number-columns-repeated="2" table:style-name="ce185"/>
          <table:table-cell table:style-name="ce280"/>
          <table:table-cell table:style-name="ce41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Default" office:value-type="string" calcext:value-type="string">
            <text:p>a)</text:p>
          </table:table-cell>
          <table:table-cell table:style-name="ce566" office:value-type="string" calcext:value-type="string">
            <text:p>N.º Exp.</text:p>
          </table:table-cell>
          <table:table-cell table:style-name="ce247" table:content-validation-name="val30" office:value-type="string" calcext:value-type="string">
            <text:p>λ</text:p>
          </table:table-cell>
          <table:table-cell table:style-name="ce247"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Default"/>
          <table:table-cell table:style-name="ce567"/>
          <table:table-cell table:style-name="ce247" table:content-validation-name="val31" office:value-type="string" calcext:value-type="string">
            <text:p>nm</text:p>
          </table:table-cell>
          <table:table-cell table:style-name="ce247" table:content-validation-name="val33" office:value-type="string" calcext:value-type="string">
            <text:p>V</text:p>
          </table:table-cell>
          <table:table-cell table:style-name="ce572"/>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Default" office:value-type="string" calcext:value-type="string">
            <text:p>En</text:p>
          </table:table-cell>
          <table:table-cell table:style-name="ce569" office:value-type="string" calcext:value-type="string" table:number-columns-spanned="2" table:number-rows-spanned="1">
            <text:p>RESULTADOS</text:p>
          </table:table-cell>
          <table:covered-table-cell table:style-name="Default"/>
          <table:table-cell table:style-name="Default" office:value-type="string" calcext:value-type="string">
            <text:p>anote los valores de</text:p>
          </table:table-cell>
          <table:table-cell table:style-name="Default" table:number-columns-repeated="6"/>
          <table:table-cell table:number-columns-repeated="46"/>
        </table:table-row>
        <table:table-row table:style-name="ro1">
          <table:covered-table-cell table:number-columns-repeated="3" table:style-name="ce187"/>
          <table:covered-table-cell table:style-name="ce185"/>
          <table:table-cell table:style-name="Default"/>
          <table:table-cell table:style-name="Default" office:value-type="string" calcext:value-type="string">
            <text:p>Energía del fotón y</text:p>
          </table:table-cell>
          <table:table-cell table:style-name="Default"/>
          <table:table-cell table:style-name="ce209" office:value-type="string" calcext:value-type="string">
            <text:p>Trabajo de extracción</text:p>
          </table:table-cell>
          <table:table-cell table:style-name="Default" table:number-columns-repeated="6"/>
          <table:table-cell table:number-columns-repeated="46"/>
        </table:table-row>
        <table:table-row table:style-name="ro1">
          <table:covered-table-cell table:number-columns-repeated="3" table:style-name="ce187"/>
          <table:covered-table-cell table:style-name="ce185"/>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187"/>
          <table:covered-table-cell table:style-name="ce185"/>
          <table:table-cell table:style-name="Default" office:value-type="string" calcext:value-type="string">
            <text:p>b)</text:p>
          </table:table-cell>
          <table:table-cell table:style-name="ce569" office:value-type="string" calcext:value-type="string">
            <text:p>DATOS</text:p>
          </table:table-cell>
          <table:table-cell table:style-name="Default" office:value-type="string" calcext:value-type="string">
            <text:p>cambie λ por E y escriba los valores</text:p>
          </table:table-cell>
          <table:table-cell table:style-name="Default" table:number-columns-repeated="7"/>
          <table:table-cell table:number-columns-repeated="46"/>
        </table:table-row>
        <table:table-row table:style-name="ro1">
          <table:covered-table-cell table:number-columns-repeated="3" table:style-name="ce187"/>
          <table:covered-table-cell table:style-name="ce185"/>
          <table:table-cell table:style-name="Default"/>
          <table:table-cell table:style-name="ce412"/>
          <table:table-cell table:style-name="ce150" office:value-type="string" calcext:value-type="string">
            <text:p>Energía</text:p>
          </table:table-cell>
          <table:table-cell table:style-name="ce389" office:value-type="string" calcext:value-type="string">
            <text:p>Potencial de frenado</text:p>
          </table:table-cell>
          <table:table-cell table:style-name="Default" table:number-columns-repeated="6"/>
          <table:table-cell table:number-columns-repeated="46"/>
        </table:table-row>
        <table:table-row table:style-name="ro1">
          <table:covered-table-cell table:number-columns-repeated="3" table:style-name="ce187"/>
          <table:covered-table-cell table:style-name="ce185"/>
          <table:table-cell table:style-name="Default"/>
          <table:table-cell table:style-name="ce566" office:value-type="string" calcext:value-type="string">
            <text:p>N.º Exp.</text:p>
          </table:table-cell>
          <table:table-cell table:style-name="ce247" table:content-validation-name="val30" office:value-type="string" calcext:value-type="string">
            <text:p>E</text:p>
          </table:table-cell>
          <table:table-cell table:style-name="ce247" table:content-validation-name="val32" office:value-type="string" calcext:value-type="string">
            <text:p>V</text:p>
          </table:table-cell>
          <table:table-cell table:style-name="Default" table:number-columns-repeated="6"/>
          <table:table-cell table:number-columns-repeated="46"/>
        </table:table-row>
        <table:table-row table:style-name="ro1">
          <table:table-cell table:style-name="ce187" table:number-columns-repeated="3"/>
          <table:table-cell table:style-name="ce185"/>
          <table:table-cell table:style-name="Default"/>
          <table:table-cell table:style-name="ce567"/>
          <table:table-cell table:style-name="ce247" table:content-validation-name="val31" office:value-type="string" calcext:value-type="string">
            <text:p>J</text:p>
          </table:table-cell>
          <table:table-cell table:style-name="ce247" table:content-validation-name="val33" office:value-type="string" calcext:value-type="string">
            <text:p>V</text:p>
          </table:table-cell>
          <table:table-cell table:style-name="Default" table:number-columns-repeated="6"/>
          <table:table-cell table:number-columns-repeated="46"/>
        </table:table-row>
        <table:table-row table:style-name="ro1">
          <table:table-cell table:style-name="ce187" table:number-columns-repeated="3"/>
          <table:table-cell table:style-name="ce185"/>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187" table:number-columns-repeated="3"/>
          <table:table-cell table:style-name="ce185"/>
          <table:table-cell table:style-name="Default"/>
          <table:table-cell table:style-name="ce183" office:value-type="float" office:value="2" calcext:value-type="float">
            <text:p>2</text:p>
          </table:table-cell>
          <table:table-cell table:style-name="ce64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187" table:number-columns-repeated="3"/>
          <table:table-cell table:style-name="ce185"/>
          <table:table-cell table:style-name="Default" office:value-type="string" calcext:value-type="string">
            <text:p>*</text:p>
          </table:table-cell>
          <table:table-cell table:style-name="Default" office:value-type="string" calcext:value-type="string">
            <text:p>¡Absurdo! Piden que calculemos la constante</text:p>
          </table:table-cell>
          <table:table-cell table:style-name="ce519"/>
          <table:table-cell table:style-name="Default" table:number-columns-repeated="7"/>
          <table:table-cell table:number-columns-repeated="46"/>
        </table:table-row>
        <table:table-row table:style-name="ro1">
          <table:table-cell table:style-name="ce187" table:number-columns-repeated="3"/>
          <table:table-cell table:style-name="ce185"/>
          <table:table-cell table:style-name="Default"/>
          <table:table-cell table:style-name="ce517" office:value-type="string" calcext:value-type="string">
            <text:p>de Planck cuando es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2</text:p>
          </table:table-cell>
          <table:table-cell table:style-name="ce370"/>
          <table:table-cell table:style-name="ce280"/>
          <table:table-cell table:style-name="Default" table:number-columns-repeated="4"/>
          <table:table-cell table:number-columns-repeated="46"/>
        </table:table-row>
        <table:table-row table:style-name="ro1">
          <table:table-cell table:style-name="ce558" office:value-type="string" calcext:value-type="string" table:number-columns-spanned="4" table:number-rows-spanned="11">
            <text:p>Al iluminar un metal con luz de frecuencia 2,5·10¹⁵ Hz se observa que emite electrones que pueden detenerse al aplicar un potencial de frenado de 7,2 V. Si la luz que se emplea con el mismo fin es de longitud de onda en el vacío 1,78·10⁻⁷ m, dicho potencial pasa a ser de 3,8 V. Determina:</text:p>
            <text:p>a) El valor de la constante de Planck.</text:p>
            <text:p>b) El trabajo de extracción del metal.</text:p>
            <text:p>Datos: |qₑ| = 1,6·10⁻¹⁹ C; c = 3·10⁸ m·s⁻¹.</text:p>
            <text:p>(A.B.A.U. extr. 22)</text:p>
            <text:p>Rta.: a) h = 6,7·10⁻³⁴ J·s ; b) Wₑ = 5·10⁻¹⁹ J.</text:p>
          </table:table-cell>
          <table:covered-table-cell table:style-name="ce187"/>
          <table:covered-table-cell table:number-columns-repeated="2" table:style-name="ce18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566" office:value-type="string" calcext:value-type="string">
            <text:p>N.º Exp.</text:p>
          </table:table-cell>
          <table:table-cell table:style-name="ce247" table:content-validation-name="val30" office:value-type="string" calcext:value-type="string">
            <text:p>f</text:p>
          </table:table-cell>
          <table:table-cell table:style-name="ce247"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567"/>
          <table:table-cell table:style-name="ce247" table:content-validation-name="val31" office:value-type="string" calcext:value-type="string">
            <text:p>Hz</text:p>
          </table:table-cell>
          <table:table-cell table:style-name="ce247" table:content-validation-name="val33"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Default" office:value-type="string" calcext:value-type="string">
            <text:p>*</text:p>
          </table:table-cell>
          <table:table-cell table:style-name="Default" office:value-type="string" calcext:value-type="string">
            <text:p>Fíjese cómo escribir la frecuencia del 2.º dato.</text:p>
          </table:table-cell>
          <table:table-cell table:style-name="Default" table:number-columns-repeated="8"/>
          <table:table-cell table:number-columns-repeated="46"/>
        </table:table-row>
        <table:table-row table:style-name="ro1">
          <table:covered-table-cell table:number-columns-repeated="3" table:style-name="ce187"/>
          <table:covered-table-cell table:style-name="ce185"/>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58" office:value-type="string" calcext:value-type="string" table:number-columns-spanned="4" table:number-rows-spanned="11">
            <text:p>En un experimento para medir h, al iluminar una superficie metálica con una radiación de longitud de onda λ=  200×10⁻⁹ m, el potencial de frenado para los electrones es de 1,00 V. Si λ =175×10⁻⁹ m, el potencial de frenado es de 1,86 V.</text:p>
            <text:p>a) Determina el trabajo de extracción del metal.</text:p>
            <text:p><text:span text:style-name="T71">b) Representa el valor absoluto del potencial de frenado frente a la frecuencia y obtén de dicha representación el valor de la constante de Planck. (A.B.A.U. extr. 21)</text:span></text:p>
            <text:p>DATOS: |qₑ| = 1,6×10⁻¹⁹ C; c = 3×10⁸ m·s⁻¹.</text:p>
            <text:p>Rta.: a) Wₑ = 8,3·10⁻¹⁹ J; b) h = 6,6·10⁻³⁴ J·s</text:p>
          </table:table-cell>
          <table:covered-table-cell table:style-name="ce187"/>
          <table:covered-table-cell table:number-columns-repeated="2" table:style-name="ce185"/>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2" office:value-type="string" calcext:value-type="string">
            <text:p>Nº. Exp.</text:p>
          </table:table-cell>
          <table:table-cell table:style-name="ce247" table:content-validation-name="val30" office:value-type="string" calcext:value-type="string">
            <text:p>λ</text:p>
          </table:table-cell>
          <table:table-cell table:style-name="ce247"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412"/>
          <table:table-cell table:style-name="ce247" table:content-validation-name="val31" office:value-type="string" calcext:value-type="string">
            <text:p>nm</text:p>
          </table:table-cell>
          <table:table-cell table:style-name="ce247" table:content-validation-name="val33"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558" office:value-type="string" calcext:value-type="string" table:number-columns-spanned="4" table:number-rows-spanned="11">
            <text:p>En una experiencia para calcular el trabajo de extracción de un metal observamos que los fotoelectróns expulsados de su superficie por una luz de 4×10⁻⁷ m de longitud de onda en el vacío son frenados por una diferencia de potencial de 0,80 V. Y si la longitud de onda es de 3×10⁻⁷ m el potencial de frenado es 1,84 V.</text:p>
            <text:p><text:span text:style-name="T71">a) Representa graficamente la frecuencia frente al potencial de frenado. C. (A.B.A.U. extr. 20)</text:span></text:p>
            <text:p>b) Calcula el trabajo de extracción a partir de la gráfica.</text:p>
            <text:p>DATOS: c = 3×10⁸ m·s⁻¹; h = 6,63×10⁻³⁴ J∙s;</text:p>
            <text:p>|qₑ| = 1,6×10⁻¹⁹.       Rta.: Wₑ = 2,3 eV</text:p>
          </table:table-cell>
          <table:covered-table-cell table:style-name="ce187"/>
          <table:covered-table-cell table:number-columns-repeated="2" table:style-name="ce185"/>
          <table:table-cell table:style-name="ce280" table:number-columns-repeated="2"/>
          <table:table-cell table:style-name="ce150" office:value-type="string" calcext:value-type="string">
            <text:p>Longitud de onda</text:p>
          </table:table-cell>
          <table:table-cell table:style-name="ce389" office:value-type="string" calcext:value-type="string">
            <text:p>Potencial de fren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2" office:value-type="string" calcext:value-type="string">
            <text:p>Nº. Exp.</text:p>
          </table:table-cell>
          <table:table-cell table:style-name="ce247" table:content-validation-name="val30" office:value-type="string" calcext:value-type="string">
            <text:p>λ</text:p>
          </table:table-cell>
          <table:table-cell table:style-name="ce247" table:content-validation-name="val32"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412"/>
          <table:table-cell table:style-name="ce247" table:content-validation-name="val31" office:value-type="string" calcext:value-type="string">
            <text:p>m</text:p>
          </table:table-cell>
          <table:table-cell table:style-name="ce247" table:content-validation-name="val33"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8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covered-table-cell table:number-columns-repeated="3" table:style-name="ce187"/>
          <table:covered-table-cell table:style-name="ce185"/>
          <table:table-cell table:style-name="Default" table:number-columns-repeated="10"/>
          <table:table-cell table:number-columns-repeated="46"/>
        </table:table-row>
        <table:table-row table:style-name="ro1" table:number-rows-repeated="2">
          <table:table-cell table:style-name="ce187" table:number-columns-repeated="3"/>
          <table:table-cell table:style-name="ce18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6" office:value-type="string" calcext:value-type="string">
            <text:p>extr. 18</text:p>
          </table:table-cell>
          <table:table-cell table:style-name="ce370"/>
          <table:table-cell table:style-name="ce280"/>
          <table:table-cell table:number-columns-repeated="50"/>
        </table:table-row>
        <table:table-row table:style-name="ro1">
          <table:table-cell table:style-name="ce559" office:value-type="string" calcext:value-type="string" table:number-columns-spanned="4" table:number-rows-spanned="11">
            <text:p><text:span text:style-name="T33">Se puede medir experimentalmente la energía cinética máxima de los electrones emitidos al hacer incidir luz de distintas frecuencias sobre una superficie metálica. Determina el valor de la constante de Planck a partir de los resultados que se muestran en la gráfica adjunta.</text:span></text:p>
            <text:p><text:span text:style-name="T33">(En la gráfica se puede leer: Para f = 1,0·10¹⁵ Hz, E = 0 eV y para  f = 1,3·10¹⁵ Hz, E = 2,0 eV)</text:span></text:p>
            <text:p><text:span text:style-name="T33">DATO: 1 eV = 1,6·10⁻¹⁹ J.</text:span></text:p>
            <text:p><text:span text:style-name="T33">(A.B.A.U. extr. 18)</text:span></text:p>
            <text:p><text:span text:style-name="T33">Rta.: h = 1,1·10⁻³³ J·s</text:span></text:p>
          </table:table-cell>
          <table:covered-table-cell table:style-name="ce187"/>
          <table:covered-table-cell table:number-columns-repeated="2" table:style-name="ce185"/>
          <table:table-cell table:style-name="ce280"/>
          <table:table-cell table:style-name="ce412"/>
          <table:table-cell table:style-name="ce150" office:value-type="string" calcext:value-type="string">
            <text:p>Frecuencia</text:p>
          </table:table-cell>
          <table:table-cell table:style-name="ce389" office:value-type="string" calcext:value-type="string">
            <text:p>Energía cinética</text:p>
          </table:table-cell>
          <table:table-cell table:style-name="ce412"/>
          <table:table-cell table:style-name="ce280"/>
          <table:table-cell table:number-columns-repeated="50"/>
        </table:table-row>
        <table:table-row table:style-name="ro1">
          <table:covered-table-cell table:number-columns-repeated="4" table:style-name="ce185"/>
          <table:table-cell table:style-name="ce280"/>
          <table:table-cell table:style-name="ce566" office:value-type="string" calcext:value-type="string">
            <text:p>N.º Exp.</text:p>
          </table:table-cell>
          <table:table-cell table:style-name="ce247" table:content-validation-name="val30" office:value-type="string" calcext:value-type="string">
            <text:p>f</text:p>
          </table:table-cell>
          <table:table-cell table:style-name="ce247" table:content-validation-name="val32"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85"/>
          <table:table-cell table:style-name="ce280"/>
          <table:table-cell table:style-name="ce567"/>
          <table:table-cell table:style-name="ce247" table:content-validation-name="val31" office:value-type="string" calcext:value-type="string">
            <text:p>Hz</text:p>
          </table:table-cell>
          <table:table-cell table:style-name="ce247" table:content-validation-name="val33" office:value-type="string" calcext:value-type="string">
            <text:p>eV</text:p>
          </table:table-cell>
          <table:table-cell table:style-name="ce515"/>
          <table:table-cell table:style-name="ce280"/>
          <table:table-cell table:number-columns-repeated="50"/>
        </table:table-row>
        <table:table-row table:style-name="ro1">
          <table:covered-table-cell table:number-columns-repeated="4" table:style-name="ce185"/>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85"/>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85"/>
          <table:table-cell table:style-name="ce280" table:number-columns-repeated="6"/>
          <table:table-cell table:number-columns-repeated="50"/>
        </table:table-row>
        <table:table-row table:style-name="ro1">
          <table:covered-table-cell table:number-columns-repeated="3" table:style-name="ce187"/>
          <table:covered-table-cell table:style-name="ce185"/>
          <table:table-cell table:style-name="Default" table:number-columns-repeated="6"/>
          <table:table-cell table:number-columns-repeated="50"/>
        </table:table-row>
        <table:table-row table:style-name="ro1">
          <table:covered-table-cell table:number-columns-repeated="3" table:style-name="ce187"/>
          <table:covered-table-cell table:style-name="ce185"/>
          <table:table-cell table:style-name="Default" table:number-columns-repeated="6"/>
          <table:table-cell table:number-columns-repeated="50"/>
        </table:table-row>
        <table:table-row table:style-name="ro1">
          <table:covered-table-cell table:number-columns-repeated="3" table:style-name="ce187"/>
          <table:covered-table-cell table:style-name="ce185"/>
          <table:table-cell table:style-name="Default" table:number-columns-repeated="6"/>
          <table:table-cell table:number-columns-repeated="50"/>
        </table:table-row>
        <table:table-row table:style-name="ro1">
          <table:covered-table-cell table:number-columns-repeated="3" table:style-name="ce187"/>
          <table:covered-table-cell table:style-name="ce185"/>
          <table:table-cell table:style-name="Default" table:number-columns-repeated="6"/>
          <table:table-cell table:number-columns-repeated="50"/>
        </table:table-row>
        <table:table-row table:style-name="ro1">
          <table:covered-table-cell table:number-columns-repeated="3" table:style-name="ce187"/>
          <table:covered-table-cell table:style-name="ce185"/>
          <table:table-cell table:style-name="Default" table:number-columns-repeated="6"/>
          <table:table-cell table:number-columns-repeated="50"/>
        </table:table-row>
        <table:table-row table:style-name="ro1" table:number-rows-repeated="2">
          <table:table-cell table:style-name="ce187" table:number-columns-repeated="3"/>
          <table:table-cell table:style-name="ce185"/>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46"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l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4"><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8">
          <table:table-cell table:number-columns-repeated="60"/>
        </table:table-row>
        <table:table-row table:style-name="ro2" table:number-rows-repeated="6">
          <table:table-cell table:number-columns-repeated="60"/>
        </table:table-row>
        <table:table-row table:style-name="ro2">
          <table:table-cell table:number-columns-repeated="60"/>
        </table:table-row>
        <calcext:conditional-formats>
          <calcext:conditional-format calcext:target-range-address="D_Fotoel.F77:D_Fotoel.F78 D_Fotoel.F39:D_Fotoel.F40 D_Fotoel.F22:D_Fotoel.F23 D_Fotoel.F31:D_Fotoel.F32 D_Fotoel.F4:D_Fotoel.F5">
            <calcext:condition calcext:apply-style-name="Aviso" calcext:value="=&quot;clic →&quot;" calcext:base-cell-address="D_Fotoel.F4"/>
          </calcext:conditional-format>
          <calcext:conditional-format calcext:target-range-address="D_Fotoel.I78:D_Fotoel.I78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3" table:default-cell-style-name="ce457"/>
        <table:table-column table:style-name="co54" table:default-cell-style-name="ce457"/>
        <table:table-column table:style-name="co55" table:default-cell-style-name="ce457"/>
        <table:table-column table:style-name="co56" table:default-cell-style-name="ce457"/>
        <table:table-column table:style-name="co10" table:default-cell-style-name="ce457"/>
        <table:table-column table:style-name="co27" table:default-cell-style-name="ce457"/>
        <table:table-column table:style-name="co10" table:number-columns-repeated="58" table:default-cell-style-name="ce457"/>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el protón</text:p>
          </table:table-cell>
          <table:table-cell table:style-name="ce529" office:value-type="string" calcext:value-type="string">
            <text:p>p =</text:p>
          </table:table-cell>
          <table:table-cell table:style-name="ce388"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el neutrón</text:p>
          </table:table-cell>
          <table:table-cell table:style-name="ce529" office:value-type="string" calcext:value-type="string">
            <text:p>n =</text:p>
          </table:table-cell>
          <table:table-cell table:style-name="ce388"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el electrón</text:p>
          </table:table-cell>
          <table:table-cell table:style-name="ce530" office:value-type="string" calcext:value-type="string">
            <text:p>y =</text:p>
          </table:table-cell>
          <table:table-cell table:style-name="ce388"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e la partícula <text:span text:style-name="T4">alfa</text:span></text:p>
          </table:table-cell>
          <table:table-cell table:style-name="ce531" office:value-type="string" calcext:value-type="string">
            <text:p>α =</text:p>
          </table:table-cell>
          <table:table-cell table:style-name="ce388"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 de masa atómica</text:p>
          </table:table-cell>
          <table:table-cell table:style-name="ce529" office:value-type="string" calcext:value-type="string">
            <text:p>u =</text:p>
          </table:table-cell>
          <table:table-cell table:style-name="Default" table:number-columns-repeated="2"/>
          <table:table-cell table:style-name="ce388"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 de la luz</text:p>
          </table:table-cell>
          <table:table-cell table:style-name="ce532" office:value-type="string" calcext:value-type="string">
            <text:p>c <text:span text:style-name="T61">=</text:span></text:p>
          </table:table-cell>
          <table:table-cell table:style-name="ce388"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el electrón</text:p>
          </table:table-cell>
          <table:table-cell table:style-name="ce530" office:value-type="string" calcext:value-type="string">
            <text:p>y =</text:p>
          </table:table-cell>
          <table:table-cell table:style-name="ce388"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88"/>
          <table:table-cell table:number-columns-repeated="61"/>
        </table:table-row>
        <table:table-row table:style-name="ro1">
          <table:table-cell office:value-type="string" calcext:value-type="string">
            <text:p>Constante de la gravitación universal</text:p>
          </table:table-cell>
          <table:table-cell table:style-name="ce533" office:value-type="string" calcext:value-type="string">
            <text:p>G =</text:p>
          </table:table-cell>
          <table:table-cell table:style-name="ce388"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33" office:value-type="string" calcext:value-type="string">
            <text:p>h =</text:p>
          </table:table-cell>
          <table:table-cell table:style-name="ce388"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33"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tierno⁻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en el vacío</text:p>
          </table:table-cell>
          <table:table-cell table:style-name="ce534"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en el vacío</text:p>
          </table:table-cell>
          <table:table-cell table:style-name="ce533"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 magnética en el vacío</text:p>
          </table:table-cell>
          <table:table-cell table:style-name="ce534"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35"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e los gases ideales</text:p>
          </table:table-cell>
          <table:table-cell table:style-name="ce535" office:value-type="string" calcext:value-type="string">
            <text:p>R =</text:p>
          </table:table-cell>
          <table:table-cell office:value-type="float" office:value="8.3144598" calcext:value-type="float">
            <text:p>8,3144598</text:p>
          </table:table-cell>
          <table:table-cell office:value-type="string" calcext:value-type="string">
            <text:p>J·K⁻¹·tierno⁻¹</text:p>
          </table:table-cell>
          <table:table-cell table:formula="of:=AVALOR(NUMFORMA([.C20]*1000/[.C22];[.G22]))" office:value-type="float" office:value="0.0820573" calcext:value-type="float">
            <text:p>0,0820573</text:p>
          </table:table-cell>
          <table:table-cell office:value-type="string" calcext:value-type="string">
            <text:p>atm·L·K⁻¹·tierno⁻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ó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l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edad en el suelo</text:p>
          </table:table-cell>
          <table:table-cell table:style-name="ce533"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iempo</text:p>
          </table:table-cell>
          <table:table-cell table:style-name="ce388" office:value-type="string" calcext:value-type="string">
            <text:p>s</text:p>
          </table:table-cell>
          <table:table-cell table:style-name="ce388"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mí</text:p>
          </table:table-cell>
          <table:table-cell table:style-name="ce388"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88" office:value-type="string" calcext:value-type="string">
            <text:p>h</text:p>
          </table:table-cell>
          <table:table-cell table:style-name="ce388" office:value-type="float" office:value="3600" calcext:value-type="float">
            <text:p>36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día</text:p>
          </table:table-cell>
          <table:table-cell table:style-name="ce388" table:formula="of:=[.C27]*24" office:value-type="float" office:value="86400" calcext:value-type="float">
            <text:p>86400</text:p>
          </table:table-cell>
          <table:table-cell office:value-type="string" calcext:value-type="string">
            <text:p>s</text:p>
          </table:table-cell>
          <table:table-cell table:number-columns-repeated="14"/>
          <table:table-cell table:style-name="ce177" table:number-columns-repeated="2"/>
          <table:table-cell table:number-columns-repeated="44"/>
        </table:table-row>
        <table:table-row table:style-name="ro1">
          <table:table-cell/>
          <table:table-cell table:style-name="ce388" office:value-type="string" calcext:value-type="string">
            <text:p>año</text:p>
          </table:table-cell>
          <table:table-cell table:style-name="ce388"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7" table:number-columns-repeated="2"/>
          <table:table-cell table:number-columns-repeated="44"/>
        </table:table-row>
        <table:table-row table:style-name="ro1" table:number-rows-repeated="10">
          <table:table-cell table:number-columns-repeated="18"/>
          <table:table-cell table:style-name="ce177"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yuda.$A$116" table:cell-range-address="$Ayuda.$A$117"/>
        <table:named-range table:name="CifrasSign" table:base-cell-address="$Ayuda.$A$34" table:cell-range-address="$Ayuda.$A$35"/>
        <table:named-range table:name="clic" table:base-cell-address="$Ayuda.$A$3" table:cell-range-address="$Ayuda.$A$3"/>
        <table:named-range table:name="CopiaDatos" table:base-cell-address="$Ayuda.$A$85" table:cell-range-address="$Ayuda.$A$86:.$K$94"/>
        <table:named-range table:name="CopiarResultado" table:base-cell-address="$Ayuda.$A$76" table:cell-range-address="$Ayuda.$A$77"/>
        <table:named-range table:name="DescrFunc" table:base-cell-address="$Introd.$A$44" table:cell-range-address="$Introd.$A$44"/>
        <table:named-range table:name="ElegirOEscribir" table:base-cell-address="$Ayuda.$A$21" table:cell-range-address="$Ayuda.$A$22"/>
        <table:named-range table:name="ErrorAbrir" table:base-cell-address="$Ayuda.$A$149" table:cell-range-address="$Ayuda.$A$149:.$F$150"/>
        <table:named-range table:name="ErrorResult" table:base-cell-address="$Ayuda.$A$111" table:cell-range-address="$Ayuda.$A$112"/>
        <table:named-range table:name="Formatos" table:base-cell-address="$Ayuda.$A$57" table:cell-range-address="$Ayuda.$A$58"/>
        <table:named-range table:name="Hipervinculos" table:base-cell-address="$Ayuda.$A$12" table:cell-range-address="$Ayuda.$A$13"/>
        <table:named-range table:name="InstrComun" table:base-cell-address="$Ayuda.$A$124" table:cell-range-address="$Ayuda.$A$125:.$G$136"/>
        <table:named-range table:name="InstrOtros" table:base-cell-address="$Ayuda.$A$141" table:cell-range-address="$Ayuda.$A$142"/>
        <table:named-range table:name="InstrResult" table:base-cell-address="$Ayuda.$A$137" table:cell-range-address="$Ayuda.$A$138"/>
        <table:named-range table:name="NoSePueden" table:base-cell-address="$Ayuda.$A$96" table:cell-range-address="$Ayuda.$A$97"/>
        <table:named-range table:name="NotasAyuda" table:base-cell-address="$Ayuda.$A$1" table:cell-range-address="$Ayuda.$A$1"/>
        <table:named-range table:name="OtrosCalc" table:base-cell-address="$Ayuda.$A$39" table:cell-range-address="$Ayuda.$A$40"/>
      </table:named-expressions>
      <table:database-ranges>
        <table:database-range table:name="__Anonymous_Sheet_DB__1" table:target-range-address="Ayuda.J1:Ay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Regular"/>
    <style:font-face style:name="Linux Biolinum G1" svg:font-family="'Linux Biolinum G'"/>
    <style:font-face style:name="Linux Biolinum G2" svg:font-family="'Linux Biolinum G'" style:font-pitch="variable"/>
    <style:font-face style:name="Linux Biolinum G3" svg:font-family="'Linux Biolinum G'" style:font-adornments="Normal" style:font-pitch="variable"/>
    <style:font-face style:name="Linux Libertine G" svg:font-family="'Linux Libertine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Segoe UI1" svg:font-family="'Segoe UI'" style:font-adornments="Normal"/>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es"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es"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date-style style:name="N113">
      <number:month/>
      <number:text>/</number:text>
      <number:day/>
      <number:text>/</number:text>
      <number:year/>
    </number:date-style>
    <number:number-style style:name="N114">
      <number:scientific-number number:decimal-places="3" number:min-decimal-places="3" number:min-integer-digits="1" number:min-exponent-digits="3" number:exponent-interval="1" number:forced-exponent-sign="true"/>
    </number:number-style>
    <number:date-style style:name="N115">
      <number:day number:style="long"/>
    </number:date-style>
    <number:currency-style style:name="N117P0" style:volatile="true">
      <number:number number:decimal-places="2" number:min-decimal-places="2" number:min-integer-digits="1" number:grouping="true"/>
      <number:text> </number:text>
      <number:currency-symbol>€</number:currency-symbol>
    </number:currency-style>
    <number:currency-style style:name="N117">
      <style:text-properties fo:color="#ff0000"/>
      <number:text>-</number:text>
      <number:number number:decimal-places="2" number:min-decimal-places="2" number:min-integer-digits="1" number:grouping="true"/>
      <number:text> </number:text>
      <number:currency-symbol>€</number:currency-symbol>
      <style:map style:condition="value()&gt;=0" style:apply-style-name="N117P0"/>
    </number:currency-style>
    <number:number-style style:name="N119P0" style:volatile="true">
      <number:text>$</number:text>
      <number:number number:decimal-places="0" number:min-decimal-places="0" number:min-integer-digits="1" number:grouping="true"/>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0">
      <number:number number:decimal-places="3" number:min-decimal-places="3" number:min-integer-digits="1"/>
    </number:number-style>
    <number:number-style style:name="N121P0" style:volatile="true">
      <number:text>$</number:text>
      <number:number number:decimal-places="0" number:min-decimal-places="0" number:min-integer-digits="1" number:grouping="true"/>
    </number:number-style>
    <number:number-style style:name="N121">
      <style:text-properties fo:color="#ff0000"/>
      <number:text>($</number:text>
      <number:number number:decimal-places="0" number:min-decimal-places="0" number:min-integer-digits="1" number:grouping="true"/>
      <number:text>)</number:text>
      <style:map style:condition="value()&gt;=0" style:apply-style-name="N121P0"/>
    </number:number-style>
    <number:number-style style:name="N122">
      <number:number number:decimal-places="4" number:min-decimal-places="4" number:min-integer-digits="1"/>
    </number:number-style>
    <number:number-style style:name="N123">
      <number:number number:decimal-places="1" number:min-decimal-places="1" number:min-integer-digits="1"/>
    </number:number-style>
    <number:number-style style:name="N125P0" style:volatile="true">
      <number:text>$</number:text>
      <number:number number:decimal-places="2" number:min-decimal-places="2" number:min-integer-digits="1" number:grouping="true"/>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date-style>
    <number:number-style style:name="N127P0" style:volatile="true">
      <number:text>$</number:text>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number:text>)</number:text>
      <style:map style:condition="value()&gt;=0" style:apply-style-name="N127P0"/>
    </number:number-style>
    <number:date-style style:name="N128">
      <number:month number:textual="true"/>
      <number:text> </number:text>
      <number:year/>
    </number:date-style>
    <number:date-style style:name="N129">
      <number:day/>
      <number:text>-</number:text>
      <number:month number:textual="true"/>
      <number:text>-</number:text>
      <number:year/>
    </number:date-style>
    <number:number-style style:name="N130">
      <number:number number:decimal-places="5" number:min-decimal-places="5" number:min-integer-digits="1"/>
    </number:number-style>
    <number:date-style style:name="N131">
      <number:day/>
      <number:text>-</number:text>
      <number:month number:textual="true"/>
    </number:date-style>
    <number:number-style style:name="N132">
      <number:number number:decimal-places="6" number:min-decimal-places="6" number:min-integer-digits="1"/>
    </number:number-style>
    <number:date-style style:name="N133">
      <number:month number:textual="true"/>
      <number:text>-</number:text>
      <number:year/>
    </number:date-style>
    <number:number-style style:name="N134" number:title="Definido por el usuario">
      <number:scientific-number number:decimal-places="4" number:min-decimal-places="4" number:min-integer-digits="1" number:min-exponent-digits="3" number:exponent-interval="1" number:forced-exponent-sign="true"/>
    </number:number-style>
    <number:time-style style:name="N135">
      <number:hours/>
      <number:text>:</number:text>
      <number:minutes number:style="long"/>
    </number:time-style>
    <number:number-style style:name="N136">
      <number:number number:decimal-places="7" number:min-decimal-places="7" number:min-integer-digits="1"/>
    </number:number-style>
    <number:time-style style:name="N137">
      <number:hours/>
      <number:text>:</number:text>
      <number:minutes number:style="long"/>
      <number:text>:</number:text>
      <number:seconds number:style="long"/>
    </number:time-style>
    <number:currency-style style:name="N138P0" style:volatile="true">
      <number:number number:decimal-places="2" number:min-decimal-places="2" number:min-integer-digits="1" number:grouping="true"/>
      <number:text> </number:text>
      <number:currency-symbol number:language="es" number:country="ES">€</number:currency-symbol>
    </number:currency-style>
    <number:currency-style style:name="N138">
      <number:text>-</number:text>
      <number:number number:decimal-places="2" number:min-decimal-places="2" number:min-integer-digits="1" number:grouping="true"/>
      <number:text> </number:text>
      <number:currency-symbol number:language="es" number:country="ES">€</number:currency-symbol>
      <style:map style:condition="value()&gt;=0" style:apply-style-name="N138P0"/>
    </number:currency-style>
    <number:date-style style:name="N139">
      <number:month/>
      <number:text>/</number:text>
      <number:day/>
      <number:text>/</number:text>
      <number:year/>
      <number:text> </number:text>
      <number:hours/>
      <number:text>:</number:text>
      <number:minutes number:style="long"/>
    </number:date-style>
    <number:percentage-style style:name="N140">
      <number:number number:decimal-places="1" number:min-decimal-places="1" number:min-integer-digits="1"/>
      <number:text>%</number:text>
    </number:percentage-style>
    <number:percentage-style style:name="N141">
      <number:number number:decimal-places="3" number:min-decimal-places="3" number:min-integer-digits="1"/>
      <number:text>%</number:text>
    </number:percentage-style>
    <number:date-style style:name="N142">
      <number:day number:style="long"/>
      <number:text>/</number:text>
      <number:month number:style="long"/>
    </number:date-style>
    <number:number-style style:name="N143">
      <number:number number:decimal-places="0" number:min-decimal-places="0" number:min-integer-digits="1" number:grouping="true"/>
      <number:text> Pts</number:text>
    </number:number-style>
    <number:number-style style:name="N144P0" style:volatile="true">
      <number:number number:decimal-places="0" number:min-decimal-places="0" number:min-integer-digits="1" number:grouping="true"/>
      <number:text> Pts</number:text>
    </number:number-style>
    <number:number-style style:name="N144">
      <style:text-properties fo:color="#ff0000"/>
      <number:text>-</number:text>
      <number:number number:decimal-places="0" number:min-decimal-places="0" number:min-integer-digits="1" number:grouping="true"/>
      <number:text> Pts</number:text>
      <style:map style:condition="value()&gt;=0" style:apply-style-name="N144P0"/>
    </number:number-style>
    <number:currency-style style:name="N146P0" style:volatile="true">
      <number:number number:decimal-places="0" number:min-decimal-places="0" number:min-integer-digits="1" number:grouping="true"/>
      <number:text> </number:text>
      <number:currency-symbol number:language="es" number:country="ES">Pts</number:currency-symbol>
    </number:currency-style>
    <number:currency-style style:name="N146">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46P0"/>
    </number:currency-style>
    <number:currency-style style:name="N148P0" style:volatile="true">
      <number:number number:decimal-places="2" number:min-decimal-places="2" number:min-integer-digits="1" number:grouping="true"/>
      <number:text> </number:text>
      <number:currency-symbol number:language="gl" number:country="ES">€</number:currency-symbol>
    </number:currency-style>
    <number:currency-style style:name="N148">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8P0"/>
    </number:currency-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date-style style:name="N150">
      <number:day number:style="long"/>
      <number:text>.</number:text>
      <number:month number:style="long"/>
      <number:text>.</number:text>
      <number:year/>
    </number:date-style>
    <number:number-style style:name="N151P0" style:volatile="true">
      <number:number number:decimal-places="0" number:min-decimal-places="0" number:min-integer-digits="1" number:grouping="true"/>
    </number:number-style>
    <number:number-style style:name="N151">
      <style:text-properties fo:color="#ff0000"/>
      <number:text>-</number:text>
      <number:number number:decimal-places="0" number:min-decimal-places="0" number:min-integer-digits="1" number:grouping="true"/>
      <style:map style:condition="value()&gt;=0" style:apply-style-name="N151P0"/>
    </number:number-style>
    <number:date-style style:name="N152">
      <number:day number:style="long"/>
      <number:text>. </number:text>
      <number:month number:textual="true"/>
      <number:text> </number:text>
      <number:year/>
    </number:date-style>
    <number:number-style style:name="N153P0" style:volatile="true">
      <number:number number:decimal-places="2" number:min-decimal-places="2" number:min-integer-digits="1" number:grouping="true"/>
    </number:number-style>
    <number:number-style style:name="N153">
      <number:text>-</number:text>
      <number:number number:decimal-places="2" number:min-decimal-places="2" number:min-integer-digits="1" number:grouping="true"/>
      <style:map style:condition="value()&gt;=0" style:apply-style-name="N153P0"/>
    </number:number-style>
    <number:date-style style:name="N154">
      <number:day number:style="long"/>
      <number:text>. </number:text>
      <number:month number:textual="true"/>
    </number:date-style>
    <number:number-style style:name="N155P0" style:volatile="true">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style:map style:condition="value()&gt;=0" style:apply-style-name="N155P0"/>
    </number:number-style>
    <number:time-style style:name="N156">
      <number:hours/>
      <number:text>:</number:text>
      <number:minutes number:style="long"/>
      <number:text> </number:text>
      <number:am-pm/>
    </number:time-style>
    <number:time-style style:name="N157">
      <number:hours/>
      <number:text>:</number:text>
      <number:minutes number:style="long"/>
      <number:text>:</number:text>
      <number:seconds number:style="long"/>
      <number:text> </number:text>
      <number:am-pm/>
    </number:time-style>
    <number:date-style style:name="N158">
      <number:day number:style="long"/>
      <number:text>.</number:text>
      <number:month number:style="long"/>
      <number:text>.</number:text>
      <number:year number:style="long"/>
      <number:text> </number:text>
      <number:hours number:style="long"/>
      <number:text>:</number:text>
      <number:minutes number:style="long"/>
    </number:date-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2" number:min-decimal-places="2" number:min-integer-digits="1" number:grouping="true"/>
      <number:text>   </number:text>
    </number:number-style>
    <number:number-style style:name="N163">
      <number:text>-</number:text>
      <number:number number:decimal-places="2" number:min-decimal-places="2" number:min-integer-digits="1" number:grouping="true"/>
      <number:text>   </number:text>
      <style:map style:condition="value()&gt;=0" style:apply-style-name="N163P0"/>
    </number:number-style>
    <number:number-style style:name="N164P0" style:volatile="true">
      <number:number number:decimal-places="2" number:min-decimal-places="2" number:min-integer-digits="1" number:grouping="true"/>
      <number:text>   </number:text>
    </number:number-style>
    <number:number-style style:name="N164">
      <style:text-properties fo:color="#ff0000"/>
      <number:text>-</number:text>
      <number:number number:decimal-places="2" number:min-decimal-places="2" number:min-integer-digits="1" number:grouping="true"/>
      <number:text>   </number:text>
      <style:map style:condition="value()&gt;=0" style:apply-style-name="N164P0"/>
    </number:number-style>
    <number:time-style style:name="N165">
      <number:minutes number:style="long"/>
      <number:text>:</number:text>
      <number:seconds number:style="long"/>
    </number:time-style>
    <number:time-style style:name="N166" number:truncate-on-overflow="false">
      <number:hours/>
      <number:text>:</number:text>
      <number:minutes number:style="long"/>
      <number:text>:</number:text>
      <number:seconds number:style="long"/>
    </number:time-style>
    <number:time-style style:name="N167">
      <number:minutes number:style="long"/>
      <number:text>:</number:text>
      <number:seconds number:style="long"/>
      <number:text>,</number:text>
    </number:time-style>
    <number:number-style style:name="N168">
      <number:scientific-number number:decimal-places="1" number:min-decimal-places="1" number:min-integer-digits="1" number:min-exponent-digits="1" number:exponent-interval="1" number:forced-exponent-sign="true"/>
    </number:number-style>
    <number:number-style style:name="N170P0" style:volatile="true">
      <number:number number:decimal-places="0" number:min-decimal-places="0" number:min-integer-digits="1" number:grouping="true"/>
      <number:text> DM</number:text>
    </number:number-style>
    <number:number-style style:name="N170">
      <number:text>-</number:text>
      <number:number number:decimal-places="0" number:min-decimal-places="0" number:min-integer-digits="1" number:grouping="true"/>
      <number:text> DM</number:text>
      <style:map style:condition="value()&gt;=0" style:apply-style-name="N170P0"/>
    </number:number-style>
    <number:number-style style:name="N171P0" style:volatile="true">
      <number:number number:decimal-places="0" number:min-decimal-places="0" number:min-integer-digits="1" number:grouping="true"/>
      <number:text> DM</number:text>
    </number:number-style>
    <number:number-style style:name="N171">
      <style:text-properties fo:color="#ff0000"/>
      <number:text>-</number:text>
      <number:number number:decimal-places="0" number:min-decimal-places="0" number:min-integer-digits="1" number:grouping="true"/>
      <number:text> DM</number:text>
      <style:map style:condition="value()&gt;=0" style:apply-style-name="N171P0"/>
    </number:number-style>
    <number:number-style style:name="N173P0" style:volatile="true">
      <number:number number:decimal-places="2" number:min-decimal-places="2" number:min-integer-digits="1" number:grouping="true"/>
      <number:text> DM</number:text>
    </number:number-style>
    <number:number-style style:name="N173">
      <number:text>-</number:text>
      <number:number number:decimal-places="2" number:min-decimal-places="2" number:min-integer-digits="1" number:grouping="true"/>
      <number:text> DM</number:text>
      <style:map style:condition="value()&gt;=0" style:apply-style-name="N173P0"/>
    </number:number-style>
    <number:number-style style:name="N174P0" style:volatile="true">
      <number:number number:decimal-places="2" number:min-decimal-places="2" number:min-integer-digits="1" number:grouping="true"/>
      <number:text> DM</number:text>
    </number:number-style>
    <number:number-style style:name="N174">
      <style:text-properties fo:color="#ff0000"/>
      <number:text>-</number:text>
      <number:number number:decimal-places="2" number:min-decimal-places="2" number:min-integer-digits="1" number:grouping="true"/>
      <number:text> DM</number:text>
      <style:map style:condition="value()&gt;=0" style:apply-style-name="N174P0"/>
    </number:number-style>
    <number:number-style style:name="N177P0" style:volatile="true">
      <number:number number:decimal-places="0" number:min-decimal-places="0" number:min-integer-digits="1" number:grouping="true"/>
      <number:text> DM </number:text>
    </number:number-style>
    <number:number-style style:name="N177P1" style:volatile="true">
      <number:text>-</number:text>
      <number:number number:decimal-places="0" number:min-decimal-places="0" number:min-integer-digits="1" number:grouping="true"/>
      <number:text> DM </number:text>
    </number:number-style>
    <number:number-style style:name="N177">
      <number:text> - DM </number:text>
      <style:map style:condition="value()&gt;0" style:apply-style-name="N177P0"/>
      <style:map style:condition="value()&lt;0" style:apply-style-name="N177P1"/>
    </number:number-style>
    <number:number-style style:name="N180P0" style:volatile="true">
      <number:number number:decimal-places="0" number:min-decimal-places="0" number:min-integer-digits="1" number:grouping="true"/>
      <number:text>       </number:text>
    </number:number-style>
    <number:number-style style:name="N180P1" style:volatile="true">
      <number:text>-</number:text>
      <number:number number:decimal-places="0" number:min-decimal-places="0" number:min-integer-digits="1" number:grouping="true"/>
      <number:text>       </number:text>
    </number:number-style>
    <number:number-style style:name="N180">
      <number:text> -       </number:text>
      <style:map style:condition="value()&gt;0" style:apply-style-name="N180P0"/>
      <style:map style:condition="value()&lt;0" style:apply-style-name="N180P1"/>
    </number:number-style>
    <number:number-style style:name="N183P0" style:volatile="true">
      <number:number number:decimal-places="2" number:min-decimal-places="2" number:min-integer-digits="1" number:grouping="true"/>
      <number:text> DM </number:text>
    </number:number-style>
    <number:number-style style:name="N183P1" style:volatile="true">
      <number:text>-</number:text>
      <number:number number:decimal-places="2" number:min-decimal-places="2" number:min-integer-digits="1" number:grouping="true"/>
      <number:text> DM </number:text>
    </number:number-style>
    <number:number-style style:name="N183">
      <number:text>-</number:text>
      <number:number number:decimal-places="0" number:min-decimal-places="0" number:min-integer-digits="0"/>
      <number:text> DM </number:text>
      <style:map style:condition="value()&gt;0" style:apply-style-name="N183P0"/>
      <style:map style:condition="value()&lt;0" style:apply-style-name="N183P1"/>
    </number:number-style>
    <number:number-style style:name="N186P0" style:volatile="true">
      <number:number number:decimal-places="2" number:min-decimal-places="2" number:min-integer-digits="1" number:grouping="true"/>
      <number:text>       </number:text>
    </number:number-style>
    <number:number-style style:name="N186P1" style:volatile="true">
      <number:text>-</number:text>
      <number:number number:decimal-places="2" number:min-decimal-places="2" number:min-integer-digits="1" number:grouping="true"/>
      <number:text>       </number:text>
    </number:number-style>
    <number:number-style style:name="N186">
      <number:text>-</number:text>
      <number:number number:decimal-places="0" number:min-decimal-places="0" number:min-integer-digits="0"/>
      <number:text>       </number:text>
      <style:map style:condition="value()&gt;0" style:apply-style-name="N186P0"/>
      <style:map style:condition="value()&lt;0" style:apply-style-name="N186P1"/>
    </number:number-style>
    <number:number-style style:name="N187P0" style:volatile="true">
      <number:number number:decimal-places="0" number:min-decimal-places="0" number:min-integer-digits="1" number:grouping="true"/>
      <number:text> Pts</number:text>
    </number:number-style>
    <number:number-style style:name="N187">
      <number:text>-</number:text>
      <number:number number:decimal-places="0" number:min-decimal-places="0" number:min-integer-digits="1" number:grouping="true"/>
      <number:text> Pts</number:text>
      <style:map style:condition="value()&gt;=0" style:apply-style-name="N187P0"/>
    </number:number-style>
    <number:number-style style:name="N189P0" style:volatile="true">
      <number:number number:decimal-places="2" number:min-decimal-places="2" number:min-integer-digits="1" number:grouping="true"/>
      <number:text> Pts</number:text>
    </number:number-style>
    <number:number-style style:name="N189">
      <number:text>-</number:text>
      <number:number number:decimal-places="2" number:min-decimal-places="2" number:min-integer-digits="1" number:grouping="true"/>
      <number:text> Pts</number:text>
      <style:map style:condition="value()&gt;=0" style:apply-style-name="N189P0"/>
    </number:number-style>
    <number:number-style style:name="N190P0" style:volatile="true">
      <number:number number:decimal-places="2" number:min-decimal-places="2" number:min-integer-digits="1" number:grouping="true"/>
      <number:text> Pts</number:text>
    </number:number-style>
    <number:number-style style:name="N190">
      <style:text-properties fo:color="#ff0000"/>
      <number:text>-</number:text>
      <number:number number:decimal-places="2" number:min-decimal-places="2" number:min-integer-digits="1" number:grouping="true"/>
      <number:text> Pts</number:text>
      <style:map style:condition="value()&gt;=0" style:apply-style-name="N190P0"/>
    </number:number-style>
    <number:number-style style:name="N193P0" style:volatile="true">
      <number:number number:decimal-places="0" number:min-decimal-places="0" number:min-integer-digits="1" number:grouping="true"/>
      <number:text> Pts </number:text>
    </number:number-style>
    <number:number-style style:name="N193P1" style:volatile="true">
      <number:text>-</number:text>
      <number:number number:decimal-places="0" number:min-decimal-places="0" number:min-integer-digits="1" number:grouping="true"/>
      <number:text> Pts </number:text>
    </number:number-style>
    <number:number-style style:name="N193">
      <number:text> - Pts </number:text>
      <style:map style:condition="value()&gt;0" style:apply-style-name="N193P0"/>
      <style:map style:condition="value()&lt;0" style:apply-style-name="N193P1"/>
    </number:number-style>
    <number:number-style style:name="N196P0" style:volatile="true">
      <number:number number:decimal-places="2" number:min-decimal-places="2" number:min-integer-digits="1" number:grouping="true"/>
      <number:text> Pts </number:text>
    </number:number-style>
    <number:number-style style:name="N196P1" style:volatile="true">
      <number:text>-</number:text>
      <number:number number:decimal-places="2" number:min-decimal-places="2" number:min-integer-digits="1" number:grouping="true"/>
      <number:text> Pts </number:text>
    </number:number-style>
    <number:number-style style:name="N196">
      <number:text>-</number:text>
      <number:number number:decimal-places="0" number:min-decimal-places="0" number:min-integer-digits="0"/>
      <number:text> Pts </number:text>
      <style:map style:condition="value()&gt;0" style:apply-style-name="N196P0"/>
      <style:map style:condition="value()&lt;0" style:apply-style-name="N196P1"/>
    </number:number-style>
    <number:date-style style:name="N197">
      <number:day/>
      <number:text>/</number:text>
      <number:month number:style="long"/>
    </number:date-style>
    <number:number-style style:name="N199P0" style:volatile="true">
      <number:text>+</number:text>
      <number:number number:decimal-places="2" number:min-decimal-places="2" number:min-integer-digits="1"/>
    </number:number-style>
    <number:number-style style:name="N199">
      <number:text>-</number:text>
      <number:number number:decimal-places="2" number:min-decimal-places="2" number:min-integer-digits="1"/>
      <style:map style:condition="value()&gt;=0" style:apply-style-name="N199P0"/>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3" fo:font-family="'Linux Biolinum G'" style:font-style-name="Normal" style:font-pitch="variable" fo:font-size="11pt" fo:language="es"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3"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3"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2" fo:font-family="'Linux Biolinum G'" style:font-pitch="variable" fo:font-size="11pt" style:font-size-asian="11pt" style:font-size-complex="11pt"/>
    </style:style>
    <draw:marker draw:name="Arrow" svg:viewBox="0 0 20 30" svg:d="M10 0l-10 30h20z"/>
    <draw:marker draw:name="Fin_20_de_20_línea_20_31" draw:display-name="Fin de línea 31" svg:viewBox="0 0 20 30" svg:d="M10 0l-10 30h20z"/>
    <draw:marker draw:name="Puntas_20_de_20_flecha_20_1" draw:display-name="Puntas de flecha 1" svg:viewBox="0 0 20 30" svg:d="M10 0l-10 30h20z"/>
    <draw:marker draw:name="Symmetric_20_Arrow" draw:display-name="Symmetric Arrow" svg:viewBox="0 0 1131 902" svg:d="M564 0l-564 902h1131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1">00/00/0000</text:date>, <text:time style:data-style-name="N2" text:time-value="10:43:10.66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4-07-11T10:44:06.019000000</dc:date>
    <dc:language>es-ES</dc:language>
    <meta:editing-cycles>3071</meta:editing-cycles>
    <meta:editing-duration>P19DT10H32M57S</meta:editing-duration>
    <dc:creator>Alfonso Javier Barbadillo Marán</dc:creator>
    <dc:title>A.B.A.U. Física Laboratorio (es)</dc:title>
    <meta:document-statistic meta:table-count="14" meta:cell-count="3132" meta:object-count="13"/>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83cm" svg:y="0.336cm" svg:width="6.978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r³</text:p>
                <draw:g>
                  <svg:desc>Satelites.AO18:Satelites.AO18</svg:desc>
                </draw:g>
              </table:table-cell>
            </table:table-row>
          </table:table-header-rows>
          <table:table-rows>
            <table:table-row>
              <table:table-cell office:value-type="string">
                <text:p>1</text:p>
              </table:table-cell>
              <table:table-cell office:value-type="float" office:value="0.898704">
                <text:p>0.898704</text:p>
                <draw:g>
                  <svg:desc>Satelites.AN19:Satelites.AN23</svg:desc>
                </draw:g>
              </table:table-cell>
              <table:table-cell office:value-type="float" office:value="0.438110169875">
                <text:p>0.438110169875</text:p>
                <draw:g>
                  <svg:desc>Satelites.AO19:Satelites.AO23</svg:desc>
                </draw:g>
              </table:table-cell>
            </table:table-row>
            <table:table-row>
              <table:table-cell office:value-type="string">
                <text:p>2</text:p>
              </table:table-cell>
              <table:table-cell office:value-type="float" office:value="2.985984">
                <text:p>2.985984</text:p>
              </table:table-cell>
              <table:table-cell office:value-type="float" office:value="3.004060675589">
                <text:p>3.004060675589</text:p>
              </table:table-cell>
            </table:table-row>
            <table:table-row>
              <table:table-cell office:value-type="string">
                <text:p>3</text:p>
              </table:table-cell>
              <table:table-cell office:value-type="float" office:value="75.585636">
                <text:p>75.585636</text:p>
              </table:table-cell>
              <table:table-cell office:value-type="float" office:value="46.675442700125">
                <text:p>46.675442700125</text:p>
              </table:table-cell>
            </table:table-row>
            <table:table-row>
              <table:table-cell office:value-type="string">
                <text:p>4</text:p>
              </table:table-cell>
              <table:table-cell office:value-type="float" office:value="0.374544">
                <text:p>0.374544</text:p>
              </table:table-cell>
              <table:table-cell office:value-type="float" office:value="0.382341017512">
                <text:p>0.382341017512</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075cm" svg:y="0.336cm" svg:width="6.632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0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32cd32" draw:fill-color="#32cd32" dr3d:edge-rounding="5%"/>
      <style:text-properties fo:color="#32cd32"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9.129cm" svg:height="6.329cm" xlink:href=".." xlink:type="simple" chart:class="chart:scatter" chart:style-name="ch1">
        <chart:plot-area chart:style-name="ch2" table:cell-range-address="Optica.AB20:Optica.AH45" chart:data-source-has-labels="column" svg:x="0.384cm" svg:y="-0.199cm" svg:width="8.891cm" svg:height="7.164cm">
          <chart:coordinate-region svg:x="0.979cm" svg:y="0cm" svg:width="8.135cm" svg:height="6.318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4">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4.32">
                <text:p>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8">
                <text:p>-0.48</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58cm" svg:y="0.336cm" svg:width="6.855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1.074cm" svg:y="0.336cm" svg:width="6.633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1">
                <text:p>1</text:p>
                <draw:g>
                  <svg:desc>Fotoelectr.AH25:Fotoelectr.AH27</svg:desc>
                </draw:g>
              </table:table-cell>
              <table:table-cell office:value-type="float" office:value="NaN">
                <text:p>NaN</text:p>
                <draw:g>
                  <svg:desc>Fotoelectr.AI25:Fotoelectr.AI27</svg:desc>
                </draw:g>
              </table:table-cell>
              <table:table-cell office:value-type="float" office:value="0">
                <text:p>0</text:p>
                <draw:g>
                  <svg:desc>Fotoelectr.AH28:Fotoelectr.AH29</svg:desc>
                </draw:g>
              </table:table-cell>
              <table:table-cell office:value-type="float" office:value="0">
                <text:p>0</text:p>
                <draw:g>
                  <svg:desc>Fotoelectr.AI28:Fotoelectr.AI29</svg:desc>
                </draw:g>
              </table:table-cell>
            </table:table-row>
            <table:table-row>
              <table:table-cell office:value-type="string">
                <text:p>2</text:p>
              </table:table-cell>
              <table:table-cell office:value-type="float" office:value="2">
                <text:p>2</text:p>
              </table:table-cell>
              <table:table-cell office:value-type="float" office:value="NaN">
                <text:p>NaN</text:p>
              </table:table-cell>
              <table:table-cell office:value-type="float" office:value="0">
                <text:p>0</text:p>
              </table:table-cell>
              <table:table-cell office:value-type="float" office:value="0.36271058767438">
                <text:p>0.36271058767438</text:p>
              </table:table-cell>
            </table:table-row>
            <table:table-row>
              <table:table-cell office:value-type="string">
                <text:p>3</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8:Fotoelectr.AI30 Fotoelectr.AI36:Fotoelectr.AI40" svg:x="0.162cm" svg:y="0.137cm" svg:width="7.785cm" svg:height="6.58cm">
          <chart:coordinate-region svg:x="0.889cm" svg:y="0.336cm" svg:width="6.964cm" svg:height="5.734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8:Fotoelectr.AI30" chart:class="chart:scatter">
            <chart:domain table:cell-range-address="Fotoelectr.AH28:Fotoelectr.AH30"/>
            <chart:data-point chart:repeated="3"/>
          </chart:series>
          <chart:series chart:style-name="ch7" chart:values-cell-range-address="Fotoelectr.AI36:Fotoelectr.AI40" chart:class="chart:scatter">
            <chart:domain table:cell-range-address="Fotoelectr.AH36:Fotoele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8:Fotoelectr.AH30</svg:desc>
                </draw:g>
              </table:table-cell>
              <table:table-cell office:value-type="float" office:value="0">
                <text:p>0</text:p>
                <draw:g>
                  <svg:desc>Fotoelectr.AI28:Fotoelectr.AI30</svg:desc>
                </draw:g>
              </table:table-cell>
              <table:table-cell office:value-type="float" office:value="0.154">
                <text:p>0.154</text:p>
                <draw:g>
                  <svg:desc>Fotoelectr.AH36:Fotoelectr.AH40</svg:desc>
                </draw:g>
              </table:table-cell>
              <table:table-cell office:value-type="float" office:value="0.4">
                <text:p>0.4</text:p>
                <draw:g>
                  <svg:desc>Fotoelectr.AI36:Fotoele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1.809">
                <text:p>1.809</text:p>
              </table:table-cell>
              <table:table-cell office:value-type="float" office:value="0.8">
                <text:p>0.8</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7.2$Windows_X86_64 LibreOffice_project/dd47e4b30cb7dab30588d6c79c651f218165e3c5</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